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936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boolean-style style:name="N99">
      <number:boolean/>
    </number:boolean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7" style:family="table-cell" style:parent-style-name="Default" style:data-style-name="N125">
      <style:table-cell-properties style:rotation-align="none"/>
    </style:style>
    <style:style style:name="ce2" style:family="table-cell" style:parent-style-name="Default" style:data-style-name="N99"/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0030">
      <style:table-cell-properties style:rotation-align="none"/>
    </style:style>
    <style:style style:name="gr1" style:family="graphic">
      <style:graphic-properties draw:stroke="solid" svg:stroke-width="0in" svg:stroke-color="#000000" draw:marker-start="Extrémités_20_de_20_flèche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0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-width="0.0787in" draw:marker-start-center="false" draw:fill="solid" draw:fill-color="#ffffff" draw:auto-grow-height="true" draw:auto-grow-width="false" fo:min-height="0.806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-0001</text:p>
          </table:table-cell>
          <table:table-cell office:value-type="float" office:value="83548.0039356502" calcext:value-type="float">
            <text:p>83548.0039356502</text:p>
          </table:table-cell>
          <table:table-cell table:style-name="ce7" office:value-type="date" office:date-value="2128-09-28T00:05:40.04" calcext:value-type="date">
            <text:p>28/09/2128 00:05:40.040</text:p>
          </table:table-cell>
          <table:table-cell office:value-type="string" calcext:value-type="string">
            <text:p>A<text:span text:style-name="T3">B</text:span><text:span text:style-name="T4">C</text:span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-0002</text:p>
          </table:table-cell>
          <table:table-cell office:value-type="float" office:value="91798.4481647884" calcext:value-type="float">
            <text:p>91798.4481647884</text:p>
          </table:table-cell>
          <table:table-cell table:style-name="ce7" office:value-type="date" office:date-value="2151-05-01T10:45:21.44" calcext:value-type="date">
            <text:p>01/05/2151 10:45:21.440</text:p>
          </table:table-cell>
          <table:table-cell office:value-type="string" calcext:value-type="string">
            <text:p>ABC</text:p>
          </table:table-cell>
          <table:table-cell>
            <office:annotation office:display="true" draw:style-name="gr1" draw:text-style-name="P2" svg:width="1.4906in" svg:height="0.885in" svg:x="7.2484in" svg:y="0.1457in" draw:caption-point-x="-0.1602in" draw:caption-point-y="0.0496in">
              <dc:date>2020-03-09T00:00:00</dc:date>
              <text:p text:style-name="P1"><text:span text:style-name="T1">bleronm:</text:span></text:p>
              <text:p text:style-name="P1"><text:span text:style-name="T2">Comment on empty cell</text:span></text:p>
            </office:annotation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-0003</text:p>
          </table:table-cell>
          <table:table-cell office:value-type="float" office:value="58899.7173397777" calcext:value-type="float">
            <text:p>58899.7173397777</text:p>
          </table:table-cell>
          <table:table-cell table:style-name="ce7" office:value-type="date" office:date-value="2061-04-03T17:12:58.16" calcext:value-type="date">
            <text:p>03/04/2061 17:12:58.160</text:p>
          </table:table-cell>
          <table:table-cell office:value-type="string" calcext:value-type="string">
            <text:p>ABC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-0004</text:p>
          </table:table-cell>
          <table:table-cell office:value-type="float" office:value="76066.1352680827" calcext:value-type="float">
            <text:p>76066.1352680827</text:p>
          </table:table-cell>
          <table:table-cell table:style-name="ce7" office:value-type="date" office:date-value="2108-04-04T03:14:47.16" calcext:value-type="date">
            <text:p>04/04/2108 03:14:47.160</text:p>
          </table:table-cell>
          <table:table-cell office:value-type="string" calcext:value-type="string">
            <text:p>ABC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W-0005</text:p>
          </table:table-cell>
          <table:table-cell office:value-type="float" office:value="7458.88273079789" calcext:value-type="float">
            <text:p>7458.88273079789</text:p>
          </table:table-cell>
          <table:table-cell table:style-name="ce7" office:value-type="date" office:date-value="1920-06-01T21:11:07.941" calcext:value-type="date">
            <text:p>01/06/1920 21:11:07.941</text:p>
          </table:table-cell>
          <table:table-cell office:value-type="string" calcext:value-type="string">
            <text:p>ABC</text:p>
          </table:table-cell>
          <table:table-cell table:formula="of:=HLOOKUP(1;[.A2];1;0)" office:value-type="string" office:string-value="" calcext:value-type="error">
            <text:p>#N/A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W-0006</text:p>
          </table:table-cell>
          <table:table-cell office:value-type="float" office:value="98394.1524168938" calcext:value-type="float">
            <text:p>98394.1524168938</text:p>
          </table:table-cell>
          <table:table-cell table:style-name="ce7" office:value-type="date" office:date-value="2169-05-22T03:39:28.82" calcext:value-type="date">
            <text:p>22/05/2169 03:39:28.820</text:p>
          </table:table-cell>
          <table:table-cell office:value-type="string" calcext:value-type="string">
            <text:p>ABC</text:p>
          </table:table-cell>
          <table:table-cell table:formula="of:=SUM([.A1]![.A2])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W-0007</text:p>
          </table:table-cell>
          <table:table-cell office:value-type="float" office:value="66495.7886568087" calcext:value-type="float">
            <text:p>66495.7886568087</text:p>
          </table:table-cell>
          <table:table-cell table:style-name="ce7" office:value-type="date" office:date-value="2082-01-19T18:55:39.95" calcext:value-type="date">
            <text:p>19/01/2082 18:55:39.950</text:p>
          </table:table-cell>
          <table:table-cell office:value-type="string" calcext:value-type="string">
            <text:p>ABC</text:p>
          </table:table-cell>
          <table:table-cell table:formula="of:=1/0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W-0008</text:p>
          </table:table-cell>
          <table:table-cell office:value-type="float" office:value="54411.813398138" calcext:value-type="float">
            <text:p>54411.813398138</text:p>
          </table:table-cell>
          <table:table-cell table:style-name="ce7" office:value-type="date" office:date-value="2048-12-19T19:31:17.6" calcext:value-type="date">
            <text:p>19/12/2048 19:31:17.600</text:p>
          </table:table-cell>
          <table:table-cell office:value-type="string" calcext:value-type="string">
            <text:p>ABC</text:p>
          </table:table-cell>
          <table:table-cell table:formula="of:=&quot;A&quot;-1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W-0009</text:p>
          </table:table-cell>
          <table:table-cell office:value-type="float" office:value="34236.4823097565" calcext:value-type="float">
            <text:p>34236.4823097565</text:p>
          </table:table-cell>
          <table:table-cell table:style-name="ce7" office:value-type="date" office:date-value="1993-09-24T11:34:31.56" calcext:value-type="date">
            <text:p>24/09/1993 11:34:31.560</text:p>
          </table:table-cell>
          <table:table-cell office:value-type="string" calcext:value-type="string">
            <text:p>ABC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W-0010</text:p>
          </table:table-cell>
          <table:table-cell office:value-type="float" office:value="7663.027756422" calcext:value-type="float">
            <text:p>7663.027756422</text:p>
          </table:table-cell>
          <table:table-cell table:style-name="ce7" office:value-type="date" office:date-value="1920-12-23T00:39:58.155" calcext:value-type="date">
            <text:p>23/12/1920 00:39:58.155</text:p>
          </table:table-cell>
          <table:table-cell office:value-type="string" calcext:value-type="string">
            <text:p>ABC</text:p>
          </table:table-cell>
          <table:table-cell table:formula="of:=a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W-0011</text:p>
          </table:table-cell>
          <table:table-cell office:value-type="float" office:value="39513.2249567291" calcext:value-type="float">
            <text:p>39513.2249567291</text:p>
          </table:table-cell>
          <table:table-cell table:style-name="ce7" office:value-type="date" office:date-value="2008-03-06T05:23:56.26" calcext:value-type="date">
            <text:p>06/03/2008 05:23:56.260</text:p>
          </table:table-cell>
          <table:table-cell office:value-type="string" calcext:value-type="string">
            <text:p>ABC</text:p>
          </table:table-cell>
          <table:table-cell table:style-name="ce8" table:formula="of:=IRR(1)" office:value-type="string" office:string-value="" calcext:value-type="error">
            <text:p>Err:50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W-0012</text:p>
          </table:table-cell>
          <table:table-cell office:value-type="float" office:value="29537.2504383838" calcext:value-type="float">
            <text:p>29537.2504383838</text:p>
          </table:table-cell>
          <table:table-cell table:style-name="ce7" office:value-type="date" office:date-value="1980-11-12T06:00:37.88" calcext:value-type="date">
            <text:p>12/11/1980 06:00:37.880</text:p>
          </table:table-cell>
          <table:table-cell/>
          <table:table-cell office:value-type="string" calcext:value-type="string">
            <office:annotation draw:style-name="gr2" draw:text-style-name="P4" svg:width="1.4906in" svg:height="0.8854in" svg:x="7.2484in" svg:y="2.0457in" draw:caption-point-x="-0.1602in" draw:caption-point-y="0.0665in">
              <dc:date>2020-03-09T00:00:00</dc:date>
              <text:p text:style-name="P3"><text:span text:style-name="T1">bleronm:</text:span></text:p>
              <text:p text:style-name="P3"><text:span text:style-name="T2">Comment</text:span></text:p>
              <text:p text:style-name="P3"><text:span text:style-name="T2">on</text:span></text:p>
              <text:p text:style-name="P3"><text:span text:style-name="T2">multiple</text:span></text:p>
              <text:p text:style-name="P3"><text:span text:style-name="T2">lines</text:span></text:p>
            </office:annotation>
            <text:p>TES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-0013</text:p>
          </table:table-cell>
          <table:table-cell office:value-type="float" office:value="90481.4384656501" calcext:value-type="float">
            <text:p>90481.4384656501</text:p>
          </table:table-cell>
          <table:table-cell table:style-name="ce7" office:value-type="date" office:date-value="2147-09-22T10:31:23.43" calcext:value-type="date">
            <text:p>22/09/2147 10:31:23.430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W-0014</text:p>
          </table:table-cell>
          <table:table-cell office:value-type="float" office:value="52268.2452182903" calcext:value-type="float">
            <text:p>52268.2452182903</text:p>
          </table:table-cell>
          <table:table-cell table:style-name="ce7" office:value-type="date" office:date-value="2043-02-06T05:53:06.86" calcext:value-type="date">
            <text:p>06/02/2043 05:53:06.86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W-0015</text:p>
          </table:table-cell>
          <table:table-cell office:value-type="float" office:value="94264.378905994" calcext:value-type="float">
            <text:p>94264.378905994</text:p>
          </table:table-cell>
          <table:table-cell table:style-name="ce7" office:value-type="date" office:date-value="2158-01-30T09:05:37.48" calcext:value-type="date">
            <text:p>30/01/2158 09:05:37.480</text:p>
          </table:table-cell>
          <table:table-cell table:formula="of:=REPT(&quot;€&quot;;32767)" office:value-type="string" office:string-value="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" calcext:value-type="string">
            <text:p>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€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W-0016</text:p>
          </table:table-cell>
          <table:table-cell office:value-type="float" office:value="65583.6666999286" calcext:value-type="float">
            <text:p>65583.6666999286</text:p>
          </table:table-cell>
          <table:table-cell table:style-name="ce7" office:value-type="date" office:date-value="2079-07-22T16:00:02.87" calcext:value-type="date">
            <text:p>22/07/2079 16:00:02.870</text:p>
          </table:table-cell>
          <table:table-cell table:formula="of:=REPT(&quot;X&quot;;8000)" office:value-type="string" office:string-value="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" calcext:value-type="string"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W-0017</text:p>
          </table:table-cell>
          <table:table-cell office:value-type="float" office:value="35767.8568698586" calcext:value-type="float">
            <text:p>35767.8568698586</text:p>
          </table:table-cell>
          <table:table-cell table:style-name="ce7" office:value-type="date" office:date-value="1997-12-03T20:33:53.56" calcext:value-type="date">
            <text:p>03/12/1997 20:33:53.560</text:p>
          </table:table-cell>
          <table:table-cell office:value-type="string" calcext:value-type="string"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</table:table-cell>
          <table:table-cell office:value-type="string" calcext:value-type="string">
            <text:p>Z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W-0018</text:p>
          </table:table-cell>
          <table:table-cell office:value-type="float" office:value="13713.8658935632" calcext:value-type="float">
            <text:p>13713.8658935632</text:p>
          </table:table-cell>
          <table:table-cell table:style-name="ce7" office:value-type="date" office:date-value="1937-07-17T20:46:53.2" calcext:value-type="date">
            <text:p>17/07/1937 20:46:53.200</text:p>
          </table:table-cell>
          <table:table-cell table:formula="of:=REPT(&quot;X&quot;;32767)" office:value-type="string" office:string-value="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" calcext:value-type="string"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/>
          <table:table-cell>
            <office:annotation draw:style-name="gr2" draw:text-style-name="P4" svg:width="1.4906in" svg:height="0.8854in" svg:x="7.2484in" svg:y="3.387in" draw:caption-point-x="-0.1602in" draw:caption-point-y="0.0669in">
              <dc:date>2020-03-09T00:00:00</dc:date>
              <text:p text:style-name="P3"><text:span text:style-name="T1">bleronm:</text:span></text:p>
              <text:p text:style-name="P3"><text:span text:style-name="T2">Empty cell on empty row</text:span></text:p>
            </office:annotation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W-0019</text:p>
          </table:table-cell>
          <table:table-cell office:value-type="float" office:value="15554.6097076585" calcext:value-type="float">
            <text:p>15554.6097076585</text:p>
          </table:table-cell>
          <table:table-cell table:style-name="ce7" office:value-type="date" office:date-value="1942-08-01T14:37:58.74" calcext:value-type="date">
            <text:p>01/08/1942 14:37:58.74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W-0020</text:p>
          </table:table-cell>
          <table:table-cell office:value-type="float" office:value="18575.4892020812" calcext:value-type="float">
            <text:p>18575.4892020812</text:p>
          </table:table-cell>
          <table:table-cell table:style-name="ce7" office:value-type="date" office:date-value="1950-11-08T11:44:27.06" calcext:value-type="date">
            <text:p>08/11/1950 11:44:27.060</text:p>
          </table:table-cell>
          <table:table-cell table:number-columns-repeated="2"/>
          <table:table-cell table:style-name="ce9" office:value-type="date" office:date-value="2016-02-28" calcext:value-type="date">
            <text:p>28/02/2016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W-0021</text:p>
          </table:table-cell>
          <table:table-cell office:value-type="float" office:value="78922.0908698379" calcext:value-type="float">
            <text:p>78922.0908698379</text:p>
          </table:table-cell>
          <table:table-cell table:style-name="ce7" office:value-type="date" office:date-value="2116-01-29T02:10:51.15" calcext:value-type="date">
            <text:p>29/01/2116 02:10:51.150</text:p>
          </table:table-cell>
          <table:table-cell table:number-columns-repeated="2"/>
          <table:table-cell table:style-name="ce9" office:value-type="date" office:date-value="2016-02-29" calcext:value-type="date">
            <text:p>29/02/201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W-0022</text:p>
          </table:table-cell>
          <table:table-cell office:value-type="float" office:value="9019.94410025688" calcext:value-type="float">
            <text:p>9019.94410025688</text:p>
          </table:table-cell>
          <table:table-cell table:style-name="ce7" office:value-type="date" office:date-value="1924-09-09T22:39:30.262" calcext:value-type="date">
            <text:p>09/09/1924 22:39:30.262</text:p>
          </table:table-cell>
          <table:table-cell table:number-columns-repeated="2"/>
          <table:table-cell table:style-name="ce9" office:value-type="date" office:date-value="2016-03-01" calcext:value-type="date">
            <text:p>01/03/201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W-0023</text:p>
          </table:table-cell>
          <table:table-cell office:value-type="float" office:value="95400.5186294326" calcext:value-type="float">
            <text:p>95400.5186294326</text:p>
          </table:table-cell>
          <table:table-cell table:style-name="ce7" office:value-type="date" office:date-value="2161-03-11T12:26:49.58" calcext:value-type="date">
            <text:p>11/03/2161 12:26:49.580</text:p>
          </table:table-cell>
          <table:table-cell table:number-columns-repeated="2"/>
          <table:table-cell table:style-name="ce9" office:value-type="date" office:date-value="2016-03-02" calcext:value-type="date">
            <text:p>02/03/2016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W-0024</text:p>
          </table:table-cell>
          <table:table-cell office:value-type="float" office:value="31994.6522709424" calcext:value-type="float">
            <text:p>31994.6522709424</text:p>
          </table:table-cell>
          <table:table-cell table:style-name="ce7" office:value-type="date" office:date-value="1987-08-05T15:39:16.21" calcext:value-type="date">
            <text:p>05/08/1987 15:39:16.210</text:p>
          </table:table-cell>
          <table:table-cell table:number-columns-repeated="2"/>
          <table:table-cell table:style-name="ce9" office:value-type="date" office:date-value="2016-03-03" calcext:value-type="date">
            <text:p>03/03/201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W-0025</text:p>
          </table:table-cell>
          <table:table-cell office:value-type="float" office:value="5805.83370945416" calcext:value-type="float">
            <text:p>5805.83370945416</text:p>
          </table:table-cell>
          <table:table-cell table:style-name="ce7" office:value-type="date" office:date-value="1915-11-22T20:00:32.497" calcext:value-type="date">
            <text:p>22/11/1915 20:00:32.497</text:p>
          </table:table-cell>
          <table:table-cell table:number-columns-repeated="2"/>
          <table:table-cell table:style-name="ce9" office:value-type="date" office:date-value="2016-03-04" calcext:value-type="date">
            <text:p>04/03/201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W-0026</text:p>
          </table:table-cell>
          <table:table-cell office:value-type="float" office:value="8100.97896087214" calcext:value-type="float">
            <text:p>8100.97896087214</text:p>
          </table:table-cell>
          <table:table-cell table:style-name="ce7" office:value-type="date" office:date-value="1922-03-05T23:29:42.219" calcext:value-type="date">
            <text:p>05/03/1922 23:29:42.219</text:p>
          </table:table-cell>
          <table:table-cell table:number-columns-repeated="2"/>
          <table:table-cell table:style-name="ce9" office:value-type="date" office:date-value="2016-03-05" calcext:value-type="date">
            <text:p>05/03/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W-0027</text:p>
          </table:table-cell>
          <table:table-cell office:value-type="float" office:value="63669.6455041918" calcext:value-type="float">
            <text:p>63669.6455041918</text:p>
          </table:table-cell>
          <table:table-cell table:style-name="ce7" office:value-type="date" office:date-value="2074-04-25T15:29:31.56" calcext:value-type="date">
            <text:p>25/04/2074 15:29:31.560</text:p>
          </table:table-cell>
          <table:table-cell table:number-columns-repeated="2"/>
          <table:table-cell table:style-name="ce9" office:value-type="date" office:date-value="2016-03-06" calcext:value-type="date">
            <text:p>06/03/201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W-0028</text:p>
          </table:table-cell>
          <table:table-cell office:value-type="float" office:value="18499.7451441574" calcext:value-type="float">
            <text:p>18499.7451441574</text:p>
          </table:table-cell>
          <table:table-cell table:style-name="ce7" office:value-type="date" office:date-value="1950-08-24T17:53:00.46" calcext:value-type="date">
            <text:p>24/08/1950 17:53:00.46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W-0029</text:p>
          </table:table-cell>
          <table:table-cell office:value-type="float" office:value="70280.4885602034" calcext:value-type="float">
            <text:p>70280.4885602034</text:p>
          </table:table-cell>
          <table:table-cell table:style-name="ce7" office:value-type="date" office:date-value="2092-05-31T11:43:31.6" calcext:value-type="date">
            <text:p>31/05/2092 11:43:31.60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-0030</text:p>
          </table:table-cell>
          <table:table-cell office:value-type="float" office:value="86505.2024342327" calcext:value-type="float">
            <text:p>86505.2024342327</text:p>
          </table:table-cell>
          <table:table-cell table:style-name="ce7" office:value-type="date" office:date-value="2136-11-02T04:51:30.32" calcext:value-type="date">
            <text:p>02/11/2136 04:51:30.32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W-0031</text:p>
          </table:table-cell>
          <table:table-cell office:value-type="float" office:value="84750.4675287694" calcext:value-type="float">
            <text:p>84750.4675287694</text:p>
          </table:table-cell>
          <table:table-cell table:style-name="ce7" office:value-type="date" office:date-value="2132-01-13T11:13:14.49" calcext:value-type="date">
            <text:p>13/01/2132 11:13:14.49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W-0032</text:p>
          </table:table-cell>
          <table:table-cell office:value-type="float" office:value="58309.3166626374" calcext:value-type="float">
            <text:p>58309.3166626374</text:p>
          </table:table-cell>
          <table:table-cell table:style-name="ce7" office:value-type="date" office:date-value="2059-08-22T07:35:59.65" calcext:value-type="date">
            <text:p>22/08/2059 07:35:59.650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W-0033</text:p>
          </table:table-cell>
          <table:table-cell office:value-type="float" office:value="84282.248778034" calcext:value-type="float">
            <text:p>84282.248778034</text:p>
          </table:table-cell>
          <table:table-cell table:style-name="ce7" office:value-type="date" office:date-value="2130-10-02T05:58:14.42" calcext:value-type="date">
            <text:p>02/10/2130 05:58:14.42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W-0034</text:p>
          </table:table-cell>
          <table:table-cell office:value-type="float" office:value="47862.7911588172" calcext:value-type="float">
            <text:p>47862.7911588172</text:p>
          </table:table-cell>
          <table:table-cell table:style-name="ce7" office:value-type="date" office:date-value="2031-01-14T18:59:16.12" calcext:value-type="date">
            <text:p>14/01/2031 18:59:16.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W-0035</text:p>
          </table:table-cell>
          <table:table-cell office:value-type="float" office:value="58830.4336231657" calcext:value-type="float">
            <text:p>58830.4336231657</text:p>
          </table:table-cell>
          <table:table-cell table:style-name="ce7" office:value-type="date" office:date-value="2061-01-24T10:24:25.04" calcext:value-type="date">
            <text:p>24/01/2061 10:24:25.04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W-0036</text:p>
          </table:table-cell>
          <table:table-cell office:value-type="float" office:value="19915.8153805747" calcext:value-type="float">
            <text:p>19915.8153805747</text:p>
          </table:table-cell>
          <table:table-cell table:style-name="ce7" office:value-type="date" office:date-value="1954-07-10T19:34:08.88" calcext:value-type="date">
            <text:p>10/07/1954 19:34:08.88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W-0037</text:p>
          </table:table-cell>
          <table:table-cell office:value-type="float" office:value="39035.3409364954" calcext:value-type="float">
            <text:p>39035.3409364954</text:p>
          </table:table-cell>
          <table:table-cell table:style-name="ce7" office:value-type="date" office:date-value="2006-11-14T08:10:56.91" calcext:value-type="date">
            <text:p>14/11/2006 08:10:56.910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W-0038</text:p>
          </table:table-cell>
          <table:table-cell office:value-type="float" office:value="94076.1311106321" calcext:value-type="float">
            <text:p>94076.1311106321</text:p>
          </table:table-cell>
          <table:table-cell table:style-name="ce7" office:value-type="date" office:date-value="2157-07-26T03:08:47.96" calcext:value-type="date">
            <text:p>26/07/2157 03:08:47.96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W-0039</text:p>
          </table:table-cell>
          <table:table-cell office:value-type="float" office:value="68069.7926453649" calcext:value-type="float">
            <text:p>68069.7926453649</text:p>
          </table:table-cell>
          <table:table-cell table:style-name="ce7" office:value-type="date" office:date-value="2086-05-12T19:01:24.56" calcext:value-type="date">
            <text:p>12/05/2086 19:01:24.560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W-0040</text:p>
          </table:table-cell>
          <table:table-cell office:value-type="float" office:value="88510.6178895701" calcext:value-type="float">
            <text:p>88510.6178895701</text:p>
          </table:table-cell>
          <table:table-cell table:style-name="ce7" office:value-type="date" office:date-value="2142-04-30T14:49:45.66" calcext:value-type="date">
            <text:p>30/04/2142 14:49:45.66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W-0041</text:p>
          </table:table-cell>
          <table:table-cell office:value-type="float" office:value="29421.7597279585" calcext:value-type="float">
            <text:p>29421.7597279585</text:p>
          </table:table-cell>
          <table:table-cell table:style-name="ce7" office:value-type="date" office:date-value="1980-07-19T18:14:00.5" calcext:value-type="date">
            <text:p>19/07/1980 18:14:00.500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W-0042</text:p>
          </table:table-cell>
          <table:table-cell office:value-type="float" office:value="89539.7268344853" calcext:value-type="float">
            <text:p>89539.7268344853</text:p>
          </table:table-cell>
          <table:table-cell table:style-name="ce7" office:value-type="date" office:date-value="2145-02-22T17:26:38.5" calcext:value-type="date">
            <text:p>22/02/2145 17:26:38.50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W-0043</text:p>
          </table:table-cell>
          <table:table-cell office:value-type="float" office:value="40306.7679082035" calcext:value-type="float">
            <text:p>40306.7679082035</text:p>
          </table:table-cell>
          <table:table-cell table:style-name="ce7" office:value-type="date" office:date-value="2010-05-08T18:25:47.27" calcext:value-type="date">
            <text:p>08/05/2010 18:25:47.270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W-0044</text:p>
          </table:table-cell>
          <table:table-cell office:value-type="float" office:value="49699.902962303" calcext:value-type="float">
            <text:p>49699.902962303</text:p>
          </table:table-cell>
          <table:table-cell table:style-name="ce7" office:value-type="date" office:date-value="2036-01-25T21:40:15.94" calcext:value-type="date">
            <text:p>25/01/2036 21:40:15.940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W-0045</text:p>
          </table:table-cell>
          <table:table-cell office:value-type="float" office:value="1345.73857774436" calcext:value-type="float">
            <text:p>1345.73857774436</text:p>
          </table:table-cell>
          <table:table-cell table:style-name="ce7" office:value-type="date" office:date-value="1903-09-06T17:43:33.117" calcext:value-type="date">
            <text:p>06/09/1903 17:43:33.117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W-0046</text:p>
          </table:table-cell>
          <table:table-cell office:value-type="float" office:value="45913.3620781524" calcext:value-type="float">
            <text:p>45913.3620781524</text:p>
          </table:table-cell>
          <table:table-cell table:style-name="ce7" office:value-type="date" office:date-value="2025-09-13T08:41:23.55" calcext:value-type="date">
            <text:p>13/09/2025 08:41:23.550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OW-0047</text:p>
          </table:table-cell>
          <table:table-cell office:value-type="float" office:value="31860.7497374524" calcext:value-type="float">
            <text:p>31860.7497374524</text:p>
          </table:table-cell>
          <table:table-cell table:style-name="ce7" office:value-type="date" office:date-value="1987-03-24T17:59:37.32" calcext:value-type="date">
            <text:p>24/03/1987 17:59:37.32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W-0048</text:p>
          </table:table-cell>
          <table:table-cell office:value-type="float" office:value="68527.2104847781" calcext:value-type="float">
            <text:p>68527.2104847781</text:p>
          </table:table-cell>
          <table:table-cell table:style-name="ce7" office:value-type="date" office:date-value="2087-08-13T05:03:05.88" calcext:value-type="date">
            <text:p>13/08/2087 05:03:05.88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OW-0049</text:p>
          </table:table-cell>
          <table:table-cell office:value-type="float" office:value="78162.5688753003" calcext:value-type="float">
            <text:p>78162.5688753003</text:p>
          </table:table-cell>
          <table:table-cell table:style-name="ce7" office:value-type="date" office:date-value="2113-12-30T13:39:10.83" calcext:value-type="date">
            <text:p>30/12/2113 13:39:10.83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OW-0050</text:p>
          </table:table-cell>
          <table:table-cell office:value-type="float" office:value="95584.1546561263" calcext:value-type="float">
            <text:p>95584.1546561263</text:p>
          </table:table-cell>
          <table:table-cell table:style-name="ce7" office:value-type="date" office:date-value="2161-09-11T03:42:42.29" calcext:value-type="date">
            <text:p>11/09/2161 03:42:42.29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W-0051</text:p>
          </table:table-cell>
          <table:table-cell office:value-type="float" office:value="19007.5778721823" calcext:value-type="float">
            <text:p>19007.5778721823</text:p>
          </table:table-cell>
          <table:table-cell table:style-name="ce7" office:value-type="date" office:date-value="1952-01-14T13:52:08.16" calcext:value-type="date">
            <text:p>14/01/1952 13:52:08.16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W-0052</text:p>
          </table:table-cell>
          <table:table-cell office:value-type="float" office:value="78660.4561887237" calcext:value-type="float">
            <text:p>78660.4561887237</text:p>
          </table:table-cell>
          <table:table-cell table:style-name="ce7" office:value-type="date" office:date-value="2115-05-12T10:56:54.71" calcext:value-type="date">
            <text:p>12/05/2115 10:56:54.7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OW-0053</text:p>
          </table:table-cell>
          <table:table-cell office:value-type="float" office:value="19198.586294516" calcext:value-type="float">
            <text:p>19198.586294516</text:p>
          </table:table-cell>
          <table:table-cell table:style-name="ce7" office:value-type="date" office:date-value="1952-07-23T14:04:15.85" calcext:value-type="date">
            <text:p>23/07/1952 14:04:15.850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W-0054</text:p>
          </table:table-cell>
          <table:table-cell office:value-type="float" office:value="89274.8542017673" calcext:value-type="float">
            <text:p>89274.8542017673</text:p>
          </table:table-cell>
          <table:table-cell table:style-name="ce7" office:value-type="date" office:date-value="2144-06-02T20:30:03.03" calcext:value-type="date">
            <text:p>02/06/2144 20:30:03.030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OW-0055</text:p>
          </table:table-cell>
          <table:table-cell office:value-type="float" office:value="11313.7827253516" calcext:value-type="float">
            <text:p>11313.7827253516</text:p>
          </table:table-cell>
          <table:table-cell table:style-name="ce7" office:value-type="date" office:date-value="1930-12-21T18:47:07.47" calcext:value-type="date">
            <text:p>21/12/1930 18:47:07.470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W-0056</text:p>
          </table:table-cell>
          <table:table-cell office:value-type="float" office:value="73925.3311225476" calcext:value-type="float">
            <text:p>73925.3311225476</text:p>
          </table:table-cell>
          <table:table-cell table:style-name="ce7" office:value-type="date" office:date-value="2102-05-25T07:56:48.99" calcext:value-type="date">
            <text:p>25/05/2102 07:56:48.990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W-0057</text:p>
          </table:table-cell>
          <table:table-cell office:value-type="float" office:value="6634.21301427434" calcext:value-type="float">
            <text:p>6634.21301427434</text:p>
          </table:table-cell>
          <table:table-cell table:style-name="ce7" office:value-type="date" office:date-value="1918-02-28T05:06:44.433" calcext:value-type="date">
            <text:p>28/02/1918 05:06:44.433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W-0058</text:p>
          </table:table-cell>
          <table:table-cell office:value-type="float" office:value="1280.94387026811" calcext:value-type="float">
            <text:p>1280.94387026811</text:p>
          </table:table-cell>
          <table:table-cell table:style-name="ce7" office:value-type="date" office:date-value="1903-07-03T22:39:10.391" calcext:value-type="date">
            <text:p>03/07/1903 22:39:10.391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W-0059</text:p>
          </table:table-cell>
          <table:table-cell office:value-type="float" office:value="83853.9104865709" calcext:value-type="float">
            <text:p>83853.9104865709</text:p>
          </table:table-cell>
          <table:table-cell table:style-name="ce7" office:value-type="date" office:date-value="2129-07-30T21:51:06.04" calcext:value-type="date">
            <text:p>30/07/2129 21:51:06.04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W-0060</text:p>
          </table:table-cell>
          <table:table-cell office:value-type="float" office:value="6440.39184873559" calcext:value-type="float">
            <text:p>6440.39184873559</text:p>
          </table:table-cell>
          <table:table-cell table:style-name="ce7" office:value-type="date" office:date-value="1917-08-18T09:24:15.731" calcext:value-type="date">
            <text:p>18/08/1917 09:24:15.731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W-0061</text:p>
          </table:table-cell>
          <table:table-cell office:value-type="float" office:value="51290.3619210721" calcext:value-type="float">
            <text:p>51290.3619210721</text:p>
          </table:table-cell>
          <table:table-cell table:style-name="ce7" office:value-type="date" office:date-value="2040-06-03T08:41:09.98" calcext:value-type="date">
            <text:p>03/06/2040 08:41:09.980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W-0062</text:p>
          </table:table-cell>
          <table:table-cell office:value-type="float" office:value="24418.6257939052" calcext:value-type="float">
            <text:p>24418.6257939052</text:p>
          </table:table-cell>
          <table:table-cell table:style-name="ce7" office:value-type="date" office:date-value="1966-11-07T15:01:08.59" calcext:value-type="date">
            <text:p>07/11/1966 15:01:08.59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W-0063</text:p>
          </table:table-cell>
          <table:table-cell office:value-type="float" office:value="87640.468549636" calcext:value-type="float">
            <text:p>87640.468549636</text:p>
          </table:table-cell>
          <table:table-cell table:style-name="ce7" office:value-type="date" office:date-value="2139-12-12T11:14:42.69" calcext:value-type="date">
            <text:p>12/12/2139 11:14:42.690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W-0064</text:p>
          </table:table-cell>
          <table:table-cell office:value-type="float" office:value="23534.3489346995" calcext:value-type="float">
            <text:p>23534.3489346995</text:p>
          </table:table-cell>
          <table:table-cell table:style-name="ce7" office:value-type="date" office:date-value="1964-06-06T08:22:27.96" calcext:value-type="date">
            <text:p>06/06/1964 08:22:27.960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W-0065</text:p>
          </table:table-cell>
          <table:table-cell office:value-type="float" office:value="39478.3930273042" calcext:value-type="float">
            <text:p>39478.3930273042</text:p>
          </table:table-cell>
          <table:table-cell table:style-name="ce7" office:value-type="date" office:date-value="2008-01-31T09:25:57.56" calcext:value-type="date">
            <text:p>31/01/2008 09:25:57.560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W-0066</text:p>
          </table:table-cell>
          <table:table-cell office:value-type="float" office:value="57763.5579727873" calcext:value-type="float">
            <text:p>57763.5579727873</text:p>
          </table:table-cell>
          <table:table-cell table:style-name="ce7" office:value-type="date" office:date-value="2058-02-22T13:23:28.85" calcext:value-type="date">
            <text:p>22/02/2058 13:23:28.850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W-0067</text:p>
          </table:table-cell>
          <table:table-cell office:value-type="float" office:value="30977.6828661596" calcext:value-type="float">
            <text:p>30977.6828661596</text:p>
          </table:table-cell>
          <table:table-cell table:style-name="ce7" office:value-type="date" office:date-value="1984-10-22T16:23:19.64" calcext:value-type="date">
            <text:p>22/10/1984 16:23:19.640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W-0068</text:p>
          </table:table-cell>
          <table:table-cell office:value-type="float" office:value="51553.1015837291" calcext:value-type="float">
            <text:p>51553.1015837291</text:p>
          </table:table-cell>
          <table:table-cell table:style-name="ce7" office:value-type="date" office:date-value="2041-02-21T02:26:16.83" calcext:value-type="date">
            <text:p>21/02/2041 02:26:16.830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W-0069</text:p>
          </table:table-cell>
          <table:table-cell office:value-type="float" office:value="55871.055305211" calcext:value-type="float">
            <text:p>55871.055305211</text:p>
          </table:table-cell>
          <table:table-cell table:style-name="ce7" office:value-type="date" office:date-value="2052-12-18T01:19:38.37" calcext:value-type="date">
            <text:p>18/12/2052 01:19:38.370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W-0070</text:p>
          </table:table-cell>
          <table:table-cell office:value-type="float" office:value="55489.1047461843" calcext:value-type="float">
            <text:p>55489.1047461843</text:p>
          </table:table-cell>
          <table:table-cell table:style-name="ce7" office:value-type="date" office:date-value="2051-12-02T02:30:50.07" calcext:value-type="date">
            <text:p>02/12/2051 02:30:50.070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OW-0071</text:p>
          </table:table-cell>
          <table:table-cell office:value-type="float" office:value="41688.8423288425" calcext:value-type="float">
            <text:p>41688.8423288425</text:p>
          </table:table-cell>
          <table:table-cell table:style-name="ce7" office:value-type="date" office:date-value="2014-02-18T20:12:57.21" calcext:value-type="date">
            <text:p>18/02/2014 20:12:57.210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W-0072</text:p>
          </table:table-cell>
          <table:table-cell office:value-type="float" office:value="49691.8643961247" calcext:value-type="float">
            <text:p>49691.8643961247</text:p>
          </table:table-cell>
          <table:table-cell table:style-name="ce7" office:value-type="date" office:date-value="2036-01-17T20:44:43.83" calcext:value-type="date">
            <text:p>17/01/2036 20:44:43.830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OW-0073</text:p>
          </table:table-cell>
          <table:table-cell office:value-type="float" office:value="86205.4452730166" calcext:value-type="float">
            <text:p>86205.4452730166</text:p>
          </table:table-cell>
          <table:table-cell table:style-name="ce7" office:value-type="date" office:date-value="2136-01-07T10:41:11.59" calcext:value-type="date">
            <text:p>07/01/2136 10:41:11.59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W-0074</text:p>
          </table:table-cell>
          <table:table-cell office:value-type="float" office:value="6433.89609501419" calcext:value-type="float">
            <text:p>6433.89609501419</text:p>
          </table:table-cell>
          <table:table-cell table:style-name="ce7" office:value-type="date" office:date-value="1917-08-11T21:30:22.609" calcext:value-type="date">
            <text:p>11/08/1917 21:30:22.609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W-0075</text:p>
          </table:table-cell>
          <table:table-cell office:value-type="float" office:value="57831.6309391846" calcext:value-type="float">
            <text:p>57831.6309391846</text:p>
          </table:table-cell>
          <table:table-cell table:style-name="ce7" office:value-type="date" office:date-value="2058-05-01T15:08:33.15" calcext:value-type="date">
            <text:p>01/05/2058 15:08:33.150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W-0076</text:p>
          </table:table-cell>
          <table:table-cell office:value-type="float" office:value="92517.2442106522" calcext:value-type="float">
            <text:p>92517.2442106522</text:p>
          </table:table-cell>
          <table:table-cell table:style-name="ce7" office:value-type="date" office:date-value="2153-04-19T05:51:39.8" calcext:value-type="date">
            <text:p>19/04/2153 05:51:39.800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W-0077</text:p>
          </table:table-cell>
          <table:table-cell office:value-type="float" office:value="22901.3430858913" calcext:value-type="float">
            <text:p>22901.3430858913</text:p>
          </table:table-cell>
          <table:table-cell table:style-name="ce7" office:value-type="date" office:date-value="1962-09-12T08:14:02.62" calcext:value-type="date">
            <text:p>12/09/1962 08:14:02.620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OW-0078</text:p>
          </table:table-cell>
          <table:table-cell office:value-type="float" office:value="37479.4052199169" calcext:value-type="float">
            <text:p>37479.4052199169</text:p>
          </table:table-cell>
          <table:table-cell table:style-name="ce7" office:value-type="date" office:date-value="2002-08-11T09:43:31" calcext:value-type="date">
            <text:p>11/08/2002 09:43:31.000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OW-0079</text:p>
          </table:table-cell>
          <table:table-cell office:value-type="float" office:value="28535.135810057" calcext:value-type="float">
            <text:p>28535.135810057</text:p>
          </table:table-cell>
          <table:table-cell table:style-name="ce7" office:value-type="date" office:date-value="1978-02-14T03:15:33.99" calcext:value-type="date">
            <text:p>14/02/1978 03:15:33.99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OW-0080</text:p>
          </table:table-cell>
          <table:table-cell office:value-type="float" office:value="42346.0199281842" calcext:value-type="float">
            <text:p>42346.0199281842</text:p>
          </table:table-cell>
          <table:table-cell table:style-name="ce7" office:value-type="date" office:date-value="2015-12-08T00:28:41.8" calcext:value-type="date">
            <text:p>08/12/2015 00:28:41.800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W-0081</text:p>
          </table:table-cell>
          <table:table-cell office:value-type="float" office:value="66982.4619367516" calcext:value-type="float">
            <text:p>66982.4619367516</text:p>
          </table:table-cell>
          <table:table-cell table:style-name="ce7" office:value-type="date" office:date-value="2083-05-21T11:05:11.34" calcext:value-type="date">
            <text:p>21/05/2083 11:05:11.340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W-0082</text:p>
          </table:table-cell>
          <table:table-cell office:value-type="float" office:value="3519.55007297624" calcext:value-type="float">
            <text:p>3519.55007297624</text:p>
          </table:table-cell>
          <table:table-cell table:style-name="ce7" office:value-type="date" office:date-value="1909-08-19T13:12:06.305" calcext:value-type="date">
            <text:p>19/08/1909 13:12:06.30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OW-0083</text:p>
          </table:table-cell>
          <table:table-cell office:value-type="float" office:value="58846.8796024926" calcext:value-type="float">
            <text:p>58846.8796024926</text:p>
          </table:table-cell>
          <table:table-cell table:style-name="ce7" office:value-type="date" office:date-value="2061-02-09T21:06:37.66" calcext:value-type="date">
            <text:p>09/02/2061 21:06:37.660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OW-0084</text:p>
          </table:table-cell>
          <table:table-cell office:value-type="float" office:value="20312.5869619408" calcext:value-type="float">
            <text:p>20312.5869619408</text:p>
          </table:table-cell>
          <table:table-cell table:style-name="ce7" office:value-type="date" office:date-value="1955-08-11T14:05:13.51" calcext:value-type="date">
            <text:p>11/08/1955 14:05:13.510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W-0085</text:p>
          </table:table-cell>
          <table:table-cell office:value-type="float" office:value="87288.4862230666" calcext:value-type="float">
            <text:p>87288.4862230666</text:p>
          </table:table-cell>
          <table:table-cell table:style-name="ce7" office:value-type="date" office:date-value="2138-12-25T11:40:09.67" calcext:value-type="date">
            <text:p>25/12/2138 11:40:09.670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OW-0086</text:p>
          </table:table-cell>
          <table:table-cell office:value-type="float" office:value="13259.5100118552" calcext:value-type="float">
            <text:p>13259.5100118552</text:p>
          </table:table-cell>
          <table:table-cell table:style-name="ce7" office:value-type="date" office:date-value="1936-04-19T12:14:25.02" calcext:value-type="date">
            <text:p>19/04/1936 12:14:25.020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OW-0087</text:p>
          </table:table-cell>
          <table:table-cell office:value-type="float" office:value="85203.9446126641" calcext:value-type="float">
            <text:p>85203.9446126641</text:p>
          </table:table-cell>
          <table:table-cell table:style-name="ce7" office:value-type="date" office:date-value="2133-04-10T22:40:14.53" calcext:value-type="date">
            <text:p>10/04/2133 22:40:14.530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W-0088</text:p>
          </table:table-cell>
          <table:table-cell office:value-type="float" office:value="93136.4623878999" calcext:value-type="float">
            <text:p>93136.4623878999</text:p>
          </table:table-cell>
          <table:table-cell table:style-name="ce7" office:value-type="date" office:date-value="2154-12-29T11:05:50.31" calcext:value-type="date">
            <text:p>29/12/2154 11:05:50.310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OW-0089</text:p>
          </table:table-cell>
          <table:table-cell office:value-type="float" office:value="63691.0002734276" calcext:value-type="float">
            <text:p>63691.0002734276</text:p>
          </table:table-cell>
          <table:table-cell table:style-name="ce7" office:value-type="date" office:date-value="2074-05-17T00:00:23.62" calcext:value-type="date">
            <text:p>17/05/2074 00:00:23.620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W-0090</text:p>
          </table:table-cell>
          <table:table-cell office:value-type="float" office:value="38496.6863548612" calcext:value-type="float">
            <text:p>38496.6863548612</text:p>
          </table:table-cell>
          <table:table-cell table:style-name="ce7" office:value-type="date" office:date-value="2005-05-24T16:28:21.06" calcext:value-type="date">
            <text:p>24/05/2005 16:28:21.060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W-0091</text:p>
          </table:table-cell>
          <table:table-cell office:value-type="float" office:value="80203.0324724886" calcext:value-type="float">
            <text:p>80203.0324724886</text:p>
          </table:table-cell>
          <table:table-cell table:style-name="ce7" office:value-type="date" office:date-value="2119-08-02T00:46:45.62" calcext:value-type="date">
            <text:p>02/08/2119 00:46:45.620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OW-0092</text:p>
          </table:table-cell>
          <table:table-cell office:value-type="float" office:value="52889.1320642375" calcext:value-type="float">
            <text:p>52889.1320642375</text:p>
          </table:table-cell>
          <table:table-cell table:style-name="ce7" office:value-type="date" office:date-value="2044-10-19T03:10:10.35" calcext:value-type="date">
            <text:p>19/10/2044 03:10:10.350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OW-0093</text:p>
          </table:table-cell>
          <table:table-cell office:value-type="float" office:value="15234.5837609475" calcext:value-type="float">
            <text:p>15234.5837609475</text:p>
          </table:table-cell>
          <table:table-cell table:style-name="ce7" office:value-type="date" office:date-value="1941-09-15T14:00:36.95" calcext:value-type="date">
            <text:p>15/09/1941 14:00:36.950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OW-0094</text:p>
          </table:table-cell>
          <table:table-cell office:value-type="float" office:value="68049.8842903571" calcext:value-type="float">
            <text:p>68049.8842903571</text:p>
          </table:table-cell>
          <table:table-cell table:style-name="ce7" office:value-type="date" office:date-value="2086-04-22T21:13:22.69" calcext:value-type="date">
            <text:p>22/04/2086 21:13:22.690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W-0095</text:p>
          </table:table-cell>
          <table:table-cell office:value-type="float" office:value="23196.1986440742" calcext:value-type="float">
            <text:p>23196.1986440742</text:p>
          </table:table-cell>
          <table:table-cell table:style-name="ce7" office:value-type="date" office:date-value="1963-07-04T04:46:02.85" calcext:value-type="date">
            <text:p>04/07/1963 04:46:02.850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W-0096</text:p>
          </table:table-cell>
          <table:table-cell office:value-type="float" office:value="60461.2576605841" calcext:value-type="float">
            <text:p>60461.2576605841</text:p>
          </table:table-cell>
          <table:table-cell table:style-name="ce7" office:value-type="date" office:date-value="2065-07-13T06:11:01.87" calcext:value-type="date">
            <text:p>13/07/2065 06:11:01.870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W-0097</text:p>
          </table:table-cell>
          <table:table-cell office:value-type="float" office:value="13661.5460626687" calcext:value-type="float">
            <text:p>13661.5460626687</text:p>
          </table:table-cell>
          <table:table-cell table:style-name="ce7" office:value-type="date" office:date-value="1937-05-26T13:06:19.81" calcext:value-type="date">
            <text:p>26/05/1937 13:06:19.810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OW-0098</text:p>
          </table:table-cell>
          <table:table-cell office:value-type="float" office:value="87113.9368809192" calcext:value-type="float">
            <text:p>87113.9368809192</text:p>
          </table:table-cell>
          <table:table-cell table:style-name="ce7" office:value-type="date" office:date-value="2138-07-03T22:29:06.51" calcext:value-type="date">
            <text:p>03/07/2138 22:29:06.51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OW-0099</text:p>
          </table:table-cell>
          <table:table-cell office:value-type="float" office:value="40917.4501071601" calcext:value-type="float">
            <text:p>40917.4501071601</text:p>
          </table:table-cell>
          <table:table-cell table:style-name="ce7" office:value-type="date" office:date-value="2012-01-09T10:48:09.26" calcext:value-type="date">
            <text:p>09/01/2012 10:48:09.26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W-0100</text:p>
          </table:table-cell>
          <table:table-cell office:value-type="float" office:value="98777.2929494274" calcext:value-type="float">
            <text:p>98777.2929494274</text:p>
          </table:table-cell>
          <table:table-cell table:style-name="ce7" office:value-type="date" office:date-value="2170-06-09T07:01:50.83" calcext:value-type="date">
            <text:p>09/06/2170 07:01:50.830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W-0101</text:p>
          </table:table-cell>
          <table:table-cell office:value-type="float" office:value="4665.01641980699" calcext:value-type="float">
            <text:p>4665.01641980699</text:p>
          </table:table-cell>
          <table:table-cell table:style-name="ce7" office:value-type="date" office:date-value="1912-10-08T00:23:38.671" calcext:value-type="date">
            <text:p>08/10/1912 00:23:38.671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OW-0102</text:p>
          </table:table-cell>
          <table:table-cell office:value-type="float" office:value="58274.9185426543" calcext:value-type="float">
            <text:p>58274.9185426543</text:p>
          </table:table-cell>
          <table:table-cell table:style-name="ce7" office:value-type="date" office:date-value="2059-07-18T22:02:42.09" calcext:value-type="date">
            <text:p>18/07/2059 22:02:42.090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W-0103</text:p>
          </table:table-cell>
          <table:table-cell office:value-type="float" office:value="25309.9619642253" calcext:value-type="float">
            <text:p>25309.9619642253</text:p>
          </table:table-cell>
          <table:table-cell table:style-name="ce7" office:value-type="date" office:date-value="1969-04-16T23:05:13.71" calcext:value-type="date">
            <text:p>16/04/1969 23:05:13.710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OW-0104</text:p>
          </table:table-cell>
          <table:table-cell office:value-type="float" office:value="2185.21906006679" calcext:value-type="float">
            <text:p>2185.21906006679</text:p>
          </table:table-cell>
          <table:table-cell table:style-name="ce7" office:value-type="date" office:date-value="1905-12-24T05:15:26.79" calcext:value-type="date">
            <text:p>24/12/1905 05:15:26.790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W-0105</text:p>
          </table:table-cell>
          <table:table-cell office:value-type="float" office:value="69721.5725866336" calcext:value-type="float">
            <text:p>69721.5725866336</text:p>
          </table:table-cell>
          <table:table-cell table:style-name="ce7" office:value-type="date" office:date-value="2090-11-19T13:44:31.49" calcext:value-type="date">
            <text:p>19/11/2090 13:44:31.490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W-0106</text:p>
          </table:table-cell>
          <table:table-cell office:value-type="float" office:value="94923.8809955374" calcext:value-type="float">
            <text:p>94923.8809955374</text:p>
          </table:table-cell>
          <table:table-cell table:style-name="ce7" office:value-type="date" office:date-value="2159-11-20T21:08:38.01" calcext:value-type="date">
            <text:p>20/11/2159 21:08:38.010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OW-0107</text:p>
          </table:table-cell>
          <table:table-cell office:value-type="float" office:value="48494.9643008559" calcext:value-type="float">
            <text:p>48494.9643008559</text:p>
          </table:table-cell>
          <table:table-cell table:style-name="ce7" office:value-type="date" office:date-value="2032-10-07T23:08:35.59" calcext:value-type="date">
            <text:p>07/10/2032 23:08:35.590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W-0108</text:p>
          </table:table-cell>
          <table:table-cell office:value-type="float" office:value="69875.421110577" calcext:value-type="float">
            <text:p>69875.421110577</text:p>
          </table:table-cell>
          <table:table-cell table:style-name="ce7" office:value-type="date" office:date-value="2091-04-22T10:06:23.95" calcext:value-type="date">
            <text:p>22/04/2091 10:06:23.950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OW-0109</text:p>
          </table:table-cell>
          <table:table-cell office:value-type="float" office:value="70143.6526066305" calcext:value-type="float">
            <text:p>70143.6526066305</text:p>
          </table:table-cell>
          <table:table-cell table:style-name="ce7" office:value-type="date" office:date-value="2092-01-15T15:39:45.21" calcext:value-type="date">
            <text:p>15/01/2092 15:39:45.210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W-0110</text:p>
          </table:table-cell>
          <table:table-cell office:value-type="float" office:value="60604.7454148519" calcext:value-type="float">
            <text:p>60604.7454148519</text:p>
          </table:table-cell>
          <table:table-cell table:style-name="ce7" office:value-type="date" office:date-value="2065-12-03T17:53:23.84" calcext:value-type="date">
            <text:p>03/12/2065 17:53:23.840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W-0111</text:p>
          </table:table-cell>
          <table:table-cell office:value-type="float" office:value="55346.644372024" calcext:value-type="float">
            <text:p>55346.644372024</text:p>
          </table:table-cell>
          <table:table-cell table:style-name="ce7" office:value-type="date" office:date-value="2051-07-12T15:27:53.74" calcext:value-type="date">
            <text:p>12/07/2051 15:27:53.740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W-0112</text:p>
          </table:table-cell>
          <table:table-cell office:value-type="float" office:value="82821.8918168433" calcext:value-type="float">
            <text:p>82821.8918168433</text:p>
          </table:table-cell>
          <table:table-cell table:style-name="ce7" office:value-type="date" office:date-value="2126-10-02T21:24:12.98" calcext:value-type="date">
            <text:p>02/10/2126 21:24:12.980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W-0113</text:p>
          </table:table-cell>
          <table:table-cell office:value-type="float" office:value="722.00903043802" calcext:value-type="float">
            <text:p>722.00903043802</text:p>
          </table:table-cell>
          <table:table-cell table:style-name="ce7" office:value-type="date" office:date-value="1901-12-22T00:13:00.2298" calcext:value-type="date">
            <text:p>22/12/1901 00:13:00.230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W-0114</text:p>
          </table:table-cell>
          <table:table-cell office:value-type="float" office:value="11070.6069300127" calcext:value-type="float">
            <text:p>11070.6069300127</text:p>
          </table:table-cell>
          <table:table-cell table:style-name="ce7" office:value-type="date" office:date-value="1930-04-22T14:33:58.75" calcext:value-type="date">
            <text:p>22/04/1930 14:33:58.750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OW-0115</text:p>
          </table:table-cell>
          <table:table-cell office:value-type="float" office:value="87556.4125574192" calcext:value-type="float">
            <text:p>87556.4125574192</text:p>
          </table:table-cell>
          <table:table-cell table:style-name="ce7" office:value-type="date" office:date-value="2139-09-19T09:54:04.96" calcext:value-type="date">
            <text:p>19/09/2139 09:54:04.960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OW-0116</text:p>
          </table:table-cell>
          <table:table-cell office:value-type="float" office:value="56901.0994056557" calcext:value-type="float">
            <text:p>56901.0994056557</text:p>
          </table:table-cell>
          <table:table-cell table:style-name="ce7" office:value-type="date" office:date-value="2055-10-14T02:23:08.65" calcext:value-type="date">
            <text:p>14/10/2055 02:23:08.650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OW-0117</text:p>
          </table:table-cell>
          <table:table-cell office:value-type="float" office:value="90239.5779810087" calcext:value-type="float">
            <text:p>90239.5779810087</text:p>
          </table:table-cell>
          <table:table-cell table:style-name="ce7" office:value-type="date" office:date-value="2147-01-23T13:52:17.56" calcext:value-type="date">
            <text:p>23/01/2147 13:52:17.560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W-0118</text:p>
          </table:table-cell>
          <table:table-cell office:value-type="float" office:value="44752.199996495" calcext:value-type="float">
            <text:p>44752.199996495</text:p>
          </table:table-cell>
          <table:table-cell table:style-name="ce7" office:value-type="date" office:date-value="2022-07-10T04:47:59.7" calcext:value-type="date">
            <text:p>10/07/2022 04:47:59.700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OW-0119</text:p>
          </table:table-cell>
          <table:table-cell office:value-type="float" office:value="66807.1911066733" calcext:value-type="float">
            <text:p>66807.1911066733</text:p>
          </table:table-cell>
          <table:table-cell table:style-name="ce7" office:value-type="date" office:date-value="2082-11-27T04:35:11.62" calcext:value-type="date">
            <text:p>27/11/2082 04:35:11.62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W-0120</text:p>
          </table:table-cell>
          <table:table-cell office:value-type="float" office:value="60801.4683198015" calcext:value-type="float">
            <text:p>60801.4683198015</text:p>
          </table:table-cell>
          <table:table-cell table:style-name="ce7" office:value-type="date" office:date-value="2066-06-18T11:14:22.83" calcext:value-type="date">
            <text:p>18/06/2066 11:14:22.830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OW-0121</text:p>
          </table:table-cell>
          <table:table-cell office:value-type="float" office:value="59869.7987675048" calcext:value-type="float">
            <text:p>59869.7987675048</text:p>
          </table:table-cell>
          <table:table-cell table:style-name="ce7" office:value-type="date" office:date-value="2063-11-29T19:10:13.51" calcext:value-type="date">
            <text:p>29/11/2063 19:10:13.510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W-0122</text:p>
          </table:table-cell>
          <table:table-cell office:value-type="float" office:value="89979.6022026044" calcext:value-type="float">
            <text:p>89979.6022026044</text:p>
          </table:table-cell>
          <table:table-cell table:style-name="ce7" office:value-type="date" office:date-value="2146-05-08T14:27:10.31" calcext:value-type="date">
            <text:p>08/05/2146 14:27:10.310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W-0123</text:p>
          </table:table-cell>
          <table:table-cell office:value-type="float" office:value="47660.0264665223" calcext:value-type="float">
            <text:p>47660.0264665223</text:p>
          </table:table-cell>
          <table:table-cell table:style-name="ce7" office:value-type="date" office:date-value="2030-06-26T00:38:06.71" calcext:value-type="date">
            <text:p>26/06/2030 00:38:06.710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OW-0124</text:p>
          </table:table-cell>
          <table:table-cell office:value-type="float" office:value="7376.47733661182" calcext:value-type="float">
            <text:p>7376.47733661182</text:p>
          </table:table-cell>
          <table:table-cell table:style-name="ce7" office:value-type="date" office:date-value="1920-03-11T11:27:21.883" calcext:value-type="date">
            <text:p>11/03/1920 11:27:21.883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W-0125</text:p>
          </table:table-cell>
          <table:table-cell office:value-type="float" office:value="20962.3515517077" calcext:value-type="float">
            <text:p>20962.3515517077</text:p>
          </table:table-cell>
          <table:table-cell table:style-name="ce7" office:value-type="date" office:date-value="1957-05-22T08:26:14.07" calcext:value-type="date">
            <text:p>22/05/1957 08:26:14.070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W-0126</text:p>
          </table:table-cell>
          <table:table-cell office:value-type="float" office:value="68227.0506257286" calcext:value-type="float">
            <text:p>68227.0506257286</text:p>
          </table:table-cell>
          <table:table-cell table:style-name="ce7" office:value-type="date" office:date-value="2086-10-17T01:12:54.06" calcext:value-type="date">
            <text:p>17/10/2086 01:12:54.060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OW-0127</text:p>
          </table:table-cell>
          <table:table-cell office:value-type="float" office:value="24373.4925086025" calcext:value-type="float">
            <text:p>24373.4925086025</text:p>
          </table:table-cell>
          <table:table-cell table:style-name="ce7" office:value-type="date" office:date-value="1966-09-23T11:49:12.74" calcext:value-type="date">
            <text:p>23/09/1966 11:49:12.740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OW-0128</text:p>
          </table:table-cell>
          <table:table-cell office:value-type="float" office:value="43591.9891614581" calcext:value-type="float">
            <text:p>43591.9891614581</text:p>
          </table:table-cell>
          <table:table-cell table:style-name="ce7" office:value-type="date" office:date-value="2019-05-06T23:44:23.55" calcext:value-type="date">
            <text:p>06/05/2019 23:44:23.550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OW-0129</text:p>
          </table:table-cell>
          <table:table-cell office:value-type="float" office:value="47731.2378730481" calcext:value-type="float">
            <text:p>47731.2378730481</text:p>
          </table:table-cell>
          <table:table-cell table:style-name="ce7" office:value-type="date" office:date-value="2030-09-05T05:42:32.23" calcext:value-type="date">
            <text:p>05/09/2030 05:42:32.230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OW-0130</text:p>
          </table:table-cell>
          <table:table-cell office:value-type="float" office:value="82961.869336112" calcext:value-type="float">
            <text:p>82961.869336112</text:p>
          </table:table-cell>
          <table:table-cell table:style-name="ce7" office:value-type="date" office:date-value="2127-02-19T20:51:50.64" calcext:value-type="date">
            <text:p>19/02/2127 20:51:50.640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OW-0131</text:p>
          </table:table-cell>
          <table:table-cell office:value-type="float" office:value="56614.3739079067" calcext:value-type="float">
            <text:p>56614.3739079067</text:p>
          </table:table-cell>
          <table:table-cell table:style-name="ce7" office:value-type="date" office:date-value="2054-12-31T08:58:25.64" calcext:value-type="date">
            <text:p>31/12/2054 08:58:25.640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W-0132</text:p>
          </table:table-cell>
          <table:table-cell office:value-type="float" office:value="95067.6252479134" calcext:value-type="float">
            <text:p>95067.6252479134</text:p>
          </table:table-cell>
          <table:table-cell table:style-name="ce7" office:value-type="date" office:date-value="2160-04-12T15:00:21.42" calcext:value-type="date">
            <text:p>12/04/2160 15:00:21.420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W-0133</text:p>
          </table:table-cell>
          <table:table-cell office:value-type="float" office:value="93371.9610333277" calcext:value-type="float">
            <text:p>93371.9610333277</text:p>
          </table:table-cell>
          <table:table-cell table:style-name="ce7" office:value-type="date" office:date-value="2155-08-21T23:03:53.28" calcext:value-type="date">
            <text:p>21/08/2155 23:03:53.280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OW-0134</text:p>
          </table:table-cell>
          <table:table-cell office:value-type="float" office:value="85798.6763386982" calcext:value-type="float">
            <text:p>85798.6763386982</text:p>
          </table:table-cell>
          <table:table-cell table:style-name="ce7" office:value-type="date" office:date-value="2134-11-26T16:13:55.66" calcext:value-type="date">
            <text:p>26/11/2134 16:13:55.660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OW-0135</text:p>
          </table:table-cell>
          <table:table-cell office:value-type="float" office:value="8201.46135689575" calcext:value-type="float">
            <text:p>8201.46135689575</text:p>
          </table:table-cell>
          <table:table-cell table:style-name="ce7" office:value-type="date" office:date-value="1922-06-14T11:04:21.236" calcext:value-type="date">
            <text:p>14/06/1922 11:04:21.23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OW-0136</text:p>
          </table:table-cell>
          <table:table-cell office:value-type="float" office:value="27063.5684941236" calcext:value-type="float">
            <text:p>27063.5684941236</text:p>
          </table:table-cell>
          <table:table-cell table:style-name="ce7" office:value-type="date" office:date-value="1974-02-03T13:38:37.89" calcext:value-type="date">
            <text:p>03/02/1974 13:38:37.890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OW-0137</text:p>
          </table:table-cell>
          <table:table-cell office:value-type="float" office:value="97742.6760892401" calcext:value-type="float">
            <text:p>97742.6760892401</text:p>
          </table:table-cell>
          <table:table-cell table:style-name="ce7" office:value-type="date" office:date-value="2167-08-09T16:13:34.11" calcext:value-type="date">
            <text:p>09/08/2167 16:13:34.110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W-0138</text:p>
          </table:table-cell>
          <table:table-cell office:value-type="float" office:value="82146.924595741" calcext:value-type="float">
            <text:p>82146.924595741</text:p>
          </table:table-cell>
          <table:table-cell table:style-name="ce7" office:value-type="date" office:date-value="2124-11-26T22:11:25.07" calcext:value-type="date">
            <text:p>26/11/2124 22:11:25.070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OW-0139</text:p>
          </table:table-cell>
          <table:table-cell office:value-type="float" office:value="27125.3122732079" calcext:value-type="float">
            <text:p>27125.3122732079</text:p>
          </table:table-cell>
          <table:table-cell table:style-name="ce7" office:value-type="date" office:date-value="1974-04-06T07:29:40.41" calcext:value-type="date">
            <text:p>06/04/1974 07:29:40.410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OW-0140</text:p>
          </table:table-cell>
          <table:table-cell office:value-type="float" office:value="69389.5404630719" calcext:value-type="float">
            <text:p>69389.5404630719</text:p>
          </table:table-cell>
          <table:table-cell table:style-name="ce7" office:value-type="date" office:date-value="2089-12-22T12:58:16.01" calcext:value-type="date">
            <text:p>22/12/2089 12:58:16.01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W-0141</text:p>
          </table:table-cell>
          <table:table-cell office:value-type="float" office:value="12756.868030831" calcext:value-type="float">
            <text:p>12756.868030831</text:p>
          </table:table-cell>
          <table:table-cell table:style-name="ce7" office:value-type="date" office:date-value="1934-12-03T20:49:57.86" calcext:value-type="date">
            <text:p>03/12/1934 20:49:57.860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OW-0142</text:p>
          </table:table-cell>
          <table:table-cell office:value-type="float" office:value="11742.3922764762" calcext:value-type="float">
            <text:p>11742.3922764762</text:p>
          </table:table-cell>
          <table:table-cell table:style-name="ce7" office:value-type="date" office:date-value="1932-02-23T09:24:52.69" calcext:value-type="date">
            <text:p>23/02/1932 09:24:52.690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W-0143</text:p>
          </table:table-cell>
          <table:table-cell office:value-type="float" office:value="37930.1491203809" calcext:value-type="float">
            <text:p>37930.1491203809</text:p>
          </table:table-cell>
          <table:table-cell table:style-name="ce7" office:value-type="date" office:date-value="2003-11-05T03:34:44" calcext:value-type="date">
            <text:p>05/11/2003 03:34:44.000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OW-0144</text:p>
          </table:table-cell>
          <table:table-cell office:value-type="float" office:value="1438.78926431973" calcext:value-type="float">
            <text:p>1438.78926431973</text:p>
          </table:table-cell>
          <table:table-cell table:style-name="ce7" office:value-type="date" office:date-value="1903-12-08T18:56:32.437" calcext:value-type="date">
            <text:p>08/12/1903 18:56:32.437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OW-0145</text:p>
          </table:table-cell>
          <table:table-cell office:value-type="float" office:value="21822.1546153389" calcext:value-type="float">
            <text:p>21822.1546153389</text:p>
          </table:table-cell>
          <table:table-cell table:style-name="ce7" office:value-type="date" office:date-value="1959-09-29T03:42:38.77" calcext:value-type="date">
            <text:p>29/09/1959 03:42:38.770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W-0146</text:p>
          </table:table-cell>
          <table:table-cell office:value-type="float" office:value="69936.1752714249" calcext:value-type="float">
            <text:p>69936.1752714249</text:p>
          </table:table-cell>
          <table:table-cell table:style-name="ce7" office:value-type="date" office:date-value="2091-06-22T04:12:23.45" calcext:value-type="date">
            <text:p>22/06/2091 04:12:23.45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OW-0147</text:p>
          </table:table-cell>
          <table:table-cell office:value-type="float" office:value="24782.6661308304" calcext:value-type="float">
            <text:p>24782.6661308304</text:p>
          </table:table-cell>
          <table:table-cell table:style-name="ce7" office:value-type="date" office:date-value="1967-11-06T15:59:13.7" calcext:value-type="date">
            <text:p>06/11/1967 15:59:13.700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OW-0148</text:p>
          </table:table-cell>
          <table:table-cell office:value-type="float" office:value="19143.7959596103" calcext:value-type="float">
            <text:p>19143.7959596103</text:p>
          </table:table-cell>
          <table:table-cell table:style-name="ce7" office:value-type="date" office:date-value="1952-05-29T19:06:10.91" calcext:value-type="date">
            <text:p>29/05/1952 19:06:10.910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OW-0149</text:p>
          </table:table-cell>
          <table:table-cell office:value-type="float" office:value="77545.6095848647" calcext:value-type="float">
            <text:p>77545.6095848647</text:p>
          </table:table-cell>
          <table:table-cell table:style-name="ce7" office:value-type="date" office:date-value="2112-04-22T14:37:48.13" calcext:value-type="date">
            <text:p>22/04/2112 14:37:48.13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W-0150</text:p>
          </table:table-cell>
          <table:table-cell office:value-type="float" office:value="63965.5534398759" calcext:value-type="float">
            <text:p>63965.5534398759</text:p>
          </table:table-cell>
          <table:table-cell table:style-name="ce7" office:value-type="date" office:date-value="2075-02-15T13:16:57.21" calcext:value-type="date">
            <text:p>15/02/2075 13:16:57.210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OW-0151</text:p>
          </table:table-cell>
          <table:table-cell office:value-type="float" office:value="37426.2668915604" calcext:value-type="float">
            <text:p>37426.2668915604</text:p>
          </table:table-cell>
          <table:table-cell table:style-name="ce7" office:value-type="date" office:date-value="2002-06-19T06:24:19.43" calcext:value-type="date">
            <text:p>19/06/2002 06:24:19.430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OW-0152</text:p>
          </table:table-cell>
          <table:table-cell office:value-type="float" office:value="20280.7964118492" calcext:value-type="float">
            <text:p>20280.7964118492</text:p>
          </table:table-cell>
          <table:table-cell table:style-name="ce7" office:value-type="date" office:date-value="1955-07-10T19:06:49.98" calcext:value-type="date">
            <text:p>10/07/1955 19:06:49.980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W-0153</text:p>
          </table:table-cell>
          <table:table-cell office:value-type="float" office:value="22387.7256390847" calcext:value-type="float">
            <text:p>22387.7256390847</text:p>
          </table:table-cell>
          <table:table-cell table:style-name="ce7" office:value-type="date" office:date-value="1961-04-16T17:24:55.22" calcext:value-type="date">
            <text:p>16/04/1961 17:24:55.220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OW-0154</text:p>
          </table:table-cell>
          <table:table-cell office:value-type="float" office:value="32285.7971897692" calcext:value-type="float">
            <text:p>32285.7971897692</text:p>
          </table:table-cell>
          <table:table-cell table:style-name="ce7" office:value-type="date" office:date-value="1988-05-22T19:07:57.2" calcext:value-type="date">
            <text:p>22/05/1988 19:07:57.200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W-0155</text:p>
          </table:table-cell>
          <table:table-cell office:value-type="float" office:value="40909.1414002252" calcext:value-type="float">
            <text:p>40909.1414002252</text:p>
          </table:table-cell>
          <table:table-cell table:style-name="ce7" office:value-type="date" office:date-value="2012-01-01T03:23:36.98" calcext:value-type="date">
            <text:p>01/01/2012 03:23:36.980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W-0156</text:p>
          </table:table-cell>
          <table:table-cell office:value-type="float" office:value="49944.9424834641" calcext:value-type="float">
            <text:p>49944.9424834641</text:p>
          </table:table-cell>
          <table:table-cell table:style-name="ce7" office:value-type="date" office:date-value="2036-09-26T22:37:10.57" calcext:value-type="date">
            <text:p>26/09/2036 22:37:10.570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W-0157</text:p>
          </table:table-cell>
          <table:table-cell office:value-type="float" office:value="4415.07694902228" calcext:value-type="float">
            <text:p>4415.07694902228</text:p>
          </table:table-cell>
          <table:table-cell table:style-name="ce7" office:value-type="date" office:date-value="1912-02-01T01:50:48.396" calcext:value-type="date">
            <text:p>01/02/1912 01:50:48.396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OW-0158</text:p>
          </table:table-cell>
          <table:table-cell office:value-type="float" office:value="29982.1326695358" calcext:value-type="float">
            <text:p>29982.1326695358</text:p>
          </table:table-cell>
          <table:table-cell table:style-name="ce7" office:value-type="date" office:date-value="1982-01-31T03:11:02.65" calcext:value-type="date">
            <text:p>31/01/1982 03:11:02.650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OW-0159</text:p>
          </table:table-cell>
          <table:table-cell office:value-type="float" office:value="92783.2426741628" calcext:value-type="float">
            <text:p>92783.2426741628</text:p>
          </table:table-cell>
          <table:table-cell table:style-name="ce7" office:value-type="date" office:date-value="2154-01-10T05:49:27.05" calcext:value-type="date">
            <text:p>10/01/2154 05:49:27.050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W-0160</text:p>
          </table:table-cell>
          <table:table-cell office:value-type="float" office:value="71777.6456338941" calcext:value-type="float">
            <text:p>71777.6456338941</text:p>
          </table:table-cell>
          <table:table-cell table:style-name="ce7" office:value-type="date" office:date-value="2096-07-06T15:29:42.77" calcext:value-type="date">
            <text:p>06/07/2096 15:29:42.770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OW-0161</text:p>
          </table:table-cell>
          <table:table-cell office:value-type="float" office:value="25408.3014403006" calcext:value-type="float">
            <text:p>25408.3014403006</text:p>
          </table:table-cell>
          <table:table-cell table:style-name="ce7" office:value-type="date" office:date-value="1969-07-24T07:14:04.44" calcext:value-type="date">
            <text:p>24/07/1969 07:14:04.440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OW-0162</text:p>
          </table:table-cell>
          <table:table-cell office:value-type="float" office:value="84029.1495303189" calcext:value-type="float">
            <text:p>84029.1495303189</text:p>
          </table:table-cell>
          <table:table-cell table:style-name="ce7" office:value-type="date" office:date-value="2130-01-22T03:35:19.42" calcext:value-type="date">
            <text:p>22/01/2130 03:35:19.420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OW-0163</text:p>
          </table:table-cell>
          <table:table-cell office:value-type="float" office:value="54130.3687760848" calcext:value-type="float">
            <text:p>54130.3687760848</text:p>
          </table:table-cell>
          <table:table-cell table:style-name="ce7" office:value-type="date" office:date-value="2048-03-13T08:51:02.25" calcext:value-type="date">
            <text:p>13/03/2048 08:51:02.250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OW-0164</text:p>
          </table:table-cell>
          <table:table-cell office:value-type="float" office:value="87832.6219186439" calcext:value-type="float">
            <text:p>87832.6219186439</text:p>
          </table:table-cell>
          <table:table-cell table:style-name="ce7" office:value-type="date" office:date-value="2140-06-21T14:55:33.77" calcext:value-type="date">
            <text:p>21/06/2140 14:55:33.77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W-0165</text:p>
          </table:table-cell>
          <table:table-cell office:value-type="float" office:value="82902.7409794885" calcext:value-type="float">
            <text:p>82902.7409794885</text:p>
          </table:table-cell>
          <table:table-cell table:style-name="ce7" office:value-type="date" office:date-value="2126-12-22T17:47:00.63" calcext:value-type="date">
            <text:p>22/12/2126 17:47:00.630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OW-0166</text:p>
          </table:table-cell>
          <table:table-cell office:value-type="float" office:value="69534.1315470939" calcext:value-type="float">
            <text:p>69534.1315470939</text:p>
          </table:table-cell>
          <table:table-cell table:style-name="ce7" office:value-type="date" office:date-value="2090-05-16T03:09:25.67" calcext:value-type="date">
            <text:p>16/05/2090 03:09:25.670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OW-0167</text:p>
          </table:table-cell>
          <table:table-cell office:value-type="float" office:value="43013.9886618594" calcext:value-type="float">
            <text:p>43013.9886618594</text:p>
          </table:table-cell>
          <table:table-cell table:style-name="ce7" office:value-type="date" office:date-value="2017-10-05T23:43:40.38" calcext:value-type="date">
            <text:p>05/10/2017 23:43:40.380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W-0168</text:p>
          </table:table-cell>
          <table:table-cell office:value-type="float" office:value="66083.5486415227" calcext:value-type="float">
            <text:p>66083.5486415227</text:p>
          </table:table-cell>
          <table:table-cell table:style-name="ce7" office:value-type="date" office:date-value="2080-12-03T13:10:02.63" calcext:value-type="date">
            <text:p>03/12/2080 13:10:02.630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OW-0169</text:p>
          </table:table-cell>
          <table:table-cell office:value-type="float" office:value="97943.6720662573" calcext:value-type="float">
            <text:p>97943.6720662573</text:p>
          </table:table-cell>
          <table:table-cell table:style-name="ce7" office:value-type="date" office:date-value="2168-02-26T16:07:46.52" calcext:value-type="date">
            <text:p>26/02/2168 16:07:46.520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W-0170</text:p>
          </table:table-cell>
          <table:table-cell office:value-type="float" office:value="21166.0638539544" calcext:value-type="float">
            <text:p>21166.0638539544</text:p>
          </table:table-cell>
          <table:table-cell table:style-name="ce7" office:value-type="date" office:date-value="1957-12-12T01:31:56.98" calcext:value-type="date">
            <text:p>12/12/1957 01:31:56.980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OW-0171</text:p>
          </table:table-cell>
          <table:table-cell office:value-type="float" office:value="54667.8204001771" calcext:value-type="float">
            <text:p>54667.8204001771</text:p>
          </table:table-cell>
          <table:table-cell table:style-name="ce7" office:value-type="date" office:date-value="2049-09-01T19:41:22.58" calcext:value-type="date">
            <text:p>01/09/2049 19:41:22.580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OW-0172</text:p>
          </table:table-cell>
          <table:table-cell office:value-type="float" office:value="345.473706294719" calcext:value-type="float">
            <text:p>345.473706294719</text:p>
          </table:table-cell>
          <table:table-cell table:style-name="ce7" office:value-type="date" office:date-value="1900-12-10T11:22:08.2239" calcext:value-type="date">
            <text:p>10/12/1900 11:22:08.224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OW-0173</text:p>
          </table:table-cell>
          <table:table-cell office:value-type="float" office:value="92752.9950009522" calcext:value-type="float">
            <text:p>92752.9950009522</text:p>
          </table:table-cell>
          <table:table-cell table:style-name="ce7" office:value-type="date" office:date-value="2153-12-10T23:52:48.08" calcext:value-type="date">
            <text:p>10/12/2153 23:52:48.080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OW-0174</text:p>
          </table:table-cell>
          <table:table-cell office:value-type="float" office:value="30631.6057764215" calcext:value-type="float">
            <text:p>30631.6057764215</text:p>
          </table:table-cell>
          <table:table-cell table:style-name="ce7" office:value-type="date" office:date-value="1983-11-11T14:32:19.08" calcext:value-type="date">
            <text:p>11/11/1983 14:32:19.080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W-0175</text:p>
          </table:table-cell>
          <table:table-cell office:value-type="float" office:value="45774.7309291838" calcext:value-type="float">
            <text:p>45774.7309291838</text:p>
          </table:table-cell>
          <table:table-cell table:style-name="ce7" office:value-type="date" office:date-value="2025-04-27T17:32:32.28" calcext:value-type="date">
            <text:p>27/04/2025 17:32:32.280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OW-0176</text:p>
          </table:table-cell>
          <table:table-cell office:value-type="float" office:value="18749.0163854245" calcext:value-type="float">
            <text:p>18749.0163854245</text:p>
          </table:table-cell>
          <table:table-cell table:style-name="ce7" office:value-type="date" office:date-value="1951-05-01T00:23:35.7" calcext:value-type="date">
            <text:p>01/05/1951 00:23:35.700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OW-0177</text:p>
          </table:table-cell>
          <table:table-cell office:value-type="float" office:value="25855.4550863447" calcext:value-type="float">
            <text:p>25855.4550863447</text:p>
          </table:table-cell>
          <table:table-cell table:style-name="ce7" office:value-type="date" office:date-value="1970-10-14T10:55:19.46" calcext:value-type="date">
            <text:p>14/10/1970 10:55:19.460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OW-0178</text:p>
          </table:table-cell>
          <table:table-cell office:value-type="float" office:value="75755.7509542162" calcext:value-type="float">
            <text:p>75755.7509542162</text:p>
          </table:table-cell>
          <table:table-cell table:style-name="ce7" office:value-type="date" office:date-value="2107-05-29T18:01:22.44" calcext:value-type="date">
            <text:p>29/05/2107 18:01:22.440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OW-0179</text:p>
          </table:table-cell>
          <table:table-cell office:value-type="float" office:value="54572.1522151082" calcext:value-type="float">
            <text:p>54572.1522151082</text:p>
          </table:table-cell>
          <table:table-cell table:style-name="ce7" office:value-type="date" office:date-value="2049-05-29T03:39:11.39" calcext:value-type="date">
            <text:p>29/05/2049 03:39:11.390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W-0180</text:p>
          </table:table-cell>
          <table:table-cell office:value-type="float" office:value="97541.1760281166" calcext:value-type="float">
            <text:p>97541.1760281166</text:p>
          </table:table-cell>
          <table:table-cell table:style-name="ce7" office:value-type="date" office:date-value="2167-01-20T04:13:28.83" calcext:value-type="date">
            <text:p>20/01/2167 04:13:28.830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OW-0181</text:p>
          </table:table-cell>
          <table:table-cell office:value-type="float" office:value="24160.1287619211" calcext:value-type="float">
            <text:p>24160.1287619211</text:p>
          </table:table-cell>
          <table:table-cell table:style-name="ce7" office:value-type="date" office:date-value="1966-02-22T03:05:25.03" calcext:value-type="date">
            <text:p>22/02/1966 03:05:25.030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OW-0182</text:p>
          </table:table-cell>
          <table:table-cell office:value-type="float" office:value="85648.0524861567" calcext:value-type="float">
            <text:p>85648.0524861567</text:p>
          </table:table-cell>
          <table:table-cell table:style-name="ce7" office:value-type="date" office:date-value="2134-06-29T01:15:34.8" calcext:value-type="date">
            <text:p>29/06/2134 01:15:34.800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W-0183</text:p>
          </table:table-cell>
          <table:table-cell office:value-type="float" office:value="44763.5461538547" calcext:value-type="float">
            <text:p>44763.5461538547</text:p>
          </table:table-cell>
          <table:table-cell table:style-name="ce7" office:value-type="date" office:date-value="2022-07-21T13:06:27.69" calcext:value-type="date">
            <text:p>21/07/2022 13:06:27.690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OW-0184</text:p>
          </table:table-cell>
          <table:table-cell office:value-type="float" office:value="89762.9568895574" calcext:value-type="float">
            <text:p>89762.9568895574</text:p>
          </table:table-cell>
          <table:table-cell table:style-name="ce7" office:value-type="date" office:date-value="2145-10-03T22:57:55.26" calcext:value-type="date">
            <text:p>03/10/2145 22:57:55.260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OW-0185</text:p>
          </table:table-cell>
          <table:table-cell office:value-type="float" office:value="75271.4947654808" calcext:value-type="float">
            <text:p>75271.4947654808</text:p>
          </table:table-cell>
          <table:table-cell table:style-name="ce7" office:value-type="date" office:date-value="2106-01-30T11:52:27.74" calcext:value-type="date">
            <text:p>30/01/2106 11:52:27.740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OW-0186</text:p>
          </table:table-cell>
          <table:table-cell office:value-type="float" office:value="18131.6477226073" calcext:value-type="float">
            <text:p>18131.6477226073</text:p>
          </table:table-cell>
          <table:table-cell table:style-name="ce7" office:value-type="date" office:date-value="1949-08-21T15:32:43.23" calcext:value-type="date">
            <text:p>21/08/1949 15:32:43.230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OW-0187</text:p>
          </table:table-cell>
          <table:table-cell office:value-type="float" office:value="13174.2068634168" calcext:value-type="float">
            <text:p>13174.2068634168</text:p>
          </table:table-cell>
          <table:table-cell table:style-name="ce7" office:value-type="date" office:date-value="1936-01-25T04:57:52.99" calcext:value-type="date">
            <text:p>25/01/1936 04:57:52.990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OW-0188</text:p>
          </table:table-cell>
          <table:table-cell office:value-type="float" office:value="10254.9992701999" calcext:value-type="float">
            <text:p>10254.9992701999</text:p>
          </table:table-cell>
          <table:table-cell table:style-name="ce7" office:value-type="date" office:date-value="1928-01-27T23:58:56.95" calcext:value-type="date">
            <text:p>27/01/1928 23:58:56.950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OW-0189</text:p>
          </table:table-cell>
          <table:table-cell office:value-type="float" office:value="70013.6273051466" calcext:value-type="float">
            <text:p>70013.6273051466</text:p>
          </table:table-cell>
          <table:table-cell table:style-name="ce7" office:value-type="date" office:date-value="2091-09-07T15:03:19.16" calcext:value-type="date">
            <text:p>07/09/2091 15:03:19.16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OW-0190</text:p>
          </table:table-cell>
          <table:table-cell office:value-type="float" office:value="42855.6467800964" calcext:value-type="float">
            <text:p>42855.6467800964</text:p>
          </table:table-cell>
          <table:table-cell table:style-name="ce7" office:value-type="date" office:date-value="2017-04-30T15:31:21.8" calcext:value-type="date">
            <text:p>30/04/2017 15:31:21.800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OW-0191</text:p>
          </table:table-cell>
          <table:table-cell office:value-type="float" office:value="4790.5953137378" calcext:value-type="float">
            <text:p>4790.5953137378</text:p>
          </table:table-cell>
          <table:table-cell table:style-name="ce7" office:value-type="date" office:date-value="1913-02-10T14:17:15.107" calcext:value-type="date">
            <text:p>10/02/1913 14:17:15.107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OW-0192</text:p>
          </table:table-cell>
          <table:table-cell office:value-type="float" office:value="77981.9095820076" calcext:value-type="float">
            <text:p>77981.9095820076</text:p>
          </table:table-cell>
          <table:table-cell table:style-name="ce7" office:value-type="date" office:date-value="2113-07-02T21:49:47.89" calcext:value-type="date">
            <text:p>02/07/2113 21:49:47.890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OW-0193</text:p>
          </table:table-cell>
          <table:table-cell office:value-type="float" office:value="42947.6016299176" calcext:value-type="float">
            <text:p>42947.6016299176</text:p>
          </table:table-cell>
          <table:table-cell table:style-name="ce7" office:value-type="date" office:date-value="2017-07-31T14:26:20.82" calcext:value-type="date">
            <text:p>31/07/2017 14:26:20.820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OW-0194</text:p>
          </table:table-cell>
          <table:table-cell office:value-type="float" office:value="73939.1709831208" calcext:value-type="float">
            <text:p>73939.1709831208</text:p>
          </table:table-cell>
          <table:table-cell table:style-name="ce7" office:value-type="date" office:date-value="2102-06-08T04:06:12.94" calcext:value-type="date">
            <text:p>08/06/2102 04:06:12.940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OW-0195</text:p>
          </table:table-cell>
          <table:table-cell office:value-type="float" office:value="22702.5507261005" calcext:value-type="float">
            <text:p>22702.5507261005</text:p>
          </table:table-cell>
          <table:table-cell table:style-name="ce7" office:value-type="date" office:date-value="1962-02-25T13:13:02.74" calcext:value-type="date">
            <text:p>25/02/1962 13:13:02.740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OW-0196</text:p>
          </table:table-cell>
          <table:table-cell office:value-type="float" office:value="37125.9695393034" calcext:value-type="float">
            <text:p>37125.9695393034</text:p>
          </table:table-cell>
          <table:table-cell table:style-name="ce7" office:value-type="date" office:date-value="2001-08-22T23:16:08.2" calcext:value-type="date">
            <text:p>22/08/2001 23:16:08.200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OW-0197</text:p>
          </table:table-cell>
          <table:table-cell office:value-type="float" office:value="38406.9029493306" calcext:value-type="float">
            <text:p>38406.9029493306</text:p>
          </table:table-cell>
          <table:table-cell table:style-name="ce7" office:value-type="date" office:date-value="2005-02-23T21:40:14.82" calcext:value-type="date">
            <text:p>23/02/2005 21:40:14.820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OW-0198</text:p>
          </table:table-cell>
          <table:table-cell office:value-type="float" office:value="5417.08913194983" calcext:value-type="float">
            <text:p>5417.08913194983</text:p>
          </table:table-cell>
          <table:table-cell table:style-name="ce7" office:value-type="date" office:date-value="1914-10-30T02:08:21" calcext:value-type="date">
            <text:p>30/10/1914 02:08:21.000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W-0199</text:p>
          </table:table-cell>
          <table:table-cell office:value-type="float" office:value="29208.9529832284" calcext:value-type="float">
            <text:p>29208.9529832284</text:p>
          </table:table-cell>
          <table:table-cell table:style-name="ce7" office:value-type="date" office:date-value="1979-12-19T22:52:17.75" calcext:value-type="date">
            <text:p>19/12/1979 22:52:17.750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OW-0200</text:p>
          </table:table-cell>
          <table:table-cell office:value-type="float" office:value="62942.0227264153" calcext:value-type="float">
            <text:p>62942.0227264153</text:p>
          </table:table-cell>
          <table:table-cell table:style-name="ce7" office:value-type="date" office:date-value="2072-04-28T00:32:43.56" calcext:value-type="date">
            <text:p>28/04/2072 00:32:43.560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OW-0201</text:p>
          </table:table-cell>
          <table:table-cell office:value-type="float" office:value="33698.112300328" calcext:value-type="float">
            <text:p>33698.112300328</text:p>
          </table:table-cell>
          <table:table-cell table:style-name="ce7" office:value-type="date" office:date-value="1992-04-04T02:41:42.75" calcext:value-type="date">
            <text:p>04/04/1992 02:41:42.750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OW-0202</text:p>
          </table:table-cell>
          <table:table-cell office:value-type="float" office:value="11718.6205807828" calcext:value-type="float">
            <text:p>11718.6205807828</text:p>
          </table:table-cell>
          <table:table-cell table:style-name="ce7" office:value-type="date" office:date-value="1932-01-30T14:53:38.18" calcext:value-type="date">
            <text:p>30/01/1932 14:53:38.180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OW-0203</text:p>
          </table:table-cell>
          <table:table-cell office:value-type="float" office:value="79639.4340276264" calcext:value-type="float">
            <text:p>79639.4340276264</text:p>
          </table:table-cell>
          <table:table-cell table:style-name="ce7" office:value-type="date" office:date-value="2118-01-15T10:24:59.99" calcext:value-type="date">
            <text:p>15/01/2118 10:24:59.990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OW-0204</text:p>
          </table:table-cell>
          <table:table-cell office:value-type="float" office:value="53235.0415445017" calcext:value-type="float">
            <text:p>53235.0415445017</text:p>
          </table:table-cell>
          <table:table-cell table:style-name="ce7" office:value-type="date" office:date-value="2045-09-30T00:59:49.44" calcext:value-type="date">
            <text:p>30/09/2045 00:59:49.440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OW-0205</text:p>
          </table:table-cell>
          <table:table-cell office:value-type="float" office:value="34882.6034574272" calcext:value-type="float">
            <text:p>34882.6034574272</text:p>
          </table:table-cell>
          <table:table-cell table:style-name="ce7" office:value-type="date" office:date-value="1995-07-02T14:28:58.72" calcext:value-type="date">
            <text:p>02/07/1995 14:28:58.720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OW-0206</text:p>
          </table:table-cell>
          <table:table-cell office:value-type="float" office:value="33740.6679590369" calcext:value-type="float">
            <text:p>33740.6679590369</text:p>
          </table:table-cell>
          <table:table-cell table:style-name="ce7" office:value-type="date" office:date-value="1992-05-16T16:01:51.66" calcext:value-type="date">
            <text:p>16/05/1992 16:01:51.660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OW-0207</text:p>
          </table:table-cell>
          <table:table-cell office:value-type="float" office:value="98179.6070390164" calcext:value-type="float">
            <text:p>98179.6070390164</text:p>
          </table:table-cell>
          <table:table-cell table:style-name="ce7" office:value-type="date" office:date-value="2168-10-19T14:34:08.17" calcext:value-type="date">
            <text:p>19/10/2168 14:34:08.170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OW-0208</text:p>
          </table:table-cell>
          <table:table-cell office:value-type="float" office:value="88477.2804298829" calcext:value-type="float">
            <text:p>88477.2804298829</text:p>
          </table:table-cell>
          <table:table-cell table:style-name="ce7" office:value-type="date" office:date-value="2142-03-28T06:43:49.14" calcext:value-type="date">
            <text:p>28/03/2142 06:43:49.140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OW-0209</text:p>
          </table:table-cell>
          <table:table-cell office:value-type="float" office:value="7707.51798710363" calcext:value-type="float">
            <text:p>7707.51798710363</text:p>
          </table:table-cell>
          <table:table-cell table:style-name="ce7" office:value-type="date" office:date-value="1921-02-05T12:25:54.086" calcext:value-type="date">
            <text:p>05/02/1921 12:25:54.086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W-0210</text:p>
          </table:table-cell>
          <table:table-cell office:value-type="float" office:value="78098.8420606474" calcext:value-type="float">
            <text:p>78098.8420606474</text:p>
          </table:table-cell>
          <table:table-cell table:style-name="ce7" office:value-type="date" office:date-value="2113-10-27T20:12:34.04" calcext:value-type="date">
            <text:p>27/10/2113 20:12:34.040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W-0211</text:p>
          </table:table-cell>
          <table:table-cell office:value-type="float" office:value="70556.1288254812" calcext:value-type="float">
            <text:p>70556.1288254812</text:p>
          </table:table-cell>
          <table:table-cell table:style-name="ce7" office:value-type="date" office:date-value="2093-03-03T03:05:30.52" calcext:value-type="date">
            <text:p>03/03/2093 03:05:30.520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OW-0212</text:p>
          </table:table-cell>
          <table:table-cell office:value-type="float" office:value="83405.6384634387" calcext:value-type="float">
            <text:p>83405.6384634387</text:p>
          </table:table-cell>
          <table:table-cell table:style-name="ce7" office:value-type="date" office:date-value="2128-05-08T15:19:23.24" calcext:value-type="date">
            <text:p>08/05/2128 15:19:23.240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OW-0213</text:p>
          </table:table-cell>
          <table:table-cell office:value-type="float" office:value="13708.9302463038" calcext:value-type="float">
            <text:p>13708.9302463038</text:p>
          </table:table-cell>
          <table:table-cell table:style-name="ce7" office:value-type="date" office:date-value="1937-07-12T22:19:33.28" calcext:value-type="date">
            <text:p>12/07/1937 22:19:33.280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OW-0214</text:p>
          </table:table-cell>
          <table:table-cell office:value-type="float" office:value="39566.615066991" calcext:value-type="float">
            <text:p>39566.615066991</text:p>
          </table:table-cell>
          <table:table-cell table:style-name="ce7" office:value-type="date" office:date-value="2008-04-28T14:45:41.79" calcext:value-type="date">
            <text:p>28/04/2008 14:45:41.790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OW-0215</text:p>
          </table:table-cell>
          <table:table-cell office:value-type="float" office:value="32787.6509099105" calcext:value-type="float">
            <text:p>32787.6509099105</text:p>
          </table:table-cell>
          <table:table-cell table:style-name="ce7" office:value-type="date" office:date-value="1989-10-06T15:37:18.62" calcext:value-type="date">
            <text:p>06/10/1989 15:37:18.620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OW-0216</text:p>
          </table:table-cell>
          <table:table-cell office:value-type="float" office:value="2499.63263720359" calcext:value-type="float">
            <text:p>2499.63263720359</text:p>
          </table:table-cell>
          <table:table-cell table:style-name="ce7" office:value-type="date" office:date-value="1906-11-03T15:10:59.854" calcext:value-type="date">
            <text:p>03/11/1906 15:10:59.854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OW-0217</text:p>
          </table:table-cell>
          <table:table-cell office:value-type="float" office:value="12563.8617101094" calcext:value-type="float">
            <text:p>12563.8617101094</text:p>
          </table:table-cell>
          <table:table-cell table:style-name="ce7" office:value-type="date" office:date-value="1934-05-24T20:40:51.75" calcext:value-type="date">
            <text:p>24/05/1934 20:40:51.750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OW-0218</text:p>
          </table:table-cell>
          <table:table-cell office:value-type="float" office:value="51826.4121166286" calcext:value-type="float">
            <text:p>51826.4121166286</text:p>
          </table:table-cell>
          <table:table-cell table:style-name="ce7" office:value-type="date" office:date-value="2041-11-21T09:53:26.88" calcext:value-type="date">
            <text:p>21/11/2041 09:53:26.880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OW-0219</text:p>
          </table:table-cell>
          <table:table-cell office:value-type="float" office:value="55284.1429731492" calcext:value-type="float">
            <text:p>55284.1429731492</text:p>
          </table:table-cell>
          <table:table-cell table:style-name="ce7" office:value-type="date" office:date-value="2051-05-11T03:25:52.88" calcext:value-type="date">
            <text:p>11/05/2051 03:25:52.880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OW-0220</text:p>
          </table:table-cell>
          <table:table-cell office:value-type="float" office:value="39918.1406767825" calcext:value-type="float">
            <text:p>39918.1406767825</text:p>
          </table:table-cell>
          <table:table-cell table:style-name="ce7" office:value-type="date" office:date-value="2009-04-15T03:22:34.47" calcext:value-type="date">
            <text:p>15/04/2009 03:22:34.470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OW-0221</text:p>
          </table:table-cell>
          <table:table-cell office:value-type="float" office:value="37887.9336558375" calcext:value-type="float">
            <text:p>37887.9336558375</text:p>
          </table:table-cell>
          <table:table-cell table:style-name="ce7" office:value-type="date" office:date-value="2003-09-23T22:24:27.86" calcext:value-type="date">
            <text:p>23/09/2003 22:24:27.860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OW-0222</text:p>
          </table:table-cell>
          <table:table-cell office:value-type="float" office:value="7906.76008155176" calcext:value-type="float">
            <text:p>7906.76008155176</text:p>
          </table:table-cell>
          <table:table-cell table:style-name="ce7" office:value-type="date" office:date-value="1921-08-23T18:14:31.046" calcext:value-type="date">
            <text:p>23/08/1921 18:14:31.046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OW-0223</text:p>
          </table:table-cell>
          <table:table-cell office:value-type="float" office:value="42872.6536363445" calcext:value-type="float">
            <text:p>42872.6536363445</text:p>
          </table:table-cell>
          <table:table-cell table:style-name="ce7" office:value-type="date" office:date-value="2017-05-17T15:41:14.18" calcext:value-type="date">
            <text:p>17/05/2017 15:41:14.180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W-0224</text:p>
          </table:table-cell>
          <table:table-cell office:value-type="float" office:value="94298.8158249624" calcext:value-type="float">
            <text:p>94298.8158249624</text:p>
          </table:table-cell>
          <table:table-cell table:style-name="ce7" office:value-type="date" office:date-value="2158-03-05T19:34:47.28" calcext:value-type="date">
            <text:p>05/03/2158 19:34:47.280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W-0225</text:p>
          </table:table-cell>
          <table:table-cell office:value-type="float" office:value="62065.8376842573" calcext:value-type="float">
            <text:p>62065.8376842573</text:p>
          </table:table-cell>
          <table:table-cell table:style-name="ce7" office:value-type="date" office:date-value="2069-12-03T20:06:15.92" calcext:value-type="date">
            <text:p>03/12/2069 20:06:15.920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OW-0226</text:p>
          </table:table-cell>
          <table:table-cell office:value-type="float" office:value="36391.3348120763" calcext:value-type="float">
            <text:p>36391.3348120763</text:p>
          </table:table-cell>
          <table:table-cell table:style-name="ce7" office:value-type="date" office:date-value="1999-08-19T08:02:07.76" calcext:value-type="date">
            <text:p>19/08/1999 08:02:07.760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OW-0227</text:p>
          </table:table-cell>
          <table:table-cell office:value-type="float" office:value="51896.7740708676" calcext:value-type="float">
            <text:p>51896.7740708676</text:p>
          </table:table-cell>
          <table:table-cell table:style-name="ce7" office:value-type="date" office:date-value="2042-01-30T18:34:39.72" calcext:value-type="date">
            <text:p>30/01/2042 18:34:39.720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W-0228</text:p>
          </table:table-cell>
          <table:table-cell office:value-type="float" office:value="44494.5825447658" calcext:value-type="float">
            <text:p>44494.5825447658</text:p>
          </table:table-cell>
          <table:table-cell table:style-name="ce7" office:value-type="date" office:date-value="2021-10-25T13:58:51.87" calcext:value-type="date">
            <text:p>25/10/2021 13:58:51.870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OW-0229</text:p>
          </table:table-cell>
          <table:table-cell office:value-type="float" office:value="44998.7199085727" calcext:value-type="float">
            <text:p>44998.7199085727</text:p>
          </table:table-cell>
          <table:table-cell table:style-name="ce7" office:value-type="date" office:date-value="2023-03-13T17:16:40.1" calcext:value-type="date">
            <text:p>13/03/2023 17:16:40.100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OW-0230</text:p>
          </table:table-cell>
          <table:table-cell office:value-type="float" office:value="90288.3827010282" calcext:value-type="float">
            <text:p>90288.3827010282</text:p>
          </table:table-cell>
          <table:table-cell table:style-name="ce7" office:value-type="date" office:date-value="2147-03-13T09:11:05.37" calcext:value-type="date">
            <text:p>13/03/2147 09:11:05.370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OW-0231</text:p>
          </table:table-cell>
          <table:table-cell office:value-type="float" office:value="24284.4937844516" calcext:value-type="float">
            <text:p>24284.4937844516</text:p>
          </table:table-cell>
          <table:table-cell table:style-name="ce7" office:value-type="date" office:date-value="1966-06-26T11:51:02.98" calcext:value-type="date">
            <text:p>26/06/1966 11:51:02.980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W-0232</text:p>
          </table:table-cell>
          <table:table-cell office:value-type="float" office:value="59272.0928707764" calcext:value-type="float">
            <text:p>59272.0928707764</text:p>
          </table:table-cell>
          <table:table-cell table:style-name="ce7" office:value-type="date" office:date-value="2062-04-11T02:13:44.04" calcext:value-type="date">
            <text:p>11/04/2062 02:13:44.040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OW-0233</text:p>
          </table:table-cell>
          <table:table-cell office:value-type="float" office:value="41142.6206698281" calcext:value-type="float">
            <text:p>41142.6206698281</text:p>
          </table:table-cell>
          <table:table-cell table:style-name="ce7" office:value-type="date" office:date-value="2012-08-21T14:53:45.87" calcext:value-type="date">
            <text:p>21/08/2012 14:53:45.870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OW-0234</text:p>
          </table:table-cell>
          <table:table-cell office:value-type="float" office:value="88106.1179508174" calcext:value-type="float">
            <text:p>88106.1179508174</text:p>
          </table:table-cell>
          <table:table-cell table:style-name="ce7" office:value-type="date" office:date-value="2141-03-22T02:49:50.95" calcext:value-type="date">
            <text:p>22/03/2141 02:49:50.950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OW-0235</text:p>
          </table:table-cell>
          <table:table-cell office:value-type="float" office:value="77867.5910875811" calcext:value-type="float">
            <text:p>77867.5910875811</text:p>
          </table:table-cell>
          <table:table-cell table:style-name="ce7" office:value-type="date" office:date-value="2113-03-10T14:11:09.97" calcext:value-type="date">
            <text:p>10/03/2113 14:11:09.970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W-0236</text:p>
          </table:table-cell>
          <table:table-cell office:value-type="float" office:value="50623.5069276013" calcext:value-type="float">
            <text:p>50623.5069276013</text:p>
          </table:table-cell>
          <table:table-cell table:style-name="ce7" office:value-type="date" office:date-value="2038-08-06T12:09:58.54" calcext:value-type="date">
            <text:p>06/08/2038 12:09:58.540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W-0237</text:p>
          </table:table-cell>
          <table:table-cell office:value-type="float" office:value="36863.8669908052" calcext:value-type="float">
            <text:p>36863.8669908052</text:p>
          </table:table-cell>
          <table:table-cell table:style-name="ce7" office:value-type="date" office:date-value="2000-12-03T20:48:28.01" calcext:value-type="date">
            <text:p>03/12/2000 20:48:28.010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OW-0238</text:p>
          </table:table-cell>
          <table:table-cell office:value-type="float" office:value="63249.2428250813" calcext:value-type="float">
            <text:p>63249.2428250813</text:p>
          </table:table-cell>
          <table:table-cell table:style-name="ce7" office:value-type="date" office:date-value="2073-03-01T05:49:40.09" calcext:value-type="date">
            <text:p>01/03/2073 05:49:40.090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W-0239</text:p>
          </table:table-cell>
          <table:table-cell office:value-type="float" office:value="86034.854655137" calcext:value-type="float">
            <text:p>86034.854655137</text:p>
          </table:table-cell>
          <table:table-cell table:style-name="ce7" office:value-type="date" office:date-value="2135-07-20T20:30:42.2" calcext:value-type="date">
            <text:p>20/07/2135 20:30:42.200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W-0240</text:p>
          </table:table-cell>
          <table:table-cell office:value-type="float" office:value="1907.76275859097" calcext:value-type="float">
            <text:p>1907.76275859097</text:p>
          </table:table-cell>
          <table:table-cell table:style-name="ce7" office:value-type="date" office:date-value="1905-03-21T18:18:22.342" calcext:value-type="date">
            <text:p>21/03/1905 18:18:22.342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OW-0241</text:p>
          </table:table-cell>
          <table:table-cell office:value-type="float" office:value="9798.67731938979" calcext:value-type="float">
            <text:p>9798.67731938979</text:p>
          </table:table-cell>
          <table:table-cell table:style-name="ce7" office:value-type="date" office:date-value="1926-10-28T16:15:20.395" calcext:value-type="date">
            <text:p>28/10/1926 16:15:20.395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OW-0242</text:p>
          </table:table-cell>
          <table:table-cell office:value-type="float" office:value="71360.1945006876" calcext:value-type="float">
            <text:p>71360.1945006876</text:p>
          </table:table-cell>
          <table:table-cell table:style-name="ce7" office:value-type="date" office:date-value="2095-05-16T04:40:04.86" calcext:value-type="date">
            <text:p>16/05/2095 04:40:04.860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OW-0243</text:p>
          </table:table-cell>
          <table:table-cell office:value-type="float" office:value="43003.8654318748" calcext:value-type="float">
            <text:p>43003.8654318748</text:p>
          </table:table-cell>
          <table:table-cell table:style-name="ce7" office:value-type="date" office:date-value="2017-09-25T20:46:13.31" calcext:value-type="date">
            <text:p>25/09/2017 20:46:13.310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OW-0244</text:p>
          </table:table-cell>
          <table:table-cell office:value-type="float" office:value="50074.5837323072" calcext:value-type="float">
            <text:p>50074.5837323072</text:p>
          </table:table-cell>
          <table:table-cell table:style-name="ce7" office:value-type="date" office:date-value="2037-02-03T14:00:34.47" calcext:value-type="date">
            <text:p>03/02/2037 14:00:34.470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OW-0245</text:p>
          </table:table-cell>
          <table:table-cell office:value-type="float" office:value="55753.4452522918" calcext:value-type="float">
            <text:p>55753.4452522918</text:p>
          </table:table-cell>
          <table:table-cell table:style-name="ce7" office:value-type="date" office:date-value="2052-08-22T10:41:09.8" calcext:value-type="date">
            <text:p>22/08/2052 10:41:09.800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W-0246</text:p>
          </table:table-cell>
          <table:table-cell office:value-type="float" office:value="63263.3278581293" calcext:value-type="float">
            <text:p>63263.3278581293</text:p>
          </table:table-cell>
          <table:table-cell table:style-name="ce7" office:value-type="date" office:date-value="2073-03-15T07:52:06.94" calcext:value-type="date">
            <text:p>15/03/2073 07:52:06.940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OW-0247</text:p>
          </table:table-cell>
          <table:table-cell office:value-type="float" office:value="21253.5676862069" calcext:value-type="float">
            <text:p>21253.5676862069</text:p>
          </table:table-cell>
          <table:table-cell table:style-name="ce7" office:value-type="date" office:date-value="1958-03-09T13:37:28.09" calcext:value-type="date">
            <text:p>09/03/1958 13:37:28.090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W-0248</text:p>
          </table:table-cell>
          <table:table-cell office:value-type="float" office:value="31323.8316156753" calcext:value-type="float">
            <text:p>31323.8316156753</text:p>
          </table:table-cell>
          <table:table-cell table:style-name="ce7" office:value-type="date" office:date-value="1985-10-03T19:57:31.59" calcext:value-type="date">
            <text:p>03/10/1985 19:57:31.590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OW-0249</text:p>
          </table:table-cell>
          <table:table-cell office:value-type="float" office:value="41668.6089750309" calcext:value-type="float">
            <text:p>41668.6089750309</text:p>
          </table:table-cell>
          <table:table-cell table:style-name="ce7" office:value-type="date" office:date-value="2014-01-29T14:36:55.44" calcext:value-type="date">
            <text:p>29/01/2014 14:36:55.440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OW-0250</text:p>
          </table:table-cell>
          <table:table-cell office:value-type="float" office:value="90791.3130983705" calcext:value-type="float">
            <text:p>90791.3130983705</text:p>
          </table:table-cell>
          <table:table-cell table:style-name="ce7" office:value-type="date" office:date-value="2148-07-28T07:30:51.7" calcext:value-type="date">
            <text:p>28/07/2148 07:30:51.700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OW-0251</text:p>
          </table:table-cell>
          <table:table-cell office:value-type="float" office:value="18094.392915419" calcext:value-type="float">
            <text:p>18094.392915419</text:p>
          </table:table-cell>
          <table:table-cell table:style-name="ce7" office:value-type="date" office:date-value="1949-07-15T09:25:47.89" calcext:value-type="date">
            <text:p>15/07/1949 09:25:47.890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OW-0252</text:p>
          </table:table-cell>
          <table:table-cell office:value-type="float" office:value="56204.3708755156" calcext:value-type="float">
            <text:p>56204.3708755156</text:p>
          </table:table-cell>
          <table:table-cell table:style-name="ce7" office:value-type="date" office:date-value="2053-11-16T08:54:03.64" calcext:value-type="date">
            <text:p>16/11/2053 08:54:03.640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OW-0253</text:p>
          </table:table-cell>
          <table:table-cell office:value-type="float" office:value="67085.4873366148" calcext:value-type="float">
            <text:p>67085.4873366148</text:p>
          </table:table-cell>
          <table:table-cell table:style-name="ce7" office:value-type="date" office:date-value="2083-09-01T11:41:45.88" calcext:value-type="date">
            <text:p>01/09/2083 11:41:45.880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W-0254</text:p>
          </table:table-cell>
          <table:table-cell office:value-type="float" office:value="19142.5422790853" calcext:value-type="float">
            <text:p>19142.5422790853</text:p>
          </table:table-cell>
          <table:table-cell table:style-name="ce7" office:value-type="date" office:date-value="1952-05-28T13:00:52.91" calcext:value-type="date">
            <text:p>28/05/1952 13:00:52.910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OW-0255</text:p>
          </table:table-cell>
          <table:table-cell office:value-type="float" office:value="33045.4536211907" calcext:value-type="float">
            <text:p>33045.4536211907</text:p>
          </table:table-cell>
          <table:table-cell table:style-name="ce7" office:value-type="date" office:date-value="1990-06-21T10:53:12.87" calcext:value-type="date">
            <text:p>21/06/1990 10:53:12.870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OW-0256</text:p>
          </table:table-cell>
          <table:table-cell office:value-type="float" office:value="48552.2823829517" calcext:value-type="float">
            <text:p>48552.2823829517</text:p>
          </table:table-cell>
          <table:table-cell table:style-name="ce7" office:value-type="date" office:date-value="2032-12-04T06:46:37.89" calcext:value-type="date">
            <text:p>04/12/2032 06:46:37.890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OW-0257</text:p>
          </table:table-cell>
          <table:table-cell office:value-type="float" office:value="69934.8606457" calcext:value-type="float">
            <text:p>69934.8606457</text:p>
          </table:table-cell>
          <table:table-cell table:style-name="ce7" office:value-type="date" office:date-value="2091-06-20T20:39:19.79" calcext:value-type="date">
            <text:p>20/06/2091 20:39:19.790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OW-0258</text:p>
          </table:table-cell>
          <table:table-cell office:value-type="float" office:value="86437.6964415988" calcext:value-type="float">
            <text:p>86437.6964415988</text:p>
          </table:table-cell>
          <table:table-cell table:style-name="ce7" office:value-type="date" office:date-value="2136-08-26T16:42:52.55" calcext:value-type="date">
            <text:p>26/08/2136 16:42:52.550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OW-0259</text:p>
          </table:table-cell>
          <table:table-cell office:value-type="float" office:value="42724.3199878133" calcext:value-type="float">
            <text:p>42724.3199878133</text:p>
          </table:table-cell>
          <table:table-cell table:style-name="ce7" office:value-type="date" office:date-value="2016-12-20T07:40:46.95" calcext:value-type="date">
            <text:p>20/12/2016 07:40:46.950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OW-0260</text:p>
          </table:table-cell>
          <table:table-cell office:value-type="float" office:value="51088.0208703554" calcext:value-type="float">
            <text:p>51088.0208703554</text:p>
          </table:table-cell>
          <table:table-cell table:style-name="ce7" office:value-type="date" office:date-value="2039-11-14T00:30:03.2" calcext:value-type="date">
            <text:p>14/11/2039 00:30:03.200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OW-0261</text:p>
          </table:table-cell>
          <table:table-cell office:value-type="float" office:value="84069.6843557478" calcext:value-type="float">
            <text:p>84069.6843557478</text:p>
          </table:table-cell>
          <table:table-cell table:style-name="ce7" office:value-type="date" office:date-value="2130-03-03T16:25:28.34" calcext:value-type="date">
            <text:p>03/03/2130 16:25:28.340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OW-0262</text:p>
          </table:table-cell>
          <table:table-cell office:value-type="float" office:value="99438.1476513548" calcext:value-type="float">
            <text:p>99438.1476513548</text:p>
          </table:table-cell>
          <table:table-cell table:style-name="ce7" office:value-type="date" office:date-value="2172-03-31T03:32:37.08" calcext:value-type="date">
            <text:p>31/03/2172 03:32:37.080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W-0263</text:p>
          </table:table-cell>
          <table:table-cell office:value-type="float" office:value="54947.26866427" calcext:value-type="float">
            <text:p>54947.26866427</text:p>
          </table:table-cell>
          <table:table-cell table:style-name="ce7" office:value-type="date" office:date-value="2050-06-08T06:26:52.59" calcext:value-type="date">
            <text:p>08/06/2050 06:26:52.590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OW-0264</text:p>
          </table:table-cell>
          <table:table-cell office:value-type="float" office:value="55798.3131689511" calcext:value-type="float">
            <text:p>55798.3131689511</text:p>
          </table:table-cell>
          <table:table-cell table:style-name="ce7" office:value-type="date" office:date-value="2052-10-06T07:30:57.8" calcext:value-type="date">
            <text:p>06/10/2052 07:30:57.800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W-0265</text:p>
          </table:table-cell>
          <table:table-cell office:value-type="float" office:value="23481.9879305092" calcext:value-type="float">
            <text:p>23481.9879305092</text:p>
          </table:table-cell>
          <table:table-cell table:style-name="ce7" office:value-type="date" office:date-value="1964-04-14T23:42:37.2" calcext:value-type="date">
            <text:p>14/04/1964 23:42:37.200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OW-0266</text:p>
          </table:table-cell>
          <table:table-cell office:value-type="float" office:value="84902.4584225729" calcext:value-type="float">
            <text:p>84902.4584225729</text:p>
          </table:table-cell>
          <table:table-cell table:style-name="ce7" office:value-type="date" office:date-value="2132-06-13T11:00:07.71" calcext:value-type="date">
            <text:p>13/06/2132 11:00:07.710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OW-0267</text:p>
          </table:table-cell>
          <table:table-cell office:value-type="float" office:value="97008.4696478102" calcext:value-type="float">
            <text:p>97008.4696478102</text:p>
          </table:table-cell>
          <table:table-cell table:style-name="ce7" office:value-type="date" office:date-value="2165-08-05T11:16:17.57" calcext:value-type="date">
            <text:p>05/08/2165 11:16:17.570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OW-0268</text:p>
          </table:table-cell>
          <table:table-cell office:value-type="float" office:value="85872.4010302882" calcext:value-type="float">
            <text:p>85872.4010302882</text:p>
          </table:table-cell>
          <table:table-cell table:style-name="ce7" office:value-type="date" office:date-value="2135-02-08T09:37:29.02" calcext:value-type="date">
            <text:p>08/02/2135 09:37:29.020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OW-0269</text:p>
          </table:table-cell>
          <table:table-cell office:value-type="float" office:value="12443.3550348441" calcext:value-type="float">
            <text:p>12443.3550348441</text:p>
          </table:table-cell>
          <table:table-cell table:style-name="ce7" office:value-type="date" office:date-value="1934-01-24T08:31:15.01" calcext:value-type="date">
            <text:p>24/01/1934 08:31:15.010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OW-0270</text:p>
          </table:table-cell>
          <table:table-cell office:value-type="float" office:value="18783.5722849657" calcext:value-type="float">
            <text:p>18783.5722849657</text:p>
          </table:table-cell>
          <table:table-cell table:style-name="ce7" office:value-type="date" office:date-value="1951-06-04T13:44:05.42" calcext:value-type="date">
            <text:p>04/06/1951 13:44:05.420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OW-0271</text:p>
          </table:table-cell>
          <table:table-cell office:value-type="float" office:value="21619.1231317855" calcext:value-type="float">
            <text:p>21619.1231317855</text:p>
          </table:table-cell>
          <table:table-cell table:style-name="ce7" office:value-type="date" office:date-value="1959-03-10T02:57:18.59" calcext:value-type="date">
            <text:p>10/03/1959 02:57:18.590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OW-0272</text:p>
          </table:table-cell>
          <table:table-cell office:value-type="float" office:value="64607.309069216" calcext:value-type="float">
            <text:p>64607.309069216</text:p>
          </table:table-cell>
          <table:table-cell table:style-name="ce7" office:value-type="date" office:date-value="2076-11-18T07:25:03.58" calcext:value-type="date">
            <text:p>18/11/2076 07:25:03.580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OW-0273</text:p>
          </table:table-cell>
          <table:table-cell office:value-type="float" office:value="56754.3499005315" calcext:value-type="float">
            <text:p>56754.3499005315</text:p>
          </table:table-cell>
          <table:table-cell table:style-name="ce7" office:value-type="date" office:date-value="2055-05-20T08:23:51.41" calcext:value-type="date">
            <text:p>20/05/2055 08:23:51.410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OW-0274</text:p>
          </table:table-cell>
          <table:table-cell office:value-type="float" office:value="18619.0767363052" calcext:value-type="float">
            <text:p>18619.0767363052</text:p>
          </table:table-cell>
          <table:table-cell table:style-name="ce7" office:value-type="date" office:date-value="1950-12-22T01:50:30.02" calcext:value-type="date">
            <text:p>22/12/1950 01:50:30.020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OW-0275</text:p>
          </table:table-cell>
          <table:table-cell office:value-type="float" office:value="70605.7320485259" calcext:value-type="float">
            <text:p>70605.7320485259</text:p>
          </table:table-cell>
          <table:table-cell table:style-name="ce7" office:value-type="date" office:date-value="2093-04-21T17:34:08.99" calcext:value-type="date">
            <text:p>21/04/2093 17:34:08.990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OW-0276</text:p>
          </table:table-cell>
          <table:table-cell office:value-type="float" office:value="30634.2176485424" calcext:value-type="float">
            <text:p>30634.2176485424</text:p>
          </table:table-cell>
          <table:table-cell table:style-name="ce7" office:value-type="date" office:date-value="1983-11-14T05:13:24.83" calcext:value-type="date">
            <text:p>14/11/1983 05:13:24.830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OW-0277</text:p>
          </table:table-cell>
          <table:table-cell office:value-type="float" office:value="66751.5836509429" calcext:value-type="float">
            <text:p>66751.5836509429</text:p>
          </table:table-cell>
          <table:table-cell table:style-name="ce7" office:value-type="date" office:date-value="2082-10-02T14:00:27.44" calcext:value-type="date">
            <text:p>02/10/2082 14:00:27.440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OW-0278</text:p>
          </table:table-cell>
          <table:table-cell office:value-type="float" office:value="3567.17891140592" calcext:value-type="float">
            <text:p>3567.17891140592</text:p>
          </table:table-cell>
          <table:table-cell table:style-name="ce7" office:value-type="date" office:date-value="1909-10-06T04:17:37.945" calcext:value-type="date">
            <text:p>06/10/1909 04:17:37.945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OW-0279</text:p>
          </table:table-cell>
          <table:table-cell office:value-type="float" office:value="40531.4752120294" calcext:value-type="float">
            <text:p>40531.4752120294</text:p>
          </table:table-cell>
          <table:table-cell table:style-name="ce7" office:value-type="date" office:date-value="2010-12-19T11:24:18.32" calcext:value-type="date">
            <text:p>19/12/2010 11:24:18.320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OW-0280</text:p>
          </table:table-cell>
          <table:table-cell office:value-type="float" office:value="61850.320468781" calcext:value-type="float">
            <text:p>61850.320468781</text:p>
          </table:table-cell>
          <table:table-cell table:style-name="ce7" office:value-type="date" office:date-value="2069-05-02T07:41:28.5" calcext:value-type="date">
            <text:p>02/05/2069 07:41:28.500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OW-0281</text:p>
          </table:table-cell>
          <table:table-cell office:value-type="float" office:value="3203.36736106404" calcext:value-type="float">
            <text:p>3203.36736106404</text:p>
          </table:table-cell>
          <table:table-cell table:style-name="ce7" office:value-type="date" office:date-value="1908-10-07T08:48:59.996" calcext:value-type="date">
            <text:p>07/10/1908 08:48:59.996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OW-0282</text:p>
          </table:table-cell>
          <table:table-cell office:value-type="float" office:value="42967.9016924844" calcext:value-type="float">
            <text:p>42967.9016924844</text:p>
          </table:table-cell>
          <table:table-cell table:style-name="ce7" office:value-type="date" office:date-value="2017-08-20T21:38:26.23" calcext:value-type="date">
            <text:p>20/08/2017 21:38:26.230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OW-0283</text:p>
          </table:table-cell>
          <table:table-cell office:value-type="float" office:value="87761.285451751" calcext:value-type="float">
            <text:p>87761.285451751</text:p>
          </table:table-cell>
          <table:table-cell table:style-name="ce7" office:value-type="date" office:date-value="2140-04-11T06:51:03.03" calcext:value-type="date">
            <text:p>11/04/2140 06:51:03.030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W-0284</text:p>
          </table:table-cell>
          <table:table-cell office:value-type="float" office:value="61530.7479274326" calcext:value-type="float">
            <text:p>61530.7479274326</text:p>
          </table:table-cell>
          <table:table-cell table:style-name="ce7" office:value-type="date" office:date-value="2068-06-16T17:57:00.93" calcext:value-type="date">
            <text:p>16/06/2068 17:57:00.930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OW-0285</text:p>
          </table:table-cell>
          <table:table-cell office:value-type="float" office:value="27833.6562055174" calcext:value-type="float">
            <text:p>27833.6562055174</text:p>
          </table:table-cell>
          <table:table-cell table:style-name="ce7" office:value-type="date" office:date-value="1976-03-14T15:44:56.16" calcext:value-type="date">
            <text:p>14/03/1976 15:44:56.160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OW-0286</text:p>
          </table:table-cell>
          <table:table-cell office:value-type="float" office:value="43162.6336435595" calcext:value-type="float">
            <text:p>43162.6336435595</text:p>
          </table:table-cell>
          <table:table-cell table:style-name="ce7" office:value-type="date" office:date-value="2018-03-03T15:12:26.8" calcext:value-type="date">
            <text:p>03/03/2018 15:12:26.800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OW-0287</text:p>
          </table:table-cell>
          <table:table-cell office:value-type="float" office:value="11819.1071182114" calcext:value-type="float">
            <text:p>11819.1071182114</text:p>
          </table:table-cell>
          <table:table-cell table:style-name="ce7" office:value-type="date" office:date-value="1932-05-10T02:34:15.01" calcext:value-type="date">
            <text:p>10/05/1932 02:34:15.010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OW-0288</text:p>
          </table:table-cell>
          <table:table-cell office:value-type="float" office:value="18296.1637737084" calcext:value-type="float">
            <text:p>18296.1637737084</text:p>
          </table:table-cell>
          <table:table-cell table:style-name="ce7" office:value-type="date" office:date-value="1950-02-02T03:55:50.05" calcext:value-type="date">
            <text:p>02/02/1950 03:55:50.050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OW-0289</text:p>
          </table:table-cell>
          <table:table-cell office:value-type="float" office:value="34588.3708230236" calcext:value-type="float">
            <text:p>34588.3708230236</text:p>
          </table:table-cell>
          <table:table-cell table:style-name="ce7" office:value-type="date" office:date-value="1994-09-11T08:53:59.11" calcext:value-type="date">
            <text:p>11/09/1994 08:53:59.110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OW-0290</text:p>
          </table:table-cell>
          <table:table-cell office:value-type="float" office:value="13737.6194600153" calcext:value-type="float">
            <text:p>13737.6194600153</text:p>
          </table:table-cell>
          <table:table-cell table:style-name="ce7" office:value-type="date" office:date-value="1937-08-10T14:52:01.35" calcext:value-type="date">
            <text:p>10/08/1937 14:52:01.350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OW-0291</text:p>
          </table:table-cell>
          <table:table-cell office:value-type="float" office:value="56299.8988486234" calcext:value-type="float">
            <text:p>56299.8988486234</text:p>
          </table:table-cell>
          <table:table-cell table:style-name="ce7" office:value-type="date" office:date-value="2054-02-19T21:34:20.52" calcext:value-type="date">
            <text:p>19/02/2054 21:34:20.520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OW-0292</text:p>
          </table:table-cell>
          <table:table-cell office:value-type="float" office:value="74509.9556717288" calcext:value-type="float">
            <text:p>74509.9556717288</text:p>
          </table:table-cell>
          <table:table-cell table:style-name="ce7" office:value-type="date" office:date-value="2103-12-30T22:56:10.04" calcext:value-type="date">
            <text:p>30/12/2103 22:56:10.040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OW-0293</text:p>
          </table:table-cell>
          <table:table-cell office:value-type="float" office:value="84900.8969523246" calcext:value-type="float">
            <text:p>84900.8969523246</text:p>
          </table:table-cell>
          <table:table-cell table:style-name="ce7" office:value-type="date" office:date-value="2132-06-11T21:31:36.68" calcext:value-type="date">
            <text:p>11/06/2132 21:31:36.680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W-0294</text:p>
          </table:table-cell>
          <table:table-cell office:value-type="float" office:value="11401.1708793682" calcext:value-type="float">
            <text:p>11401.1708793682</text:p>
          </table:table-cell>
          <table:table-cell table:style-name="ce7" office:value-type="date" office:date-value="1931-03-19T04:06:03.98" calcext:value-type="date">
            <text:p>19/03/1931 04:06:03.980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OW-0295</text:p>
          </table:table-cell>
          <table:table-cell office:value-type="float" office:value="65518.8591492461" calcext:value-type="float">
            <text:p>65518.8591492461</text:p>
          </table:table-cell>
          <table:table-cell table:style-name="ce7" office:value-type="date" office:date-value="2079-05-18T20:37:10.49" calcext:value-type="date">
            <text:p>18/05/2079 20:37:10.490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OW-0296</text:p>
          </table:table-cell>
          <table:table-cell office:value-type="float" office:value="90568.9557804051" calcext:value-type="float">
            <text:p>90568.9557804051</text:p>
          </table:table-cell>
          <table:table-cell table:style-name="ce7" office:value-type="date" office:date-value="2147-12-18T22:56:19.43" calcext:value-type="date">
            <text:p>18/12/2147 22:56:19.430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OW-0297</text:p>
          </table:table-cell>
          <table:table-cell office:value-type="float" office:value="12103.3684445079" calcext:value-type="float">
            <text:p>12103.3684445079</text:p>
          </table:table-cell>
          <table:table-cell table:style-name="ce7" office:value-type="date" office:date-value="1933-02-18T08:50:33.61" calcext:value-type="date">
            <text:p>18/02/1933 08:50:33.610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OW-0298</text:p>
          </table:table-cell>
          <table:table-cell office:value-type="float" office:value="58400.3612521012" calcext:value-type="float">
            <text:p>58400.3612521012</text:p>
          </table:table-cell>
          <table:table-cell table:style-name="ce7" office:value-type="date" office:date-value="2059-11-21T08:40:12.18" calcext:value-type="date">
            <text:p>21/11/2059 08:40:12.180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OW-0299</text:p>
          </table:table-cell>
          <table:table-cell office:value-type="float" office:value="85978.9773409703" calcext:value-type="float">
            <text:p>85978.9773409703</text:p>
          </table:table-cell>
          <table:table-cell table:style-name="ce7" office:value-type="date" office:date-value="2135-05-25T23:27:22.26" calcext:value-type="date">
            <text:p>25/05/2135 23:27:22.260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W-0300</text:p>
          </table:table-cell>
          <table:table-cell office:value-type="float" office:value="33647.0253287048" calcext:value-type="float">
            <text:p>33647.0253287048</text:p>
          </table:table-cell>
          <table:table-cell table:style-name="ce7" office:value-type="date" office:date-value="1992-02-13T00:36:28.4" calcext:value-type="date">
            <text:p>13/02/1992 00:36:28.400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OW-0301</text:p>
          </table:table-cell>
          <table:table-cell office:value-type="float" office:value="60309.4560457874" calcext:value-type="float">
            <text:p>60309.4560457874</text:p>
          </table:table-cell>
          <table:table-cell table:style-name="ce7" office:value-type="date" office:date-value="2065-02-11T10:56:42.36" calcext:value-type="date">
            <text:p>11/02/2065 10:56:42.360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OW-0302</text:p>
          </table:table-cell>
          <table:table-cell office:value-type="float" office:value="31439.2474575951" calcext:value-type="float">
            <text:p>31439.2474575951</text:p>
          </table:table-cell>
          <table:table-cell table:style-name="ce7" office:value-type="date" office:date-value="1986-01-27T05:56:20.34" calcext:value-type="date">
            <text:p>27/01/1986 05:56:20.340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OW-0303</text:p>
          </table:table-cell>
          <table:table-cell office:value-type="float" office:value="45999.4717928503" calcext:value-type="float">
            <text:p>45999.4717928503</text:p>
          </table:table-cell>
          <table:table-cell table:style-name="ce7" office:value-type="date" office:date-value="2025-12-08T11:19:22.9" calcext:value-type="date">
            <text:p>08/12/2025 11:19:22.900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W-0304</text:p>
          </table:table-cell>
          <table:table-cell office:value-type="float" office:value="37370.937289373" calcext:value-type="float">
            <text:p>37370.937289373</text:p>
          </table:table-cell>
          <table:table-cell table:style-name="ce7" office:value-type="date" office:date-value="2002-04-24T22:29:41.8" calcext:value-type="date">
            <text:p>24/04/2002 22:29:41.800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OW-0305</text:p>
          </table:table-cell>
          <table:table-cell office:value-type="float" office:value="60609.9949283829" calcext:value-type="float">
            <text:p>60609.9949283829</text:p>
          </table:table-cell>
          <table:table-cell table:style-name="ce7" office:value-type="date" office:date-value="2065-12-08T23:52:41.81" calcext:value-type="date">
            <text:p>08/12/2065 23:52:41.810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OW-0306</text:p>
          </table:table-cell>
          <table:table-cell office:value-type="float" office:value="4038.44900594952" calcext:value-type="float">
            <text:p>4038.44900594952</text:p>
          </table:table-cell>
          <table:table-cell table:style-name="ce7" office:value-type="date" office:date-value="1911-01-20T10:46:34.114" calcext:value-type="date">
            <text:p>20/01/1911 10:46:34.114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OW-0307</text:p>
          </table:table-cell>
          <table:table-cell office:value-type="float" office:value="35622.5166897758" calcext:value-type="float">
            <text:p>35622.5166897758</text:p>
          </table:table-cell>
          <table:table-cell table:style-name="ce7" office:value-type="date" office:date-value="1997-07-11T12:24:01.99" calcext:value-type="date">
            <text:p>11/07/1997 12:24:01.990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OW-0308</text:p>
          </table:table-cell>
          <table:table-cell office:value-type="float" office:value="72105.5139732986" calcext:value-type="float">
            <text:p>72105.5139732986</text:p>
          </table:table-cell>
          <table:table-cell table:style-name="ce7" office:value-type="date" office:date-value="2097-05-30T12:20:07.29" calcext:value-type="date">
            <text:p>30/05/2097 12:20:07.290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OW-0309</text:p>
          </table:table-cell>
          <table:table-cell office:value-type="float" office:value="63705.2836549324" calcext:value-type="float">
            <text:p>63705.2836549324</text:p>
          </table:table-cell>
          <table:table-cell table:style-name="ce7" office:value-type="date" office:date-value="2074-05-31T06:48:27.79" calcext:value-type="date">
            <text:p>31/05/2074 06:48:27.790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OW-0310</text:p>
          </table:table-cell>
          <table:table-cell office:value-type="float" office:value="50307.4075605444" calcext:value-type="float">
            <text:p>50307.4075605444</text:p>
          </table:table-cell>
          <table:table-cell table:style-name="ce7" office:value-type="date" office:date-value="2037-09-24T09:46:53.23" calcext:value-type="date">
            <text:p>24/09/2037 09:46:53.230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OW-0311</text:p>
          </table:table-cell>
          <table:table-cell office:value-type="float" office:value="97883.3872336223" calcext:value-type="float">
            <text:p>97883.3872336223</text:p>
          </table:table-cell>
          <table:table-cell table:style-name="ce7" office:value-type="date" office:date-value="2167-12-28T09:17:36.98" calcext:value-type="date">
            <text:p>28/12/2167 09:17:36.980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OW-0312</text:p>
          </table:table-cell>
          <table:table-cell office:value-type="float" office:value="82512.1495496347" calcext:value-type="float">
            <text:p>82512.1495496347</text:p>
          </table:table-cell>
          <table:table-cell table:style-name="ce7" office:value-type="date" office:date-value="2125-11-27T03:35:21.09" calcext:value-type="date">
            <text:p>27/11/2125 03:35:21.090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OW-0313</text:p>
          </table:table-cell>
          <table:table-cell office:value-type="float" office:value="15713.3529065768" calcext:value-type="float">
            <text:p>15713.3529065768</text:p>
          </table:table-cell>
          <table:table-cell table:style-name="ce7" office:value-type="date" office:date-value="1943-01-07T08:28:11.13" calcext:value-type="date">
            <text:p>07/01/1943 08:28:11.130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OW-0314</text:p>
          </table:table-cell>
          <table:table-cell office:value-type="float" office:value="78028.1947160036" calcext:value-type="float">
            <text:p>78028.1947160036</text:p>
          </table:table-cell>
          <table:table-cell table:style-name="ce7" office:value-type="date" office:date-value="2113-08-18T04:40:23.46" calcext:value-type="date">
            <text:p>18/08/2113 04:40:23.460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W-0315</text:p>
          </table:table-cell>
          <table:table-cell office:value-type="float" office:value="72653.3326759113" calcext:value-type="float">
            <text:p>72653.3326759113</text:p>
          </table:table-cell>
          <table:table-cell table:style-name="ce7" office:value-type="date" office:date-value="2098-11-29T07:59:03.2" calcext:value-type="date">
            <text:p>29/11/2098 07:59:03.200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OW-0316</text:p>
          </table:table-cell>
          <table:table-cell office:value-type="float" office:value="73582.6012332104" calcext:value-type="float">
            <text:p>73582.6012332104</text:p>
          </table:table-cell>
          <table:table-cell table:style-name="ce7" office:value-type="date" office:date-value="2101-06-16T14:25:46.55" calcext:value-type="date">
            <text:p>16/06/2101 14:25:46.550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ROW-0317</text:p>
          </table:table-cell>
          <table:table-cell office:value-type="float" office:value="12928.1531494932" calcext:value-type="float">
            <text:p>12928.1531494932</text:p>
          </table:table-cell>
          <table:table-cell table:style-name="ce7" office:value-type="date" office:date-value="1935-05-24T03:40:32.12" calcext:value-type="date">
            <text:p>24/05/1935 03:40:32.120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OW-0318</text:p>
          </table:table-cell>
          <table:table-cell office:value-type="float" office:value="71660.9167343851" calcext:value-type="float">
            <text:p>71660.9167343851</text:p>
          </table:table-cell>
          <table:table-cell table:style-name="ce7" office:value-type="date" office:date-value="2096-03-11T22:00:05.85" calcext:value-type="date">
            <text:p>11/03/2096 22:00:05.850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OW-0319</text:p>
          </table:table-cell>
          <table:table-cell office:value-type="float" office:value="54043.4702077767" calcext:value-type="float">
            <text:p>54043.4702077767</text:p>
          </table:table-cell>
          <table:table-cell table:style-name="ce7" office:value-type="date" office:date-value="2047-12-17T11:17:05.95" calcext:value-type="date">
            <text:p>17/12/2047 11:17:05.950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OW-0320</text:p>
          </table:table-cell>
          <table:table-cell office:value-type="float" office:value="83484.5009119908" calcext:value-type="float">
            <text:p>83484.5009119908</text:p>
          </table:table-cell>
          <table:table-cell table:style-name="ce7" office:value-type="date" office:date-value="2128-07-26T12:01:18.8" calcext:value-type="date">
            <text:p>26/07/2128 12:01:18.800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OW-0321</text:p>
          </table:table-cell>
          <table:table-cell office:value-type="float" office:value="6510.91589957868" calcext:value-type="float">
            <text:p>6510.91589957868</text:p>
          </table:table-cell>
          <table:table-cell table:style-name="ce7" office:value-type="date" office:date-value="1917-10-27T21:58:53.724" calcext:value-type="date">
            <text:p>27/10/1917 21:58:53.724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OW-0322</text:p>
          </table:table-cell>
          <table:table-cell office:value-type="float" office:value="88781.754531186" calcext:value-type="float">
            <text:p>88781.754531186</text:p>
          </table:table-cell>
          <table:table-cell table:style-name="ce7" office:value-type="date" office:date-value="2143-01-26T18:06:31.49" calcext:value-type="date">
            <text:p>26/01/2143 18:06:31.490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OW-0323</text:p>
          </table:table-cell>
          <table:table-cell office:value-type="float" office:value="31640.2717532967" calcext:value-type="float">
            <text:p>31640.2717532967</text:p>
          </table:table-cell>
          <table:table-cell table:style-name="ce7" office:value-type="date" office:date-value="1986-08-16T06:31:19.48" calcext:value-type="date">
            <text:p>16/08/1986 06:31:19.480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OW-0324</text:p>
          </table:table-cell>
          <table:table-cell office:value-type="float" office:value="54631.005898281" calcext:value-type="float">
            <text:p>54631.005898281</text:p>
          </table:table-cell>
          <table:table-cell table:style-name="ce7" office:value-type="date" office:date-value="2049-07-27T00:08:29.61" calcext:value-type="date">
            <text:p>27/07/2049 00:08:29.610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OW-0325</text:p>
          </table:table-cell>
          <table:table-cell office:value-type="float" office:value="55546.0915024166" calcext:value-type="float">
            <text:p>55546.0915024166</text:p>
          </table:table-cell>
          <table:table-cell table:style-name="ce7" office:value-type="date" office:date-value="2052-01-28T02:11:45.81" calcext:value-type="date">
            <text:p>28/01/2052 02:11:45.810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OW-0326</text:p>
          </table:table-cell>
          <table:table-cell office:value-type="float" office:value="27520.6400970516" calcext:value-type="float">
            <text:p>27520.6400970516</text:p>
          </table:table-cell>
          <table:table-cell table:style-name="ce7" office:value-type="date" office:date-value="1975-05-06T15:21:44.39" calcext:value-type="date">
            <text:p>06/05/1975 15:21:44.390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OW-0327</text:p>
          </table:table-cell>
          <table:table-cell office:value-type="float" office:value="79871.2188408081" calcext:value-type="float">
            <text:p>79871.2188408081</text:p>
          </table:table-cell>
          <table:table-cell table:style-name="ce7" office:value-type="date" office:date-value="2118-09-04T05:15:07.85" calcext:value-type="date">
            <text:p>04/09/2118 05:15:07.850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OW-0328</text:p>
          </table:table-cell>
          <table:table-cell office:value-type="float" office:value="73447.9163828479" calcext:value-type="float">
            <text:p>73447.9163828479</text:p>
          </table:table-cell>
          <table:table-cell table:style-name="ce7" office:value-type="date" office:date-value="2101-02-01T21:59:35.48" calcext:value-type="date">
            <text:p>01/02/2101 21:59:35.480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OW-0329</text:p>
          </table:table-cell>
          <table:table-cell office:value-type="float" office:value="99706.8479908578" calcext:value-type="float">
            <text:p>99706.8479908578</text:p>
          </table:table-cell>
          <table:table-cell table:style-name="ce7" office:value-type="date" office:date-value="2172-12-24T20:21:06.41" calcext:value-type="date">
            <text:p>24/12/2172 20:21:06.410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OW-0330</text:p>
          </table:table-cell>
          <table:table-cell office:value-type="float" office:value="57236.3918595527" calcext:value-type="float">
            <text:p>57236.3918595527</text:p>
          </table:table-cell>
          <table:table-cell table:style-name="ce7" office:value-type="date" office:date-value="2056-09-13T09:24:16.67" calcext:value-type="date">
            <text:p>13/09/2056 09:24:16.670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OW-0331</text:p>
          </table:table-cell>
          <table:table-cell office:value-type="float" office:value="91079.9907428412" calcext:value-type="float">
            <text:p>91079.9907428412</text:p>
          </table:table-cell>
          <table:table-cell table:style-name="ce7" office:value-type="date" office:date-value="2149-05-12T23:46:40.18" calcext:value-type="date">
            <text:p>12/05/2149 23:46:40.180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OW-0332</text:p>
          </table:table-cell>
          <table:table-cell office:value-type="float" office:value="90773.9794652528" calcext:value-type="float">
            <text:p>90773.9794652528</text:p>
          </table:table-cell>
          <table:table-cell table:style-name="ce7" office:value-type="date" office:date-value="2148-07-10T23:30:25.8" calcext:value-type="date">
            <text:p>10/07/2148 23:30:25.800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OW-0333</text:p>
          </table:table-cell>
          <table:table-cell office:value-type="float" office:value="78615.3941874951" calcext:value-type="float">
            <text:p>78615.3941874951</text:p>
          </table:table-cell>
          <table:table-cell table:style-name="ce7" office:value-type="date" office:date-value="2115-03-28T09:27:37.8" calcext:value-type="date">
            <text:p>28/03/2115 09:27:37.800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OW-0334</text:p>
          </table:table-cell>
          <table:table-cell office:value-type="float" office:value="60940.5043673569" calcext:value-type="float">
            <text:p>60940.5043673569</text:p>
          </table:table-cell>
          <table:table-cell table:style-name="ce7" office:value-type="date" office:date-value="2066-11-04T12:06:17.34" calcext:value-type="date">
            <text:p>04/11/2066 12:06:17.340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W-0335</text:p>
          </table:table-cell>
          <table:table-cell office:value-type="float" office:value="83761.9152351606" calcext:value-type="float">
            <text:p>83761.9152351606</text:p>
          </table:table-cell>
          <table:table-cell table:style-name="ce7" office:value-type="date" office:date-value="2129-04-29T21:57:56.32" calcext:value-type="date">
            <text:p>29/04/2129 21:57:56.320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W-0336</text:p>
          </table:table-cell>
          <table:table-cell office:value-type="float" office:value="41222.5516130593" calcext:value-type="float">
            <text:p>41222.5516130593</text:p>
          </table:table-cell>
          <table:table-cell table:style-name="ce7" office:value-type="date" office:date-value="2012-11-09T13:14:19.37" calcext:value-type="date">
            <text:p>09/11/2012 13:14:19.370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W-0337</text:p>
          </table:table-cell>
          <table:table-cell office:value-type="float" office:value="40984.0944209002" calcext:value-type="float">
            <text:p>40984.0944209002</text:p>
          </table:table-cell>
          <table:table-cell table:style-name="ce7" office:value-type="date" office:date-value="2012-03-16T02:15:57.97" calcext:value-type="date">
            <text:p>16/03/2012 02:15:57.970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W-0338</text:p>
          </table:table-cell>
          <table:table-cell office:value-type="float" office:value="92119.3866154473" calcext:value-type="float">
            <text:p>92119.3866154473</text:p>
          </table:table-cell>
          <table:table-cell table:style-name="ce7" office:value-type="date" office:date-value="2152-03-17T09:16:43.57" calcext:value-type="date">
            <text:p>17/03/2152 09:16:43.570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W-0339</text:p>
          </table:table-cell>
          <table:table-cell office:value-type="float" office:value="33720.7466614461" calcext:value-type="float">
            <text:p>33720.7466614461</text:p>
          </table:table-cell>
          <table:table-cell table:style-name="ce7" office:value-type="date" office:date-value="1992-04-26T17:55:11.55" calcext:value-type="date">
            <text:p>26/04/1992 17:55:11.550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W-0340</text:p>
          </table:table-cell>
          <table:table-cell office:value-type="float" office:value="63677.8172302147" calcext:value-type="float">
            <text:p>63677.8172302147</text:p>
          </table:table-cell>
          <table:table-cell table:style-name="ce7" office:value-type="date" office:date-value="2074-05-03T19:36:48.69" calcext:value-type="date">
            <text:p>03/05/2074 19:36:48.690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W-0341</text:p>
          </table:table-cell>
          <table:table-cell office:value-type="float" office:value="58545.9799584918" calcext:value-type="float">
            <text:p>58545.9799584918</text:p>
          </table:table-cell>
          <table:table-cell table:style-name="ce7" office:value-type="date" office:date-value="2060-04-14T23:31:08.41" calcext:value-type="date">
            <text:p>14/04/2060 23:31:08.410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W-0342</text:p>
          </table:table-cell>
          <table:table-cell office:value-type="float" office:value="89947.6851686423" calcext:value-type="float">
            <text:p>89947.6851686423</text:p>
          </table:table-cell>
          <table:table-cell table:style-name="ce7" office:value-type="date" office:date-value="2146-04-06T16:26:38.57" calcext:value-type="date">
            <text:p>06/04/2146 16:26:38.570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W-0343</text:p>
          </table:table-cell>
          <table:table-cell office:value-type="float" office:value="52312.2445828057" calcext:value-type="float">
            <text:p>52312.2445828057</text:p>
          </table:table-cell>
          <table:table-cell table:style-name="ce7" office:value-type="date" office:date-value="2043-03-22T05:52:11.95" calcext:value-type="date">
            <text:p>22/03/2043 05:52:11.950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W-0344</text:p>
          </table:table-cell>
          <table:table-cell office:value-type="float" office:value="56370.3324139095" calcext:value-type="float">
            <text:p>56370.3324139095</text:p>
          </table:table-cell>
          <table:table-cell table:style-name="ce7" office:value-type="date" office:date-value="2054-05-01T07:58:40.56" calcext:value-type="date">
            <text:p>01/05/2054 07:58:40.560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OW-0345</text:p>
          </table:table-cell>
          <table:table-cell office:value-type="float" office:value="47973.0972608239" calcext:value-type="float">
            <text:p>47973.0972608239</text:p>
          </table:table-cell>
          <table:table-cell table:style-name="ce7" office:value-type="date" office:date-value="2031-05-05T02:20:03.34" calcext:value-type="date">
            <text:p>05/05/2031 02:20:03.340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W-0346</text:p>
          </table:table-cell>
          <table:table-cell office:value-type="float" office:value="18901.959949632" calcext:value-type="float">
            <text:p>18901.959949632</text:p>
          </table:table-cell>
          <table:table-cell table:style-name="ce7" office:value-type="date" office:date-value="1951-09-30T23:02:19.65" calcext:value-type="date">
            <text:p>30/09/1951 23:02:19.650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OW-0347</text:p>
          </table:table-cell>
          <table:table-cell office:value-type="float" office:value="26909.878904902" calcext:value-type="float">
            <text:p>26909.878904902</text:p>
          </table:table-cell>
          <table:table-cell table:style-name="ce7" office:value-type="date" office:date-value="1973-09-02T21:05:37.38" calcext:value-type="date">
            <text:p>02/09/1973 21:05:37.380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OW-0348</text:p>
          </table:table-cell>
          <table:table-cell office:value-type="float" office:value="501.886344201941" calcext:value-type="float">
            <text:p>501.886344201941</text:p>
          </table:table-cell>
          <table:table-cell table:style-name="ce7" office:value-type="date" office:date-value="1901-05-15T21:16:20.139" calcext:value-type="date">
            <text:p>15/05/1901 21:16:20.139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OW-0349</text:p>
          </table:table-cell>
          <table:table-cell office:value-type="float" office:value="86698.4946717453" calcext:value-type="float">
            <text:p>86698.4946717453</text:p>
          </table:table-cell>
          <table:table-cell table:style-name="ce7" office:value-type="date" office:date-value="2137-05-14T11:52:19.64" calcext:value-type="date">
            <text:p>14/05/2137 11:52:19.640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OW-0350</text:p>
          </table:table-cell>
          <table:table-cell office:value-type="float" office:value="39927.0480298635" calcext:value-type="float">
            <text:p>39927.0480298635</text:p>
          </table:table-cell>
          <table:table-cell table:style-name="ce7" office:value-type="date" office:date-value="2009-04-24T01:09:09.78" calcext:value-type="date">
            <text:p>24/04/2009 01:09:09.780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W-0351</text:p>
          </table:table-cell>
          <table:table-cell office:value-type="float" office:value="86211.9748112205" calcext:value-type="float">
            <text:p>86211.9748112205</text:p>
          </table:table-cell>
          <table:table-cell table:style-name="ce7" office:value-type="date" office:date-value="2136-01-13T23:23:43.69" calcext:value-type="date">
            <text:p>13/01/2136 23:23:43.690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OW-0352</text:p>
          </table:table-cell>
          <table:table-cell office:value-type="float" office:value="13543.0396913657" calcext:value-type="float">
            <text:p>13543.0396913657</text:p>
          </table:table-cell>
          <table:table-cell table:style-name="ce7" office:value-type="date" office:date-value="1937-01-28T00:57:09.33" calcext:value-type="date">
            <text:p>28/01/1937 00:57:09.330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OW-0353</text:p>
          </table:table-cell>
          <table:table-cell office:value-type="float" office:value="92830.0440972807" calcext:value-type="float">
            <text:p>92830.0440972807</text:p>
          </table:table-cell>
          <table:table-cell table:style-name="ce7" office:value-type="date" office:date-value="2154-02-26T01:03:30.01" calcext:value-type="date">
            <text:p>26/02/2154 01:03:30.010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OW-0354</text:p>
          </table:table-cell>
          <table:table-cell office:value-type="float" office:value="98558.852469688" calcext:value-type="float">
            <text:p>98558.852469688</text:p>
          </table:table-cell>
          <table:table-cell table:style-name="ce7" office:value-type="date" office:date-value="2169-11-02T20:27:33.38" calcext:value-type="date">
            <text:p>02/11/2169 20:27:33.380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W-0355</text:p>
          </table:table-cell>
          <table:table-cell office:value-type="float" office:value="67411.754815179" calcext:value-type="float">
            <text:p>67411.754815179</text:p>
          </table:table-cell>
          <table:table-cell table:style-name="ce7" office:value-type="date" office:date-value="2084-07-23T18:06:56.03" calcext:value-type="date">
            <text:p>23/07/2084 18:06:56.030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OW-0356</text:p>
          </table:table-cell>
          <table:table-cell office:value-type="float" office:value="90110.0418381474" calcext:value-type="float">
            <text:p>90110.0418381474</text:p>
          </table:table-cell>
          <table:table-cell table:style-name="ce7" office:value-type="date" office:date-value="2146-09-16T01:00:14.82" calcext:value-type="date">
            <text:p>16/09/2146 01:00:14.820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OW-0357</text:p>
          </table:table-cell>
          <table:table-cell office:value-type="float" office:value="31019.4859058737" calcext:value-type="float">
            <text:p>31019.4859058737</text:p>
          </table:table-cell>
          <table:table-cell table:style-name="ce7" office:value-type="date" office:date-value="1984-12-03T11:39:42.27" calcext:value-type="date">
            <text:p>03/12/1984 11:39:42.270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OW-0358</text:p>
          </table:table-cell>
          <table:table-cell office:value-type="float" office:value="63986.1225162237" calcext:value-type="float">
            <text:p>63986.1225162237</text:p>
          </table:table-cell>
          <table:table-cell table:style-name="ce7" office:value-type="date" office:date-value="2075-03-08T02:56:25.4" calcext:value-type="date">
            <text:p>08/03/2075 02:56:25.400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OW-0359</text:p>
          </table:table-cell>
          <table:table-cell office:value-type="float" office:value="77671.2388708821" calcext:value-type="float">
            <text:p>77671.2388708821</text:p>
          </table:table-cell>
          <table:table-cell table:style-name="ce7" office:value-type="date" office:date-value="2112-08-26T05:43:58.44" calcext:value-type="date">
            <text:p>26/08/2112 05:43:58.440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OW-0360</text:p>
          </table:table-cell>
          <table:table-cell office:value-type="float" office:value="35061.1117415293" calcext:value-type="float">
            <text:p>35061.1117415293</text:p>
          </table:table-cell>
          <table:table-cell table:style-name="ce7" office:value-type="date" office:date-value="1995-12-28T02:40:54.47" calcext:value-type="date">
            <text:p>28/12/1995 02:40:54.470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OW-0361</text:p>
          </table:table-cell>
          <table:table-cell office:value-type="float" office:value="35372.6223181829" calcext:value-type="float">
            <text:p>35372.6223181829</text:p>
          </table:table-cell>
          <table:table-cell table:style-name="ce7" office:value-type="date" office:date-value="1996-11-03T14:56:08.29" calcext:value-type="date">
            <text:p>03/11/1996 14:56:08.290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W-0362</text:p>
          </table:table-cell>
          <table:table-cell office:value-type="float" office:value="51823.7383813338" calcext:value-type="float">
            <text:p>51823.7383813338</text:p>
          </table:table-cell>
          <table:table-cell table:style-name="ce7" office:value-type="date" office:date-value="2041-11-18T17:43:16.15" calcext:value-type="date">
            <text:p>18/11/2041 17:43:16.150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OW-0363</text:p>
          </table:table-cell>
          <table:table-cell office:value-type="float" office:value="57557.4226277289" calcext:value-type="float">
            <text:p>57557.4226277289</text:p>
          </table:table-cell>
          <table:table-cell table:style-name="ce7" office:value-type="date" office:date-value="2057-07-31T10:08:35.04" calcext:value-type="date">
            <text:p>31/07/2057 10:08:35.040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OW-0364</text:p>
          </table:table-cell>
          <table:table-cell office:value-type="float" office:value="27123.7051982353" calcext:value-type="float">
            <text:p>27123.7051982353</text:p>
          </table:table-cell>
          <table:table-cell table:style-name="ce7" office:value-type="date" office:date-value="1974-04-04T16:55:29.13" calcext:value-type="date">
            <text:p>04/04/1974 16:55:29.130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OW-0365</text:p>
          </table:table-cell>
          <table:table-cell office:value-type="float" office:value="1438.75749402276" calcext:value-type="float">
            <text:p>1438.75749402276</text:p>
          </table:table-cell>
          <table:table-cell table:style-name="ce7" office:value-type="date" office:date-value="1903-12-08T18:10:47.484" calcext:value-type="date">
            <text:p>08/12/1903 18:10:47.484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ROW-0366</text:p>
          </table:table-cell>
          <table:table-cell office:value-type="float" office:value="57540.4268867328" calcext:value-type="float">
            <text:p>57540.4268867328</text:p>
          </table:table-cell>
          <table:table-cell table:style-name="ce7" office:value-type="date" office:date-value="2057-07-14T10:14:43.01" calcext:value-type="date">
            <text:p>14/07/2057 10:14:43.010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OW-0367</text:p>
          </table:table-cell>
          <table:table-cell office:value-type="float" office:value="90936.955613568" calcext:value-type="float">
            <text:p>90936.955613568</text:p>
          </table:table-cell>
          <table:table-cell table:style-name="ce7" office:value-type="date" office:date-value="2148-12-20T22:56:05.01" calcext:value-type="date">
            <text:p>20/12/2148 22:56:05.010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OW-0368</text:p>
          </table:table-cell>
          <table:table-cell office:value-type="float" office:value="47804.5031545459" calcext:value-type="float">
            <text:p>47804.5031545459</text:p>
          </table:table-cell>
          <table:table-cell table:style-name="ce7" office:value-type="date" office:date-value="2030-11-17T12:04:32.55" calcext:value-type="date">
            <text:p>17/11/2030 12:04:32.550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OW-0369</text:p>
          </table:table-cell>
          <table:table-cell office:value-type="float" office:value="73624.8712230308" calcext:value-type="float">
            <text:p>73624.8712230308</text:p>
          </table:table-cell>
          <table:table-cell table:style-name="ce7" office:value-type="date" office:date-value="2101-07-28T20:54:33.67" calcext:value-type="date">
            <text:p>28/07/2101 20:54:33.670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OW-0370</text:p>
          </table:table-cell>
          <table:table-cell office:value-type="float" office:value="84197.3001591411" calcext:value-type="float">
            <text:p>84197.3001591411</text:p>
          </table:table-cell>
          <table:table-cell table:style-name="ce7" office:value-type="date" office:date-value="2130-07-09T07:12:13.75" calcext:value-type="date">
            <text:p>09/07/2130 07:12:13.750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ROW-0371</text:p>
          </table:table-cell>
          <table:table-cell office:value-type="float" office:value="22002.4193632083" calcext:value-type="float">
            <text:p>22002.4193632083</text:p>
          </table:table-cell>
          <table:table-cell table:style-name="ce7" office:value-type="date" office:date-value="1960-03-27T10:03:52.98" calcext:value-type="date">
            <text:p>27/03/1960 10:03:52.980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ROW-0372</text:p>
          </table:table-cell>
          <table:table-cell office:value-type="float" office:value="88489.1268584019" calcext:value-type="float">
            <text:p>88489.1268584019</text:p>
          </table:table-cell>
          <table:table-cell table:style-name="ce7" office:value-type="date" office:date-value="2142-04-09T03:02:40.57" calcext:value-type="date">
            <text:p>09/04/2142 03:02:40.570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OW-0373</text:p>
          </table:table-cell>
          <table:table-cell office:value-type="float" office:value="48265.5715011058" calcext:value-type="float">
            <text:p>48265.5715011058</text:p>
          </table:table-cell>
          <table:table-cell table:style-name="ce7" office:value-type="date" office:date-value="2032-02-21T13:42:57.7" calcext:value-type="date">
            <text:p>21/02/2032 13:42:57.700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OW-0374</text:p>
          </table:table-cell>
          <table:table-cell office:value-type="float" office:value="87116.9494387697" calcext:value-type="float">
            <text:p>87116.9494387697</text:p>
          </table:table-cell>
          <table:table-cell table:style-name="ce7" office:value-type="date" office:date-value="2138-07-06T22:47:11.51" calcext:value-type="date">
            <text:p>06/07/2138 22:47:11.510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OW-0375</text:p>
          </table:table-cell>
          <table:table-cell office:value-type="float" office:value="69037.7938205768" calcext:value-type="float">
            <text:p>69037.7938205768</text:p>
          </table:table-cell>
          <table:table-cell table:style-name="ce7" office:value-type="date" office:date-value="2089-01-04T19:03:06.1" calcext:value-type="date">
            <text:p>04/01/2089 19:03:06.100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OW-0376</text:p>
          </table:table-cell>
          <table:table-cell office:value-type="float" office:value="92063.5593651595" calcext:value-type="float">
            <text:p>92063.5593651595</text:p>
          </table:table-cell>
          <table:table-cell table:style-name="ce7" office:value-type="date" office:date-value="2152-01-21T13:25:29.15" calcext:value-type="date">
            <text:p>21/01/2152 13:25:29.150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W-0377</text:p>
          </table:table-cell>
          <table:table-cell office:value-type="float" office:value="9634.41359482768" calcext:value-type="float">
            <text:p>9634.41359482768</text:p>
          </table:table-cell>
          <table:table-cell table:style-name="ce7" office:value-type="date" office:date-value="1926-05-17T09:55:34.593" calcext:value-type="date">
            <text:p>17/05/1926 09:55:34.593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OW-0378</text:p>
          </table:table-cell>
          <table:table-cell office:value-type="float" office:value="95993.9439165447" calcext:value-type="float">
            <text:p>95993.9439165447</text:p>
          </table:table-cell>
          <table:table-cell table:style-name="ce7" office:value-type="date" office:date-value="2162-10-25T22:39:14.39" calcext:value-type="date">
            <text:p>25/10/2162 22:39:14.390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OW-0379</text:p>
          </table:table-cell>
          <table:table-cell office:value-type="float" office:value="65606.1776980814" calcext:value-type="float">
            <text:p>65606.1776980814</text:p>
          </table:table-cell>
          <table:table-cell table:style-name="ce7" office:value-type="date" office:date-value="2079-08-14T04:15:53.11" calcext:value-type="date">
            <text:p>14/08/2079 04:15:53.110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W-0380</text:p>
          </table:table-cell>
          <table:table-cell office:value-type="float" office:value="86170.2694742534" calcext:value-type="float">
            <text:p>86170.2694742534</text:p>
          </table:table-cell>
          <table:table-cell table:style-name="ce7" office:value-type="date" office:date-value="2135-12-03T06:28:02.58" calcext:value-type="date">
            <text:p>03/12/2135 06:28:02.580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ROW-0381</text:p>
          </table:table-cell>
          <table:table-cell office:value-type="float" office:value="80296.3553200388" calcext:value-type="float">
            <text:p>80296.3553200388</text:p>
          </table:table-cell>
          <table:table-cell table:style-name="ce7" office:value-type="date" office:date-value="2119-11-03T08:31:39.65" calcext:value-type="date">
            <text:p>03/11/2119 08:31:39.650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W-0382</text:p>
          </table:table-cell>
          <table:table-cell office:value-type="float" office:value="60611.6199244851" calcext:value-type="float">
            <text:p>60611.6199244851</text:p>
          </table:table-cell>
          <table:table-cell table:style-name="ce7" office:value-type="date" office:date-value="2065-12-10T14:52:41.48" calcext:value-type="date">
            <text:p>10/12/2065 14:52:41.480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OW-0383</text:p>
          </table:table-cell>
          <table:table-cell office:value-type="float" office:value="84394.350064374" calcext:value-type="float">
            <text:p>84394.350064374</text:p>
          </table:table-cell>
          <table:table-cell table:style-name="ce7" office:value-type="date" office:date-value="2131-01-22T08:24:05.56" calcext:value-type="date">
            <text:p>22/01/2131 08:24:05.560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OW-0384</text:p>
          </table:table-cell>
          <table:table-cell office:value-type="float" office:value="50255.8955775296" calcext:value-type="float">
            <text:p>50255.8955775296</text:p>
          </table:table-cell>
          <table:table-cell table:style-name="ce7" office:value-type="date" office:date-value="2037-08-03T21:29:37.9" calcext:value-type="date">
            <text:p>03/08/2037 21:29:37.900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OW-0385</text:p>
          </table:table-cell>
          <table:table-cell office:value-type="float" office:value="20045.8046778874" calcext:value-type="float">
            <text:p>20045.8046778874</text:p>
          </table:table-cell>
          <table:table-cell table:style-name="ce7" office:value-type="date" office:date-value="1954-11-17T19:18:44.17" calcext:value-type="date">
            <text:p>17/11/1954 19:18:44.170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OW-0386</text:p>
          </table:table-cell>
          <table:table-cell office:value-type="float" office:value="68157.8178133641" calcext:value-type="float">
            <text:p>68157.8178133641</text:p>
          </table:table-cell>
          <table:table-cell table:style-name="ce7" office:value-type="date" office:date-value="2086-08-08T19:37:39.07" calcext:value-type="date">
            <text:p>08/08/2086 19:37:39.070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W-0387</text:p>
          </table:table-cell>
          <table:table-cell office:value-type="float" office:value="22324.5663472874" calcext:value-type="float">
            <text:p>22324.5663472874</text:p>
          </table:table-cell>
          <table:table-cell table:style-name="ce7" office:value-type="date" office:date-value="1961-02-12T13:35:32.41" calcext:value-type="date">
            <text:p>12/02/1961 13:35:32.410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OW-0388</text:p>
          </table:table-cell>
          <table:table-cell office:value-type="float" office:value="9043.52660601262" calcext:value-type="float">
            <text:p>9043.52660601262</text:p>
          </table:table-cell>
          <table:table-cell table:style-name="ce7" office:value-type="date" office:date-value="1924-10-03T12:38:18.759" calcext:value-type="date">
            <text:p>03/10/1924 12:38:18.759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W-0389</text:p>
          </table:table-cell>
          <table:table-cell office:value-type="float" office:value="68177.9260105325" calcext:value-type="float">
            <text:p>68177.9260105325</text:p>
          </table:table-cell>
          <table:table-cell table:style-name="ce7" office:value-type="date" office:date-value="2086-08-28T22:13:27.31" calcext:value-type="date">
            <text:p>28/08/2086 22:13:27.310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W-0390</text:p>
          </table:table-cell>
          <table:table-cell office:value-type="float" office:value="39414.3755500954" calcext:value-type="float">
            <text:p>39414.3755500954</text:p>
          </table:table-cell>
          <table:table-cell table:style-name="ce7" office:value-type="date" office:date-value="2007-11-28T09:00:47.53" calcext:value-type="date">
            <text:p>28/11/2007 09:00:47.530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OW-0391</text:p>
          </table:table-cell>
          <table:table-cell office:value-type="float" office:value="89328.9192719958" calcext:value-type="float">
            <text:p>89328.9192719958</text:p>
          </table:table-cell>
          <table:table-cell table:style-name="ce7" office:value-type="date" office:date-value="2144-07-26T22:03:45.1" calcext:value-type="date">
            <text:p>26/07/2144 22:03:45.100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OW-0392</text:p>
          </table:table-cell>
          <table:table-cell office:value-type="float" office:value="67893.3063249407" calcext:value-type="float">
            <text:p>67893.3063249407</text:p>
          </table:table-cell>
          <table:table-cell table:style-name="ce7" office:value-type="date" office:date-value="2085-11-17T07:21:06.47" calcext:value-type="date">
            <text:p>17/11/2085 07:21:06.470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OW-0393</text:p>
          </table:table-cell>
          <table:table-cell office:value-type="float" office:value="30408.6810477677" calcext:value-type="float">
            <text:p>30408.6810477677</text:p>
          </table:table-cell>
          <table:table-cell table:style-name="ce7" office:value-type="date" office:date-value="1983-04-02T16:20:42.53" calcext:value-type="date">
            <text:p>02/04/1983 16:20:42.530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W-0394</text:p>
          </table:table-cell>
          <table:table-cell office:value-type="float" office:value="76148.498705807" calcext:value-type="float">
            <text:p>76148.498705807</text:p>
          </table:table-cell>
          <table:table-cell table:style-name="ce7" office:value-type="date" office:date-value="2108-06-25T11:58:08.18" calcext:value-type="date">
            <text:p>25/06/2108 11:58:08.180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OW-0395</text:p>
          </table:table-cell>
          <table:table-cell office:value-type="float" office:value="66278.4164149061" calcext:value-type="float">
            <text:p>66278.4164149061</text:p>
          </table:table-cell>
          <table:table-cell table:style-name="ce7" office:value-type="date" office:date-value="2081-06-16T09:59:38.25" calcext:value-type="date">
            <text:p>16/06/2081 09:59:38.250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W-0396</text:p>
          </table:table-cell>
          <table:table-cell office:value-type="float" office:value="28162.4085481456" calcext:value-type="float">
            <text:p>28162.4085481456</text:p>
          </table:table-cell>
          <table:table-cell table:style-name="ce7" office:value-type="date" office:date-value="1977-02-06T09:48:18.56" calcext:value-type="date">
            <text:p>06/02/1977 09:48:18.560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OW-0397</text:p>
          </table:table-cell>
          <table:table-cell office:value-type="float" office:value="29483.2301712074" calcext:value-type="float">
            <text:p>29483.2301712074</text:p>
          </table:table-cell>
          <table:table-cell table:style-name="ce7" office:value-type="date" office:date-value="1980-09-19T05:31:26.79" calcext:value-type="date">
            <text:p>19/09/1980 05:31:26.790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OW-0398</text:p>
          </table:table-cell>
          <table:table-cell office:value-type="float" office:value="46877.7507982104" calcext:value-type="float">
            <text:p>46877.7507982104</text:p>
          </table:table-cell>
          <table:table-cell table:style-name="ce7" office:value-type="date" office:date-value="2028-05-04T18:01:08.97" calcext:value-type="date">
            <text:p>04/05/2028 18:01:08.970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OW-0399</text:p>
          </table:table-cell>
          <table:table-cell office:value-type="float" office:value="11937.3198483133" calcext:value-type="float">
            <text:p>11937.3198483133</text:p>
          </table:table-cell>
          <table:table-cell table:style-name="ce7" office:value-type="date" office:date-value="1932-09-05T07:40:34.89" calcext:value-type="date">
            <text:p>05/09/1932 07:40:34.890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OW-0400</text:p>
          </table:table-cell>
          <table:table-cell office:value-type="float" office:value="78527.4779287425" calcext:value-type="float">
            <text:p>78527.4779287425</text:p>
          </table:table-cell>
          <table:table-cell table:style-name="ce7" office:value-type="date" office:date-value="2114-12-30T11:28:13.04" calcext:value-type="date">
            <text:p>30/12/2114 11:28:13.040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OW-0401</text:p>
          </table:table-cell>
          <table:table-cell office:value-type="float" office:value="38789.8054341189" calcext:value-type="float">
            <text:p>38789.8054341189</text:p>
          </table:table-cell>
          <table:table-cell table:style-name="ce7" office:value-type="date" office:date-value="2006-03-13T19:19:49.51" calcext:value-type="date">
            <text:p>13/03/2006 19:19:49.510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OW-0402</text:p>
          </table:table-cell>
          <table:table-cell office:value-type="float" office:value="40833.3962277621" calcext:value-type="float">
            <text:p>40833.3962277621</text:p>
          </table:table-cell>
          <table:table-cell table:style-name="ce7" office:value-type="date" office:date-value="2011-10-17T09:30:34.08" calcext:value-type="date">
            <text:p>17/10/2011 09:30:34.080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OW-0403</text:p>
          </table:table-cell>
          <table:table-cell office:value-type="float" office:value="20432.8426481819" calcext:value-type="float">
            <text:p>20432.8426481819</text:p>
          </table:table-cell>
          <table:table-cell table:style-name="ce7" office:value-type="date" office:date-value="1955-12-09T20:13:24.8" calcext:value-type="date">
            <text:p>09/12/1955 20:13:24.800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OW-0404</text:p>
          </table:table-cell>
          <table:table-cell office:value-type="float" office:value="34037.9402679688" calcext:value-type="float">
            <text:p>34037.9402679688</text:p>
          </table:table-cell>
          <table:table-cell table:style-name="ce7" office:value-type="date" office:date-value="1993-03-09T22:33:59.15" calcext:value-type="date">
            <text:p>09/03/1993 22:33:59.150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W-0405</text:p>
          </table:table-cell>
          <table:table-cell office:value-type="float" office:value="19633.1245505447" calcext:value-type="float">
            <text:p>19633.1245505447</text:p>
          </table:table-cell>
          <table:table-cell table:style-name="ce7" office:value-type="date" office:date-value="1953-10-01T02:59:21.17" calcext:value-type="date">
            <text:p>01/10/1953 02:59:21.170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OW-0406</text:p>
          </table:table-cell>
          <table:table-cell office:value-type="float" office:value="62062.2659980587" calcext:value-type="float">
            <text:p>62062.2659980587</text:p>
          </table:table-cell>
          <table:table-cell table:style-name="ce7" office:value-type="date" office:date-value="2069-11-30T06:23:02.23" calcext:value-type="date">
            <text:p>30/11/2069 06:23:02.230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W-0407</text:p>
          </table:table-cell>
          <table:table-cell office:value-type="float" office:value="89871.1876894187" calcext:value-type="float">
            <text:p>89871.1876894187</text:p>
          </table:table-cell>
          <table:table-cell table:style-name="ce7" office:value-type="date" office:date-value="2146-01-20T04:30:16.37" calcext:value-type="date">
            <text:p>20/01/2146 04:30:16.370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W-0408</text:p>
          </table:table-cell>
          <table:table-cell office:value-type="float" office:value="16048.9080511922" calcext:value-type="float">
            <text:p>16048.9080511922</text:p>
          </table:table-cell>
          <table:table-cell table:style-name="ce7" office:value-type="date" office:date-value="1943-12-08T21:47:35.62" calcext:value-type="date">
            <text:p>08/12/1943 21:47:35.620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OW-0409</text:p>
          </table:table-cell>
          <table:table-cell office:value-type="float" office:value="83266.8669273475" calcext:value-type="float">
            <text:p>83266.8669273475</text:p>
          </table:table-cell>
          <table:table-cell table:style-name="ce7" office:value-type="date" office:date-value="2127-12-21T20:48:22.52" calcext:value-type="date">
            <text:p>21/12/2127 20:48:22.520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OW-0410</text:p>
          </table:table-cell>
          <table:table-cell office:value-type="float" office:value="28704.039083583" calcext:value-type="float">
            <text:p>28704.039083583</text:p>
          </table:table-cell>
          <table:table-cell table:style-name="ce7" office:value-type="date" office:date-value="1978-08-02T00:56:16.82" calcext:value-type="date">
            <text:p>02/08/1978 00:56:16.820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OW-0411</text:p>
          </table:table-cell>
          <table:table-cell office:value-type="float" office:value="39612.2701418833" calcext:value-type="float">
            <text:p>39612.2701418833</text:p>
          </table:table-cell>
          <table:table-cell table:style-name="ce7" office:value-type="date" office:date-value="2008-06-13T06:29:00.26" calcext:value-type="date">
            <text:p>13/06/2008 06:29:00.260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W-0412</text:p>
          </table:table-cell>
          <table:table-cell office:value-type="float" office:value="18966.2971727387" calcext:value-type="float">
            <text:p>18966.2971727387</text:p>
          </table:table-cell>
          <table:table-cell table:style-name="ce7" office:value-type="date" office:date-value="1951-12-04T07:07:55.72" calcext:value-type="date">
            <text:p>04/12/1951 07:07:55.720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OW-0413</text:p>
          </table:table-cell>
          <table:table-cell office:value-type="float" office:value="55922.8388504719" calcext:value-type="float">
            <text:p>55922.8388504719</text:p>
          </table:table-cell>
          <table:table-cell table:style-name="ce7" office:value-type="date" office:date-value="2053-02-07T20:07:56.68" calcext:value-type="date">
            <text:p>07/02/2053 20:07:56.680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OW-0414</text:p>
          </table:table-cell>
          <table:table-cell office:value-type="float" office:value="25607.9292354221" calcext:value-type="float">
            <text:p>25607.9292354221</text:p>
          </table:table-cell>
          <table:table-cell table:style-name="ce7" office:value-type="date" office:date-value="1970-02-08T22:18:05.94" calcext:value-type="date">
            <text:p>08/02/1970 22:18:05.940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W-0415</text:p>
          </table:table-cell>
          <table:table-cell office:value-type="float" office:value="88444.9579408519" calcext:value-type="float">
            <text:p>88444.9579408519</text:p>
          </table:table-cell>
          <table:table-cell table:style-name="ce7" office:value-type="date" office:date-value="2142-02-23T22:59:26.09" calcext:value-type="date">
            <text:p>23/02/2142 22:59:26.090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OW-0416</text:p>
          </table:table-cell>
          <table:table-cell office:value-type="float" office:value="10627.5464853489" calcext:value-type="float">
            <text:p>10627.5464853489</text:p>
          </table:table-cell>
          <table:table-cell table:style-name="ce7" office:value-type="date" office:date-value="1929-02-03T13:06:56.33" calcext:value-type="date">
            <text:p>03/02/1929 13:06:56.330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OW-0417</text:p>
          </table:table-cell>
          <table:table-cell office:value-type="float" office:value="83574.5002243216" calcext:value-type="float">
            <text:p>83574.5002243216</text:p>
          </table:table-cell>
          <table:table-cell table:style-name="ce7" office:value-type="date" office:date-value="2128-10-24T12:00:19.38" calcext:value-type="date">
            <text:p>24/10/2128 12:00:19.380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OW-0418</text:p>
          </table:table-cell>
          <table:table-cell office:value-type="float" office:value="82046.7819861927" calcext:value-type="float">
            <text:p>82046.7819861927</text:p>
          </table:table-cell>
          <table:table-cell table:style-name="ce7" office:value-type="date" office:date-value="2124-08-18T18:46:03.61" calcext:value-type="date">
            <text:p>18/08/2124 18:46:03.610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OW-0419</text:p>
          </table:table-cell>
          <table:table-cell office:value-type="float" office:value="36871.3472203098" calcext:value-type="float">
            <text:p>36871.3472203098</text:p>
          </table:table-cell>
          <table:table-cell table:style-name="ce7" office:value-type="date" office:date-value="2000-12-11T08:19:59.83" calcext:value-type="date">
            <text:p>11/12/2000 08:19:59.830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OW-0420</text:p>
          </table:table-cell>
          <table:table-cell office:value-type="float" office:value="16057.7240154981" calcext:value-type="float">
            <text:p>16057.7240154981</text:p>
          </table:table-cell>
          <table:table-cell table:style-name="ce7" office:value-type="date" office:date-value="1943-12-17T17:22:34.94" calcext:value-type="date">
            <text:p>17/12/1943 17:22:34.940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OW-0421</text:p>
          </table:table-cell>
          <table:table-cell office:value-type="float" office:value="97263.3739890549" calcext:value-type="float">
            <text:p>97263.3739890549</text:p>
          </table:table-cell>
          <table:table-cell table:style-name="ce7" office:value-type="date" office:date-value="2166-04-17T08:58:32.65" calcext:value-type="date">
            <text:p>17/04/2166 08:58:32.650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OW-0422</text:p>
          </table:table-cell>
          <table:table-cell office:value-type="float" office:value="11709.852183442" calcext:value-type="float">
            <text:p>11709.852183442</text:p>
          </table:table-cell>
          <table:table-cell table:style-name="ce7" office:value-type="date" office:date-value="1932-01-21T20:27:08.65" calcext:value-type="date">
            <text:p>21/01/1932 20:27:08.650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OW-0423</text:p>
          </table:table-cell>
          <table:table-cell office:value-type="float" office:value="34264.1730163031" calcext:value-type="float">
            <text:p>34264.1730163031</text:p>
          </table:table-cell>
          <table:table-cell table:style-name="ce7" office:value-type="date" office:date-value="1993-10-22T04:09:08.61" calcext:value-type="date">
            <text:p>22/10/1993 04:09:08.610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OW-0424</text:p>
          </table:table-cell>
          <table:table-cell office:value-type="float" office:value="85465.6693431037" calcext:value-type="float">
            <text:p>85465.6693431037</text:p>
          </table:table-cell>
          <table:table-cell table:style-name="ce7" office:value-type="date" office:date-value="2133-12-28T16:03:51.24" calcext:value-type="date">
            <text:p>28/12/2133 16:03:51.240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OW-0425</text:p>
          </table:table-cell>
          <table:table-cell office:value-type="float" office:value="48000.956834082" calcext:value-type="float">
            <text:p>48000.956834082</text:p>
          </table:table-cell>
          <table:table-cell table:style-name="ce7" office:value-type="date" office:date-value="2031-06-01T22:57:50.46" calcext:value-type="date">
            <text:p>01/06/2031 22:57:50.460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OW-0426</text:p>
          </table:table-cell>
          <table:table-cell office:value-type="float" office:value="57575.7176268067" calcext:value-type="float">
            <text:p>57575.7176268067</text:p>
          </table:table-cell>
          <table:table-cell table:style-name="ce7" office:value-type="date" office:date-value="2057-08-18T17:13:22.96" calcext:value-type="date">
            <text:p>18/08/2057 17:13:22.960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OW-0427</text:p>
          </table:table-cell>
          <table:table-cell office:value-type="float" office:value="55748.3325087662" calcext:value-type="float">
            <text:p>55748.3325087662</text:p>
          </table:table-cell>
          <table:table-cell table:style-name="ce7" office:value-type="date" office:date-value="2052-08-17T07:58:48.76" calcext:value-type="date">
            <text:p>17/08/2052 07:58:48.760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OW-0428</text:p>
          </table:table-cell>
          <table:table-cell office:value-type="float" office:value="10161.1869404182" calcext:value-type="float">
            <text:p>10161.1869404182</text:p>
          </table:table-cell>
          <table:table-cell table:style-name="ce7" office:value-type="date" office:date-value="1927-10-26T04:29:11.65" calcext:value-type="date">
            <text:p>26/10/1927 04:29:11.650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OW-0429</text:p>
          </table:table-cell>
          <table:table-cell office:value-type="float" office:value="81141.7758111933" calcext:value-type="float">
            <text:p>81141.7758111933</text:p>
          </table:table-cell>
          <table:table-cell table:style-name="ce7" office:value-type="date" office:date-value="2122-02-25T18:37:10.09" calcext:value-type="date">
            <text:p>25/02/2122 18:37:10.090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OW-0430</text:p>
          </table:table-cell>
          <table:table-cell office:value-type="float" office:value="27652.2126796729" calcext:value-type="float">
            <text:p>27652.2126796729</text:p>
          </table:table-cell>
          <table:table-cell table:style-name="ce7" office:value-type="date" office:date-value="1975-09-15T05:06:15.52" calcext:value-type="date">
            <text:p>15/09/1975 05:06:15.520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OW-0431</text:p>
          </table:table-cell>
          <table:table-cell office:value-type="float" office:value="96971.1898115595" calcext:value-type="float">
            <text:p>96971.1898115595</text:p>
          </table:table-cell>
          <table:table-cell table:style-name="ce7" office:value-type="date" office:date-value="2165-06-29T04:33:19.72" calcext:value-type="date">
            <text:p>29/06/2165 04:33:19.720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OW-0432</text:p>
          </table:table-cell>
          <table:table-cell office:value-type="float" office:value="27414.9527855645" calcext:value-type="float">
            <text:p>27414.9527855645</text:p>
          </table:table-cell>
          <table:table-cell table:style-name="ce7" office:value-type="date" office:date-value="1975-01-20T22:52:00.67" calcext:value-type="date">
            <text:p>20/01/1975 22:52:00.670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OW-0433</text:p>
          </table:table-cell>
          <table:table-cell office:value-type="float" office:value="87817.877792905" calcext:value-type="float">
            <text:p>87817.877792905</text:p>
          </table:table-cell>
          <table:table-cell table:style-name="ce7" office:value-type="date" office:date-value="2140-06-06T21:04:01.31" calcext:value-type="date">
            <text:p>06/06/2140 21:04:01.310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OW-0434</text:p>
          </table:table-cell>
          <table:table-cell office:value-type="float" office:value="73741.4492119383" calcext:value-type="float">
            <text:p>73741.4492119383</text:p>
          </table:table-cell>
          <table:table-cell table:style-name="ce7" office:value-type="date" office:date-value="2101-11-22T10:46:51.91" calcext:value-type="date">
            <text:p>22/11/2101 10:46:51.910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OW-0435</text:p>
          </table:table-cell>
          <table:table-cell office:value-type="float" office:value="99074.683373234" calcext:value-type="float">
            <text:p>99074.683373234</text:p>
          </table:table-cell>
          <table:table-cell table:style-name="ce7" office:value-type="date" office:date-value="2171-04-02T16:24:03.45" calcext:value-type="date">
            <text:p>02/04/2171 16:24:03.450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OW-0436</text:p>
          </table:table-cell>
          <table:table-cell office:value-type="float" office:value="19507.8460923696" calcext:value-type="float">
            <text:p>19507.8460923696</text:p>
          </table:table-cell>
          <table:table-cell table:style-name="ce7" office:value-type="date" office:date-value="1953-05-28T20:18:22.38" calcext:value-type="date">
            <text:p>28/05/1953 20:18:22.380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OW-0437</text:p>
          </table:table-cell>
          <table:table-cell office:value-type="float" office:value="709.674063817545" calcext:value-type="float">
            <text:p>709.674063817545</text:p>
          </table:table-cell>
          <table:table-cell table:style-name="ce7" office:value-type="date" office:date-value="1901-12-09T16:10:39.1138" calcext:value-type="date">
            <text:p>09/12/1901 16:10:39.114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OW-0438</text:p>
          </table:table-cell>
          <table:table-cell office:value-type="float" office:value="93671.7697864608" calcext:value-type="float">
            <text:p>93671.7697864608</text:p>
          </table:table-cell>
          <table:table-cell table:style-name="ce7" office:value-type="date" office:date-value="2156-06-16T18:28:29.55" calcext:value-type="date">
            <text:p>16/06/2156 18:28:29.550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OW-0439</text:p>
          </table:table-cell>
          <table:table-cell office:value-type="float" office:value="1675.85542104121" calcext:value-type="float">
            <text:p>1675.85542104121</text:p>
          </table:table-cell>
          <table:table-cell table:style-name="ce7" office:value-type="date" office:date-value="1904-08-01T20:31:48.378" calcext:value-type="date">
            <text:p>01/08/1904 20:31:48.378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OW-0440</text:p>
          </table:table-cell>
          <table:table-cell office:value-type="float" office:value="78191.0515037902" calcext:value-type="float">
            <text:p>78191.0515037902</text:p>
          </table:table-cell>
          <table:table-cell table:style-name="ce7" office:value-type="date" office:date-value="2114-01-28T01:14:09.93" calcext:value-type="date">
            <text:p>28/01/2114 01:14:09.930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OW-0441</text:p>
          </table:table-cell>
          <table:table-cell office:value-type="float" office:value="31109.5554883473" calcext:value-type="float">
            <text:p>31109.5554883473</text:p>
          </table:table-cell>
          <table:table-cell table:style-name="ce7" office:value-type="date" office:date-value="1985-03-03T13:19:54.19" calcext:value-type="date">
            <text:p>03/03/1985 13:19:54.190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OW-0442</text:p>
          </table:table-cell>
          <table:table-cell office:value-type="float" office:value="2547.24929423435" calcext:value-type="float">
            <text:p>2547.24929423435</text:p>
          </table:table-cell>
          <table:table-cell table:style-name="ce7" office:value-type="date" office:date-value="1906-12-21T05:58:59.022" calcext:value-type="date">
            <text:p>21/12/1906 05:58:59.022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OW-0443</text:p>
          </table:table-cell>
          <table:table-cell office:value-type="float" office:value="56701.3054498209" calcext:value-type="float">
            <text:p>56701.3054498209</text:p>
          </table:table-cell>
          <table:table-cell table:style-name="ce7" office:value-type="date" office:date-value="2055-03-28T07:19:50.86" calcext:value-type="date">
            <text:p>28/03/2055 07:19:50.860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OW-0444</text:p>
          </table:table-cell>
          <table:table-cell office:value-type="float" office:value="13997.2727897353" calcext:value-type="float">
            <text:p>13997.2727897353</text:p>
          </table:table-cell>
          <table:table-cell table:style-name="ce7" office:value-type="date" office:date-value="1938-04-27T06:32:49.03" calcext:value-type="date">
            <text:p>27/04/1938 06:32:49.030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OW-0445</text:p>
          </table:table-cell>
          <table:table-cell office:value-type="float" office:value="38957.0180196247" calcext:value-type="float">
            <text:p>38957.0180196247</text:p>
          </table:table-cell>
          <table:table-cell table:style-name="ce7" office:value-type="date" office:date-value="2006-08-28T00:25:56.9" calcext:value-type="date">
            <text:p>28/08/2006 00:25:56.900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OW-0446</text:p>
          </table:table-cell>
          <table:table-cell office:value-type="float" office:value="64349.5183522295" calcext:value-type="float">
            <text:p>64349.5183522295</text:p>
          </table:table-cell>
          <table:table-cell table:style-name="ce7" office:value-type="date" office:date-value="2076-03-05T12:26:25.63" calcext:value-type="date">
            <text:p>05/03/2076 12:26:25.630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OW-0447</text:p>
          </table:table-cell>
          <table:table-cell office:value-type="float" office:value="22307.7180796814" calcext:value-type="float">
            <text:p>22307.7180796814</text:p>
          </table:table-cell>
          <table:table-cell table:style-name="ce7" office:value-type="date" office:date-value="1961-01-26T17:14:02.08" calcext:value-type="date">
            <text:p>26/01/1961 17:14:02.080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OW-0448</text:p>
          </table:table-cell>
          <table:table-cell office:value-type="float" office:value="99942.3762941784" calcext:value-type="float">
            <text:p>99942.3762941784</text:p>
          </table:table-cell>
          <table:table-cell table:style-name="ce7" office:value-type="date" office:date-value="2173-08-17T09:01:51.82" calcext:value-type="date">
            <text:p>17/08/2173 09:01:51.820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OW-0449</text:p>
          </table:table-cell>
          <table:table-cell office:value-type="float" office:value="39790.9312237831" calcext:value-type="float">
            <text:p>39790.9312237831</text:p>
          </table:table-cell>
          <table:table-cell table:style-name="ce7" office:value-type="date" office:date-value="2008-12-08T22:20:57.73" calcext:value-type="date">
            <text:p>08/12/2008 22:20:57.730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OW-0450</text:p>
          </table:table-cell>
          <table:table-cell office:value-type="float" office:value="63395.520187174" calcext:value-type="float">
            <text:p>63395.520187174</text:p>
          </table:table-cell>
          <table:table-cell table:style-name="ce7" office:value-type="date" office:date-value="2073-07-25T12:29:04.17" calcext:value-type="date">
            <text:p>25/07/2073 12:29:04.170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OW-0451</text:p>
          </table:table-cell>
          <table:table-cell office:value-type="float" office:value="62127.6116577324" calcext:value-type="float">
            <text:p>62127.6116577324</text:p>
          </table:table-cell>
          <table:table-cell table:style-name="ce7" office:value-type="date" office:date-value="2070-02-03T14:40:47.23" calcext:value-type="date">
            <text:p>03/02/2070 14:40:47.230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OW-0452</text:p>
          </table:table-cell>
          <table:table-cell office:value-type="float" office:value="62.651271396863" calcext:value-type="float">
            <text:p>62.651271396863</text:p>
          </table:table-cell>
          <table:table-cell table:style-name="ce7" office:value-type="date" office:date-value="1900-03-02T15:37:49.84869" calcext:value-type="date">
            <text:p>02/03/1900 15:37:49.849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ROW-0453</text:p>
          </table:table-cell>
          <table:table-cell office:value-type="float" office:value="94002.5660009363" calcext:value-type="float">
            <text:p>94002.5660009363</text:p>
          </table:table-cell>
          <table:table-cell table:style-name="ce7" office:value-type="date" office:date-value="2157-05-13T13:35:02.48" calcext:value-type="date">
            <text:p>13/05/2157 13:35:02.480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OW-0454</text:p>
          </table:table-cell>
          <table:table-cell office:value-type="float" office:value="45537.7834555518" calcext:value-type="float">
            <text:p>45537.7834555518</text:p>
          </table:table-cell>
          <table:table-cell table:style-name="ce7" office:value-type="date" office:date-value="2024-09-02T18:48:10.56" calcext:value-type="date">
            <text:p>02/09/2024 18:48:10.560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OW-0455</text:p>
          </table:table-cell>
          <table:table-cell office:value-type="float" office:value="37394.6337189547" calcext:value-type="float">
            <text:p>37394.6337189547</text:p>
          </table:table-cell>
          <table:table-cell table:style-name="ce7" office:value-type="date" office:date-value="2002-05-18T15:12:33.32" calcext:value-type="date">
            <text:p>18/05/2002 15:12:33.320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OW-0456</text:p>
          </table:table-cell>
          <table:table-cell office:value-type="float" office:value="8728.39437295343" calcext:value-type="float">
            <text:p>8728.39437295343</text:p>
          </table:table-cell>
          <table:table-cell table:style-name="ce7" office:value-type="date" office:date-value="1923-11-23T09:27:53.823" calcext:value-type="date">
            <text:p>23/11/1923 09:27:53.823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OW-0457</text:p>
          </table:table-cell>
          <table:table-cell office:value-type="float" office:value="16228.1658226903" calcext:value-type="float">
            <text:p>16228.1658226903</text:p>
          </table:table-cell>
          <table:table-cell table:style-name="ce7" office:value-type="date" office:date-value="1944-06-05T03:58:47.08" calcext:value-type="date">
            <text:p>05/06/1944 03:58:47.080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OW-0458</text:p>
          </table:table-cell>
          <table:table-cell office:value-type="float" office:value="60693.839282331" calcext:value-type="float">
            <text:p>60693.839282331</text:p>
          </table:table-cell>
          <table:table-cell table:style-name="ce7" office:value-type="date" office:date-value="2066-03-02T20:08:33.99" calcext:value-type="date">
            <text:p>02/03/2066 20:08:33.990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OW-0459</text:p>
          </table:table-cell>
          <table:table-cell office:value-type="float" office:value="96537.3667829716" calcext:value-type="float">
            <text:p>96537.3667829716</text:p>
          </table:table-cell>
          <table:table-cell table:style-name="ce7" office:value-type="date" office:date-value="2164-04-21T08:48:10.05" calcext:value-type="date">
            <text:p>21/04/2164 08:48:10.050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OW-0460</text:p>
          </table:table-cell>
          <table:table-cell office:value-type="float" office:value="21550.5099983251" calcext:value-type="float">
            <text:p>21550.5099983251</text:p>
          </table:table-cell>
          <table:table-cell table:style-name="ce7" office:value-type="date" office:date-value="1958-12-31T12:14:23.86" calcext:value-type="date">
            <text:p>31/12/1958 12:14:23.860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OW-0461</text:p>
          </table:table-cell>
          <table:table-cell office:value-type="float" office:value="73424.7155909221" calcext:value-type="float">
            <text:p>73424.7155909221</text:p>
          </table:table-cell>
          <table:table-cell table:style-name="ce7" office:value-type="date" office:date-value="2101-01-09T17:10:27.06" calcext:value-type="date">
            <text:p>09/01/2101 17:10:27.060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OW-0462</text:p>
          </table:table-cell>
          <table:table-cell office:value-type="float" office:value="21512.0030543854" calcext:value-type="float">
            <text:p>21512.0030543854</text:p>
          </table:table-cell>
          <table:table-cell table:style-name="ce7" office:value-type="date" office:date-value="1958-11-23T00:04:23.9" calcext:value-type="date">
            <text:p>23/11/1958 00:04:23.900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OW-0463</text:p>
          </table:table-cell>
          <table:table-cell office:value-type="float" office:value="74235.7549861843" calcext:value-type="float">
            <text:p>74235.7549861843</text:p>
          </table:table-cell>
          <table:table-cell table:style-name="ce7" office:value-type="date" office:date-value="2103-03-31T18:07:10.81" calcext:value-type="date">
            <text:p>31/03/2103 18:07:10.810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OW-0464</text:p>
          </table:table-cell>
          <table:table-cell office:value-type="float" office:value="51855.7952261946" calcext:value-type="float">
            <text:p>51855.7952261946</text:p>
          </table:table-cell>
          <table:table-cell table:style-name="ce7" office:value-type="date" office:date-value="2041-12-20T19:05:07.54" calcext:value-type="date">
            <text:p>20/12/2041 19:05:07.540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OW-0465</text:p>
          </table:table-cell>
          <table:table-cell office:value-type="float" office:value="70710.1877261636" calcext:value-type="float">
            <text:p>70710.1877261636</text:p>
          </table:table-cell>
          <table:table-cell table:style-name="ce7" office:value-type="date" office:date-value="2093-08-04T04:30:19.54" calcext:value-type="date">
            <text:p>04/08/2093 04:30:19.540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OW-0466</text:p>
          </table:table-cell>
          <table:table-cell office:value-type="float" office:value="33130.1435052463" calcext:value-type="float">
            <text:p>33130.1435052463</text:p>
          </table:table-cell>
          <table:table-cell table:style-name="ce7" office:value-type="date" office:date-value="1990-09-14T03:26:38.85" calcext:value-type="date">
            <text:p>14/09/1990 03:26:38.850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ROW-0467</text:p>
          </table:table-cell>
          <table:table-cell office:value-type="float" office:value="66609.7472606053" calcext:value-type="float">
            <text:p>66609.7472606053</text:p>
          </table:table-cell>
          <table:table-cell table:style-name="ce7" office:value-type="date" office:date-value="2082-05-13T17:56:03.32" calcext:value-type="date">
            <text:p>13/05/2082 17:56:03.320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OW-0468</text:p>
          </table:table-cell>
          <table:table-cell office:value-type="float" office:value="92695.4982839062" calcext:value-type="float">
            <text:p>92695.4982839062</text:p>
          </table:table-cell>
          <table:table-cell table:style-name="ce7" office:value-type="date" office:date-value="2153-10-14T11:57:31.73" calcext:value-type="date">
            <text:p>14/10/2153 11:57:31.730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OW-0469</text:p>
          </table:table-cell>
          <table:table-cell office:value-type="float" office:value="27471.0853755049" calcext:value-type="float">
            <text:p>27471.0853755049</text:p>
          </table:table-cell>
          <table:table-cell table:style-name="ce7" office:value-type="date" office:date-value="1975-03-18T02:02:56.44" calcext:value-type="date">
            <text:p>18/03/1975 02:02:56.440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OW-0470</text:p>
          </table:table-cell>
          <table:table-cell office:value-type="float" office:value="16795.3833785901" calcext:value-type="float">
            <text:p>16795.3833785901</text:p>
          </table:table-cell>
          <table:table-cell table:style-name="ce7" office:value-type="date" office:date-value="1945-12-24T09:12:03.91" calcext:value-type="date">
            <text:p>24/12/1945 09:12:03.910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OW-0471</text:p>
          </table:table-cell>
          <table:table-cell office:value-type="float" office:value="9134.97136205763" calcext:value-type="float">
            <text:p>9134.97136205763</text:p>
          </table:table-cell>
          <table:table-cell table:style-name="ce7" office:value-type="date" office:date-value="1925-01-02T23:18:45.682" calcext:value-type="date">
            <text:p>02/01/1925 23:18:45.682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OW-0472</text:p>
          </table:table-cell>
          <table:table-cell office:value-type="float" office:value="14105.4854913405" calcext:value-type="float">
            <text:p>14105.4854913405</text:p>
          </table:table-cell>
          <table:table-cell table:style-name="ce7" office:value-type="date" office:date-value="1938-08-13T11:39:06.45" calcext:value-type="date">
            <text:p>13/08/1938 11:39:06.450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OW-0473</text:p>
          </table:table-cell>
          <table:table-cell office:value-type="float" office:value="3009.64129522328" calcext:value-type="float">
            <text:p>3009.64129522328</text:p>
          </table:table-cell>
          <table:table-cell table:style-name="ce7" office:value-type="date" office:date-value="1908-03-27T15:23:27.907" calcext:value-type="date">
            <text:p>27/03/1908 15:23:27.907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OW-0474</text:p>
          </table:table-cell>
          <table:table-cell office:value-type="float" office:value="18377.3348140553" calcext:value-type="float">
            <text:p>18377.3348140553</text:p>
          </table:table-cell>
          <table:table-cell table:style-name="ce7" office:value-type="date" office:date-value="1950-04-24T08:02:07.93" calcext:value-type="date">
            <text:p>24/04/1950 08:02:07.930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OW-0475</text:p>
          </table:table-cell>
          <table:table-cell office:value-type="float" office:value="31699.4208995808" calcext:value-type="float">
            <text:p>31699.4208995808</text:p>
          </table:table-cell>
          <table:table-cell table:style-name="ce7" office:value-type="date" office:date-value="1986-10-14T10:06:05.72" calcext:value-type="date">
            <text:p>14/10/1986 10:06:05.720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OW-0476</text:p>
          </table:table-cell>
          <table:table-cell office:value-type="float" office:value="87066.6526630864" calcext:value-type="float">
            <text:p>87066.6526630864</text:p>
          </table:table-cell>
          <table:table-cell table:style-name="ce7" office:value-type="date" office:date-value="2138-05-17T15:39:50.09" calcext:value-type="date">
            <text:p>17/05/2138 15:39:50.090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OW-0477</text:p>
          </table:table-cell>
          <table:table-cell office:value-type="float" office:value="23194.6522619824" calcext:value-type="float">
            <text:p>23194.6522619824</text:p>
          </table:table-cell>
          <table:table-cell table:style-name="ce7" office:value-type="date" office:date-value="1963-07-02T15:39:15.44" calcext:value-type="date">
            <text:p>02/07/1963 15:39:15.440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OW-0478</text:p>
          </table:table-cell>
          <table:table-cell office:value-type="float" office:value="62988.6700085043" calcext:value-type="float">
            <text:p>62988.6700085043</text:p>
          </table:table-cell>
          <table:table-cell table:style-name="ce7" office:value-type="date" office:date-value="2072-06-13T16:04:48.73" calcext:value-type="date">
            <text:p>13/06/2072 16:04:48.730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W-0479</text:p>
          </table:table-cell>
          <table:table-cell office:value-type="float" office:value="97193.5376813126" calcext:value-type="float">
            <text:p>97193.5376813126</text:p>
          </table:table-cell>
          <table:table-cell table:style-name="ce7" office:value-type="date" office:date-value="2166-02-06T12:54:15.67" calcext:value-type="date">
            <text:p>06/02/2166 12:54:15.670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OW-0480</text:p>
          </table:table-cell>
          <table:table-cell office:value-type="float" office:value="6231.16367938019" calcext:value-type="float">
            <text:p>6231.16367938019</text:p>
          </table:table-cell>
          <table:table-cell table:style-name="ce7" office:value-type="date" office:date-value="1917-01-21T03:55:41.898" calcext:value-type="date">
            <text:p>21/01/1917 03:55:41.898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OW-0481</text:p>
          </table:table-cell>
          <table:table-cell office:value-type="float" office:value="74418.7837374252" calcext:value-type="float">
            <text:p>74418.7837374252</text:p>
          </table:table-cell>
          <table:table-cell table:style-name="ce7" office:value-type="date" office:date-value="2103-09-30T18:48:34.91" calcext:value-type="date">
            <text:p>30/09/2103 18:48:34.910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OW-0482</text:p>
          </table:table-cell>
          <table:table-cell office:value-type="float" office:value="53588.4209366018" calcext:value-type="float">
            <text:p>53588.4209366018</text:p>
          </table:table-cell>
          <table:table-cell table:style-name="ce7" office:value-type="date" office:date-value="2046-09-18T10:06:08.92" calcext:value-type="date">
            <text:p>18/09/2046 10:06:08.920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OW-0483</text:p>
          </table:table-cell>
          <table:table-cell office:value-type="float" office:value="4682.24463455753" calcext:value-type="float">
            <text:p>4682.24463455753</text:p>
          </table:table-cell>
          <table:table-cell table:style-name="ce7" office:value-type="date" office:date-value="1912-10-25T05:52:16.426" calcext:value-type="date">
            <text:p>25/10/1912 05:52:16.426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OW-0484</text:p>
          </table:table-cell>
          <table:table-cell office:value-type="float" office:value="68049.0406659765" calcext:value-type="float">
            <text:p>68049.0406659765</text:p>
          </table:table-cell>
          <table:table-cell table:style-name="ce7" office:value-type="date" office:date-value="2086-04-22T00:58:33.54" calcext:value-type="date">
            <text:p>22/04/2086 00:58:33.540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W-0485</text:p>
          </table:table-cell>
          <table:table-cell office:value-type="float" office:value="85583.4456009317" calcext:value-type="float">
            <text:p>85583.4456009317</text:p>
          </table:table-cell>
          <table:table-cell table:style-name="ce7" office:value-type="date" office:date-value="2134-04-25T10:41:39.92" calcext:value-type="date">
            <text:p>25/04/2134 10:41:39.920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OW-0486</text:p>
          </table:table-cell>
          <table:table-cell office:value-type="float" office:value="9085.12845449891" calcext:value-type="float">
            <text:p>9085.12845449891</text:p>
          </table:table-cell>
          <table:table-cell table:style-name="ce7" office:value-type="date" office:date-value="1924-11-14T03:04:58.469" calcext:value-type="date">
            <text:p>14/11/1924 03:04:58.469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OW-0487</text:p>
          </table:table-cell>
          <table:table-cell office:value-type="float" office:value="38571.8275467762" calcext:value-type="float">
            <text:p>38571.8275467762</text:p>
          </table:table-cell>
          <table:table-cell table:style-name="ce7" office:value-type="date" office:date-value="2005-08-07T19:51:40.04" calcext:value-type="date">
            <text:p>07/08/2005 19:51:40.040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OW-0488</text:p>
          </table:table-cell>
          <table:table-cell office:value-type="float" office:value="34848.9684732876" calcext:value-type="float">
            <text:p>34848.9684732876</text:p>
          </table:table-cell>
          <table:table-cell table:style-name="ce7" office:value-type="date" office:date-value="1995-05-29T23:14:36.09" calcext:value-type="date">
            <text:p>29/05/1995 23:14:36.090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OW-0489</text:p>
          </table:table-cell>
          <table:table-cell office:value-type="float" office:value="95315.7407380604" calcext:value-type="float">
            <text:p>95315.7407380604</text:p>
          </table:table-cell>
          <table:table-cell table:style-name="ce7" office:value-type="date" office:date-value="2160-12-16T17:46:39.77" calcext:value-type="date">
            <text:p>16/12/2160 17:46:39.770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OW-0490</text:p>
          </table:table-cell>
          <table:table-cell office:value-type="float" office:value="55187.9076784646" calcext:value-type="float">
            <text:p>55187.9076784646</text:p>
          </table:table-cell>
          <table:table-cell table:style-name="ce7" office:value-type="date" office:date-value="2051-02-03T21:47:03.42" calcext:value-type="date">
            <text:p>03/02/2051 21:47:03.420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OW-0491</text:p>
          </table:table-cell>
          <table:table-cell office:value-type="float" office:value="17441.045679349" calcext:value-type="float">
            <text:p>17441.045679349</text:p>
          </table:table-cell>
          <table:table-cell table:style-name="ce7" office:value-type="date" office:date-value="1947-10-01T01:05:46.7" calcext:value-type="date">
            <text:p>01/10/1947 01:05:46.700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OW-0492</text:p>
          </table:table-cell>
          <table:table-cell office:value-type="float" office:value="58510.413340389" calcext:value-type="float">
            <text:p>58510.413340389</text:p>
          </table:table-cell>
          <table:table-cell table:style-name="ce7" office:value-type="date" office:date-value="2060-03-10T09:55:12.61" calcext:value-type="date">
            <text:p>10/03/2060 09:55:12.610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OW-0493</text:p>
          </table:table-cell>
          <table:table-cell office:value-type="float" office:value="88050.2280259736" calcext:value-type="float">
            <text:p>88050.2280259736</text:p>
          </table:table-cell>
          <table:table-cell table:style-name="ce7" office:value-type="date" office:date-value="2141-01-25T05:28:21.44" calcext:value-type="date">
            <text:p>25/01/2141 05:28:21.440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OW-0494</text:p>
          </table:table-cell>
          <table:table-cell office:value-type="float" office:value="26457.0790159236" calcext:value-type="float">
            <text:p>26457.0790159236</text:p>
          </table:table-cell>
          <table:table-cell table:style-name="ce7" office:value-type="date" office:date-value="1972-06-07T01:53:46.98" calcext:value-type="date">
            <text:p>07/06/1972 01:53:46.980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OW-0495</text:p>
          </table:table-cell>
          <table:table-cell office:value-type="float" office:value="80943.624477513" calcext:value-type="float">
            <text:p>80943.624477513</text:p>
          </table:table-cell>
          <table:table-cell table:style-name="ce7" office:value-type="date" office:date-value="2121-08-11T14:59:14.86" calcext:value-type="date">
            <text:p>11/08/2121 14:59:14.860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OW-0496</text:p>
          </table:table-cell>
          <table:table-cell office:value-type="float" office:value="33318.0393654126" calcext:value-type="float">
            <text:p>33318.0393654126</text:p>
          </table:table-cell>
          <table:table-cell table:style-name="ce7" office:value-type="date" office:date-value="1991-03-21T00:56:41.17" calcext:value-type="date">
            <text:p>21/03/1991 00:56:41.170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OW-0497</text:p>
          </table:table-cell>
          <table:table-cell office:value-type="float" office:value="43637.3426236834" calcext:value-type="float">
            <text:p>43637.3426236834</text:p>
          </table:table-cell>
          <table:table-cell table:style-name="ce7" office:value-type="date" office:date-value="2019-06-21T08:13:22.69" calcext:value-type="date">
            <text:p>21/06/2019 08:13:22.690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OW-0498</text:p>
          </table:table-cell>
          <table:table-cell office:value-type="float" office:value="49886.905646477" calcext:value-type="float">
            <text:p>49886.905646477</text:p>
          </table:table-cell>
          <table:table-cell table:style-name="ce7" office:value-type="date" office:date-value="2036-07-30T21:44:07.86" calcext:value-type="date">
            <text:p>30/07/2036 21:44:07.860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OW-0499</text:p>
          </table:table-cell>
          <table:table-cell office:value-type="float" office:value="12993.7906951323" calcext:value-type="float">
            <text:p>12993.7906951323</text:p>
          </table:table-cell>
          <table:table-cell table:style-name="ce7" office:value-type="date" office:date-value="1935-07-28T18:58:36.06" calcext:value-type="date">
            <text:p>28/07/1935 18:58:36.060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W-0500</text:p>
          </table:table-cell>
          <table:table-cell office:value-type="float" office:value="65230.0811007149" calcext:value-type="float">
            <text:p>65230.0811007149</text:p>
          </table:table-cell>
          <table:table-cell table:style-name="ce7" office:value-type="date" office:date-value="2078-08-03T01:56:47.1" calcext:value-type="date">
            <text:p>03/08/2078 01:56:47.100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W-0501</text:p>
          </table:table-cell>
          <table:table-cell office:value-type="float" office:value="77246.3412733226" calcext:value-type="float">
            <text:p>77246.3412733226</text:p>
          </table:table-cell>
          <table:table-cell table:style-name="ce7" office:value-type="date" office:date-value="2111-06-28T08:11:26.02" calcext:value-type="date">
            <text:p>28/06/2111 08:11:26.020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OW-0502</text:p>
          </table:table-cell>
          <table:table-cell office:value-type="float" office:value="8234.16446806329" calcext:value-type="float">
            <text:p>8234.16446806329</text:p>
          </table:table-cell>
          <table:table-cell table:style-name="ce7" office:value-type="date" office:date-value="1922-07-17T03:56:50.041" calcext:value-type="date">
            <text:p>17/07/1922 03:56:50.041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OW-0503</text:p>
          </table:table-cell>
          <table:table-cell office:value-type="float" office:value="59257.4147114963" calcext:value-type="float">
            <text:p>59257.4147114963</text:p>
          </table:table-cell>
          <table:table-cell table:style-name="ce7" office:value-type="date" office:date-value="2062-03-27T09:57:11.07" calcext:value-type="date">
            <text:p>27/03/2062 09:57:11.070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OW-0504</text:p>
          </table:table-cell>
          <table:table-cell office:value-type="float" office:value="74628.5222917088" calcext:value-type="float">
            <text:p>74628.5222917088</text:p>
          </table:table-cell>
          <table:table-cell table:style-name="ce7" office:value-type="date" office:date-value="2104-04-27T12:32:06" calcext:value-type="date">
            <text:p>27/04/2104 12:32:06.000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OW-0505</text:p>
          </table:table-cell>
          <table:table-cell office:value-type="float" office:value="15444.9438679572" calcext:value-type="float">
            <text:p>15444.9438679572</text:p>
          </table:table-cell>
          <table:table-cell table:style-name="ce7" office:value-type="date" office:date-value="1942-04-13T22:39:10.19" calcext:value-type="date">
            <text:p>13/04/1942 22:39:10.190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OW-0506</text:p>
          </table:table-cell>
          <table:table-cell office:value-type="float" office:value="19223.7635712852" calcext:value-type="float">
            <text:p>19223.7635712852</text:p>
          </table:table-cell>
          <table:table-cell table:style-name="ce7" office:value-type="date" office:date-value="1952-08-17T18:19:32.56" calcext:value-type="date">
            <text:p>17/08/1952 18:19:32.560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OW-0507</text:p>
          </table:table-cell>
          <table:table-cell office:value-type="float" office:value="58636.9960770369" calcext:value-type="float">
            <text:p>58636.9960770369</text:p>
          </table:table-cell>
          <table:table-cell table:style-name="ce7" office:value-type="date" office:date-value="2060-07-14T23:54:21.06" calcext:value-type="date">
            <text:p>14/07/2060 23:54:21.060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W-0508</text:p>
          </table:table-cell>
          <table:table-cell office:value-type="float" office:value="76591.6864063467" calcext:value-type="float">
            <text:p>76591.6864063467</text:p>
          </table:table-cell>
          <table:table-cell table:style-name="ce7" office:value-type="date" office:date-value="2109-09-11T16:28:25.51" calcext:value-type="date">
            <text:p>11/09/2109 16:28:25.510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OW-0509</text:p>
          </table:table-cell>
          <table:table-cell office:value-type="float" office:value="78957.3151179607" calcext:value-type="float">
            <text:p>78957.3151179607</text:p>
          </table:table-cell>
          <table:table-cell table:style-name="ce7" office:value-type="date" office:date-value="2116-03-04T07:33:46.19" calcext:value-type="date">
            <text:p>04/03/2116 07:33:46.190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ROW-0510</text:p>
          </table:table-cell>
          <table:table-cell office:value-type="float" office:value="21286.3222248594" calcext:value-type="float">
            <text:p>21286.3222248594</text:p>
          </table:table-cell>
          <table:table-cell table:style-name="ce7" office:value-type="date" office:date-value="1958-04-11T07:44:00.23" calcext:value-type="date">
            <text:p>11/04/1958 07:44:00.230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OW-0511</text:p>
          </table:table-cell>
          <table:table-cell office:value-type="float" office:value="56223.8589345911" calcext:value-type="float">
            <text:p>56223.8589345911</text:p>
          </table:table-cell>
          <table:table-cell table:style-name="ce7" office:value-type="date" office:date-value="2053-12-05T20:36:51.95" calcext:value-type="date">
            <text:p>05/12/2053 20:36:51.950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OW-0512</text:p>
          </table:table-cell>
          <table:table-cell office:value-type="float" office:value="16873.1312600898" calcext:value-type="float">
            <text:p>16873.1312600898</text:p>
          </table:table-cell>
          <table:table-cell table:style-name="ce7" office:value-type="date" office:date-value="1946-03-12T03:09:00.87" calcext:value-type="date">
            <text:p>12/03/1946 03:09:00.870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OW-0513</text:p>
          </table:table-cell>
          <table:table-cell office:value-type="float" office:value="80032.042639077" calcext:value-type="float">
            <text:p>80032.042639077</text:p>
          </table:table-cell>
          <table:table-cell table:style-name="ce7" office:value-type="date" office:date-value="2119-02-12T01:01:24.02" calcext:value-type="date">
            <text:p>12/02/2119 01:01:24.020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OW-0514</text:p>
          </table:table-cell>
          <table:table-cell office:value-type="float" office:value="40.7345209541443" calcext:value-type="float">
            <text:p>40.7345209541443</text:p>
          </table:table-cell>
          <table:table-cell table:style-name="ce7" office:value-type="date" office:date-value="1900-02-08T17:37:42.61044" calcext:value-type="date">
            <text:p>08/02/1900 17:37:42.610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W-0515</text:p>
          </table:table-cell>
          <table:table-cell office:value-type="float" office:value="71645.8617289928" calcext:value-type="float">
            <text:p>71645.8617289928</text:p>
          </table:table-cell>
          <table:table-cell table:style-name="ce7" office:value-type="date" office:date-value="2096-02-25T20:40:53.38" calcext:value-type="date">
            <text:p>25/02/2096 20:40:53.380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OW-0516</text:p>
          </table:table-cell>
          <table:table-cell office:value-type="float" office:value="22032.9778667297" calcext:value-type="float">
            <text:p>22032.9778667297</text:p>
          </table:table-cell>
          <table:table-cell table:style-name="ce7" office:value-type="date" office:date-value="1960-04-26T23:28:07.69" calcext:value-type="date">
            <text:p>26/04/1960 23:28:07.690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OW-0517</text:p>
          </table:table-cell>
          <table:table-cell office:value-type="float" office:value="72587.4901684164" calcext:value-type="float">
            <text:p>72587.4901684164</text:p>
          </table:table-cell>
          <table:table-cell table:style-name="ce7" office:value-type="date" office:date-value="2098-09-24T11:45:50.55" calcext:value-type="date">
            <text:p>24/09/2098 11:45:50.550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OW-0518</text:p>
          </table:table-cell>
          <table:table-cell office:value-type="float" office:value="86503.2924928146" calcext:value-type="float">
            <text:p>86503.2924928146</text:p>
          </table:table-cell>
          <table:table-cell table:style-name="ce7" office:value-type="date" office:date-value="2136-10-31T07:01:11.38" calcext:value-type="date">
            <text:p>31/10/2136 07:01:11.380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OW-0519</text:p>
          </table:table-cell>
          <table:table-cell office:value-type="float" office:value="78023.2809987274" calcext:value-type="float">
            <text:p>78023.2809987274</text:p>
          </table:table-cell>
          <table:table-cell table:style-name="ce7" office:value-type="date" office:date-value="2113-08-13T06:44:38.29" calcext:value-type="date">
            <text:p>13/08/2113 06:44:38.290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OW-0520</text:p>
          </table:table-cell>
          <table:table-cell office:value-type="float" office:value="96706.0054050709" calcext:value-type="float">
            <text:p>96706.0054050709</text:p>
          </table:table-cell>
          <table:table-cell table:style-name="ce7" office:value-type="date" office:date-value="2164-10-07T00:07:46.99" calcext:value-type="date">
            <text:p>07/10/2164 00:07:46.990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ROW-0521</text:p>
          </table:table-cell>
          <table:table-cell office:value-type="float" office:value="16911.1265430305" calcext:value-type="float">
            <text:p>16911.1265430305</text:p>
          </table:table-cell>
          <table:table-cell table:style-name="ce7" office:value-type="date" office:date-value="1946-04-19T03:02:13.32" calcext:value-type="date">
            <text:p>19/04/1946 03:02:13.320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OW-0522</text:p>
          </table:table-cell>
          <table:table-cell office:value-type="float" office:value="91375.8407387257" calcext:value-type="float">
            <text:p>91375.8407387257</text:p>
          </table:table-cell>
          <table:table-cell table:style-name="ce7" office:value-type="date" office:date-value="2150-03-04T20:10:39.83" calcext:value-type="date">
            <text:p>04/03/2150 20:10:39.830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ROW-0523</text:p>
          </table:table-cell>
          <table:table-cell office:value-type="float" office:value="2705.89665956005" calcext:value-type="float">
            <text:p>2705.89665956005</text:p>
          </table:table-cell>
          <table:table-cell table:style-name="ce7" office:value-type="date" office:date-value="1907-05-28T21:31:11.386" calcext:value-type="date">
            <text:p>28/05/1907 21:31:11.386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W-0524</text:p>
          </table:table-cell>
          <table:table-cell office:value-type="float" office:value="62771.7019315754" calcext:value-type="float">
            <text:p>62771.7019315754</text:p>
          </table:table-cell>
          <table:table-cell table:style-name="ce7" office:value-type="date" office:date-value="2071-11-09T16:50:46.89" calcext:value-type="date">
            <text:p>09/11/2071 16:50:46.890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OW-0525</text:p>
          </table:table-cell>
          <table:table-cell office:value-type="float" office:value="79269.7129480009" calcext:value-type="float">
            <text:p>79269.7129480009</text:p>
          </table:table-cell>
          <table:table-cell table:style-name="ce7" office:value-type="date" office:date-value="2117-01-10T17:06:38.71" calcext:value-type="date">
            <text:p>10/01/2117 17:06:38.710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OW-0526</text:p>
          </table:table-cell>
          <table:table-cell office:value-type="float" office:value="21702.0965427733" calcext:value-type="float">
            <text:p>21702.0965427733</text:p>
          </table:table-cell>
          <table:table-cell table:style-name="ce7" office:value-type="date" office:date-value="1959-06-01T02:19:01.3" calcext:value-type="date">
            <text:p>01/06/1959 02:19:01.300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OW-0527</text:p>
          </table:table-cell>
          <table:table-cell office:value-type="float" office:value="21684.0542966398" calcext:value-type="float">
            <text:p>21684.0542966398</text:p>
          </table:table-cell>
          <table:table-cell table:style-name="ce7" office:value-type="date" office:date-value="1959-05-14T01:18:11.23" calcext:value-type="date">
            <text:p>14/05/1959 01:18:11.230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OW-0528</text:p>
          </table:table-cell>
          <table:table-cell office:value-type="float" office:value="70606.0477588873" calcext:value-type="float">
            <text:p>70606.0477588873</text:p>
          </table:table-cell>
          <table:table-cell table:style-name="ce7" office:value-type="date" office:date-value="2093-04-22T01:08:46.37" calcext:value-type="date">
            <text:p>22/04/2093 01:08:46.370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OW-0529</text:p>
          </table:table-cell>
          <table:table-cell office:value-type="float" office:value="961.602653225224" calcext:value-type="float">
            <text:p>961.602653225224</text:p>
          </table:table-cell>
          <table:table-cell table:style-name="ce7" office:value-type="date" office:date-value="1902-08-18T14:27:49.2387" calcext:value-type="date">
            <text:p>18/08/1902 14:27:49.239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OW-0530</text:p>
          </table:table-cell>
          <table:table-cell office:value-type="float" office:value="12476.9768645238" calcext:value-type="float">
            <text:p>12476.9768645238</text:p>
          </table:table-cell>
          <table:table-cell table:style-name="ce7" office:value-type="date" office:date-value="1934-02-26T23:26:41.09" calcext:value-type="date">
            <text:p>26/02/1934 23:26:41.090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OW-0531</text:p>
          </table:table-cell>
          <table:table-cell office:value-type="float" office:value="72947.7170263314" calcext:value-type="float">
            <text:p>72947.7170263314</text:p>
          </table:table-cell>
          <table:table-cell table:style-name="ce7" office:value-type="date" office:date-value="2099-09-19T17:12:31.08" calcext:value-type="date">
            <text:p>19/09/2099 17:12:31.080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OW-0532</text:p>
          </table:table-cell>
          <table:table-cell office:value-type="float" office:value="60502.0479723791" calcext:value-type="float">
            <text:p>60502.0479723791</text:p>
          </table:table-cell>
          <table:table-cell table:style-name="ce7" office:value-type="date" office:date-value="2065-08-23T01:09:04.81" calcext:value-type="date">
            <text:p>23/08/2065 01:09:04.810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OW-0533</text:p>
          </table:table-cell>
          <table:table-cell office:value-type="float" office:value="11021.2704804597" calcext:value-type="float">
            <text:p>11021.2704804597</text:p>
          </table:table-cell>
          <table:table-cell table:style-name="ce7" office:value-type="date" office:date-value="1930-03-04T06:29:29.51" calcext:value-type="date">
            <text:p>04/03/1930 06:29:29.510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OW-0534</text:p>
          </table:table-cell>
          <table:table-cell office:value-type="float" office:value="10544.5951432866" calcext:value-type="float">
            <text:p>10544.5951432866</text:p>
          </table:table-cell>
          <table:table-cell table:style-name="ce7" office:value-type="date" office:date-value="1928-11-12T14:17:00.38" calcext:value-type="date">
            <text:p>12/11/1928 14:17:00.380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OW-0535</text:p>
          </table:table-cell>
          <table:table-cell office:value-type="float" office:value="46648.2977222236" calcext:value-type="float">
            <text:p>46648.2977222236</text:p>
          </table:table-cell>
          <table:table-cell table:style-name="ce7" office:value-type="date" office:date-value="2027-09-18T07:08:43.2" calcext:value-type="date">
            <text:p>18/09/2027 07:08:43.200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OW-0536</text:p>
          </table:table-cell>
          <table:table-cell office:value-type="float" office:value="86104.0563932214" calcext:value-type="float">
            <text:p>86104.0563932214</text:p>
          </table:table-cell>
          <table:table-cell table:style-name="ce7" office:value-type="date" office:date-value="2135-09-28T01:21:12.37" calcext:value-type="date">
            <text:p>28/09/2135 01:21:12.370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OW-0537</text:p>
          </table:table-cell>
          <table:table-cell office:value-type="float" office:value="84010.650180331" calcext:value-type="float">
            <text:p>84010.650180331</text:p>
          </table:table-cell>
          <table:table-cell table:style-name="ce7" office:value-type="date" office:date-value="2130-01-03T15:36:15.58" calcext:value-type="date">
            <text:p>03/01/2130 15:36:15.580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OW-0538</text:p>
          </table:table-cell>
          <table:table-cell office:value-type="float" office:value="82714.866439531" calcext:value-type="float">
            <text:p>82714.866439531</text:p>
          </table:table-cell>
          <table:table-cell table:style-name="ce7" office:value-type="date" office:date-value="2126-06-17T20:47:40.38" calcext:value-type="date">
            <text:p>17/06/2126 20:47:40.380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OW-0539</text:p>
          </table:table-cell>
          <table:table-cell office:value-type="float" office:value="79918.4079530407" calcext:value-type="float">
            <text:p>79918.4079530407</text:p>
          </table:table-cell>
          <table:table-cell table:style-name="ce7" office:value-type="date" office:date-value="2118-10-21T09:47:27.14" calcext:value-type="date">
            <text:p>21/10/2118 09:47:27.140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OW-0540</text:p>
          </table:table-cell>
          <table:table-cell office:value-type="float" office:value="19737.2415665771" calcext:value-type="float">
            <text:p>19737.2415665771</text:p>
          </table:table-cell>
          <table:table-cell table:style-name="ce7" office:value-type="date" office:date-value="1954-01-13T05:47:51.35" calcext:value-type="date">
            <text:p>13/01/1954 05:47:51.350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OW-0541</text:p>
          </table:table-cell>
          <table:table-cell office:value-type="float" office:value="28155.6087045118" calcext:value-type="float">
            <text:p>28155.6087045118</text:p>
          </table:table-cell>
          <table:table-cell table:style-name="ce7" office:value-type="date" office:date-value="1977-01-30T14:36:32.07" calcext:value-type="date">
            <text:p>30/01/1977 14:36:32.070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OW-0542</text:p>
          </table:table-cell>
          <table:table-cell office:value-type="float" office:value="1698.59673720785" calcext:value-type="float">
            <text:p>1698.59673720785</text:p>
          </table:table-cell>
          <table:table-cell table:style-name="ce7" office:value-type="date" office:date-value="1904-08-24T14:19:18.095" calcext:value-type="date">
            <text:p>24/08/1904 14:19:18.095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OW-0543</text:p>
          </table:table-cell>
          <table:table-cell office:value-type="float" office:value="52327.8699746809" calcext:value-type="float">
            <text:p>52327.8699746809</text:p>
          </table:table-cell>
          <table:table-cell table:style-name="ce7" office:value-type="date" office:date-value="2043-04-06T20:52:45.81" calcext:value-type="date">
            <text:p>06/04/2043 20:52:45.810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OW-0544</text:p>
          </table:table-cell>
          <table:table-cell office:value-type="float" office:value="36262.8856100699" calcext:value-type="float">
            <text:p>36262.8856100699</text:p>
          </table:table-cell>
          <table:table-cell table:style-name="ce7" office:value-type="date" office:date-value="1999-04-12T21:15:16.71" calcext:value-type="date">
            <text:p>12/04/1999 21:15:16.710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OW-0545</text:p>
          </table:table-cell>
          <table:table-cell office:value-type="float" office:value="71353.2808919632" calcext:value-type="float">
            <text:p>71353.2808919632</text:p>
          </table:table-cell>
          <table:table-cell table:style-name="ce7" office:value-type="date" office:date-value="2095-05-09T06:44:29.07" calcext:value-type="date">
            <text:p>09/05/2095 06:44:29.070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W-0546</text:p>
          </table:table-cell>
          <table:table-cell office:value-type="float" office:value="46488.9312975075" calcext:value-type="float">
            <text:p>46488.9312975075</text:p>
          </table:table-cell>
          <table:table-cell table:style-name="ce7" office:value-type="date" office:date-value="2027-04-11T22:21:04.1" calcext:value-type="date">
            <text:p>11/04/2027 22:21:04.100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OW-0547</text:p>
          </table:table-cell>
          <table:table-cell office:value-type="float" office:value="12988.5373257537" calcext:value-type="float">
            <text:p>12988.5373257537</text:p>
          </table:table-cell>
          <table:table-cell table:style-name="ce7" office:value-type="date" office:date-value="1935-07-23T12:53:44.95" calcext:value-type="date">
            <text:p>23/07/1935 12:53:44.950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OW-0548</text:p>
          </table:table-cell>
          <table:table-cell office:value-type="float" office:value="99644.4912432107" calcext:value-type="float">
            <text:p>99644.4912432107</text:p>
          </table:table-cell>
          <table:table-cell table:style-name="ce7" office:value-type="date" office:date-value="2172-10-23T11:47:23.41" calcext:value-type="date">
            <text:p>23/10/2172 11:47:23.410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OW-0549</text:p>
          </table:table-cell>
          <table:table-cell office:value-type="float" office:value="7953.32966339286" calcext:value-type="float">
            <text:p>7953.32966339286</text:p>
          </table:table-cell>
          <table:table-cell table:style-name="ce7" office:value-type="date" office:date-value="1921-10-09T07:54:42.917" calcext:value-type="date">
            <text:p>09/10/1921 07:54:42.917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OW-0550</text:p>
          </table:table-cell>
          <table:table-cell office:value-type="float" office:value="94846.1492638264" calcext:value-type="float">
            <text:p>94846.1492638264</text:p>
          </table:table-cell>
          <table:table-cell table:style-name="ce7" office:value-type="date" office:date-value="2159-09-04T03:34:56.39" calcext:value-type="date">
            <text:p>04/09/2159 03:34:56.390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OW-0551</text:p>
          </table:table-cell>
          <table:table-cell office:value-type="float" office:value="63702.7182614198" calcext:value-type="float">
            <text:p>63702.7182614198</text:p>
          </table:table-cell>
          <table:table-cell table:style-name="ce7" office:value-type="date" office:date-value="2074-05-28T17:14:17.79" calcext:value-type="date">
            <text:p>28/05/2074 17:14:17.790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OW-0552</text:p>
          </table:table-cell>
          <table:table-cell office:value-type="float" office:value="91346.066123885" calcext:value-type="float">
            <text:p>91346.066123885</text:p>
          </table:table-cell>
          <table:table-cell table:style-name="ce7" office:value-type="date" office:date-value="2150-02-03T01:35:13.1" calcext:value-type="date">
            <text:p>03/02/2150 01:35:13.100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OW-0553</text:p>
          </table:table-cell>
          <table:table-cell office:value-type="float" office:value="64170.3156529909" calcext:value-type="float">
            <text:p>64170.3156529909</text:p>
          </table:table-cell>
          <table:table-cell table:style-name="ce7" office:value-type="date" office:date-value="2075-09-08T07:34:32.42" calcext:value-type="date">
            <text:p>08/09/2075 07:34:32.420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OW-0554</text:p>
          </table:table-cell>
          <table:table-cell office:value-type="float" office:value="57840.6992411988" calcext:value-type="float">
            <text:p>57840.6992411988</text:p>
          </table:table-cell>
          <table:table-cell table:style-name="ce7" office:value-type="date" office:date-value="2058-05-10T16:46:54.44" calcext:value-type="date">
            <text:p>10/05/2058 16:46:54.440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OW-0555</text:p>
          </table:table-cell>
          <table:table-cell office:value-type="float" office:value="61968.3371925342" calcext:value-type="float">
            <text:p>61968.3371925342</text:p>
          </table:table-cell>
          <table:table-cell table:style-name="ce7" office:value-type="date" office:date-value="2069-08-28T08:05:33.43" calcext:value-type="date">
            <text:p>28/08/2069 08:05:33.430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OW-0556</text:p>
          </table:table-cell>
          <table:table-cell office:value-type="float" office:value="63729.8492408469" calcext:value-type="float">
            <text:p>63729.8492408469</text:p>
          </table:table-cell>
          <table:table-cell table:style-name="ce7" office:value-type="date" office:date-value="2074-06-24T20:22:54.41" calcext:value-type="date">
            <text:p>24/06/2074 20:22:54.410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OW-0557</text:p>
          </table:table-cell>
          <table:table-cell office:value-type="float" office:value="4894.93185206928" calcext:value-type="float">
            <text:p>4894.93185206928</text:p>
          </table:table-cell>
          <table:table-cell table:style-name="ce7" office:value-type="date" office:date-value="1913-05-25T22:21:52.019" calcext:value-type="date">
            <text:p>25/05/1913 22:21:52.019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OW-0558</text:p>
          </table:table-cell>
          <table:table-cell office:value-type="float" office:value="26954.0724963393" calcext:value-type="float">
            <text:p>26954.0724963393</text:p>
          </table:table-cell>
          <table:table-cell table:style-name="ce7" office:value-type="date" office:date-value="1973-10-17T01:44:23.68" calcext:value-type="date">
            <text:p>17/10/1973 01:44:23.680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OW-0559</text:p>
          </table:table-cell>
          <table:table-cell office:value-type="float" office:value="41871.4496802699" calcext:value-type="float">
            <text:p>41871.4496802699</text:p>
          </table:table-cell>
          <table:table-cell table:style-name="ce7" office:value-type="date" office:date-value="2014-08-20T10:47:32.38" calcext:value-type="date">
            <text:p>20/08/2014 10:47:32.380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OW-0560</text:p>
          </table:table-cell>
          <table:table-cell office:value-type="float" office:value="36100.9186575233" calcext:value-type="float">
            <text:p>36100.9186575233</text:p>
          </table:table-cell>
          <table:table-cell table:style-name="ce7" office:value-type="date" office:date-value="1998-11-01T22:02:52.01" calcext:value-type="date">
            <text:p>01/11/1998 22:02:52.010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ROW-0561</text:p>
          </table:table-cell>
          <table:table-cell office:value-type="float" office:value="63263.8322727161" calcext:value-type="float">
            <text:p>63263.8322727161</text:p>
          </table:table-cell>
          <table:table-cell table:style-name="ce7" office:value-type="date" office:date-value="2073-03-15T19:58:28.36" calcext:value-type="date">
            <text:p>15/03/2073 19:58:28.360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OW-0562</text:p>
          </table:table-cell>
          <table:table-cell office:value-type="float" office:value="69218.6133079598" calcext:value-type="float">
            <text:p>69218.6133079598</text:p>
          </table:table-cell>
          <table:table-cell table:style-name="ce7" office:value-type="date" office:date-value="2089-07-04T14:43:09.81" calcext:value-type="date">
            <text:p>04/07/2089 14:43:09.810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OW-0563</text:p>
          </table:table-cell>
          <table:table-cell office:value-type="float" office:value="80097.2054845166" calcext:value-type="float">
            <text:p>80097.2054845166</text:p>
          </table:table-cell>
          <table:table-cell table:style-name="ce7" office:value-type="date" office:date-value="2119-04-18T04:55:53.86" calcext:value-type="date">
            <text:p>18/04/2119 04:55:53.860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OW-0564</text:p>
          </table:table-cell>
          <table:table-cell office:value-type="float" office:value="58625.622722965" calcext:value-type="float">
            <text:p>58625.622722965</text:p>
          </table:table-cell>
          <table:table-cell table:style-name="ce7" office:value-type="date" office:date-value="2060-07-03T14:56:43.26" calcext:value-type="date">
            <text:p>03/07/2060 14:56:43.260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ROW-0565</text:p>
          </table:table-cell>
          <table:table-cell office:value-type="float" office:value="49969.9955150224" calcext:value-type="float">
            <text:p>49969.9955150224</text:p>
          </table:table-cell>
          <table:table-cell table:style-name="ce7" office:value-type="date" office:date-value="2036-10-21T23:53:32.5" calcext:value-type="date">
            <text:p>21/10/2036 23:53:32.500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OW-0566</text:p>
          </table:table-cell>
          <table:table-cell office:value-type="float" office:value="48153.2137846118" calcext:value-type="float">
            <text:p>48153.2137846118</text:p>
          </table:table-cell>
          <table:table-cell table:style-name="ce7" office:value-type="date" office:date-value="2031-11-01T05:07:50.99" calcext:value-type="date">
            <text:p>01/11/2031 05:07:50.990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OW-0567</text:p>
          </table:table-cell>
          <table:table-cell office:value-type="float" office:value="20027.2276853973" calcext:value-type="float">
            <text:p>20027.2276853973</text:p>
          </table:table-cell>
          <table:table-cell table:style-name="ce7" office:value-type="date" office:date-value="1954-10-30T05:27:52.02" calcext:value-type="date">
            <text:p>30/10/1954 05:27:52.020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OW-0568</text:p>
          </table:table-cell>
          <table:table-cell office:value-type="float" office:value="14248.9917494866" calcext:value-type="float">
            <text:p>14248.9917494866</text:p>
          </table:table-cell>
          <table:table-cell table:style-name="ce7" office:value-type="date" office:date-value="1939-01-03T23:48:07.16" calcext:value-type="date">
            <text:p>03/01/1939 23:48:07.160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OW-0569</text:p>
          </table:table-cell>
          <table:table-cell office:value-type="float" office:value="90908.8170419132" calcext:value-type="float">
            <text:p>90908.8170419132</text:p>
          </table:table-cell>
          <table:table-cell table:style-name="ce7" office:value-type="date" office:date-value="2148-11-22T19:36:32.42" calcext:value-type="date">
            <text:p>22/11/2148 19:36:32.420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OW-0570</text:p>
          </table:table-cell>
          <table:table-cell office:value-type="float" office:value="88121.7273550643" calcext:value-type="float">
            <text:p>88121.7273550643</text:p>
          </table:table-cell>
          <table:table-cell table:style-name="ce7" office:value-type="date" office:date-value="2141-04-06T17:27:23.48" calcext:value-type="date">
            <text:p>06/04/2141 17:27:23.480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ROW-0571</text:p>
          </table:table-cell>
          <table:table-cell office:value-type="float" office:value="78942.7523222183" calcext:value-type="float">
            <text:p>78942.7523222183</text:p>
          </table:table-cell>
          <table:table-cell table:style-name="ce7" office:value-type="date" office:date-value="2116-02-18T18:03:20.64" calcext:value-type="date">
            <text:p>18/02/2116 18:03:20.640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W-0572</text:p>
          </table:table-cell>
          <table:table-cell office:value-type="float" office:value="60984.2133643888" calcext:value-type="float">
            <text:p>60984.2133643888</text:p>
          </table:table-cell>
          <table:table-cell table:style-name="ce7" office:value-type="date" office:date-value="2066-12-18T05:07:14.68" calcext:value-type="date">
            <text:p>18/12/2066 05:07:14.680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ROW-0573</text:p>
          </table:table-cell>
          <table:table-cell office:value-type="float" office:value="55940.7882120045" calcext:value-type="float">
            <text:p>55940.7882120045</text:p>
          </table:table-cell>
          <table:table-cell table:style-name="ce7" office:value-type="date" office:date-value="2053-02-25T18:55:01.52" calcext:value-type="date">
            <text:p>25/02/2053 18:55:01.520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OW-0574</text:p>
          </table:table-cell>
          <table:table-cell office:value-type="float" office:value="86742.7126322928" calcext:value-type="float">
            <text:p>86742.7126322928</text:p>
          </table:table-cell>
          <table:table-cell table:style-name="ce7" office:value-type="date" office:date-value="2137-06-27T17:06:11.43" calcext:value-type="date">
            <text:p>27/06/2137 17:06:11.430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OW-0575</text:p>
          </table:table-cell>
          <table:table-cell office:value-type="float" office:value="54179.7353022468" calcext:value-type="float">
            <text:p>54179.7353022468</text:p>
          </table:table-cell>
          <table:table-cell table:style-name="ce7" office:value-type="date" office:date-value="2048-05-01T17:38:50.11" calcext:value-type="date">
            <text:p>01/05/2048 17:38:50.110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OW-0576</text:p>
          </table:table-cell>
          <table:table-cell office:value-type="float" office:value="93333.6843340871" calcext:value-type="float">
            <text:p>93333.6843340871</text:p>
          </table:table-cell>
          <table:table-cell table:style-name="ce7" office:value-type="date" office:date-value="2155-07-14T16:25:26.47" calcext:value-type="date">
            <text:p>14/07/2155 16:25:26.470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ROW-0577</text:p>
          </table:table-cell>
          <table:table-cell office:value-type="float" office:value="70460.2520346828" calcext:value-type="float">
            <text:p>70460.2520346828</text:p>
          </table:table-cell>
          <table:table-cell table:style-name="ce7" office:value-type="date" office:date-value="2092-11-27T06:02:55.8" calcext:value-type="date">
            <text:p>27/11/2092 06:02:55.800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ROW-0578</text:p>
          </table:table-cell>
          <table:table-cell office:value-type="float" office:value="96426.0802832335" calcext:value-type="float">
            <text:p>96426.0802832335</text:p>
          </table:table-cell>
          <table:table-cell table:style-name="ce7" office:value-type="date" office:date-value="2164-01-01T01:55:36.47" calcext:value-type="date">
            <text:p>01/01/2164 01:55:36.470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OW-0579</text:p>
          </table:table-cell>
          <table:table-cell office:value-type="float" office:value="50686.7871582431" calcext:value-type="float">
            <text:p>50686.7871582431</text:p>
          </table:table-cell>
          <table:table-cell table:style-name="ce7" office:value-type="date" office:date-value="2038-10-08T18:53:30.47" calcext:value-type="date">
            <text:p>08/10/2038 18:53:30.470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ROW-0580</text:p>
          </table:table-cell>
          <table:table-cell office:value-type="float" office:value="20630.5072153846" calcext:value-type="float">
            <text:p>20630.5072153846</text:p>
          </table:table-cell>
          <table:table-cell table:style-name="ce7" office:value-type="date" office:date-value="1956-06-24T12:10:23.41" calcext:value-type="date">
            <text:p>24/06/1956 12:10:23.410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OW-0581</text:p>
          </table:table-cell>
          <table:table-cell office:value-type="float" office:value="8997.37312709368" calcext:value-type="float">
            <text:p>8997.37312709368</text:p>
          </table:table-cell>
          <table:table-cell table:style-name="ce7" office:value-type="date" office:date-value="1924-08-18T08:57:18.181" calcext:value-type="date">
            <text:p>18/08/1924 08:57:18.181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OW-0582</text:p>
          </table:table-cell>
          <table:table-cell office:value-type="float" office:value="59926.0396956596" calcext:value-type="float">
            <text:p>59926.0396956596</text:p>
          </table:table-cell>
          <table:table-cell table:style-name="ce7" office:value-type="date" office:date-value="2064-01-25T00:57:09.7" calcext:value-type="date">
            <text:p>25/01/2064 00:57:09.700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ROW-0583</text:p>
          </table:table-cell>
          <table:table-cell office:value-type="float" office:value="75526.9048125296" calcext:value-type="float">
            <text:p>75526.9048125296</text:p>
          </table:table-cell>
          <table:table-cell table:style-name="ce7" office:value-type="date" office:date-value="2106-10-12T21:42:55.8" calcext:value-type="date">
            <text:p>12/10/2106 21:42:55.800</text:p>
          </table:table-cell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ROW-0584</text:p>
          </table:table-cell>
          <table:table-cell office:value-type="float" office:value="37991.0577394154" calcext:value-type="float">
            <text:p>37991.0577394154</text:p>
          </table:table-cell>
          <table:table-cell table:style-name="ce7" office:value-type="date" office:date-value="2004-01-05T01:23:08.69" calcext:value-type="date">
            <text:p>05/01/2004 01:23:08.690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OW-0585</text:p>
          </table:table-cell>
          <table:table-cell office:value-type="float" office:value="23229.7193400665" calcext:value-type="float">
            <text:p>23229.7193400665</text:p>
          </table:table-cell>
          <table:table-cell table:style-name="ce7" office:value-type="date" office:date-value="1963-08-06T17:15:50.98" calcext:value-type="date">
            <text:p>06/08/1963 17:15:50.980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OW-0586</text:p>
          </table:table-cell>
          <table:table-cell office:value-type="float" office:value="88241.9963659184" calcext:value-type="float">
            <text:p>88241.9963659184</text:p>
          </table:table-cell>
          <table:table-cell table:style-name="ce7" office:value-type="date" office:date-value="2141-08-04T23:54:46.02" calcext:value-type="date">
            <text:p>04/08/2141 23:54:46.020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ROW-0587</text:p>
          </table:table-cell>
          <table:table-cell office:value-type="float" office:value="11349.135803779" calcext:value-type="float">
            <text:p>11349.135803779</text:p>
          </table:table-cell>
          <table:table-cell table:style-name="ce7" office:value-type="date" office:date-value="1931-01-26T03:15:33.45" calcext:value-type="date">
            <text:p>26/01/1931 03:15:33.450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OW-0588</text:p>
          </table:table-cell>
          <table:table-cell office:value-type="float" office:value="15463.1373382658" calcext:value-type="float">
            <text:p>15463.1373382658</text:p>
          </table:table-cell>
          <table:table-cell table:style-name="ce7" office:value-type="date" office:date-value="1942-05-02T03:17:46.03" calcext:value-type="date">
            <text:p>02/05/1942 03:17:46.030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OW-0589</text:p>
          </table:table-cell>
          <table:table-cell office:value-type="float" office:value="73112.8528092823" calcext:value-type="float">
            <text:p>73112.8528092823</text:p>
          </table:table-cell>
          <table:table-cell table:style-name="ce7" office:value-type="date" office:date-value="2100-03-03T20:28:02.72" calcext:value-type="date">
            <text:p>03/03/2100 20:28:02.720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OW-0590</text:p>
          </table:table-cell>
          <table:table-cell office:value-type="float" office:value="75656.1941714878" calcext:value-type="float">
            <text:p>75656.1941714878</text:p>
          </table:table-cell>
          <table:table-cell table:style-name="ce7" office:value-type="date" office:date-value="2107-02-19T04:39:36.42" calcext:value-type="date">
            <text:p>19/02/2107 04:39:36.420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W-0591</text:p>
          </table:table-cell>
          <table:table-cell office:value-type="float" office:value="26761.6048365509" calcext:value-type="float">
            <text:p>26761.6048365509</text:p>
          </table:table-cell>
          <table:table-cell table:style-name="ce7" office:value-type="date" office:date-value="1973-04-07T14:30:57.88" calcext:value-type="date">
            <text:p>07/04/1973 14:30:57.880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OW-0592</text:p>
          </table:table-cell>
          <table:table-cell office:value-type="float" office:value="59916.8192877582" calcext:value-type="float">
            <text:p>59916.8192877582</text:p>
          </table:table-cell>
          <table:table-cell table:style-name="ce7" office:value-type="date" office:date-value="2064-01-15T19:39:46.46" calcext:value-type="date">
            <text:p>15/01/2064 19:39:46.460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W-0593</text:p>
          </table:table-cell>
          <table:table-cell office:value-type="float" office:value="17897.4826317455" calcext:value-type="float">
            <text:p>17897.4826317455</text:p>
          </table:table-cell>
          <table:table-cell table:style-name="ce7" office:value-type="date" office:date-value="1948-12-30T11:34:59.38" calcext:value-type="date">
            <text:p>30/12/1948 11:34:59.380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OW-0594</text:p>
          </table:table-cell>
          <table:table-cell office:value-type="float" office:value="72470.3659862009" calcext:value-type="float">
            <text:p>72470.3659862009</text:p>
          </table:table-cell>
          <table:table-cell table:style-name="ce7" office:value-type="date" office:date-value="2098-05-30T08:47:01.21" calcext:value-type="date">
            <text:p>30/05/2098 08:47:01.210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ROW-0595</text:p>
          </table:table-cell>
          <table:table-cell office:value-type="float" office:value="9955.75522762087" calcext:value-type="float">
            <text:p>9955.75522762087</text:p>
          </table:table-cell>
          <table:table-cell table:style-name="ce7" office:value-type="date" office:date-value="1927-04-03T18:07:31.666" calcext:value-type="date">
            <text:p>03/04/1927 18:07:31.666</text:p>
          </table:table-cell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OW-0596</text:p>
          </table:table-cell>
          <table:table-cell office:value-type="float" office:value="61939.721407006" calcext:value-type="float">
            <text:p>61939.721407006</text:p>
          </table:table-cell>
          <table:table-cell table:style-name="ce7" office:value-type="date" office:date-value="2069-07-30T17:18:49.57" calcext:value-type="date">
            <text:p>30/07/2069 17:18:49.570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ROW-0597</text:p>
          </table:table-cell>
          <table:table-cell office:value-type="float" office:value="90412.0272112231" calcext:value-type="float">
            <text:p>90412.0272112231</text:p>
          </table:table-cell>
          <table:table-cell table:style-name="ce7" office:value-type="date" office:date-value="2147-07-15T00:39:11.05" calcext:value-type="date">
            <text:p>15/07/2147 00:39:11.050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ROW-0598</text:p>
          </table:table-cell>
          <table:table-cell office:value-type="float" office:value="74005.6854666387" calcext:value-type="float">
            <text:p>74005.6854666387</text:p>
          </table:table-cell>
          <table:table-cell table:style-name="ce7" office:value-type="date" office:date-value="2102-08-13T16:27:04.32" calcext:value-type="date">
            <text:p>13/08/2102 16:27:04.320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ROW-0599</text:p>
          </table:table-cell>
          <table:table-cell office:value-type="float" office:value="27000.7897603422" calcext:value-type="float">
            <text:p>27000.7897603422</text:p>
          </table:table-cell>
          <table:table-cell table:style-name="ce7" office:value-type="date" office:date-value="1973-12-02T18:57:15.29" calcext:value-type="date">
            <text:p>02/12/1973 18:57:15.290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W-0600</text:p>
          </table:table-cell>
          <table:table-cell office:value-type="float" office:value="51767.4456877289" calcext:value-type="float">
            <text:p>51767.4456877289</text:p>
          </table:table-cell>
          <table:table-cell table:style-name="ce7" office:value-type="date" office:date-value="2041-09-23T10:41:47.42" calcext:value-type="date">
            <text:p>23/09/2041 10:41:47.420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OW-0601</text:p>
          </table:table-cell>
          <table:table-cell office:value-type="float" office:value="4687.16013368633" calcext:value-type="float">
            <text:p>4687.16013368633</text:p>
          </table:table-cell>
          <table:table-cell table:style-name="ce7" office:value-type="date" office:date-value="1912-10-30T03:50:35.55" calcext:value-type="date">
            <text:p>30/10/1912 03:50:35.550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OW-0602</text:p>
          </table:table-cell>
          <table:table-cell office:value-type="float" office:value="32847.2570690842" calcext:value-type="float">
            <text:p>32847.2570690842</text:p>
          </table:table-cell>
          <table:table-cell table:style-name="ce7" office:value-type="date" office:date-value="1989-12-05T06:10:10.77" calcext:value-type="date">
            <text:p>05/12/1989 06:10:10.770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OW-0603</text:p>
          </table:table-cell>
          <table:table-cell office:value-type="float" office:value="78471.3558112435" calcext:value-type="float">
            <text:p>78471.3558112435</text:p>
          </table:table-cell>
          <table:table-cell table:style-name="ce7" office:value-type="date" office:date-value="2114-11-04T08:32:22.09" calcext:value-type="date">
            <text:p>04/11/2114 08:32:22.090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OW-0604</text:p>
          </table:table-cell>
          <table:table-cell office:value-type="float" office:value="62505.916040642" calcext:value-type="float">
            <text:p>62505.916040642</text:p>
          </table:table-cell>
          <table:table-cell table:style-name="ce7" office:value-type="date" office:date-value="2071-02-16T21:59:05.91" calcext:value-type="date">
            <text:p>16/02/2071 21:59:05.910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ROW-0605</text:p>
          </table:table-cell>
          <table:table-cell office:value-type="float" office:value="64316.2443675885" calcext:value-type="float">
            <text:p>64316.2443675885</text:p>
          </table:table-cell>
          <table:table-cell table:style-name="ce7" office:value-type="date" office:date-value="2076-02-01T05:51:53.36" calcext:value-type="date">
            <text:p>01/02/2076 05:51:53.360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OW-0606</text:p>
          </table:table-cell>
          <table:table-cell office:value-type="float" office:value="43895.0855795502" calcext:value-type="float">
            <text:p>43895.0855795502</text:p>
          </table:table-cell>
          <table:table-cell table:style-name="ce7" office:value-type="date" office:date-value="2020-03-05T02:03:14.07" calcext:value-type="date">
            <text:p>05/03/2020 02:03:14.070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OW-0607</text:p>
          </table:table-cell>
          <table:table-cell office:value-type="float" office:value="75626.7770045703" calcext:value-type="float">
            <text:p>75626.7770045703</text:p>
          </table:table-cell>
          <table:table-cell table:style-name="ce7" office:value-type="date" office:date-value="2107-01-20T18:38:53.19" calcext:value-type="date">
            <text:p>20/01/2107 18:38:53.190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OW-0608</text:p>
          </table:table-cell>
          <table:table-cell office:value-type="float" office:value="99968.3383630052" calcext:value-type="float">
            <text:p>99968.3383630052</text:p>
          </table:table-cell>
          <table:table-cell table:style-name="ce7" office:value-type="date" office:date-value="2173-09-12T08:07:14.56" calcext:value-type="date">
            <text:p>12/09/2173 08:07:14.560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OW-0609</text:p>
          </table:table-cell>
          <table:table-cell office:value-type="float" office:value="85941.9906450644" calcext:value-type="float">
            <text:p>85941.9906450644</text:p>
          </table:table-cell>
          <table:table-cell table:style-name="ce7" office:value-type="date" office:date-value="2135-04-18T23:46:31.73" calcext:value-type="date">
            <text:p>18/04/2135 23:46:31.730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OW-0610</text:p>
          </table:table-cell>
          <table:table-cell office:value-type="float" office:value="46774.8362565405" calcext:value-type="float">
            <text:p>46774.8362565405</text:p>
          </table:table-cell>
          <table:table-cell table:style-name="ce7" office:value-type="date" office:date-value="2028-01-22T20:04:12.57" calcext:value-type="date">
            <text:p>22/01/2028 20:04:12.570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OW-0611</text:p>
          </table:table-cell>
          <table:table-cell office:value-type="float" office:value="84721.0206527309" calcext:value-type="float">
            <text:p>84721.0206527309</text:p>
          </table:table-cell>
          <table:table-cell table:style-name="ce7" office:value-type="date" office:date-value="2131-12-15T00:29:44.4" calcext:value-type="date">
            <text:p>15/12/2131 00:29:44.400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ROW-0612</text:p>
          </table:table-cell>
          <table:table-cell office:value-type="float" office:value="51413.9801210552" calcext:value-type="float">
            <text:p>51413.9801210552</text:p>
          </table:table-cell>
          <table:table-cell table:style-name="ce7" office:value-type="date" office:date-value="2040-10-04T23:31:22.46" calcext:value-type="date">
            <text:p>04/10/2040 23:31:22.460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ROW-0613</text:p>
          </table:table-cell>
          <table:table-cell office:value-type="float" office:value="3761.39004844571" calcext:value-type="float">
            <text:p>3761.39004844571</text:p>
          </table:table-cell>
          <table:table-cell table:style-name="ce7" office:value-type="date" office:date-value="1910-04-18T09:21:40.186" calcext:value-type="date">
            <text:p>18/04/1910 09:21:40.186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OW-0614</text:p>
          </table:table-cell>
          <table:table-cell office:value-type="float" office:value="46845.5950530593" calcext:value-type="float">
            <text:p>46845.5950530593</text:p>
          </table:table-cell>
          <table:table-cell table:style-name="ce7" office:value-type="date" office:date-value="2028-04-02T14:16:52.58" calcext:value-type="date">
            <text:p>02/04/2028 14:16:52.580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OW-0615</text:p>
          </table:table-cell>
          <table:table-cell office:value-type="float" office:value="34570.6183573623" calcext:value-type="float">
            <text:p>34570.6183573623</text:p>
          </table:table-cell>
          <table:table-cell table:style-name="ce7" office:value-type="date" office:date-value="1994-08-24T14:50:26.08" calcext:value-type="date">
            <text:p>24/08/1994 14:50:26.080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ROW-0616</text:p>
          </table:table-cell>
          <table:table-cell office:value-type="float" office:value="21018.3300671752" calcext:value-type="float">
            <text:p>21018.3300671752</text:p>
          </table:table-cell>
          <table:table-cell table:style-name="ce7" office:value-type="date" office:date-value="1957-07-17T07:55:17.8" calcext:value-type="date">
            <text:p>17/07/1957 07:55:17.800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OW-0617</text:p>
          </table:table-cell>
          <table:table-cell office:value-type="float" office:value="88619.7433176547" calcext:value-type="float">
            <text:p>88619.7433176547</text:p>
          </table:table-cell>
          <table:table-cell table:style-name="ce7" office:value-type="date" office:date-value="2142-08-17T17:50:22.65" calcext:value-type="date">
            <text:p>17/08/2142 17:50:22.650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OW-0618</text:p>
          </table:table-cell>
          <table:table-cell office:value-type="float" office:value="9447.67735529766" calcext:value-type="float">
            <text:p>9447.67735529766</text:p>
          </table:table-cell>
          <table:table-cell table:style-name="ce7" office:value-type="date" office:date-value="1925-11-11T16:15:23.498" calcext:value-type="date">
            <text:p>11/11/1925 16:15:23.498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OW-0619</text:p>
          </table:table-cell>
          <table:table-cell office:value-type="float" office:value="44003.3505810575" calcext:value-type="float">
            <text:p>44003.3505810575</text:p>
          </table:table-cell>
          <table:table-cell table:style-name="ce7" office:value-type="date" office:date-value="2020-06-21T08:24:50.2" calcext:value-type="date">
            <text:p>21/06/2020 08:24:50.200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OW-0620</text:p>
          </table:table-cell>
          <table:table-cell office:value-type="float" office:value="99068.2420166423" calcext:value-type="float">
            <text:p>99068.2420166423</text:p>
          </table:table-cell>
          <table:table-cell table:style-name="ce7" office:value-type="date" office:date-value="2171-03-27T05:48:30.24" calcext:value-type="date">
            <text:p>27/03/2171 05:48:30.240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ROW-0621</text:p>
          </table:table-cell>
          <table:table-cell office:value-type="float" office:value="75460.9114863635" calcext:value-type="float">
            <text:p>75460.9114863635</text:p>
          </table:table-cell>
          <table:table-cell table:style-name="ce7" office:value-type="date" office:date-value="2106-08-07T21:52:32.42" calcext:value-type="date">
            <text:p>07/08/2106 21:52:32.420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OW-0622</text:p>
          </table:table-cell>
          <table:table-cell office:value-type="float" office:value="51151.0102219577" calcext:value-type="float">
            <text:p>51151.0102219577</text:p>
          </table:table-cell>
          <table:table-cell table:style-name="ce7" office:value-type="date" office:date-value="2040-01-16T00:14:43.18" calcext:value-type="date">
            <text:p>16/01/2040 00:14:43.180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OW-0623</text:p>
          </table:table-cell>
          <table:table-cell office:value-type="float" office:value="88222.1178818978" calcext:value-type="float">
            <text:p>88222.1178818978</text:p>
          </table:table-cell>
          <table:table-cell table:style-name="ce7" office:value-type="date" office:date-value="2141-07-16T02:49:44.99" calcext:value-type="date">
            <text:p>16/07/2141 02:49:44.990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ROW-0624</text:p>
          </table:table-cell>
          <table:table-cell office:value-type="float" office:value="68653.5567522636" calcext:value-type="float">
            <text:p>68653.5567522636</text:p>
          </table:table-cell>
          <table:table-cell table:style-name="ce7" office:value-type="date" office:date-value="2087-12-17T13:21:43.4" calcext:value-type="date">
            <text:p>17/12/2087 13:21:43.400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OW-0625</text:p>
          </table:table-cell>
          <table:table-cell office:value-type="float" office:value="2286.72858711922" calcext:value-type="float">
            <text:p>2286.72858711922</text:p>
          </table:table-cell>
          <table:table-cell table:style-name="ce7" office:value-type="date" office:date-value="1906-04-04T17:29:09.927" calcext:value-type="date">
            <text:p>04/04/1906 17:29:09.927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OW-0626</text:p>
          </table:table-cell>
          <table:table-cell office:value-type="float" office:value="64103.6969984365" calcext:value-type="float">
            <text:p>64103.6969984365</text:p>
          </table:table-cell>
          <table:table-cell table:style-name="ce7" office:value-type="date" office:date-value="2075-07-03T16:43:40.66" calcext:value-type="date">
            <text:p>03/07/2075 16:43:40.660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OW-0627</text:p>
          </table:table-cell>
          <table:table-cell office:value-type="float" office:value="18591.5067960758" calcext:value-type="float">
            <text:p>18591.5067960758</text:p>
          </table:table-cell>
          <table:table-cell table:style-name="ce7" office:value-type="date" office:date-value="1950-11-24T12:09:47.18" calcext:value-type="date">
            <text:p>24/11/1950 12:09:47.180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W-0628</text:p>
          </table:table-cell>
          <table:table-cell office:value-type="float" office:value="36175.1045480432" calcext:value-type="float">
            <text:p>36175.1045480432</text:p>
          </table:table-cell>
          <table:table-cell table:style-name="ce7" office:value-type="date" office:date-value="1999-01-15T02:30:32.95" calcext:value-type="date">
            <text:p>15/01/1999 02:30:32.950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ROW-0629</text:p>
          </table:table-cell>
          <table:table-cell office:value-type="float" office:value="42150.5634449928" calcext:value-type="float">
            <text:p>42150.5634449928</text:p>
          </table:table-cell>
          <table:table-cell table:style-name="ce7" office:value-type="date" office:date-value="2015-05-26T13:31:21.65" calcext:value-type="date">
            <text:p>26/05/2015 13:31:21.650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OW-0630</text:p>
          </table:table-cell>
          <table:table-cell office:value-type="float" office:value="87894.9131849968" calcext:value-type="float">
            <text:p>87894.9131849968</text:p>
          </table:table-cell>
          <table:table-cell table:style-name="ce7" office:value-type="date" office:date-value="2140-08-22T21:54:59.18" calcext:value-type="date">
            <text:p>22/08/2140 21:54:59.180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OW-0631</text:p>
          </table:table-cell>
          <table:table-cell office:value-type="float" office:value="87345.1780739566" calcext:value-type="float">
            <text:p>87345.1780739566</text:p>
          </table:table-cell>
          <table:table-cell table:style-name="ce7" office:value-type="date" office:date-value="2139-02-20T04:16:25.59" calcext:value-type="date">
            <text:p>20/02/2139 04:16:25.590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OW-0632</text:p>
          </table:table-cell>
          <table:table-cell office:value-type="float" office:value="13434.4414335001" calcext:value-type="float">
            <text:p>13434.4414335001</text:p>
          </table:table-cell>
          <table:table-cell table:style-name="ce7" office:value-type="date" office:date-value="1936-10-11T10:35:39.85" calcext:value-type="date">
            <text:p>11/10/1936 10:35:39.850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OW-0633</text:p>
          </table:table-cell>
          <table:table-cell office:value-type="float" office:value="34545.5304921061" calcext:value-type="float">
            <text:p>34545.5304921061</text:p>
          </table:table-cell>
          <table:table-cell table:style-name="ce7" office:value-type="date" office:date-value="1994-07-30T12:43:54.52" calcext:value-type="date">
            <text:p>30/07/1994 12:43:54.520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OW-0634</text:p>
          </table:table-cell>
          <table:table-cell office:value-type="float" office:value="71869.8583413458" calcext:value-type="float">
            <text:p>71869.8583413458</text:p>
          </table:table-cell>
          <table:table-cell table:style-name="ce7" office:value-type="date" office:date-value="2096-10-06T20:36:00.69" calcext:value-type="date">
            <text:p>06/10/2096 20:36:00.690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OW-0635</text:p>
          </table:table-cell>
          <table:table-cell office:value-type="float" office:value="47236.2476103261" calcext:value-type="float">
            <text:p>47236.2476103261</text:p>
          </table:table-cell>
          <table:table-cell table:style-name="ce7" office:value-type="date" office:date-value="2029-04-28T05:56:33.53" calcext:value-type="date">
            <text:p>28/04/2029 05:56:33.530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OW-0636</text:p>
          </table:table-cell>
          <table:table-cell office:value-type="float" office:value="82048.4344898378" calcext:value-type="float">
            <text:p>82048.4344898378</text:p>
          </table:table-cell>
          <table:table-cell table:style-name="ce7" office:value-type="date" office:date-value="2124-08-20T10:25:39.92" calcext:value-type="date">
            <text:p>20/08/2124 10:25:39.920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OW-0637</text:p>
          </table:table-cell>
          <table:table-cell office:value-type="float" office:value="19869.2697786403" calcext:value-type="float">
            <text:p>19869.2697786403</text:p>
          </table:table-cell>
          <table:table-cell table:style-name="ce7" office:value-type="date" office:date-value="1954-05-25T06:28:28.87" calcext:value-type="date">
            <text:p>25/05/1954 06:28:28.870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OW-0638</text:p>
          </table:table-cell>
          <table:table-cell office:value-type="float" office:value="79555.2546201369" calcext:value-type="float">
            <text:p>79555.2546201369</text:p>
          </table:table-cell>
          <table:table-cell table:style-name="ce7" office:value-type="date" office:date-value="2117-10-23T06:06:39.18" calcext:value-type="date">
            <text:p>23/10/2117 06:06:39.180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OW-0639</text:p>
          </table:table-cell>
          <table:table-cell office:value-type="float" office:value="38600.909891679" calcext:value-type="float">
            <text:p>38600.909891679</text:p>
          </table:table-cell>
          <table:table-cell table:style-name="ce7" office:value-type="date" office:date-value="2005-09-05T21:50:14.64" calcext:value-type="date">
            <text:p>05/09/2005 21:50:14.640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OW-0640</text:p>
          </table:table-cell>
          <table:table-cell office:value-type="float" office:value="68420.0431573355" calcext:value-type="float">
            <text:p>68420.0431573355</text:p>
          </table:table-cell>
          <table:table-cell table:style-name="ce7" office:value-type="date" office:date-value="2087-04-28T01:02:08.79" calcext:value-type="date">
            <text:p>28/04/2087 01:02:08.790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OW-0641</text:p>
          </table:table-cell>
          <table:table-cell office:value-type="float" office:value="60889.1034923136" calcext:value-type="float">
            <text:p>60889.1034923136</text:p>
          </table:table-cell>
          <table:table-cell table:style-name="ce7" office:value-type="date" office:date-value="2066-09-14T02:29:01.74" calcext:value-type="date">
            <text:p>14/09/2066 02:29:01.740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ROW-0642</text:p>
          </table:table-cell>
          <table:table-cell office:value-type="float" office:value="1825.73715458236" calcext:value-type="float">
            <text:p>1825.73715458236</text:p>
          </table:table-cell>
          <table:table-cell table:style-name="ce7" office:value-type="date" office:date-value="1904-12-29T17:41:30.156" calcext:value-type="date">
            <text:p>29/12/1904 17:41:30.156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OW-0643</text:p>
          </table:table-cell>
          <table:table-cell office:value-type="float" office:value="39139.4541964647" calcext:value-type="float">
            <text:p>39139.4541964647</text:p>
          </table:table-cell>
          <table:table-cell table:style-name="ce7" office:value-type="date" office:date-value="2007-02-26T10:54:02.57" calcext:value-type="date">
            <text:p>26/02/2007 10:54:02.570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ROW-0644</text:p>
          </table:table-cell>
          <table:table-cell office:value-type="float" office:value="18375.3423353097" calcext:value-type="float">
            <text:p>18375.3423353097</text:p>
          </table:table-cell>
          <table:table-cell table:style-name="ce7" office:value-type="date" office:date-value="1950-04-22T08:12:57.77" calcext:value-type="date">
            <text:p>22/04/1950 08:12:57.770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OW-0645</text:p>
          </table:table-cell>
          <table:table-cell office:value-type="float" office:value="21205.1563067772" calcext:value-type="float">
            <text:p>21205.1563067772</text:p>
          </table:table-cell>
          <table:table-cell table:style-name="ce7" office:value-type="date" office:date-value="1958-01-20T03:45:04.91" calcext:value-type="date">
            <text:p>20/01/1958 03:45:04.910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OW-0646</text:p>
          </table:table-cell>
          <table:table-cell office:value-type="float" office:value="331.20563816349" calcext:value-type="float">
            <text:p>331.20563816349</text:p>
          </table:table-cell>
          <table:table-cell table:style-name="ce7" office:value-type="date" office:date-value="1900-11-26T04:56:07.1373" calcext:value-type="date">
            <text:p>26/11/1900 04:56:07.137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OW-0647</text:p>
          </table:table-cell>
          <table:table-cell office:value-type="float" office:value="2758.15720294634" calcext:value-type="float">
            <text:p>2758.15720294634</text:p>
          </table:table-cell>
          <table:table-cell table:style-name="ce7" office:value-type="date" office:date-value="1907-07-20T03:46:22.335" calcext:value-type="date">
            <text:p>20/07/1907 03:46:22.335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OW-0648</text:p>
          </table:table-cell>
          <table:table-cell office:value-type="float" office:value="92008.002939314" calcext:value-type="float">
            <text:p>92008.002939314</text:p>
          </table:table-cell>
          <table:table-cell table:style-name="ce7" office:value-type="date" office:date-value="2151-11-27T00:04:13.96" calcext:value-type="date">
            <text:p>27/11/2151 00:04:13.960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ROW-0649</text:p>
          </table:table-cell>
          <table:table-cell office:value-type="float" office:value="9780.2895953782" calcext:value-type="float">
            <text:p>9780.2895953782</text:p>
          </table:table-cell>
          <table:table-cell table:style-name="ce7" office:value-type="date" office:date-value="1926-10-10T06:57:01.041" calcext:value-type="date">
            <text:p>10/10/1926 06:57:01.041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OW-0650</text:p>
          </table:table-cell>
          <table:table-cell office:value-type="float" office:value="90159.8908759293" calcext:value-type="float">
            <text:p>90159.8908759293</text:p>
          </table:table-cell>
          <table:table-cell table:style-name="ce7" office:value-type="date" office:date-value="2146-11-04T21:22:51.68" calcext:value-type="date">
            <text:p>04/11/2146 21:22:51.680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OW-0651</text:p>
          </table:table-cell>
          <table:table-cell office:value-type="float" office:value="95204.5243965421" calcext:value-type="float">
            <text:p>95204.5243965421</text:p>
          </table:table-cell>
          <table:table-cell table:style-name="ce7" office:value-type="date" office:date-value="2160-08-27T12:35:07.86" calcext:value-type="date">
            <text:p>27/08/2160 12:35:07.860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OW-0652</text:p>
          </table:table-cell>
          <table:table-cell office:value-type="float" office:value="21574.1459331439" calcext:value-type="float">
            <text:p>21574.1459331439</text:p>
          </table:table-cell>
          <table:table-cell table:style-name="ce7" office:value-type="date" office:date-value="1959-01-24T03:30:08.62" calcext:value-type="date">
            <text:p>24/01/1959 03:30:08.620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OW-0653</text:p>
          </table:table-cell>
          <table:table-cell office:value-type="float" office:value="23946.1037399419" calcext:value-type="float">
            <text:p>23946.1037399419</text:p>
          </table:table-cell>
          <table:table-cell table:style-name="ce7" office:value-type="date" office:date-value="1965-07-23T02:29:23.13" calcext:value-type="date">
            <text:p>23/07/1965 02:29:23.130</text:p>
          </table:table-cell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ROW-0654</text:p>
          </table:table-cell>
          <table:table-cell office:value-type="float" office:value="77095.010862915" calcext:value-type="float">
            <text:p>77095.010862915</text:p>
          </table:table-cell>
          <table:table-cell table:style-name="ce7" office:value-type="date" office:date-value="2111-01-28T00:15:38.56" calcext:value-type="date">
            <text:p>28/01/2111 00:15:38.560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OW-0655</text:p>
          </table:table-cell>
          <table:table-cell office:value-type="float" office:value="35946.3777834899" calcext:value-type="float">
            <text:p>35946.3777834899</text:p>
          </table:table-cell>
          <table:table-cell table:style-name="ce7" office:value-type="date" office:date-value="1998-05-31T09:04:00.49" calcext:value-type="date">
            <text:p>31/05/1998 09:04:00.490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ROW-0656</text:p>
          </table:table-cell>
          <table:table-cell office:value-type="float" office:value="36899.8092209104" calcext:value-type="float">
            <text:p>36899.8092209104</text:p>
          </table:table-cell>
          <table:table-cell table:style-name="ce7" office:value-type="date" office:date-value="2001-01-08T19:25:16.69" calcext:value-type="date">
            <text:p>08/01/2001 19:25:16.690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OW-0657</text:p>
          </table:table-cell>
          <table:table-cell office:value-type="float" office:value="38958.8360570555" calcext:value-type="float">
            <text:p>38958.8360570555</text:p>
          </table:table-cell>
          <table:table-cell table:style-name="ce7" office:value-type="date" office:date-value="2006-08-29T20:03:55.33" calcext:value-type="date">
            <text:p>29/08/2006 20:03:55.330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OW-0658</text:p>
          </table:table-cell>
          <table:table-cell office:value-type="float" office:value="49862.269821551" calcext:value-type="float">
            <text:p>49862.269821551</text:p>
          </table:table-cell>
          <table:table-cell table:style-name="ce7" office:value-type="date" office:date-value="2036-07-06T06:28:32.58" calcext:value-type="date">
            <text:p>06/07/2036 06:28:32.580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OW-0659</text:p>
          </table:table-cell>
          <table:table-cell office:value-type="float" office:value="35586.2305798031" calcext:value-type="float">
            <text:p>35586.2305798031</text:p>
          </table:table-cell>
          <table:table-cell table:style-name="ce7" office:value-type="date" office:date-value="1997-06-05T05:32:02.09" calcext:value-type="date">
            <text:p>05/06/1997 05:32:02.090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OW-0660</text:p>
          </table:table-cell>
          <table:table-cell office:value-type="float" office:value="93398.9135746002" calcext:value-type="float">
            <text:p>93398.9135746002</text:p>
          </table:table-cell>
          <table:table-cell table:style-name="ce7" office:value-type="date" office:date-value="2155-09-17T21:55:32.85" calcext:value-type="date">
            <text:p>17/09/2155 21:55:32.850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W-0661</text:p>
          </table:table-cell>
          <table:table-cell office:value-type="float" office:value="5574.45567175332" calcext:value-type="float">
            <text:p>5574.45567175332</text:p>
          </table:table-cell>
          <table:table-cell table:style-name="ce7" office:value-type="date" office:date-value="1915-04-05T10:56:10.039" calcext:value-type="date">
            <text:p>05/04/1915 10:56:10.039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OW-0662</text:p>
          </table:table-cell>
          <table:table-cell office:value-type="float" office:value="85690.7953939632" calcext:value-type="float">
            <text:p>85690.7953939632</text:p>
          </table:table-cell>
          <table:table-cell table:style-name="ce7" office:value-type="date" office:date-value="2134-08-10T19:05:22.04" calcext:value-type="date">
            <text:p>10/08/2134 19:05:22.040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OW-0663</text:p>
          </table:table-cell>
          <table:table-cell office:value-type="float" office:value="34881.6775136666" calcext:value-type="float">
            <text:p>34881.6775136666</text:p>
          </table:table-cell>
          <table:table-cell table:style-name="ce7" office:value-type="date" office:date-value="1995-07-01T16:15:37.18" calcext:value-type="date">
            <text:p>01/07/1995 16:15:37.180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OW-0664</text:p>
          </table:table-cell>
          <table:table-cell office:value-type="float" office:value="58469.6918239529" calcext:value-type="float">
            <text:p>58469.6918239529</text:p>
          </table:table-cell>
          <table:table-cell table:style-name="ce7" office:value-type="date" office:date-value="2060-01-29T16:36:13.59" calcext:value-type="date">
            <text:p>29/01/2060 16:36:13.590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OW-0665</text:p>
          </table:table-cell>
          <table:table-cell office:value-type="float" office:value="73964.8367320334" calcext:value-type="float">
            <text:p>73964.8367320334</text:p>
          </table:table-cell>
          <table:table-cell table:style-name="ce7" office:value-type="date" office:date-value="2102-07-03T20:04:53.65" calcext:value-type="date">
            <text:p>03/07/2102 20:04:53.650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OW-0666</text:p>
          </table:table-cell>
          <table:table-cell office:value-type="float" office:value="74627.5531916805" calcext:value-type="float">
            <text:p>74627.5531916805</text:p>
          </table:table-cell>
          <table:table-cell table:style-name="ce7" office:value-type="date" office:date-value="2104-04-26T13:16:35.76" calcext:value-type="date">
            <text:p>26/04/2104 13:16:35.760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OW-0667</text:p>
          </table:table-cell>
          <table:table-cell office:value-type="float" office:value="88914.3621852004" calcext:value-type="float">
            <text:p>88914.3621852004</text:p>
          </table:table-cell>
          <table:table-cell table:style-name="ce7" office:value-type="date" office:date-value="2143-06-08T08:41:32.8" calcext:value-type="date">
            <text:p>08/06/2143 08:41:32.800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OW-0668</text:p>
          </table:table-cell>
          <table:table-cell office:value-type="float" office:value="52360.352076345" calcext:value-type="float">
            <text:p>52360.352076345</text:p>
          </table:table-cell>
          <table:table-cell table:style-name="ce7" office:value-type="date" office:date-value="2043-05-09T08:26:59.4" calcext:value-type="date">
            <text:p>09/05/2043 08:26:59.400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OW-0669</text:p>
          </table:table-cell>
          <table:table-cell office:value-type="float" office:value="39637.3095523488" calcext:value-type="float">
            <text:p>39637.3095523488</text:p>
          </table:table-cell>
          <table:table-cell table:style-name="ce7" office:value-type="date" office:date-value="2008-07-08T07:25:45.32" calcext:value-type="date">
            <text:p>08/07/2008 07:25:45.320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ROW-0670</text:p>
          </table:table-cell>
          <table:table-cell office:value-type="float" office:value="20330.8946461011" calcext:value-type="float">
            <text:p>20330.8946461011</text:p>
          </table:table-cell>
          <table:table-cell table:style-name="ce7" office:value-type="date" office:date-value="1955-08-29T21:28:17.42" calcext:value-type="date">
            <text:p>29/08/1955 21:28:17.420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OW-0671</text:p>
          </table:table-cell>
          <table:table-cell office:value-type="float" office:value="45146.4522805051" calcext:value-type="float">
            <text:p>45146.4522805051</text:p>
          </table:table-cell>
          <table:table-cell table:style-name="ce7" office:value-type="date" office:date-value="2023-08-08T10:51:17.04" calcext:value-type="date">
            <text:p>08/08/2023 10:51:17.040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ROW-0672</text:p>
          </table:table-cell>
          <table:table-cell office:value-type="float" office:value="42815.0088838233" calcext:value-type="float">
            <text:p>42815.0088838233</text:p>
          </table:table-cell>
          <table:table-cell table:style-name="ce7" office:value-type="date" office:date-value="2017-03-21T00:12:47.56" calcext:value-type="date">
            <text:p>21/03/2017 00:12:47.560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W-0673</text:p>
          </table:table-cell>
          <table:table-cell office:value-type="float" office:value="80947.9751498913" calcext:value-type="float">
            <text:p>80947.9751498913</text:p>
          </table:table-cell>
          <table:table-cell table:style-name="ce7" office:value-type="date" office:date-value="2121-08-15T23:24:12.95" calcext:value-type="date">
            <text:p>15/08/2121 23:24:12.950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ROW-0674</text:p>
          </table:table-cell>
          <table:table-cell office:value-type="float" office:value="40721.8985202396" calcext:value-type="float">
            <text:p>40721.8985202396</text:p>
          </table:table-cell>
          <table:table-cell table:style-name="ce7" office:value-type="date" office:date-value="2011-06-27T21:33:52.15" calcext:value-type="date">
            <text:p>27/06/2011 21:33:52.150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ROW-0675</text:p>
          </table:table-cell>
          <table:table-cell office:value-type="float" office:value="30883.6839694647" calcext:value-type="float">
            <text:p>30883.6839694647</text:p>
          </table:table-cell>
          <table:table-cell table:style-name="ce7" office:value-type="date" office:date-value="1984-07-20T16:24:54.96" calcext:value-type="date">
            <text:p>20/07/1984 16:24:54.960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OW-0676</text:p>
          </table:table-cell>
          <table:table-cell office:value-type="float" office:value="11882.2620097022" calcext:value-type="float">
            <text:p>11882.2620097022</text:p>
          </table:table-cell>
          <table:table-cell table:style-name="ce7" office:value-type="date" office:date-value="1932-07-12T06:17:17.64" calcext:value-type="date">
            <text:p>12/07/1932 06:17:17.640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OW-0677</text:p>
          </table:table-cell>
          <table:table-cell office:value-type="float" office:value="25157.2841057155" calcext:value-type="float">
            <text:p>25157.2841057155</text:p>
          </table:table-cell>
          <table:table-cell table:style-name="ce7" office:value-type="date" office:date-value="1968-11-15T06:49:06.73" calcext:value-type="date">
            <text:p>15/11/1968 06:49:06.730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ROW-0678</text:p>
          </table:table-cell>
          <table:table-cell office:value-type="float" office:value="72285.6832246712" calcext:value-type="float">
            <text:p>72285.6832246712</text:p>
          </table:table-cell>
          <table:table-cell table:style-name="ce7" office:value-type="date" office:date-value="2097-11-26T16:23:50.61" calcext:value-type="date">
            <text:p>26/11/2097 16:23:50.610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ROW-0679</text:p>
          </table:table-cell>
          <table:table-cell office:value-type="float" office:value="13417.7628194671" calcext:value-type="float">
            <text:p>13417.7628194671</text:p>
          </table:table-cell>
          <table:table-cell table:style-name="ce7" office:value-type="date" office:date-value="1936-09-24T18:18:27.6" calcext:value-type="date">
            <text:p>24/09/1936 18:18:27.600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OW-0680</text:p>
          </table:table-cell>
          <table:table-cell office:value-type="float" office:value="92309.7112391914" calcext:value-type="float">
            <text:p>92309.7112391914</text:p>
          </table:table-cell>
          <table:table-cell table:style-name="ce7" office:value-type="date" office:date-value="2152-09-23T17:04:11.07" calcext:value-type="date">
            <text:p>23/09/2152 17:04:11.070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ROW-0681</text:p>
          </table:table-cell>
          <table:table-cell office:value-type="float" office:value="13610.8732916484" calcext:value-type="float">
            <text:p>13610.8732916484</text:p>
          </table:table-cell>
          <table:table-cell table:style-name="ce7" office:value-type="date" office:date-value="1937-04-05T20:57:32.4" calcext:value-type="date">
            <text:p>05/04/1937 20:57:32.400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OW-0682</text:p>
          </table:table-cell>
          <table:table-cell office:value-type="float" office:value="76199.5027348624" calcext:value-type="float">
            <text:p>76199.5027348624</text:p>
          </table:table-cell>
          <table:table-cell table:style-name="ce7" office:value-type="date" office:date-value="2108-08-15T12:03:56.29" calcext:value-type="date">
            <text:p>15/08/2108 12:03:56.290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ROW-0683</text:p>
          </table:table-cell>
          <table:table-cell office:value-type="float" office:value="1709.535372789" calcext:value-type="float">
            <text:p>1709.535372789</text:p>
          </table:table-cell>
          <table:table-cell table:style-name="ce7" office:value-type="date" office:date-value="1904-09-04T12:50:56.209" calcext:value-type="date">
            <text:p>04/09/1904 12:50:56.209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OW-0684</text:p>
          </table:table-cell>
          <table:table-cell office:value-type="float" office:value="91309.470985712" calcext:value-type="float">
            <text:p>91309.470985712</text:p>
          </table:table-cell>
          <table:table-cell table:style-name="ce7" office:value-type="date" office:date-value="2149-12-28T11:18:13.17" calcext:value-type="date">
            <text:p>28/12/2149 11:18:13.170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OW-0685</text:p>
          </table:table-cell>
          <table:table-cell office:value-type="float" office:value="17230.3358823185" calcext:value-type="float">
            <text:p>17230.3358823185</text:p>
          </table:table-cell>
          <table:table-cell table:style-name="ce7" office:value-type="date" office:date-value="1947-03-04T08:03:40.23" calcext:value-type="date">
            <text:p>04/03/1947 08:03:40.230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ROW-0686</text:p>
          </table:table-cell>
          <table:table-cell office:value-type="float" office:value="98273.4180905316" calcext:value-type="float">
            <text:p>98273.4180905316</text:p>
          </table:table-cell>
          <table:table-cell table:style-name="ce7" office:value-type="date" office:date-value="2169-01-21T10:02:03.02" calcext:value-type="date">
            <text:p>21/01/2169 10:02:03.020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OW-0687</text:p>
          </table:table-cell>
          <table:table-cell office:value-type="float" office:value="20243.7061841987" calcext:value-type="float">
            <text:p>20243.7061841987</text:p>
          </table:table-cell>
          <table:table-cell table:style-name="ce7" office:value-type="date" office:date-value="1955-06-03T16:56:54.31" calcext:value-type="date">
            <text:p>03/06/1955 16:56:54.310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ROW-0688</text:p>
          </table:table-cell>
          <table:table-cell office:value-type="float" office:value="81228.0570012949" calcext:value-type="float">
            <text:p>81228.0570012949</text:p>
          </table:table-cell>
          <table:table-cell table:style-name="ce7" office:value-type="date" office:date-value="2122-05-23T01:22:04.91" calcext:value-type="date">
            <text:p>23/05/2122 01:22:04.910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OW-0689</text:p>
          </table:table-cell>
          <table:table-cell office:value-type="float" office:value="49068.2115240625" calcext:value-type="float">
            <text:p>49068.2115240625</text:p>
          </table:table-cell>
          <table:table-cell table:style-name="ce7" office:value-type="date" office:date-value="2034-05-04T05:04:35.68" calcext:value-type="date">
            <text:p>04/05/2034 05:04:35.680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ROW-0690</text:p>
          </table:table-cell>
          <table:table-cell office:value-type="float" office:value="32108.4218101591" calcext:value-type="float">
            <text:p>32108.4218101591</text:p>
          </table:table-cell>
          <table:table-cell table:style-name="ce7" office:value-type="date" office:date-value="1987-11-27T10:07:24.4" calcext:value-type="date">
            <text:p>27/11/1987 10:07:24.400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OW-0691</text:p>
          </table:table-cell>
          <table:table-cell office:value-type="float" office:value="30538.3740892906" calcext:value-type="float">
            <text:p>30538.3740892906</text:p>
          </table:table-cell>
          <table:table-cell table:style-name="ce7" office:value-type="date" office:date-value="1983-08-10T08:58:41.31" calcext:value-type="date">
            <text:p>10/08/1983 08:58:41.310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ROW-0692</text:p>
          </table:table-cell>
          <table:table-cell office:value-type="float" office:value="17993.9751160464" calcext:value-type="float">
            <text:p>17993.9751160464</text:p>
          </table:table-cell>
          <table:table-cell table:style-name="ce7" office:value-type="date" office:date-value="1949-04-05T23:24:10.03" calcext:value-type="date">
            <text:p>05/04/1949 23:24:10.030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OW-0693</text:p>
          </table:table-cell>
          <table:table-cell office:value-type="float" office:value="6902.47764878871" calcext:value-type="float">
            <text:p>6902.47764878871</text:p>
          </table:table-cell>
          <table:table-cell table:style-name="ce7" office:value-type="date" office:date-value="1918-11-23T11:27:48.855" calcext:value-type="date">
            <text:p>23/11/1918 11:27:48.855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OW-0694</text:p>
          </table:table-cell>
          <table:table-cell office:value-type="float" office:value="8826.51454911236" calcext:value-type="float">
            <text:p>8826.51454911236</text:p>
          </table:table-cell>
          <table:table-cell table:style-name="ce7" office:value-type="date" office:date-value="1924-02-29T12:20:57.043" calcext:value-type="date">
            <text:p>29/02/1924 12:20:57.043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OW-0695</text:p>
          </table:table-cell>
          <table:table-cell office:value-type="float" office:value="34870.1981232599" calcext:value-type="float">
            <text:p>34870.1981232599</text:p>
          </table:table-cell>
          <table:table-cell table:style-name="ce7" office:value-type="date" office:date-value="1995-06-20T04:45:17.85" calcext:value-type="date">
            <text:p>20/06/1995 04:45:17.850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OW-0696</text:p>
          </table:table-cell>
          <table:table-cell office:value-type="float" office:value="7505.23709253299" calcext:value-type="float">
            <text:p>7505.23709253299</text:p>
          </table:table-cell>
          <table:table-cell table:style-name="ce7" office:value-type="date" office:date-value="1920-07-18T05:41:24.795" calcext:value-type="date">
            <text:p>18/07/1920 05:41:24.795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OW-0697</text:p>
          </table:table-cell>
          <table:table-cell office:value-type="float" office:value="94125.8006898307" calcext:value-type="float">
            <text:p>94125.8006898307</text:p>
          </table:table-cell>
          <table:table-cell table:style-name="ce7" office:value-type="date" office:date-value="2157-09-13T19:12:59.6" calcext:value-type="date">
            <text:p>13/09/2157 19:12:59.600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OW-0698</text:p>
          </table:table-cell>
          <table:table-cell office:value-type="float" office:value="13904.8681995676" calcext:value-type="float">
            <text:p>13904.8681995676</text:p>
          </table:table-cell>
          <table:table-cell table:style-name="ce7" office:value-type="date" office:date-value="1938-01-24T20:50:12.44" calcext:value-type="date">
            <text:p>24/01/1938 20:50:12.440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OW-0699</text:p>
          </table:table-cell>
          <table:table-cell office:value-type="float" office:value="36914.6203992818" calcext:value-type="float">
            <text:p>36914.6203992818</text:p>
          </table:table-cell>
          <table:table-cell table:style-name="ce7" office:value-type="date" office:date-value="2001-01-23T14:53:22.5" calcext:value-type="date">
            <text:p>23/01/2001 14:53:22.500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OW-0700</text:p>
          </table:table-cell>
          <table:table-cell office:value-type="float" office:value="71220.0543545032" calcext:value-type="float">
            <text:p>71220.0543545032</text:p>
          </table:table-cell>
          <table:table-cell table:style-name="ce7" office:value-type="date" office:date-value="2094-12-27T01:18:16.23" calcext:value-type="date">
            <text:p>27/12/2094 01:18:16.230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W-0701</text:p>
          </table:table-cell>
          <table:table-cell office:value-type="float" office:value="2439.18593006569" calcext:value-type="float">
            <text:p>2439.18593006569</text:p>
          </table:table-cell>
          <table:table-cell table:style-name="ce7" office:value-type="date" office:date-value="1906-09-04T04:27:44.358" calcext:value-type="date">
            <text:p>04/09/1906 04:27:44.358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OW-0702</text:p>
          </table:table-cell>
          <table:table-cell office:value-type="float" office:value="99873.8580292783" calcext:value-type="float">
            <text:p>99873.8580292783</text:p>
          </table:table-cell>
          <table:table-cell table:style-name="ce7" office:value-type="date" office:date-value="2173-06-09T20:35:33.73" calcext:value-type="date">
            <text:p>09/06/2173 20:35:33.730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OW-0703</text:p>
          </table:table-cell>
          <table:table-cell office:value-type="float" office:value="44037.7899115216" calcext:value-type="float">
            <text:p>44037.7899115216</text:p>
          </table:table-cell>
          <table:table-cell table:style-name="ce7" office:value-type="date" office:date-value="2020-07-25T18:57:28.36" calcext:value-type="date">
            <text:p>25/07/2020 18:57:28.360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OW-0704</text:p>
          </table:table-cell>
          <table:table-cell office:value-type="float" office:value="46125.6729351453" calcext:value-type="float">
            <text:p>46125.6729351453</text:p>
          </table:table-cell>
          <table:table-cell table:style-name="ce7" office:value-type="date" office:date-value="2026-04-13T16:09:01.6" calcext:value-type="date">
            <text:p>13/04/2026 16:09:01.600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OW-0705</text:p>
          </table:table-cell>
          <table:table-cell office:value-type="float" office:value="98744.5692163578" calcext:value-type="float">
            <text:p>98744.5692163578</text:p>
          </table:table-cell>
          <table:table-cell table:style-name="ce7" office:value-type="date" office:date-value="2170-05-07T13:39:40.29" calcext:value-type="date">
            <text:p>07/05/2170 13:39:40.290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OW-0706</text:p>
          </table:table-cell>
          <table:table-cell office:value-type="float" office:value="62924.6752630711" calcext:value-type="float">
            <text:p>62924.6752630711</text:p>
          </table:table-cell>
          <table:table-cell table:style-name="ce7" office:value-type="date" office:date-value="2072-04-10T16:12:22.73" calcext:value-type="date">
            <text:p>10/04/2072 16:12:22.730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OW-0707</text:p>
          </table:table-cell>
          <table:table-cell office:value-type="float" office:value="56405.3982923319" calcext:value-type="float">
            <text:p>56405.3982923319</text:p>
          </table:table-cell>
          <table:table-cell table:style-name="ce7" office:value-type="date" office:date-value="2054-06-05T09:33:32.46" calcext:value-type="date">
            <text:p>05/06/2054 09:33:32.460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OW-0708</text:p>
          </table:table-cell>
          <table:table-cell office:value-type="float" office:value="29765.012962162" calcext:value-type="float">
            <text:p>29765.012962162</text:p>
          </table:table-cell>
          <table:table-cell table:style-name="ce7" office:value-type="date" office:date-value="1981-06-28T00:18:39.93" calcext:value-type="date">
            <text:p>28/06/1981 00:18:39.930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OW-0709</text:p>
          </table:table-cell>
          <table:table-cell office:value-type="float" office:value="9530.92826559629" calcext:value-type="float">
            <text:p>9530.92826559629</text:p>
          </table:table-cell>
          <table:table-cell table:style-name="ce7" office:value-type="date" office:date-value="1926-02-02T22:16:42.148" calcext:value-type="date">
            <text:p>02/02/1926 22:16:42.148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ROW-0710</text:p>
          </table:table-cell>
          <table:table-cell office:value-type="float" office:value="78366.7770244913" calcext:value-type="float">
            <text:p>78366.7770244913</text:p>
          </table:table-cell>
          <table:table-cell table:style-name="ce7" office:value-type="date" office:date-value="2114-07-22T18:38:54.92" calcext:value-type="date">
            <text:p>22/07/2114 18:38:54.920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OW-0711</text:p>
          </table:table-cell>
          <table:table-cell office:value-type="float" office:value="5326.66295256794" calcext:value-type="float">
            <text:p>5326.66295256794</text:p>
          </table:table-cell>
          <table:table-cell table:style-name="ce7" office:value-type="date" office:date-value="1914-07-31T15:54:39.102" calcext:value-type="date">
            <text:p>31/07/1914 15:54:39.102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OW-0712</text:p>
          </table:table-cell>
          <table:table-cell office:value-type="float" office:value="80986.7875406167" calcext:value-type="float">
            <text:p>80986.7875406167</text:p>
          </table:table-cell>
          <table:table-cell table:style-name="ce7" office:value-type="date" office:date-value="2121-09-23T18:54:03.51" calcext:value-type="date">
            <text:p>23/09/2121 18:54:03.510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OW-0713</text:p>
          </table:table-cell>
          <table:table-cell office:value-type="float" office:value="77423.5427747968" calcext:value-type="float">
            <text:p>77423.5427747968</text:p>
          </table:table-cell>
          <table:table-cell table:style-name="ce7" office:value-type="date" office:date-value="2111-12-22T13:01:35.74" calcext:value-type="date">
            <text:p>22/12/2111 13:01:35.740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OW-0714</text:p>
          </table:table-cell>
          <table:table-cell office:value-type="float" office:value="48941.0501197211" calcext:value-type="float">
            <text:p>48941.0501197211</text:p>
          </table:table-cell>
          <table:table-cell table:style-name="ce7" office:value-type="date" office:date-value="2033-12-28T01:12:10.34" calcext:value-type="date">
            <text:p>28/12/2033 01:12:10.340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OW-0715</text:p>
          </table:table-cell>
          <table:table-cell office:value-type="float" office:value="47080.5888860563" calcext:value-type="float">
            <text:p>47080.5888860563</text:p>
          </table:table-cell>
          <table:table-cell table:style-name="ce7" office:value-type="date" office:date-value="2028-11-23T14:07:59.76" calcext:value-type="date">
            <text:p>23/11/2028 14:07:59.760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OW-0716</text:p>
          </table:table-cell>
          <table:table-cell office:value-type="float" office:value="93776.2294158684" calcext:value-type="float">
            <text:p>93776.2294158684</text:p>
          </table:table-cell>
          <table:table-cell table:style-name="ce7" office:value-type="date" office:date-value="2156-09-29T05:30:21.53" calcext:value-type="date">
            <text:p>29/09/2156 05:30:21.530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OW-0717</text:p>
          </table:table-cell>
          <table:table-cell office:value-type="float" office:value="10051.1905112893" calcext:value-type="float">
            <text:p>10051.1905112893</text:p>
          </table:table-cell>
          <table:table-cell table:style-name="ce7" office:value-type="date" office:date-value="1927-07-08T04:34:20.18" calcext:value-type="date">
            <text:p>08/07/1927 04:34:20.180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ROW-0718</text:p>
          </table:table-cell>
          <table:table-cell office:value-type="float" office:value="37700.5481557934" calcext:value-type="float">
            <text:p>37700.5481557934</text:p>
          </table:table-cell>
          <table:table-cell table:style-name="ce7" office:value-type="date" office:date-value="2003-03-20T13:09:20.66" calcext:value-type="date">
            <text:p>20/03/2003 13:09:20.660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OW-0719</text:p>
          </table:table-cell>
          <table:table-cell office:value-type="float" office:value="24584.4099932067" calcext:value-type="float">
            <text:p>24584.4099932067</text:p>
          </table:table-cell>
          <table:table-cell table:style-name="ce7" office:value-type="date" office:date-value="1967-04-22T09:50:23.41" calcext:value-type="date">
            <text:p>22/04/1967 09:50:23.410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OW-0720</text:p>
          </table:table-cell>
          <table:table-cell office:value-type="float" office:value="6081.27056686012" calcext:value-type="float">
            <text:p>6081.27056686012</text:p>
          </table:table-cell>
          <table:table-cell table:style-name="ce7" office:value-type="date" office:date-value="1916-08-24T06:29:36.977" calcext:value-type="date">
            <text:p>24/08/1916 06:29:36.977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ROW-0721</text:p>
          </table:table-cell>
          <table:table-cell office:value-type="float" office:value="76579.5006989245" calcext:value-type="float">
            <text:p>76579.5006989245</text:p>
          </table:table-cell>
          <table:table-cell table:style-name="ce7" office:value-type="date" office:date-value="2109-08-30T12:01:00.39" calcext:value-type="date">
            <text:p>30/08/2109 12:01:00.390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-0722</text:p>
          </table:table-cell>
          <table:table-cell office:value-type="float" office:value="17019.5760812378" calcext:value-type="float">
            <text:p>17019.5760812378</text:p>
          </table:table-cell>
          <table:table-cell table:style-name="ce7" office:value-type="date" office:date-value="1946-08-05T13:49:33.42" calcext:value-type="date">
            <text:p>05/08/1946 13:49:33.420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ROW-0723</text:p>
          </table:table-cell>
          <table:table-cell office:value-type="float" office:value="27190.4331823622" calcext:value-type="float">
            <text:p>27190.4331823622</text:p>
          </table:table-cell>
          <table:table-cell table:style-name="ce7" office:value-type="date" office:date-value="1974-06-10T10:23:46.96" calcext:value-type="date">
            <text:p>10/06/1974 10:23:46.960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OW-0724</text:p>
          </table:table-cell>
          <table:table-cell office:value-type="float" office:value="57053.2769979522" calcext:value-type="float">
            <text:p>57053.2769979522</text:p>
          </table:table-cell>
          <table:table-cell table:style-name="ce7" office:value-type="date" office:date-value="2056-03-14T06:38:52.62" calcext:value-type="date">
            <text:p>14/03/2056 06:38:52.620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ROW-0725</text:p>
          </table:table-cell>
          <table:table-cell office:value-type="float" office:value="39878.5531300842" calcext:value-type="float">
            <text:p>39878.5531300842</text:p>
          </table:table-cell>
          <table:table-cell table:style-name="ce7" office:value-type="date" office:date-value="2009-03-06T13:16:30.44" calcext:value-type="date">
            <text:p>06/03/2009 13:16:30.440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OW-0726</text:p>
          </table:table-cell>
          <table:table-cell office:value-type="float" office:value="59409.9636499568" calcext:value-type="float">
            <text:p>59409.9636499568</text:p>
          </table:table-cell>
          <table:table-cell table:style-name="ce7" office:value-type="date" office:date-value="2062-08-26T23:07:39.36" calcext:value-type="date">
            <text:p>26/08/2062 23:07:39.360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OW-0727</text:p>
          </table:table-cell>
          <table:table-cell office:value-type="float" office:value="47777.1721349568" calcext:value-type="float">
            <text:p>47777.1721349568</text:p>
          </table:table-cell>
          <table:table-cell table:style-name="ce7" office:value-type="date" office:date-value="2030-10-21T04:07:52.46" calcext:value-type="date">
            <text:p>21/10/2030 04:07:52.460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OW-0728</text:p>
          </table:table-cell>
          <table:table-cell office:value-type="float" office:value="14244.712109554" calcext:value-type="float">
            <text:p>14244.712109554</text:p>
          </table:table-cell>
          <table:table-cell table:style-name="ce7" office:value-type="date" office:date-value="1938-12-30T17:05:26.27" calcext:value-type="date">
            <text:p>30/12/1938 17:05:26.270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OW-0729</text:p>
          </table:table-cell>
          <table:table-cell office:value-type="float" office:value="64622.5190024772" calcext:value-type="float">
            <text:p>64622.5190024772</text:p>
          </table:table-cell>
          <table:table-cell table:style-name="ce7" office:value-type="date" office:date-value="2076-12-03T12:27:21.81" calcext:value-type="date">
            <text:p>03/12/2076 12:27:21.810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OW-0730</text:p>
          </table:table-cell>
          <table:table-cell office:value-type="float" office:value="66339.3243482384" calcext:value-type="float">
            <text:p>66339.3243482384</text:p>
          </table:table-cell>
          <table:table-cell table:style-name="ce7" office:value-type="date" office:date-value="2081-08-16T07:47:03.69" calcext:value-type="date">
            <text:p>16/08/2081 07:47:03.690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OW-0731</text:p>
          </table:table-cell>
          <table:table-cell office:value-type="float" office:value="181.217172839254" calcext:value-type="float">
            <text:p>181.217172839254</text:p>
          </table:table-cell>
          <table:table-cell table:style-name="ce7" office:value-type="date" office:date-value="1900-06-29T05:12:43.7333" calcext:value-type="date">
            <text:p>29/06/1900 05:12:43.733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OW-0732</text:p>
          </table:table-cell>
          <table:table-cell office:value-type="float" office:value="93896.3996249287" calcext:value-type="float">
            <text:p>93896.3996249287</text:p>
          </table:table-cell>
          <table:table-cell table:style-name="ce7" office:value-type="date" office:date-value="2157-01-27T09:35:27.59" calcext:value-type="date">
            <text:p>27/01/2157 09:35:27.590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OW-0733</text:p>
          </table:table-cell>
          <table:table-cell office:value-type="float" office:value="34381.5325268976" calcext:value-type="float">
            <text:p>34381.5325268976</text:p>
          </table:table-cell>
          <table:table-cell table:style-name="ce7" office:value-type="date" office:date-value="1994-02-16T12:46:50.32" calcext:value-type="date">
            <text:p>16/02/1994 12:46:50.320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OW-0734</text:p>
          </table:table-cell>
          <table:table-cell office:value-type="float" office:value="99680.0960693313" calcext:value-type="float">
            <text:p>99680.0960693313</text:p>
          </table:table-cell>
          <table:table-cell table:style-name="ce7" office:value-type="date" office:date-value="2172-11-28T02:18:20.39" calcext:value-type="date">
            <text:p>28/11/2172 02:18:20.390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OW-0735</text:p>
          </table:table-cell>
          <table:table-cell office:value-type="float" office:value="23570.7359250925" calcext:value-type="float">
            <text:p>23570.7359250925</text:p>
          </table:table-cell>
          <table:table-cell table:style-name="ce7" office:value-type="date" office:date-value="1964-07-12T17:39:43.93" calcext:value-type="date">
            <text:p>12/07/1964 17:39:43.930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W-0736</text:p>
          </table:table-cell>
          <table:table-cell office:value-type="float" office:value="19473.2276982934" calcext:value-type="float">
            <text:p>19473.2276982934</text:p>
          </table:table-cell>
          <table:table-cell table:style-name="ce7" office:value-type="date" office:date-value="1953-04-24T05:27:53.13" calcext:value-type="date">
            <text:p>24/04/1953 05:27:53.130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OW-0737</text:p>
          </table:table-cell>
          <table:table-cell office:value-type="float" office:value="2358.30273824584" calcext:value-type="float">
            <text:p>2358.30273824584</text:p>
          </table:table-cell>
          <table:table-cell table:style-name="ce7" office:value-type="date" office:date-value="1906-06-15T07:15:56.584" calcext:value-type="date">
            <text:p>15/06/1906 07:15:56.584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ROW-0738</text:p>
          </table:table-cell>
          <table:table-cell office:value-type="float" office:value="81940.7584058442" calcext:value-type="float">
            <text:p>81940.7584058442</text:p>
          </table:table-cell>
          <table:table-cell table:style-name="ce7" office:value-type="date" office:date-value="2124-05-04T18:12:06.26" calcext:value-type="date">
            <text:p>04/05/2124 18:12:06.260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ROW-0739</text:p>
          </table:table-cell>
          <table:table-cell office:value-type="float" office:value="5638.52913712344" calcext:value-type="float">
            <text:p>5638.52913712344</text:p>
          </table:table-cell>
          <table:table-cell table:style-name="ce7" office:value-type="date" office:date-value="1915-06-08T12:41:57.447" calcext:value-type="date">
            <text:p>08/06/1915 12:41:57.447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OW-0740</text:p>
          </table:table-cell>
          <table:table-cell office:value-type="float" office:value="67619.3045709239" calcext:value-type="float">
            <text:p>67619.3045709239</text:p>
          </table:table-cell>
          <table:table-cell table:style-name="ce7" office:value-type="date" office:date-value="2085-02-16T07:18:34.93" calcext:value-type="date">
            <text:p>16/02/2085 07:18:34.930</text:p>
          </table:table-cell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W-0741</text:p>
          </table:table-cell>
          <table:table-cell office:value-type="float" office:value="87481.9098348274" calcext:value-type="float">
            <text:p>87481.9098348274</text:p>
          </table:table-cell>
          <table:table-cell table:style-name="ce7" office:value-type="date" office:date-value="2139-07-06T21:50:09.73" calcext:value-type="date">
            <text:p>06/07/2139 21:50:09.730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ROW-0742</text:p>
          </table:table-cell>
          <table:table-cell office:value-type="float" office:value="25303.1913496597" calcext:value-type="float">
            <text:p>25303.1913496597</text:p>
          </table:table-cell>
          <table:table-cell table:style-name="ce7" office:value-type="date" office:date-value="1969-04-10T04:35:32.61" calcext:value-type="date">
            <text:p>10/04/1969 04:35:32.610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OW-0743</text:p>
          </table:table-cell>
          <table:table-cell office:value-type="float" office:value="87453.9445476477" calcext:value-type="float">
            <text:p>87453.9445476477</text:p>
          </table:table-cell>
          <table:table-cell table:style-name="ce7" office:value-type="date" office:date-value="2139-06-08T22:40:08.92" calcext:value-type="date">
            <text:p>08/06/2139 22:40:08.920</text:p>
          </table:table-cell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W-0744</text:p>
          </table:table-cell>
          <table:table-cell office:value-type="float" office:value="65444.0875590241" calcext:value-type="float">
            <text:p>65444.0875590241</text:p>
          </table:table-cell>
          <table:table-cell table:style-name="ce7" office:value-type="date" office:date-value="2079-03-05T02:06:05.1" calcext:value-type="date">
            <text:p>05/03/2079 02:06:05.100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ROW-0745</text:p>
          </table:table-cell>
          <table:table-cell office:value-type="float" office:value="53182.1868053093" calcext:value-type="float">
            <text:p>53182.1868053093</text:p>
          </table:table-cell>
          <table:table-cell table:style-name="ce7" office:value-type="date" office:date-value="2045-08-08T04:28:59.98" calcext:value-type="date">
            <text:p>08/08/2045 04:28:59.980</text:p>
          </table:table-cell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OW-0746</text:p>
          </table:table-cell>
          <table:table-cell office:value-type="float" office:value="15389.1005812268" calcext:value-type="float">
            <text:p>15389.1005812268</text:p>
          </table:table-cell>
          <table:table-cell table:style-name="ce7" office:value-type="date" office:date-value="1942-02-17T02:24:50.22" calcext:value-type="date">
            <text:p>17/02/1942 02:24:50.220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ROW-0747</text:p>
          </table:table-cell>
          <table:table-cell office:value-type="float" office:value="41235.8329241256" calcext:value-type="float">
            <text:p>41235.8329241256</text:p>
          </table:table-cell>
          <table:table-cell table:style-name="ce7" office:value-type="date" office:date-value="2012-11-22T19:59:24.64" calcext:value-type="date">
            <text:p>22/11/2012 19:59:24.640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OW-0748</text:p>
          </table:table-cell>
          <table:table-cell office:value-type="float" office:value="48587.5191709418" calcext:value-type="float">
            <text:p>48587.5191709418</text:p>
          </table:table-cell>
          <table:table-cell table:style-name="ce7" office:value-type="date" office:date-value="2033-01-08T12:27:36.37" calcext:value-type="date">
            <text:p>08/01/2033 12:27:36.370</text:p>
          </table:table-cell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OW-0749</text:p>
          </table:table-cell>
          <table:table-cell office:value-type="float" office:value="5621.14141787342" calcext:value-type="float">
            <text:p>5621.14141787342</text:p>
          </table:table-cell>
          <table:table-cell table:style-name="ce7" office:value-type="date" office:date-value="1915-05-22T03:23:38.504" calcext:value-type="date">
            <text:p>22/05/1915 03:23:38.504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OW-0750</text:p>
          </table:table-cell>
          <table:table-cell office:value-type="float" office:value="52927.866479201" calcext:value-type="float">
            <text:p>52927.866479201</text:p>
          </table:table-cell>
          <table:table-cell table:style-name="ce7" office:value-type="date" office:date-value="2044-11-26T20:47:43.8" calcext:value-type="date">
            <text:p>26/11/2044 20:47:43.800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OW-0751</text:p>
          </table:table-cell>
          <table:table-cell office:value-type="float" office:value="81716.9374932882" calcext:value-type="float">
            <text:p>81716.9374932882</text:p>
          </table:table-cell>
          <table:table-cell table:style-name="ce7" office:value-type="date" office:date-value="2123-09-23T22:29:59.42" calcext:value-type="date">
            <text:p>23/09/2123 22:29:59.420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OW-0752</text:p>
          </table:table-cell>
          <table:table-cell office:value-type="float" office:value="4421.58501999606" calcext:value-type="float">
            <text:p>4421.58501999606</text:p>
          </table:table-cell>
          <table:table-cell table:style-name="ce7" office:value-type="date" office:date-value="1912-02-07T14:02:25.728" calcext:value-type="date">
            <text:p>07/02/1912 14:02:25.728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ROW-0753</text:p>
          </table:table-cell>
          <table:table-cell office:value-type="float" office:value="74611.7601985925" calcext:value-type="float">
            <text:p>74611.7601985925</text:p>
          </table:table-cell>
          <table:table-cell table:style-name="ce7" office:value-type="date" office:date-value="2104-04-10T18:14:41.16" calcext:value-type="date">
            <text:p>10/04/2104 18:14:41.160</text:p>
          </table:table-cell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ROW-0754</text:p>
          </table:table-cell>
          <table:table-cell office:value-type="float" office:value="54332.9830044248" calcext:value-type="float">
            <text:p>54332.9830044248</text:p>
          </table:table-cell>
          <table:table-cell table:style-name="ce7" office:value-type="date" office:date-value="2048-10-01T23:35:31.58" calcext:value-type="date">
            <text:p>01/10/2048 23:35:31.580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OW-0755</text:p>
          </table:table-cell>
          <table:table-cell office:value-type="float" office:value="68537.701052555" calcext:value-type="float">
            <text:p>68537.701052555</text:p>
          </table:table-cell>
          <table:table-cell table:style-name="ce7" office:value-type="date" office:date-value="2087-08-23T16:49:30.94" calcext:value-type="date">
            <text:p>23/08/2087 16:49:30.940</text:p>
          </table:table-cell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OW-0756</text:p>
          </table:table-cell>
          <table:table-cell office:value-type="float" office:value="58247.9045154539" calcext:value-type="float">
            <text:p>58247.9045154539</text:p>
          </table:table-cell>
          <table:table-cell table:style-name="ce7" office:value-type="date" office:date-value="2059-06-21T21:42:30.14" calcext:value-type="date">
            <text:p>21/06/2059 21:42:30.140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OW-0757</text:p>
          </table:table-cell>
          <table:table-cell office:value-type="float" office:value="78386.9621890751" calcext:value-type="float">
            <text:p>78386.9621890751</text:p>
          </table:table-cell>
          <table:table-cell table:style-name="ce7" office:value-type="date" office:date-value="2114-08-11T23:05:33.14" calcext:value-type="date">
            <text:p>11/08/2114 23:05:33.140</text:p>
          </table:table-cell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OW-0758</text:p>
          </table:table-cell>
          <table:table-cell office:value-type="float" office:value="43247.7521809822" calcext:value-type="float">
            <text:p>43247.7521809822</text:p>
          </table:table-cell>
          <table:table-cell table:style-name="ce7" office:value-type="date" office:date-value="2018-05-27T18:03:08.44" calcext:value-type="date">
            <text:p>27/05/2018 18:03:08.440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OW-0759</text:p>
          </table:table-cell>
          <table:table-cell office:value-type="float" office:value="18438.1939730164" calcext:value-type="float">
            <text:p>18438.1939730164</text:p>
          </table:table-cell>
          <table:table-cell table:style-name="ce7" office:value-type="date" office:date-value="1950-06-24T04:39:19.27" calcext:value-type="date">
            <text:p>24/06/1950 04:39:19.270</text:p>
          </table:table-cell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OW-0760</text:p>
          </table:table-cell>
          <table:table-cell office:value-type="float" office:value="31180.3510860629" calcext:value-type="float">
            <text:p>31180.3510860629</text:p>
          </table:table-cell>
          <table:table-cell table:style-name="ce7" office:value-type="date" office:date-value="1985-05-13T08:25:33.84" calcext:value-type="date">
            <text:p>13/05/1985 08:25:33.840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ROW-0761</text:p>
          </table:table-cell>
          <table:table-cell office:value-type="float" office:value="63199.6368459653" calcext:value-type="float">
            <text:p>63199.6368459653</text:p>
          </table:table-cell>
          <table:table-cell table:style-name="ce7" office:value-type="date" office:date-value="2073-01-10T15:17:03.49" calcext:value-type="date">
            <text:p>10/01/2073 15:17:03.490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ROW-0762</text:p>
          </table:table-cell>
          <table:table-cell office:value-type="float" office:value="31718.2340971573" calcext:value-type="float">
            <text:p>31718.2340971573</text:p>
          </table:table-cell>
          <table:table-cell table:style-name="ce7" office:value-type="date" office:date-value="1986-11-02T05:37:05.99" calcext:value-type="date">
            <text:p>02/11/1986 05:37:05.990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OW-0763</text:p>
          </table:table-cell>
          <table:table-cell office:value-type="float" office:value="66613.7285415765" calcext:value-type="float">
            <text:p>66613.7285415765</text:p>
          </table:table-cell>
          <table:table-cell table:style-name="ce7" office:value-type="date" office:date-value="2082-05-17T17:29:05.99" calcext:value-type="date">
            <text:p>17/05/2082 17:29:05.990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ROW-0764</text:p>
          </table:table-cell>
          <table:table-cell office:value-type="float" office:value="71543.7856949036" calcext:value-type="float">
            <text:p>71543.7856949036</text:p>
          </table:table-cell>
          <table:table-cell table:style-name="ce7" office:value-type="date" office:date-value="2095-11-15T18:51:24.04" calcext:value-type="date">
            <text:p>15/11/2095 18:51:24.040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ROW-0765</text:p>
          </table:table-cell>
          <table:table-cell office:value-type="float" office:value="33414.6795782003" calcext:value-type="float">
            <text:p>33414.6795782003</text:p>
          </table:table-cell>
          <table:table-cell table:style-name="ce7" office:value-type="date" office:date-value="1991-06-25T16:18:35.56" calcext:value-type="date">
            <text:p>25/06/1991 16:18:35.560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OW-0766</text:p>
          </table:table-cell>
          <table:table-cell office:value-type="float" office:value="24644.8860558597" calcext:value-type="float">
            <text:p>24644.8860558597</text:p>
          </table:table-cell>
          <table:table-cell table:style-name="ce7" office:value-type="date" office:date-value="1967-06-21T21:15:55.23" calcext:value-type="date">
            <text:p>21/06/1967 21:15:55.230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ROW-0767</text:p>
          </table:table-cell>
          <table:table-cell office:value-type="float" office:value="11050.2613697292" calcext:value-type="float">
            <text:p>11050.2613697292</text:p>
          </table:table-cell>
          <table:table-cell table:style-name="ce7" office:value-type="date" office:date-value="1930-04-02T06:16:22.34" calcext:value-type="date">
            <text:p>02/04/1930 06:16:22.340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W-0768</text:p>
          </table:table-cell>
          <table:table-cell office:value-type="float" office:value="57222.2109627106" calcext:value-type="float">
            <text:p>57222.2109627106</text:p>
          </table:table-cell>
          <table:table-cell table:style-name="ce7" office:value-type="date" office:date-value="2056-08-30T05:03:47.18" calcext:value-type="date">
            <text:p>30/08/2056 05:03:47.180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ROW-0769</text:p>
          </table:table-cell>
          <table:table-cell office:value-type="float" office:value="27891.3474452831" calcext:value-type="float">
            <text:p>27891.3474452831</text:p>
          </table:table-cell>
          <table:table-cell table:style-name="ce7" office:value-type="date" office:date-value="1976-05-11T08:20:19.27" calcext:value-type="date">
            <text:p>11/05/1976 08:20:19.270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ROW-0770</text:p>
          </table:table-cell>
          <table:table-cell office:value-type="float" office:value="18597.6563266131" calcext:value-type="float">
            <text:p>18597.6563266131</text:p>
          </table:table-cell>
          <table:table-cell table:style-name="ce7" office:value-type="date" office:date-value="1950-11-30T15:45:06.62" calcext:value-type="date">
            <text:p>30/11/1950 15:45:06.620</text:p>
          </table:table-cell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ROW-0771</text:p>
          </table:table-cell>
          <table:table-cell office:value-type="float" office:value="76310.9620498968" calcext:value-type="float">
            <text:p>76310.9620498968</text:p>
          </table:table-cell>
          <table:table-cell table:style-name="ce7" office:value-type="date" office:date-value="2108-12-04T23:05:21.11" calcext:value-type="date">
            <text:p>04/12/2108 23:05:21.110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ROW-0772</text:p>
          </table:table-cell>
          <table:table-cell office:value-type="float" office:value="35972.1787987029" calcext:value-type="float">
            <text:p>35972.1787987029</text:p>
          </table:table-cell>
          <table:table-cell table:style-name="ce7" office:value-type="date" office:date-value="1998-06-26T04:17:28.21" calcext:value-type="date">
            <text:p>26/06/1998 04:17:28.210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ROW-0773</text:p>
          </table:table-cell>
          <table:table-cell office:value-type="float" office:value="60216.4106486833" calcext:value-type="float">
            <text:p>60216.4106486833</text:p>
          </table:table-cell>
          <table:table-cell table:style-name="ce7" office:value-type="date" office:date-value="2064-11-10T09:51:20.05" calcext:value-type="date">
            <text:p>10/11/2064 09:51:20.050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ROW-0774</text:p>
          </table:table-cell>
          <table:table-cell office:value-type="float" office:value="25172.1767699182" calcext:value-type="float">
            <text:p>25172.1767699182</text:p>
          </table:table-cell>
          <table:table-cell table:style-name="ce7" office:value-type="date" office:date-value="1968-11-30T04:14:32.92" calcext:value-type="date">
            <text:p>30/11/1968 04:14:32.920</text:p>
          </table:table-cell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OW-0775</text:p>
          </table:table-cell>
          <table:table-cell office:value-type="float" office:value="13423.4266491235" calcext:value-type="float">
            <text:p>13423.4266491235</text:p>
          </table:table-cell>
          <table:table-cell table:style-name="ce7" office:value-type="date" office:date-value="1936-09-30T10:14:22.48" calcext:value-type="date">
            <text:p>30/09/1936 10:14:22.480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OW-0776</text:p>
          </table:table-cell>
          <table:table-cell office:value-type="float" office:value="47544.9138025715" calcext:value-type="float">
            <text:p>47544.9138025715</text:p>
          </table:table-cell>
          <table:table-cell table:style-name="ce7" office:value-type="date" office:date-value="2030-03-02T21:55:52.54" calcext:value-type="date">
            <text:p>02/03/2030 21:55:52.540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ROW-0777</text:p>
          </table:table-cell>
          <table:table-cell office:value-type="float" office:value="17569.6098142434" calcext:value-type="float">
            <text:p>17569.6098142434</text:p>
          </table:table-cell>
          <table:table-cell table:style-name="ce7" office:value-type="date" office:date-value="1948-02-06T14:38:07.95" calcext:value-type="date">
            <text:p>06/02/1948 14:38:07.950</text:p>
          </table:table-cell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OW-0778</text:p>
          </table:table-cell>
          <table:table-cell office:value-type="float" office:value="44360.8567727375" calcext:value-type="float">
            <text:p>44360.8567727375</text:p>
          </table:table-cell>
          <table:table-cell table:style-name="ce7" office:value-type="date" office:date-value="2021-06-13T20:33:45.16" calcext:value-type="date">
            <text:p>13/06/2021 20:33:45.160</text:p>
          </table:table-cell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ROW-0779</text:p>
          </table:table-cell>
          <table:table-cell office:value-type="float" office:value="16091.8640522294" calcext:value-type="float">
            <text:p>16091.8640522294</text:p>
          </table:table-cell>
          <table:table-cell table:style-name="ce7" office:value-type="date" office:date-value="1944-01-20T20:44:14.11" calcext:value-type="date">
            <text:p>20/01/1944 20:44:14.110</text:p>
          </table:table-cell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ROW-0780</text:p>
          </table:table-cell>
          <table:table-cell office:value-type="float" office:value="81993.1841419359" calcext:value-type="float">
            <text:p>81993.1841419359</text:p>
          </table:table-cell>
          <table:table-cell table:style-name="ce7" office:value-type="date" office:date-value="2124-06-26T04:25:09.86" calcext:value-type="date">
            <text:p>26/06/2124 04:25:09.860</text:p>
          </table:table-cell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OW-0781</text:p>
          </table:table-cell>
          <table:table-cell office:value-type="float" office:value="89400.2826083493" calcext:value-type="float">
            <text:p>89400.2826083493</text:p>
          </table:table-cell>
          <table:table-cell table:style-name="ce7" office:value-type="date" office:date-value="2144-10-06T06:46:57.36" calcext:value-type="date">
            <text:p>06/10/2144 06:46:57.360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ROW-0782</text:p>
          </table:table-cell>
          <table:table-cell office:value-type="float" office:value="86507.3040597932" calcext:value-type="float">
            <text:p>86507.3040597932</text:p>
          </table:table-cell>
          <table:table-cell table:style-name="ce7" office:value-type="date" office:date-value="2136-11-04T07:17:50.77" calcext:value-type="date">
            <text:p>04/11/2136 07:17:50.770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OW-0783</text:p>
          </table:table-cell>
          <table:table-cell office:value-type="float" office:value="5850.90274257292" calcext:value-type="float">
            <text:p>5850.90274257292</text:p>
          </table:table-cell>
          <table:table-cell table:style-name="ce7" office:value-type="date" office:date-value="1916-01-06T21:39:56.958" calcext:value-type="date">
            <text:p>06/01/1916 21:39:56.958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OW-0784</text:p>
          </table:table-cell>
          <table:table-cell office:value-type="float" office:value="43111.3153899856" calcext:value-type="float">
            <text:p>43111.3153899856</text:p>
          </table:table-cell>
          <table:table-cell table:style-name="ce7" office:value-type="date" office:date-value="2018-01-11T07:34:09.69" calcext:value-type="date">
            <text:p>11/01/2018 07:34:09.690</text:p>
          </table:table-cell>
          <table:table-cell table:number-columns-repeated="102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ROW-0785</text:p>
          </table:table-cell>
          <table:table-cell office:value-type="float" office:value="36904.0921856726" calcext:value-type="float">
            <text:p>36904.0921856726</text:p>
          </table:table-cell>
          <table:table-cell table:style-name="ce7" office:value-type="date" office:date-value="2001-01-13T02:12:44.84" calcext:value-type="date">
            <text:p>13/01/2001 02:12:44.840</text:p>
          </table:table-cell>
          <table:table-cell table:number-columns-repeated="102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ROW-0786</text:p>
          </table:table-cell>
          <table:table-cell office:value-type="float" office:value="50587.5431216612" calcext:value-type="float">
            <text:p>50587.5431216612</text:p>
          </table:table-cell>
          <table:table-cell table:style-name="ce7" office:value-type="date" office:date-value="2038-07-01T13:02:05.71" calcext:value-type="date">
            <text:p>01/07/2038 13:02:05.710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OW-0787</text:p>
          </table:table-cell>
          <table:table-cell office:value-type="float" office:value="98468.8247475997" calcext:value-type="float">
            <text:p>98468.8247475997</text:p>
          </table:table-cell>
          <table:table-cell table:style-name="ce7" office:value-type="date" office:date-value="2169-08-04T19:47:38.19" calcext:value-type="date">
            <text:p>04/08/2169 19:47:38.190</text:p>
          </table:table-cell>
          <table:table-cell table:number-columns-repeated="102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ROW-0788</text:p>
          </table:table-cell>
          <table:table-cell office:value-type="float" office:value="71979.1356591596" calcext:value-type="float">
            <text:p>71979.1356591596</text:p>
          </table:table-cell>
          <table:table-cell table:style-name="ce7" office:value-type="date" office:date-value="2097-01-24T03:15:20.95" calcext:value-type="date">
            <text:p>24/01/2097 03:15:20.950</text:p>
          </table:table-cell>
          <table:table-cell table:number-columns-repeated="102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ROW-0789</text:p>
          </table:table-cell>
          <table:table-cell office:value-type="float" office:value="20987.3656574022" calcext:value-type="float">
            <text:p>20987.3656574022</text:p>
          </table:table-cell>
          <table:table-cell table:style-name="ce7" office:value-type="date" office:date-value="1957-06-16T08:46:32.8" calcext:value-type="date">
            <text:p>16/06/1957 08:46:32.800</text:p>
          </table:table-cell>
          <table:table-cell table:number-columns-repeated="102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ROW-0790</text:p>
          </table:table-cell>
          <table:table-cell office:value-type="float" office:value="45609.6064828797" calcext:value-type="float">
            <text:p>45609.6064828797</text:p>
          </table:table-cell>
          <table:table-cell table:style-name="ce7" office:value-type="date" office:date-value="2024-11-13T14:33:20.12" calcext:value-type="date">
            <text:p>13/11/2024 14:33:20.120</text:p>
          </table:table-cell>
          <table:table-cell table:number-columns-repeated="102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ROW-0791</text:p>
          </table:table-cell>
          <table:table-cell office:value-type="float" office:value="99631.8298387827" calcext:value-type="float">
            <text:p>99631.8298387827</text:p>
          </table:table-cell>
          <table:table-cell table:style-name="ce7" office:value-type="date" office:date-value="2172-10-10T19:54:58.07" calcext:value-type="date">
            <text:p>10/10/2172 19:54:58.070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OW-0792</text:p>
          </table:table-cell>
          <table:table-cell office:value-type="float" office:value="94158.074378955" calcext:value-type="float">
            <text:p>94158.074378955</text:p>
          </table:table-cell>
          <table:table-cell table:style-name="ce7" office:value-type="date" office:date-value="2157-10-16T01:47:06.34" calcext:value-type="date">
            <text:p>16/10/2157 01:47:06.340</text:p>
          </table:table-cell>
          <table:table-cell table:number-columns-repeated="102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OW-0793</text:p>
          </table:table-cell>
          <table:table-cell office:value-type="float" office:value="54573.001093256" calcext:value-type="float">
            <text:p>54573.001093256</text:p>
          </table:table-cell>
          <table:table-cell table:style-name="ce7" office:value-type="date" office:date-value="2049-05-30T00:01:34.46" calcext:value-type="date">
            <text:p>30/05/2049 00:01:34.460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OW-0794</text:p>
          </table:table-cell>
          <table:table-cell office:value-type="float" office:value="37204.9040807253" calcext:value-type="float">
            <text:p>37204.9040807253</text:p>
          </table:table-cell>
          <table:table-cell table:style-name="ce7" office:value-type="date" office:date-value="2001-11-09T21:41:52.57" calcext:value-type="date">
            <text:p>09/11/2001 21:41:52.570</text:p>
          </table:table-cell>
          <table:table-cell table:number-columns-repeated="102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ROW-0795</text:p>
          </table:table-cell>
          <table:table-cell office:value-type="float" office:value="9611.64597813429" calcext:value-type="float">
            <text:p>9611.64597813429</text:p>
          </table:table-cell>
          <table:table-cell table:style-name="ce7" office:value-type="date" office:date-value="1926-04-24T15:30:12.511" calcext:value-type="date">
            <text:p>24/04/1926 15:30:12.511</text:p>
          </table:table-cell>
          <table:table-cell table:number-columns-repeated="102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OW-0796</text:p>
          </table:table-cell>
          <table:table-cell office:value-type="float" office:value="57212.542818641" calcext:value-type="float">
            <text:p>57212.542818641</text:p>
          </table:table-cell>
          <table:table-cell table:style-name="ce7" office:value-type="date" office:date-value="2056-08-20T13:01:39.53" calcext:value-type="date">
            <text:p>20/08/2056 13:01:39.530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OW-0797</text:p>
          </table:table-cell>
          <table:table-cell office:value-type="float" office:value="54981.9945761169" calcext:value-type="float">
            <text:p>54981.9945761169</text:p>
          </table:table-cell>
          <table:table-cell table:style-name="ce7" office:value-type="date" office:date-value="2050-07-12T23:52:11.38" calcext:value-type="date">
            <text:p>12/07/2050 23:52:11.380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OW-0798</text:p>
          </table:table-cell>
          <table:table-cell office:value-type="float" office:value="72301.8446587338" calcext:value-type="float">
            <text:p>72301.8446587338</text:p>
          </table:table-cell>
          <table:table-cell table:style-name="ce7" office:value-type="date" office:date-value="2097-12-12T20:16:18.51" calcext:value-type="date">
            <text:p>12/12/2097 20:16:18.510</text:p>
          </table:table-cell>
          <table:table-cell table:number-columns-repeated="102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ROW-0799</text:p>
          </table:table-cell>
          <table:table-cell office:value-type="float" office:value="44563.5833601727" calcext:value-type="float">
            <text:p>44563.5833601727</text:p>
          </table:table-cell>
          <table:table-cell table:style-name="ce7" office:value-type="date" office:date-value="2022-01-02T14:00:02.32" calcext:value-type="date">
            <text:p>02/01/2022 14:00:02.320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OW-0800</text:p>
          </table:table-cell>
          <table:table-cell office:value-type="float" office:value="71709.9060710434" calcext:value-type="float">
            <text:p>71709.9060710434</text:p>
          </table:table-cell>
          <table:table-cell table:style-name="ce7" office:value-type="date" office:date-value="2096-04-29T21:44:44.54" calcext:value-type="date">
            <text:p>29/04/2096 21:44:44.540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OW-0801</text:p>
          </table:table-cell>
          <table:table-cell office:value-type="float" office:value="3729.66853324295" calcext:value-type="float">
            <text:p>3729.66853324295</text:p>
          </table:table-cell>
          <table:table-cell table:style-name="ce7" office:value-type="date" office:date-value="1910-03-17T16:02:41.272" calcext:value-type="date">
            <text:p>17/03/1910 16:02:41.272</text:p>
          </table:table-cell>
          <table:table-cell table:number-columns-repeated="102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ROW-0802</text:p>
          </table:table-cell>
          <table:table-cell office:value-type="float" office:value="11390.4969420172" calcext:value-type="float">
            <text:p>11390.4969420172</text:p>
          </table:table-cell>
          <table:table-cell table:style-name="ce7" office:value-type="date" office:date-value="1931-03-08T11:55:35.79" calcext:value-type="date">
            <text:p>08/03/1931 11:55:35.790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OW-0803</text:p>
          </table:table-cell>
          <table:table-cell office:value-type="float" office:value="11082.414759536" calcext:value-type="float">
            <text:p>11082.414759536</text:p>
          </table:table-cell>
          <table:table-cell table:style-name="ce7" office:value-type="date" office:date-value="1930-05-04T09:57:15.22" calcext:value-type="date">
            <text:p>04/05/1930 09:57:15.220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OW-0804</text:p>
          </table:table-cell>
          <table:table-cell office:value-type="float" office:value="43123.8268171532" calcext:value-type="float">
            <text:p>43123.8268171532</text:p>
          </table:table-cell>
          <table:table-cell table:style-name="ce7" office:value-type="date" office:date-value="2018-01-23T19:50:37" calcext:value-type="date">
            <text:p>23/01/2018 19:50:37.000</text:p>
          </table:table-cell>
          <table:table-cell table:number-columns-repeated="102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OW-0805</text:p>
          </table:table-cell>
          <table:table-cell office:value-type="float" office:value="60580.2124776357" calcext:value-type="float">
            <text:p>60580.2124776357</text:p>
          </table:table-cell>
          <table:table-cell table:style-name="ce7" office:value-type="date" office:date-value="2065-11-09T05:05:58.07" calcext:value-type="date">
            <text:p>09/11/2065 05:05:58.070</text:p>
          </table:table-cell>
          <table:table-cell table:number-columns-repeated="102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OW-0806</text:p>
          </table:table-cell>
          <table:table-cell office:value-type="float" office:value="88564.8942580723" calcext:value-type="float">
            <text:p>88564.8942580723</text:p>
          </table:table-cell>
          <table:table-cell table:style-name="ce7" office:value-type="date" office:date-value="2142-06-23T21:27:43.9" calcext:value-type="date">
            <text:p>23/06/2142 21:27:43.900</text:p>
          </table:table-cell>
          <table:table-cell table:number-columns-repeated="102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OW-0807</text:p>
          </table:table-cell>
          <table:table-cell office:value-type="float" office:value="25961.1978712181" calcext:value-type="float">
            <text:p>25961.1978712181</text:p>
          </table:table-cell>
          <table:table-cell table:style-name="ce7" office:value-type="date" office:date-value="1971-01-28T04:44:56.07" calcext:value-type="date">
            <text:p>28/01/1971 04:44:56.070</text:p>
          </table:table-cell>
          <table:table-cell table:number-columns-repeated="102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OW-0808</text:p>
          </table:table-cell>
          <table:table-cell office:value-type="float" office:value="66721.476663709" calcext:value-type="float">
            <text:p>66721.476663709</text:p>
          </table:table-cell>
          <table:table-cell table:style-name="ce7" office:value-type="date" office:date-value="2082-09-02T11:26:23.74" calcext:value-type="date">
            <text:p>02/09/2082 11:26:23.740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OW-0809</text:p>
          </table:table-cell>
          <table:table-cell office:value-type="float" office:value="36817.05991636" calcext:value-type="float">
            <text:p>36817.05991636</text:p>
          </table:table-cell>
          <table:table-cell table:style-name="ce7" office:value-type="date" office:date-value="2000-10-18T01:26:16.77" calcext:value-type="date">
            <text:p>18/10/2000 01:26:16.770</text:p>
          </table:table-cell>
          <table:table-cell table:number-columns-repeated="102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OW-0810</text:p>
          </table:table-cell>
          <table:table-cell office:value-type="float" office:value="79156.2622558287" calcext:value-type="float">
            <text:p>79156.2622558287</text:p>
          </table:table-cell>
          <table:table-cell table:style-name="ce7" office:value-type="date" office:date-value="2116-09-19T06:17:38.9" calcext:value-type="date">
            <text:p>19/09/2116 06:17:38.900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ROW-0811</text:p>
          </table:table-cell>
          <table:table-cell office:value-type="float" office:value="35921.6438263026" calcext:value-type="float">
            <text:p>35921.6438263026</text:p>
          </table:table-cell>
          <table:table-cell table:style-name="ce7" office:value-type="date" office:date-value="1998-05-06T15:27:06.59" calcext:value-type="date">
            <text:p>06/05/1998 15:27:06.590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OW-0812</text:p>
          </table:table-cell>
          <table:table-cell office:value-type="float" office:value="24795.0436531327" calcext:value-type="float">
            <text:p>24795.0436531327</text:p>
          </table:table-cell>
          <table:table-cell table:style-name="ce7" office:value-type="date" office:date-value="1967-11-19T01:02:51.63" calcext:value-type="date">
            <text:p>19/11/1967 01:02:51.630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OW-0813</text:p>
          </table:table-cell>
          <table:table-cell office:value-type="float" office:value="11928.3126911895" calcext:value-type="float">
            <text:p>11928.3126911895</text:p>
          </table:table-cell>
          <table:table-cell table:style-name="ce7" office:value-type="date" office:date-value="1932-08-27T07:30:16.52" calcext:value-type="date">
            <text:p>27/08/1932 07:30:16.520</text:p>
          </table:table-cell>
          <table:table-cell table:number-columns-repeated="102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OW-0814</text:p>
          </table:table-cell>
          <table:table-cell office:value-type="float" office:value="98136.0170045258" calcext:value-type="float">
            <text:p>98136.0170045258</text:p>
          </table:table-cell>
          <table:table-cell table:style-name="ce7" office:value-type="date" office:date-value="2168-09-06T00:24:29.19" calcext:value-type="date">
            <text:p>06/09/2168 00:24:29.190</text:p>
          </table:table-cell>
          <table:table-cell table:number-columns-repeated="102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ROW-0815</text:p>
          </table:table-cell>
          <table:table-cell office:value-type="float" office:value="3403.89445248803" calcext:value-type="float">
            <text:p>3403.89445248803</text:p>
          </table:table-cell>
          <table:table-cell table:style-name="ce7" office:value-type="date" office:date-value="1909-04-25T21:28:00.695" calcext:value-type="date">
            <text:p>25/04/1909 21:28:00.695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ROW-0816</text:p>
          </table:table-cell>
          <table:table-cell office:value-type="float" office:value="97937.9751028236" calcext:value-type="float">
            <text:p>97937.9751028236</text:p>
          </table:table-cell>
          <table:table-cell table:style-name="ce7" office:value-type="date" office:date-value="2168-02-20T23:24:08.88" calcext:value-type="date">
            <text:p>20/02/2168 23:24:08.880</text:p>
          </table:table-cell>
          <table:table-cell table:number-columns-repeated="102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ROW-0817</text:p>
          </table:table-cell>
          <table:table-cell office:value-type="float" office:value="98275.1052930475" calcext:value-type="float">
            <text:p>98275.1052930475</text:p>
          </table:table-cell>
          <table:table-cell table:style-name="ce7" office:value-type="date" office:date-value="2169-01-23T02:31:37.32" calcext:value-type="date">
            <text:p>23/01/2169 02:31:37.320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ROW-0818</text:p>
          </table:table-cell>
          <table:table-cell office:value-type="float" office:value="61735.1578052631" calcext:value-type="float">
            <text:p>61735.1578052631</text:p>
          </table:table-cell>
          <table:table-cell table:style-name="ce7" office:value-type="date" office:date-value="2069-01-07T03:47:14.37" calcext:value-type="date">
            <text:p>07/01/2069 03:47:14.370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W-0819</text:p>
          </table:table-cell>
          <table:table-cell office:value-type="float" office:value="71343.5444683763" calcext:value-type="float">
            <text:p>71343.5444683763</text:p>
          </table:table-cell>
          <table:table-cell table:style-name="ce7" office:value-type="date" office:date-value="2095-04-29T13:04:02.07" calcext:value-type="date">
            <text:p>29/04/2095 13:04:02.070</text:p>
          </table:table-cell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OW-0820</text:p>
          </table:table-cell>
          <table:table-cell office:value-type="float" office:value="66821.3664518703" calcext:value-type="float">
            <text:p>66821.3664518703</text:p>
          </table:table-cell>
          <table:table-cell table:style-name="ce7" office:value-type="date" office:date-value="2082-12-11T08:47:41.44" calcext:value-type="date">
            <text:p>11/12/2082 08:47:41.440</text:p>
          </table:table-cell>
          <table:table-cell table:number-columns-repeated="102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W-0821</text:p>
          </table:table-cell>
          <table:table-cell office:value-type="float" office:value="70408.1672861318" calcext:value-type="float">
            <text:p>70408.1672861318</text:p>
          </table:table-cell>
          <table:table-cell table:style-name="ce7" office:value-type="date" office:date-value="2092-10-06T04:00:53.52" calcext:value-type="date">
            <text:p>06/10/2092 04:00:53.520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OW-0822</text:p>
          </table:table-cell>
          <table:table-cell office:value-type="float" office:value="23818.8316595987" calcext:value-type="float">
            <text:p>23818.8316595987</text:p>
          </table:table-cell>
          <table:table-cell table:style-name="ce7" office:value-type="date" office:date-value="1965-03-17T19:57:35.39" calcext:value-type="date">
            <text:p>17/03/1965 19:57:35.390</text:p>
          </table:table-cell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W-0823</text:p>
          </table:table-cell>
          <table:table-cell office:value-type="float" office:value="23718.6929457283" calcext:value-type="float">
            <text:p>23718.6929457283</text:p>
          </table:table-cell>
          <table:table-cell table:style-name="ce7" office:value-type="date" office:date-value="1964-12-07T16:37:50.51" calcext:value-type="date">
            <text:p>07/12/1964 16:37:50.510</text:p>
          </table:table-cell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ROW-0824</text:p>
          </table:table-cell>
          <table:table-cell office:value-type="float" office:value="95398.069175455" calcext:value-type="float">
            <text:p>95398.069175455</text:p>
          </table:table-cell>
          <table:table-cell table:style-name="ce7" office:value-type="date" office:date-value="2161-03-09T01:39:36.76" calcext:value-type="date">
            <text:p>09/03/2161 01:39:36.760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OW-0825</text:p>
          </table:table-cell>
          <table:table-cell office:value-type="float" office:value="59585.496341591" calcext:value-type="float">
            <text:p>59585.496341591</text:p>
          </table:table-cell>
          <table:table-cell table:style-name="ce7" office:value-type="date" office:date-value="2063-02-18T11:54:43.91" calcext:value-type="date">
            <text:p>18/02/2063 11:54:43.910</text:p>
          </table:table-cell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ROW-0826</text:p>
          </table:table-cell>
          <table:table-cell office:value-type="float" office:value="6519.90394592592" calcext:value-type="float">
            <text:p>6519.90394592592</text:p>
          </table:table-cell>
          <table:table-cell table:style-name="ce7" office:value-type="date" office:date-value="1917-11-05T21:41:40.928" calcext:value-type="date">
            <text:p>05/11/1917 21:41:40.928</text:p>
          </table:table-cell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OW-0827</text:p>
          </table:table-cell>
          <table:table-cell office:value-type="float" office:value="37496.3273752686" calcext:value-type="float">
            <text:p>37496.3273752686</text:p>
          </table:table-cell>
          <table:table-cell table:style-name="ce7" office:value-type="date" office:date-value="2002-08-28T07:51:25.22" calcext:value-type="date">
            <text:p>28/08/2002 07:51:25.220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ROW-0828</text:p>
          </table:table-cell>
          <table:table-cell office:value-type="float" office:value="34611.0251357135" calcext:value-type="float">
            <text:p>34611.0251357135</text:p>
          </table:table-cell>
          <table:table-cell table:style-name="ce7" office:value-type="date" office:date-value="1994-10-04T00:36:11.73" calcext:value-type="date">
            <text:p>04/10/1994 00:36:11.730</text:p>
          </table:table-cell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ROW-0829</text:p>
          </table:table-cell>
          <table:table-cell office:value-type="float" office:value="28406.1037077887" calcext:value-type="float">
            <text:p>28406.1037077887</text:p>
          </table:table-cell>
          <table:table-cell table:style-name="ce7" office:value-type="date" office:date-value="1977-10-08T02:29:20.35" calcext:value-type="date">
            <text:p>08/10/1977 02:29:20.350</text:p>
          </table:table-cell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ROW-0830</text:p>
          </table:table-cell>
          <table:table-cell office:value-type="float" office:value="64232.3888364664" calcext:value-type="float">
            <text:p>64232.3888364664</text:p>
          </table:table-cell>
          <table:table-cell table:style-name="ce7" office:value-type="date" office:date-value="2075-11-09T09:19:55.47" calcext:value-type="date">
            <text:p>09/11/2075 09:19:55.470</text:p>
          </table:table-cell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ROW-0831</text:p>
          </table:table-cell>
          <table:table-cell office:value-type="float" office:value="74709.2314141804" calcext:value-type="float">
            <text:p>74709.2314141804</text:p>
          </table:table-cell>
          <table:table-cell table:style-name="ce7" office:value-type="date" office:date-value="2104-07-17T05:33:14.19" calcext:value-type="date">
            <text:p>17/07/2104 05:33:14.190</text:p>
          </table:table-cell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ROW-0832</text:p>
          </table:table-cell>
          <table:table-cell office:value-type="float" office:value="96107.5780206688" calcext:value-type="float">
            <text:p>96107.5780206688</text:p>
          </table:table-cell>
          <table:table-cell table:style-name="ce7" office:value-type="date" office:date-value="2163-02-16T13:52:20.99" calcext:value-type="date">
            <text:p>16/02/2163 13:52:20.990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OW-0833</text:p>
          </table:table-cell>
          <table:table-cell office:value-type="float" office:value="82712.7348088365" calcext:value-type="float">
            <text:p>82712.7348088365</text:p>
          </table:table-cell>
          <table:table-cell table:style-name="ce7" office:value-type="date" office:date-value="2126-06-15T17:38:07.48" calcext:value-type="date">
            <text:p>15/06/2126 17:38:07.480</text:p>
          </table:table-cell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OW-0834</text:p>
          </table:table-cell>
          <table:table-cell office:value-type="float" office:value="16676.3918328891" calcext:value-type="float">
            <text:p>16676.3918328891</text:p>
          </table:table-cell>
          <table:table-cell table:style-name="ce7" office:value-type="date" office:date-value="1945-08-27T09:24:14.36" calcext:value-type="date">
            <text:p>27/08/1945 09:24:14.360</text:p>
          </table:table-cell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OW-0835</text:p>
          </table:table-cell>
          <table:table-cell office:value-type="float" office:value="10759.1749664704" calcext:value-type="float">
            <text:p>10759.1749664704</text:p>
          </table:table-cell>
          <table:table-cell table:style-name="ce7" office:value-type="date" office:date-value="1929-06-15T04:11:57.1" calcext:value-type="date">
            <text:p>15/06/1929 04:11:57.100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OW-0836</text:p>
          </table:table-cell>
          <table:table-cell office:value-type="float" office:value="12209.1893669103" calcext:value-type="float">
            <text:p>12209.1893669103</text:p>
          </table:table-cell>
          <table:table-cell table:style-name="ce7" office:value-type="date" office:date-value="1933-06-04T04:32:41.3" calcext:value-type="date">
            <text:p>04/06/1933 04:32:41.300</text:p>
          </table:table-cell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W-0837</text:p>
          </table:table-cell>
          <table:table-cell office:value-type="float" office:value="74606.533502893" calcext:value-type="float">
            <text:p>74606.533502893</text:p>
          </table:table-cell>
          <table:table-cell table:style-name="ce7" office:value-type="date" office:date-value="2104-04-05T12:48:14.65" calcext:value-type="date">
            <text:p>05/04/2104 12:48:14.650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ROW-0838</text:p>
          </table:table-cell>
          <table:table-cell office:value-type="float" office:value="11320.151755258" calcext:value-type="float">
            <text:p>11320.151755258</text:p>
          </table:table-cell>
          <table:table-cell table:style-name="ce7" office:value-type="date" office:date-value="1930-12-28T03:38:31.65" calcext:value-type="date">
            <text:p>28/12/1930 03:38:31.650</text:p>
          </table:table-cell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ROW-0839</text:p>
          </table:table-cell>
          <table:table-cell office:value-type="float" office:value="51755.7892955242" calcext:value-type="float">
            <text:p>51755.7892955242</text:p>
          </table:table-cell>
          <table:table-cell table:style-name="ce7" office:value-type="date" office:date-value="2041-09-11T18:56:35.13" calcext:value-type="date">
            <text:p>11/09/2041 18:56:35.130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OW-0840</text:p>
          </table:table-cell>
          <table:table-cell office:value-type="float" office:value="63553.4277415817" calcext:value-type="float">
            <text:p>63553.4277415817</text:p>
          </table:table-cell>
          <table:table-cell table:style-name="ce7" office:value-type="date" office:date-value="2073-12-30T10:15:56.87" calcext:value-type="date">
            <text:p>30/12/2073 10:15:56.870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ROW-0841</text:p>
          </table:table-cell>
          <table:table-cell office:value-type="float" office:value="720.015173469779" calcext:value-type="float">
            <text:p>720.015173469779</text:p>
          </table:table-cell>
          <table:table-cell table:style-name="ce7" office:value-type="date" office:date-value="1901-12-20T00:21:50.9878" calcext:value-type="date">
            <text:p>20/12/1901 00:21:50.988</text:p>
          </table:table-cell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ROW-0842</text:p>
          </table:table-cell>
          <table:table-cell office:value-type="float" office:value="12769.935290364" calcext:value-type="float">
            <text:p>12769.935290364</text:p>
          </table:table-cell>
          <table:table-cell table:style-name="ce7" office:value-type="date" office:date-value="1934-12-16T22:26:49.09" calcext:value-type="date">
            <text:p>16/12/1934 22:26:49.090</text:p>
          </table:table-cell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ROW-0843</text:p>
          </table:table-cell>
          <table:table-cell office:value-type="float" office:value="89538.1904869114" calcext:value-type="float">
            <text:p>89538.1904869114</text:p>
          </table:table-cell>
          <table:table-cell table:style-name="ce7" office:value-type="date" office:date-value="2145-02-21T04:34:18.07" calcext:value-type="date">
            <text:p>21/02/2145 04:34:18.070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ROW-0844</text:p>
          </table:table-cell>
          <table:table-cell office:value-type="float" office:value="37362.5707914605" calcext:value-type="float">
            <text:p>37362.5707914605</text:p>
          </table:table-cell>
          <table:table-cell table:style-name="ce7" office:value-type="date" office:date-value="2002-04-16T13:41:56.38" calcext:value-type="date">
            <text:p>16/04/2002 13:41:56.380</text:p>
          </table:table-cell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ROW-0845</text:p>
          </table:table-cell>
          <table:table-cell office:value-type="float" office:value="8246.14624995856" calcext:value-type="float">
            <text:p>8246.14624995856</text:p>
          </table:table-cell>
          <table:table-cell table:style-name="ce7" office:value-type="date" office:date-value="1922-07-29T03:30:35.996" calcext:value-type="date">
            <text:p>29/07/1922 03:30:35.996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W-0846</text:p>
          </table:table-cell>
          <table:table-cell office:value-type="float" office:value="88276.7173060054" calcext:value-type="float">
            <text:p>88276.7173060054</text:p>
          </table:table-cell>
          <table:table-cell table:style-name="ce7" office:value-type="date" office:date-value="2141-09-08T17:12:55.24" calcext:value-type="date">
            <text:p>08/09/2141 17:12:55.240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W-0847</text:p>
          </table:table-cell>
          <table:table-cell office:value-type="float" office:value="66940.3934346089" calcext:value-type="float">
            <text:p>66940.3934346089</text:p>
          </table:table-cell>
          <table:table-cell table:style-name="ce7" office:value-type="date" office:date-value="2083-04-09T09:26:32.75" calcext:value-type="date">
            <text:p>09/04/2083 09:26:32.750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ROW-0848</text:p>
          </table:table-cell>
          <table:table-cell office:value-type="float" office:value="47560.1488305318" calcext:value-type="float">
            <text:p>47560.1488305318</text:p>
          </table:table-cell>
          <table:table-cell table:style-name="ce7" office:value-type="date" office:date-value="2030-03-18T03:34:18.96" calcext:value-type="date">
            <text:p>18/03/2030 03:34:18.960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OW-0849</text:p>
          </table:table-cell>
          <table:table-cell office:value-type="float" office:value="52076.2757746952" calcext:value-type="float">
            <text:p>52076.2757746952</text:p>
          </table:table-cell>
          <table:table-cell table:style-name="ce7" office:value-type="date" office:date-value="2042-07-29T06:37:06.93" calcext:value-type="date">
            <text:p>29/07/2042 06:37:06.930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OW-0850</text:p>
          </table:table-cell>
          <table:table-cell office:value-type="float" office:value="28308.962933349" calcext:value-type="float">
            <text:p>28308.962933349</text:p>
          </table:table-cell>
          <table:table-cell table:style-name="ce7" office:value-type="date" office:date-value="1977-07-02T23:06:37.44" calcext:value-type="date">
            <text:p>02/07/1977 23:06:37.440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ROW-0851</text:p>
          </table:table-cell>
          <table:table-cell office:value-type="float" office:value="93983.8532858952" calcext:value-type="float">
            <text:p>93983.8532858952</text:p>
          </table:table-cell>
          <table:table-cell table:style-name="ce7" office:value-type="date" office:date-value="2157-04-24T20:28:43.9" calcext:value-type="date">
            <text:p>24/04/2157 20:28:43.900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OW-0852</text:p>
          </table:table-cell>
          <table:table-cell office:value-type="float" office:value="55824.40747174" calcext:value-type="float">
            <text:p>55824.40747174</text:p>
          </table:table-cell>
          <table:table-cell table:style-name="ce7" office:value-type="date" office:date-value="2052-11-01T09:46:45.56" calcext:value-type="date">
            <text:p>01/11/2052 09:46:45.560</text:p>
          </table:table-cell>
          <table:table-cell table:number-columns-repeated="102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ROW-0853</text:p>
          </table:table-cell>
          <table:table-cell office:value-type="float" office:value="51443.8990504779" calcext:value-type="float">
            <text:p>51443.8990504779</text:p>
          </table:table-cell>
          <table:table-cell table:style-name="ce7" office:value-type="date" office:date-value="2040-11-03T21:34:37.96" calcext:value-type="date">
            <text:p>03/11/2040 21:34:37.960</text:p>
          </table:table-cell>
          <table:table-cell table:number-columns-repeated="102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OW-0854</text:p>
          </table:table-cell>
          <table:table-cell office:value-type="float" office:value="59457.7665561999" calcext:value-type="float">
            <text:p>59457.7665561999</text:p>
          </table:table-cell>
          <table:table-cell table:style-name="ce7" office:value-type="date" office:date-value="2062-10-13T18:23:50.46" calcext:value-type="date">
            <text:p>13/10/2062 18:23:50.460</text:p>
          </table:table-cell>
          <table:table-cell table:number-columns-repeated="102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ROW-0855</text:p>
          </table:table-cell>
          <table:table-cell office:value-type="float" office:value="81150.3251645694" calcext:value-type="float">
            <text:p>81150.3251645694</text:p>
          </table:table-cell>
          <table:table-cell table:style-name="ce7" office:value-type="date" office:date-value="2122-03-06T07:48:14.22" calcext:value-type="date">
            <text:p>06/03/2122 07:48:14.220</text:p>
          </table:table-cell>
          <table:table-cell table:number-columns-repeated="102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ROW-0856</text:p>
          </table:table-cell>
          <table:table-cell office:value-type="float" office:value="23563.8841086776" calcext:value-type="float">
            <text:p>23563.8841086776</text:p>
          </table:table-cell>
          <table:table-cell table:style-name="ce7" office:value-type="date" office:date-value="1964-07-05T21:13:06.99" calcext:value-type="date">
            <text:p>05/07/1964 21:13:06.990</text:p>
          </table:table-cell>
          <table:table-cell table:number-columns-repeated="102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ROW-0857</text:p>
          </table:table-cell>
          <table:table-cell office:value-type="float" office:value="14840.6460737677" calcext:value-type="float">
            <text:p>14840.6460737677</text:p>
          </table:table-cell>
          <table:table-cell table:style-name="ce7" office:value-type="date" office:date-value="1940-08-17T15:30:20.77" calcext:value-type="date">
            <text:p>17/08/1940 15:30:20.770</text:p>
          </table:table-cell>
          <table:table-cell table:number-columns-repeated="102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ROW-0858</text:p>
          </table:table-cell>
          <table:table-cell office:value-type="float" office:value="13991.7890407155" calcext:value-type="float">
            <text:p>13991.7890407155</text:p>
          </table:table-cell>
          <table:table-cell table:style-name="ce7" office:value-type="date" office:date-value="1938-04-21T18:56:13.12" calcext:value-type="date">
            <text:p>21/04/1938 18:56:13.120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ROW-0859</text:p>
          </table:table-cell>
          <table:table-cell office:value-type="float" office:value="9705.53763044295" calcext:value-type="float">
            <text:p>9705.53763044295</text:p>
          </table:table-cell>
          <table:table-cell table:style-name="ce7" office:value-type="date" office:date-value="1926-07-27T12:54:11.27" calcext:value-type="date">
            <text:p>27/07/1926 12:54:11.270</text:p>
          </table:table-cell>
          <table:table-cell table:number-columns-repeated="102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W-0860</text:p>
          </table:table-cell>
          <table:table-cell office:value-type="float" office:value="43099.4491910651" calcext:value-type="float">
            <text:p>43099.4491910651</text:p>
          </table:table-cell>
          <table:table-cell table:style-name="ce7" office:value-type="date" office:date-value="2017-12-30T10:46:50.11" calcext:value-type="date">
            <text:p>30/12/2017 10:46:50.110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ROW-0861</text:p>
          </table:table-cell>
          <table:table-cell office:value-type="float" office:value="25199.8796503098" calcext:value-type="float">
            <text:p>25199.8796503098</text:p>
          </table:table-cell>
          <table:table-cell table:style-name="ce7" office:value-type="date" office:date-value="1968-12-27T21:06:41.79" calcext:value-type="date">
            <text:p>27/12/1968 21:06:41.790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OW-0862</text:p>
          </table:table-cell>
          <table:table-cell office:value-type="float" office:value="54418.6937540634" calcext:value-type="float">
            <text:p>54418.6937540634</text:p>
          </table:table-cell>
          <table:table-cell table:style-name="ce7" office:value-type="date" office:date-value="2048-12-26T16:39:00.35" calcext:value-type="date">
            <text:p>26/12/2048 16:39:00.350</text:p>
          </table:table-cell>
          <table:table-cell table:number-columns-repeated="102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ROW-0863</text:p>
          </table:table-cell>
          <table:table-cell office:value-type="float" office:value="90263.1738288638" calcext:value-type="float">
            <text:p>90263.1738288638</text:p>
          </table:table-cell>
          <table:table-cell table:style-name="ce7" office:value-type="date" office:date-value="2147-02-16T04:10:18.81" calcext:value-type="date">
            <text:p>16/02/2147 04:10:18.810</text:p>
          </table:table-cell>
          <table:table-cell table:number-columns-repeated="102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ROW-0864</text:p>
          </table:table-cell>
          <table:table-cell office:value-type="float" office:value="90848.6835702272" calcext:value-type="float">
            <text:p>90848.6835702272</text:p>
          </table:table-cell>
          <table:table-cell table:style-name="ce7" office:value-type="date" office:date-value="2148-09-23T16:24:20.47" calcext:value-type="date">
            <text:p>23/09/2148 16:24:20.470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ROW-0865</text:p>
          </table:table-cell>
          <table:table-cell office:value-type="float" office:value="14802.3584573988" calcext:value-type="float">
            <text:p>14802.3584573988</text:p>
          </table:table-cell>
          <table:table-cell table:style-name="ce7" office:value-type="date" office:date-value="1940-07-10T08:36:10.72" calcext:value-type="date">
            <text:p>10/07/1940 08:36:10.720</text:p>
          </table:table-cell>
          <table:table-cell table:number-columns-repeated="102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ROW-0866</text:p>
          </table:table-cell>
          <table:table-cell office:value-type="float" office:value="13743.0401913119" calcext:value-type="float">
            <text:p>13743.0401913119</text:p>
          </table:table-cell>
          <table:table-cell table:style-name="ce7" office:value-type="date" office:date-value="1937-08-16T00:57:52.53" calcext:value-type="date">
            <text:p>16/08/1937 00:57:52.530</text:p>
          </table:table-cell>
          <table:table-cell table:number-columns-repeated="102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OW-0867</text:p>
          </table:table-cell>
          <table:table-cell office:value-type="float" office:value="61678.5511081435" calcext:value-type="float">
            <text:p>61678.5511081435</text:p>
          </table:table-cell>
          <table:table-cell table:style-name="ce7" office:value-type="date" office:date-value="2068-11-11T13:13:35.74" calcext:value-type="date">
            <text:p>11/11/2068 13:13:35.740</text:p>
          </table:table-cell>
          <table:table-cell table:number-columns-repeated="102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OW-0868</text:p>
          </table:table-cell>
          <table:table-cell office:value-type="float" office:value="1540.18290060947" calcext:value-type="float">
            <text:p>1540.18290060947</text:p>
          </table:table-cell>
          <table:table-cell table:style-name="ce7" office:value-type="date" office:date-value="1904-03-19T04:23:22.613" calcext:value-type="date">
            <text:p>19/03/1904 04:23:22.613</text:p>
          </table:table-cell>
          <table:table-cell table:number-columns-repeated="102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ROW-0869</text:p>
          </table:table-cell>
          <table:table-cell office:value-type="float" office:value="67110.6926822093" calcext:value-type="float">
            <text:p>67110.6926822093</text:p>
          </table:table-cell>
          <table:table-cell table:style-name="ce7" office:value-type="date" office:date-value="2083-09-26T16:37:27.74" calcext:value-type="date">
            <text:p>26/09/2083 16:37:27.740</text:p>
          </table:table-cell>
          <table:table-cell table:number-columns-repeated="102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ROW-0870</text:p>
          </table:table-cell>
          <table:table-cell office:value-type="float" office:value="19451.6256233573" calcext:value-type="float">
            <text:p>19451.6256233573</text:p>
          </table:table-cell>
          <table:table-cell table:style-name="ce7" office:value-type="date" office:date-value="1953-04-02T15:00:53.86" calcext:value-type="date">
            <text:p>02/04/1953 15:00:53.860</text:p>
          </table:table-cell>
          <table:table-cell table:number-columns-repeated="102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ROW-0871</text:p>
          </table:table-cell>
          <table:table-cell office:value-type="float" office:value="82712.4071409859" calcext:value-type="float">
            <text:p>82712.4071409859</text:p>
          </table:table-cell>
          <table:table-cell table:style-name="ce7" office:value-type="date" office:date-value="2126-06-15T09:46:16.98" calcext:value-type="date">
            <text:p>15/06/2126 09:46:16.980</text:p>
          </table:table-cell>
          <table:table-cell table:number-columns-repeated="102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ROW-0872</text:p>
          </table:table-cell>
          <table:table-cell office:value-type="float" office:value="60870.7094338627" calcext:value-type="float">
            <text:p>60870.7094338627</text:p>
          </table:table-cell>
          <table:table-cell table:style-name="ce7" office:value-type="date" office:date-value="2066-08-26T17:01:35.09" calcext:value-type="date">
            <text:p>26/08/2066 17:01:35.090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ROW-0873</text:p>
          </table:table-cell>
          <table:table-cell office:value-type="float" office:value="67911.5952798468" calcext:value-type="float">
            <text:p>67911.5952798468</text:p>
          </table:table-cell>
          <table:table-cell table:style-name="ce7" office:value-type="date" office:date-value="2085-12-05T14:17:12.18" calcext:value-type="date">
            <text:p>05/12/2085 14:17:12.180</text:p>
          </table:table-cell>
          <table:table-cell table:number-columns-repeated="102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OW-0874</text:p>
          </table:table-cell>
          <table:table-cell office:value-type="float" office:value="82474.6812598141" calcext:value-type="float">
            <text:p>82474.6812598141</text:p>
          </table:table-cell>
          <table:table-cell table:style-name="ce7" office:value-type="date" office:date-value="2125-10-20T16:21:00.85" calcext:value-type="date">
            <text:p>20/10/2125 16:21:00.850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W-0875</text:p>
          </table:table-cell>
          <table:table-cell office:value-type="float" office:value="14027.6681900003" calcext:value-type="float">
            <text:p>14027.6681900003</text:p>
          </table:table-cell>
          <table:table-cell table:style-name="ce7" office:value-type="date" office:date-value="1938-05-27T16:02:11.62" calcext:value-type="date">
            <text:p>27/05/1938 16:02:11.620</text:p>
          </table:table-cell>
          <table:table-cell table:number-columns-repeated="102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ROW-0876</text:p>
          </table:table-cell>
          <table:table-cell office:value-type="float" office:value="20672.3031795593" calcext:value-type="float">
            <text:p>20672.3031795593</text:p>
          </table:table-cell>
          <table:table-cell table:style-name="ce7" office:value-type="date" office:date-value="1956-08-05T07:16:34.71" calcext:value-type="date">
            <text:p>05/08/1956 07:16:34.710</text:p>
          </table:table-cell>
          <table:table-cell table:number-columns-repeated="102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ROW-0877</text:p>
          </table:table-cell>
          <table:table-cell office:value-type="float" office:value="54970.5942519067" calcext:value-type="float">
            <text:p>54970.5942519067</text:p>
          </table:table-cell>
          <table:table-cell table:style-name="ce7" office:value-type="date" office:date-value="2050-07-01T14:15:43.36" calcext:value-type="date">
            <text:p>01/07/2050 14:15:43.360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OW-0878</text:p>
          </table:table-cell>
          <table:table-cell office:value-type="float" office:value="47101.171987932" calcext:value-type="float">
            <text:p>47101.171987932</text:p>
          </table:table-cell>
          <table:table-cell table:style-name="ce7" office:value-type="date" office:date-value="2028-12-14T04:07:39.76" calcext:value-type="date">
            <text:p>14/12/2028 04:07:39.760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OW-0879</text:p>
          </table:table-cell>
          <table:table-cell office:value-type="float" office:value="2252.84499598231" calcext:value-type="float">
            <text:p>2252.84499598231</text:p>
          </table:table-cell>
          <table:table-cell table:style-name="ce7" office:value-type="date" office:date-value="1906-03-01T20:16:47.653" calcext:value-type="date">
            <text:p>01/03/1906 20:16:47.653</text:p>
          </table:table-cell>
          <table:table-cell table:number-columns-repeated="102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OW-0880</text:p>
          </table:table-cell>
          <table:table-cell office:value-type="float" office:value="52573.429396647" calcext:value-type="float">
            <text:p>52573.429396647</text:p>
          </table:table-cell>
          <table:table-cell table:style-name="ce7" office:value-type="date" office:date-value="2043-12-08T10:18:19.87" calcext:value-type="date">
            <text:p>08/12/2043 10:18:19.870</text:p>
          </table:table-cell>
          <table:table-cell table:number-columns-repeated="102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ROW-0881</text:p>
          </table:table-cell>
          <table:table-cell office:value-type="float" office:value="60530.769378359" calcext:value-type="float">
            <text:p>60530.769378359</text:p>
          </table:table-cell>
          <table:table-cell table:style-name="ce7" office:value-type="date" office:date-value="2065-09-20T18:27:54.29" calcext:value-type="date">
            <text:p>20/09/2065 18:27:54.290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ROW-0882</text:p>
          </table:table-cell>
          <table:table-cell office:value-type="float" office:value="45498.2811182616" calcext:value-type="float">
            <text:p>45498.2811182616</text:p>
          </table:table-cell>
          <table:table-cell table:style-name="ce7" office:value-type="date" office:date-value="2024-07-25T06:44:48.62" calcext:value-type="date">
            <text:p>25/07/2024 06:44:48.620</text:p>
          </table:table-cell>
          <table:table-cell table:number-columns-repeated="102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OW-0883</text:p>
          </table:table-cell>
          <table:table-cell office:value-type="float" office:value="38962.1100076206" calcext:value-type="float">
            <text:p>38962.1100076206</text:p>
          </table:table-cell>
          <table:table-cell table:style-name="ce7" office:value-type="date" office:date-value="2006-09-02T02:38:24.66" calcext:value-type="date">
            <text:p>02/09/2006 02:38:24.660</text:p>
          </table:table-cell>
          <table:table-cell table:number-columns-repeated="102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OW-0884</text:p>
          </table:table-cell>
          <table:table-cell office:value-type="float" office:value="19055.495189715" calcext:value-type="float">
            <text:p>19055.495189715</text:p>
          </table:table-cell>
          <table:table-cell table:style-name="ce7" office:value-type="date" office:date-value="1952-03-02T11:53:04.39" calcext:value-type="date">
            <text:p>02/03/1952 11:53:04.390</text:p>
          </table:table-cell>
          <table:table-cell table:number-columns-repeated="102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OW-0885</text:p>
          </table:table-cell>
          <table:table-cell office:value-type="float" office:value="48193.0763990191" calcext:value-type="float">
            <text:p>48193.0763990191</text:p>
          </table:table-cell>
          <table:table-cell table:style-name="ce7" office:value-type="date" office:date-value="2031-12-11T01:50:00.88" calcext:value-type="date">
            <text:p>11/12/2031 01:50:00.880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OW-0886</text:p>
          </table:table-cell>
          <table:table-cell office:value-type="float" office:value="47130.8589456219" calcext:value-type="float">
            <text:p>47130.8589456219</text:p>
          </table:table-cell>
          <table:table-cell table:style-name="ce7" office:value-type="date" office:date-value="2029-01-12T20:36:52.9" calcext:value-type="date">
            <text:p>12/01/2029 20:36:52.900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ROW-0887</text:p>
          </table:table-cell>
          <table:table-cell office:value-type="float" office:value="59990.7248322501" calcext:value-type="float">
            <text:p>59990.7248322501</text:p>
          </table:table-cell>
          <table:table-cell table:style-name="ce7" office:value-type="date" office:date-value="2064-03-29T17:23:45.51" calcext:value-type="date">
            <text:p>29/03/2064 17:23:45.510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ROW-0888</text:p>
          </table:table-cell>
          <table:table-cell office:value-type="float" office:value="35418.4118702955" calcext:value-type="float">
            <text:p>35418.4118702955</text:p>
          </table:table-cell>
          <table:table-cell table:style-name="ce7" office:value-type="date" office:date-value="1996-12-19T09:53:05.59" calcext:value-type="date">
            <text:p>19/12/1996 09:53:05.590</text:p>
          </table:table-cell>
          <table:table-cell table:number-columns-repeated="102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ROW-0889</text:p>
          </table:table-cell>
          <table:table-cell office:value-type="float" office:value="96873.8996870528" calcext:value-type="float">
            <text:p>96873.8996870528</text:p>
          </table:table-cell>
          <table:table-cell table:style-name="ce7" office:value-type="date" office:date-value="2165-03-23T21:35:32.96" calcext:value-type="date">
            <text:p>23/03/2165 21:35:32.960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OW-0890</text:p>
          </table:table-cell>
          <table:table-cell office:value-type="float" office:value="46618.2596347248" calcext:value-type="float">
            <text:p>46618.2596347248</text:p>
          </table:table-cell>
          <table:table-cell table:style-name="ce7" office:value-type="date" office:date-value="2027-08-19T06:13:52.44" calcext:value-type="date">
            <text:p>19/08/2027 06:13:52.440</text:p>
          </table:table-cell>
          <table:table-cell table:number-columns-repeated="102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ROW-0891</text:p>
          </table:table-cell>
          <table:table-cell office:value-type="float" office:value="62087.8320724266" calcext:value-type="float">
            <text:p>62087.8320724266</text:p>
          </table:table-cell>
          <table:table-cell table:style-name="ce7" office:value-type="date" office:date-value="2069-12-25T19:58:11.06" calcext:value-type="date">
            <text:p>25/12/2069 19:58:11.060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OW-0892</text:p>
          </table:table-cell>
          <table:table-cell office:value-type="float" office:value="99864.9298061732" calcext:value-type="float">
            <text:p>99864.9298061732</text:p>
          </table:table-cell>
          <table:table-cell table:style-name="ce7" office:value-type="date" office:date-value="2173-05-31T22:18:55.25" calcext:value-type="date">
            <text:p>31/05/2173 22:18:55.250</text:p>
          </table:table-cell>
          <table:table-cell table:number-columns-repeated="102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ROW-0893</text:p>
          </table:table-cell>
          <table:table-cell office:value-type="float" office:value="32831.7224594562" calcext:value-type="float">
            <text:p>32831.7224594562</text:p>
          </table:table-cell>
          <table:table-cell table:style-name="ce7" office:value-type="date" office:date-value="1989-11-19T17:20:20.5" calcext:value-type="date">
            <text:p>19/11/1989 17:20:20.500</text:p>
          </table:table-cell>
          <table:table-cell table:number-columns-repeated="102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OW-0894</text:p>
          </table:table-cell>
          <table:table-cell office:value-type="float" office:value="81644.5018488171" calcext:value-type="float">
            <text:p>81644.5018488171</text:p>
          </table:table-cell>
          <table:table-cell table:style-name="ce7" office:value-type="date" office:date-value="2123-07-13T12:02:39.74" calcext:value-type="date">
            <text:p>13/07/2123 12:02:39.740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OW-0895</text:p>
          </table:table-cell>
          <table:table-cell office:value-type="float" office:value="60667.5938696272" calcext:value-type="float">
            <text:p>60667.5938696272</text:p>
          </table:table-cell>
          <table:table-cell table:style-name="ce7" office:value-type="date" office:date-value="2066-02-04T14:15:10.34" calcext:value-type="date">
            <text:p>04/02/2066 14:15:10.340</text:p>
          </table:table-cell>
          <table:table-cell table:number-columns-repeated="102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ROW-0896</text:p>
          </table:table-cell>
          <table:table-cell office:value-type="float" office:value="30710.1410820586" calcext:value-type="float">
            <text:p>30710.1410820586</text:p>
          </table:table-cell>
          <table:table-cell table:style-name="ce7" office:value-type="date" office:date-value="1984-01-29T03:23:09.49" calcext:value-type="date">
            <text:p>29/01/1984 03:23:09.490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ROW-0897</text:p>
          </table:table-cell>
          <table:table-cell office:value-type="float" office:value="34232.6162195554" calcext:value-type="float">
            <text:p>34232.6162195554</text:p>
          </table:table-cell>
          <table:table-cell table:style-name="ce7" office:value-type="date" office:date-value="1993-09-20T14:47:21.37" calcext:value-type="date">
            <text:p>20/09/1993 14:47:21.370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OW-0898</text:p>
          </table:table-cell>
          <table:table-cell office:value-type="float" office:value="15188.3904942435" calcext:value-type="float">
            <text:p>15188.3904942435</text:p>
          </table:table-cell>
          <table:table-cell table:style-name="ce7" office:value-type="date" office:date-value="1941-07-31T09:22:18.7" calcext:value-type="date">
            <text:p>31/07/1941 09:22:18.700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ROW-0899</text:p>
          </table:table-cell>
          <table:table-cell office:value-type="float" office:value="52989.7817222232" calcext:value-type="float">
            <text:p>52989.7817222232</text:p>
          </table:table-cell>
          <table:table-cell table:style-name="ce7" office:value-type="date" office:date-value="2045-01-27T18:45:40.8" calcext:value-type="date">
            <text:p>27/01/2045 18:45:40.800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OW-0900</text:p>
          </table:table-cell>
          <table:table-cell office:value-type="float" office:value="30399.2347637176" calcext:value-type="float">
            <text:p>30399.2347637176</text:p>
          </table:table-cell>
          <table:table-cell table:style-name="ce7" office:value-type="date" office:date-value="1983-03-24T05:38:03.59" calcext:value-type="date">
            <text:p>24/03/1983 05:38:03.590</text:p>
          </table:table-cell>
          <table:table-cell table:number-columns-repeated="102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ROW-0901</text:p>
          </table:table-cell>
          <table:table-cell office:value-type="float" office:value="49599.2023712902" calcext:value-type="float">
            <text:p>49599.2023712902</text:p>
          </table:table-cell>
          <table:table-cell table:style-name="ce7" office:value-type="date" office:date-value="2035-10-17T04:51:24.88" calcext:value-type="date">
            <text:p>17/10/2035 04:51:24.880</text:p>
          </table:table-cell>
          <table:table-cell table:number-columns-repeated="102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OW-0902</text:p>
          </table:table-cell>
          <table:table-cell office:value-type="float" office:value="24151.1140078535" calcext:value-type="float">
            <text:p>24151.1140078535</text:p>
          </table:table-cell>
          <table:table-cell table:style-name="ce7" office:value-type="date" office:date-value="1966-02-13T02:44:10.28" calcext:value-type="date">
            <text:p>13/02/1966 02:44:10.280</text:p>
          </table:table-cell>
          <table:table-cell table:number-columns-repeated="102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OW-0903</text:p>
          </table:table-cell>
          <table:table-cell office:value-type="float" office:value="42348.373854295" calcext:value-type="float">
            <text:p>42348.373854295</text:p>
          </table:table-cell>
          <table:table-cell table:style-name="ce7" office:value-type="date" office:date-value="2015-12-10T08:58:21.01" calcext:value-type="date">
            <text:p>10/12/2015 08:58:21.010</text:p>
          </table:table-cell>
          <table:table-cell table:number-columns-repeated="102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ROW-0904</text:p>
          </table:table-cell>
          <table:table-cell office:value-type="float" office:value="57212.2109053299" calcext:value-type="float">
            <text:p>57212.2109053299</text:p>
          </table:table-cell>
          <table:table-cell table:style-name="ce7" office:value-type="date" office:date-value="2056-08-20T05:03:42.22" calcext:value-type="date">
            <text:p>20/08/2056 05:03:42.220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ROW-0905</text:p>
          </table:table-cell>
          <table:table-cell office:value-type="float" office:value="88549.2927029856" calcext:value-type="float">
            <text:p>88549.2927029856</text:p>
          </table:table-cell>
          <table:table-cell table:style-name="ce7" office:value-type="date" office:date-value="2142-06-08T07:01:29.54" calcext:value-type="date">
            <text:p>08/06/2142 07:01:29.540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OW-0906</text:p>
          </table:table-cell>
          <table:table-cell office:value-type="float" office:value="78596.5135177081" calcext:value-type="float">
            <text:p>78596.5135177081</text:p>
          </table:table-cell>
          <table:table-cell table:style-name="ce7" office:value-type="date" office:date-value="2115-03-09T12:19:27.93" calcext:value-type="date">
            <text:p>09/03/2115 12:19:27.930</text:p>
          </table:table-cell>
          <table:table-cell table:number-columns-repeated="102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OW-0907</text:p>
          </table:table-cell>
          <table:table-cell office:value-type="float" office:value="96446.9231721471" calcext:value-type="float">
            <text:p>96446.9231721471</text:p>
          </table:table-cell>
          <table:table-cell table:style-name="ce7" office:value-type="date" office:date-value="2164-01-21T22:09:22.07" calcext:value-type="date">
            <text:p>21/01/2164 22:09:22.070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ROW-0908</text:p>
          </table:table-cell>
          <table:table-cell office:value-type="float" office:value="51265.8810237395" calcext:value-type="float">
            <text:p>51265.8810237395</text:p>
          </table:table-cell>
          <table:table-cell table:style-name="ce7" office:value-type="date" office:date-value="2040-05-09T21:08:40.45" calcext:value-type="date">
            <text:p>09/05/2040 21:08:40.450</text:p>
          </table:table-cell>
          <table:table-cell table:number-columns-repeated="102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ROW-0909</text:p>
          </table:table-cell>
          <table:table-cell office:value-type="float" office:value="39802.5586063938" calcext:value-type="float">
            <text:p>39802.5586063938</text:p>
          </table:table-cell>
          <table:table-cell table:style-name="ce7" office:value-type="date" office:date-value="2008-12-20T13:24:23.59" calcext:value-type="date">
            <text:p>20/12/2008 13:24:23.590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OW-0910</text:p>
          </table:table-cell>
          <table:table-cell office:value-type="float" office:value="29955.1898056789" calcext:value-type="float">
            <text:p>29955.1898056789</text:p>
          </table:table-cell>
          <table:table-cell table:style-name="ce7" office:value-type="date" office:date-value="1982-01-04T04:33:19.21" calcext:value-type="date">
            <text:p>04/01/1982 04:33:19.210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ROW-0911</text:p>
          </table:table-cell>
          <table:table-cell office:value-type="float" office:value="38545.0836667975" calcext:value-type="float">
            <text:p>38545.0836667975</text:p>
          </table:table-cell>
          <table:table-cell table:style-name="ce7" office:value-type="date" office:date-value="2005-07-12T02:00:28.81" calcext:value-type="date">
            <text:p>12/07/2005 02:00:28.810</text:p>
          </table:table-cell>
          <table:table-cell table:number-columns-repeated="102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OW-0912</text:p>
          </table:table-cell>
          <table:table-cell office:value-type="float" office:value="24927.778011558" calcext:value-type="float">
            <text:p>24927.778011558</text:p>
          </table:table-cell>
          <table:table-cell table:style-name="ce7" office:value-type="date" office:date-value="1968-03-30T18:40:20.2" calcext:value-type="date">
            <text:p>30/03/1968 18:40:20.200</text:p>
          </table:table-cell>
          <table:table-cell table:number-columns-repeated="102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OW-0913</text:p>
          </table:table-cell>
          <table:table-cell office:value-type="float" office:value="20320.1760636964" calcext:value-type="float">
            <text:p>20320.1760636964</text:p>
          </table:table-cell>
          <table:table-cell table:style-name="ce7" office:value-type="date" office:date-value="1955-08-19T04:13:31.9" calcext:value-type="date">
            <text:p>19/08/1955 04:13:31.900</text:p>
          </table:table-cell>
          <table:table-cell table:number-columns-repeated="102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OW-0914</text:p>
          </table:table-cell>
          <table:table-cell office:value-type="float" office:value="74128.3220207904" calcext:value-type="float">
            <text:p>74128.3220207904</text:p>
          </table:table-cell>
          <table:table-cell table:style-name="ce7" office:value-type="date" office:date-value="2102-12-14T07:43:42.6" calcext:value-type="date">
            <text:p>14/12/2102 07:43:42.600</text:p>
          </table:table-cell>
          <table:table-cell table:number-columns-repeated="102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OW-0915</text:p>
          </table:table-cell>
          <table:table-cell office:value-type="float" office:value="86375.8736307464" calcext:value-type="float">
            <text:p>86375.8736307464</text:p>
          </table:table-cell>
          <table:table-cell table:style-name="ce7" office:value-type="date" office:date-value="2136-06-25T20:58:01.7" calcext:value-type="date">
            <text:p>25/06/2136 20:58:01.700</text:p>
          </table:table-cell>
          <table:table-cell table:number-columns-repeated="102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OW-0916</text:p>
          </table:table-cell>
          <table:table-cell office:value-type="float" office:value="37830.4933401761" calcext:value-type="float">
            <text:p>37830.4933401761</text:p>
          </table:table-cell>
          <table:table-cell table:style-name="ce7" office:value-type="date" office:date-value="2003-07-28T11:50:24.59" calcext:value-type="date">
            <text:p>28/07/2003 11:50:24.590</text:p>
          </table:table-cell>
          <table:table-cell table:number-columns-repeated="102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ROW-0917</text:p>
          </table:table-cell>
          <table:table-cell office:value-type="float" office:value="61294.3735784436" calcext:value-type="float">
            <text:p>61294.3735784436</text:p>
          </table:table-cell>
          <table:table-cell table:style-name="ce7" office:value-type="date" office:date-value="2067-10-24T08:57:57.18" calcext:value-type="date">
            <text:p>24/10/2067 08:57:57.180</text:p>
          </table:table-cell>
          <table:table-cell table:number-columns-repeated="102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ROW-0918</text:p>
          </table:table-cell>
          <table:table-cell office:value-type="float" office:value="26292.9097790035" calcext:value-type="float">
            <text:p>26292.9097790035</text:p>
          </table:table-cell>
          <table:table-cell table:style-name="ce7" office:value-type="date" office:date-value="1971-12-25T21:50:04.91" calcext:value-type="date">
            <text:p>25/12/1971 21:50:04.910</text:p>
          </table:table-cell>
          <table:table-cell table:number-columns-repeated="10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OW-0919</text:p>
          </table:table-cell>
          <table:table-cell office:value-type="float" office:value="41234.3122008214" calcext:value-type="float">
            <text:p>41234.3122008214</text:p>
          </table:table-cell>
          <table:table-cell table:style-name="ce7" office:value-type="date" office:date-value="2012-11-21T07:29:34.15" calcext:value-type="date">
            <text:p>21/11/2012 07:29:34.150</text:p>
          </table:table-cell>
          <table:table-cell table:number-columns-repeated="102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OW-0920</text:p>
          </table:table-cell>
          <table:table-cell office:value-type="float" office:value="70355.0410380382" calcext:value-type="float">
            <text:p>70355.0410380382</text:p>
          </table:table-cell>
          <table:table-cell table:style-name="ce7" office:value-type="date" office:date-value="2092-08-14T00:59:05.69" calcext:value-type="date">
            <text:p>14/08/2092 00:59:05.690</text:p>
          </table:table-cell>
          <table:table-cell table:number-columns-repeated="102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ROW-0921</text:p>
          </table:table-cell>
          <table:table-cell office:value-type="float" office:value="43305.8258334438" calcext:value-type="float">
            <text:p>43305.8258334438</text:p>
          </table:table-cell>
          <table:table-cell table:style-name="ce7" office:value-type="date" office:date-value="2018-07-24T19:49:12.01" calcext:value-type="date">
            <text:p>24/07/2018 19:49:12.010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ROW-0922</text:p>
          </table:table-cell>
          <table:table-cell office:value-type="float" office:value="34097.65051324" calcext:value-type="float">
            <text:p>34097.65051324</text:p>
          </table:table-cell>
          <table:table-cell table:style-name="ce7" office:value-type="date" office:date-value="1993-05-08T15:36:44.34" calcext:value-type="date">
            <text:p>08/05/1993 15:36:44.340</text:p>
          </table:table-cell>
          <table:table-cell table:number-columns-repeated="102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ROW-0923</text:p>
          </table:table-cell>
          <table:table-cell office:value-type="float" office:value="40907.5229616895" calcext:value-type="float">
            <text:p>40907.5229616895</text:p>
          </table:table-cell>
          <table:table-cell table:style-name="ce7" office:value-type="date" office:date-value="2011-12-30T12:33:03.89" calcext:value-type="date">
            <text:p>30/12/2011 12:33:03.890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ROW-0924</text:p>
          </table:table-cell>
          <table:table-cell office:value-type="float" office:value="75925.3924986623" calcext:value-type="float">
            <text:p>75925.3924986623</text:p>
          </table:table-cell>
          <table:table-cell table:style-name="ce7" office:value-type="date" office:date-value="2107-11-15T09:25:11.88" calcext:value-type="date">
            <text:p>15/11/2107 09:25:11.880</text:p>
          </table:table-cell>
          <table:table-cell table:number-columns-repeated="102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ROW-0925</text:p>
          </table:table-cell>
          <table:table-cell office:value-type="float" office:value="90596.5064327224" calcext:value-type="float">
            <text:p>90596.5064327224</text:p>
          </table:table-cell>
          <table:table-cell table:style-name="ce7" office:value-type="date" office:date-value="2148-01-15T12:09:15.79" calcext:value-type="date">
            <text:p>15/01/2148 12:09:15.790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OW-0926</text:p>
          </table:table-cell>
          <table:table-cell office:value-type="float" office:value="27372.0213285858" calcext:value-type="float">
            <text:p>27372.0213285858</text:p>
          </table:table-cell>
          <table:table-cell table:style-name="ce7" office:value-type="date" office:date-value="1974-12-09T00:30:42.79" calcext:value-type="date">
            <text:p>09/12/1974 00:30:42.790</text:p>
          </table:table-cell>
          <table:table-cell table:number-columns-repeated="102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OW-0927</text:p>
          </table:table-cell>
          <table:table-cell office:value-type="float" office:value="78575.3685495178" calcext:value-type="float">
            <text:p>78575.3685495178</text:p>
          </table:table-cell>
          <table:table-cell table:style-name="ce7" office:value-type="date" office:date-value="2115-02-16T08:50:42.68" calcext:value-type="date">
            <text:p>16/02/2115 08:50:42.680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ROW-0928</text:p>
          </table:table-cell>
          <table:table-cell office:value-type="float" office:value="42421.36952407" calcext:value-type="float">
            <text:p>42421.36952407</text:p>
          </table:table-cell>
          <table:table-cell table:style-name="ce7" office:value-type="date" office:date-value="2016-02-21T08:52:06.88" calcext:value-type="date">
            <text:p>21/02/2016 08:52:06.880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OW-0929</text:p>
          </table:table-cell>
          <table:table-cell office:value-type="float" office:value="63418.0069653036" calcext:value-type="float">
            <text:p>63418.0069653036</text:p>
          </table:table-cell>
          <table:table-cell table:style-name="ce7" office:value-type="date" office:date-value="2073-08-17T00:10:01.8" calcext:value-type="date">
            <text:p>17/08/2073 00:10:01.800</text:p>
          </table:table-cell>
          <table:table-cell table:number-columns-repeated="102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OW-0930</text:p>
          </table:table-cell>
          <table:table-cell office:value-type="float" office:value="65138.2606933594" calcext:value-type="float">
            <text:p>65138.2606933594</text:p>
          </table:table-cell>
          <table:table-cell table:style-name="ce7" office:value-type="date" office:date-value="2078-05-03T06:15:23.91" calcext:value-type="date">
            <text:p>03/05/2078 06:15:23.910</text:p>
          </table:table-cell>
          <table:table-cell table:number-columns-repeated="102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W-0931</text:p>
          </table:table-cell>
          <table:table-cell office:value-type="float" office:value="37701.0660159099" calcext:value-type="float">
            <text:p>37701.0660159099</text:p>
          </table:table-cell>
          <table:table-cell table:style-name="ce7" office:value-type="date" office:date-value="2003-03-21T01:35:03.77" calcext:value-type="date">
            <text:p>21/03/2003 01:35:03.770</text:p>
          </table:table-cell>
          <table:table-cell table:number-columns-repeated="102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ROW-0932</text:p>
          </table:table-cell>
          <table:table-cell office:value-type="float" office:value="64353.3087071998" calcext:value-type="float">
            <text:p>64353.3087071998</text:p>
          </table:table-cell>
          <table:table-cell table:style-name="ce7" office:value-type="date" office:date-value="2076-03-09T07:24:32.3" calcext:value-type="date">
            <text:p>09/03/2076 07:24:32.300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OW-0933</text:p>
          </table:table-cell>
          <table:table-cell office:value-type="float" office:value="33541.3899103191" calcext:value-type="float">
            <text:p>33541.3899103191</text:p>
          </table:table-cell>
          <table:table-cell table:style-name="ce7" office:value-type="date" office:date-value="1991-10-30T09:21:28.25" calcext:value-type="date">
            <text:p>30/10/1991 09:21:28.250</text:p>
          </table:table-cell>
          <table:table-cell table:number-columns-repeated="102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ROW-0934</text:p>
          </table:table-cell>
          <table:table-cell office:value-type="float" office:value="76784.4197830358" calcext:value-type="float">
            <text:p>76784.4197830358</text:p>
          </table:table-cell>
          <table:table-cell table:style-name="ce7" office:value-type="date" office:date-value="2110-03-23T10:04:29.25" calcext:value-type="date">
            <text:p>23/03/2110 10:04:29.250</text:p>
          </table:table-cell>
          <table:table-cell table:number-columns-repeated="102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OW-0935</text:p>
          </table:table-cell>
          <table:table-cell office:value-type="float" office:value="13715.1447044371" calcext:value-type="float">
            <text:p>13715.1447044371</text:p>
          </table:table-cell>
          <table:table-cell table:style-name="ce7" office:value-type="date" office:date-value="1937-07-19T03:28:22.46" calcext:value-type="date">
            <text:p>19/07/1937 03:28:22.460</text:p>
          </table:table-cell>
          <table:table-cell table:number-columns-repeated="102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OW-0936</text:p>
          </table:table-cell>
          <table:table-cell office:value-type="float" office:value="65878.1216289138" calcext:value-type="float">
            <text:p>65878.1216289138</text:p>
          </table:table-cell>
          <table:table-cell table:style-name="ce7" office:value-type="date" office:date-value="2080-05-12T02:55:08.74" calcext:value-type="date">
            <text:p>12/05/2080 02:55:08.740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ROW-0937</text:p>
          </table:table-cell>
          <table:table-cell office:value-type="float" office:value="68030.7106066667" calcext:value-type="float">
            <text:p>68030.7106066667</text:p>
          </table:table-cell>
          <table:table-cell table:style-name="ce7" office:value-type="date" office:date-value="2086-04-03T17:03:16.42" calcext:value-type="date">
            <text:p>03/04/2086 17:03:16.420</text:p>
          </table:table-cell>
          <table:table-cell table:number-columns-repeated="102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OW-0938</text:p>
          </table:table-cell>
          <table:table-cell office:value-type="float" office:value="61748.3425564602" calcext:value-type="float">
            <text:p>61748.3425564602</text:p>
          </table:table-cell>
          <table:table-cell table:style-name="ce7" office:value-type="date" office:date-value="2069-01-20T08:13:16.88" calcext:value-type="date">
            <text:p>20/01/2069 08:13:16.880</text:p>
          </table:table-cell>
          <table:table-cell table:number-columns-repeated="102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ROW-0939</text:p>
          </table:table-cell>
          <table:table-cell office:value-type="float" office:value="69643.4382257323" calcext:value-type="float">
            <text:p>69643.4382257323</text:p>
          </table:table-cell>
          <table:table-cell table:style-name="ce7" office:value-type="date" office:date-value="2090-09-02T10:31:02.7" calcext:value-type="date">
            <text:p>02/09/2090 10:31:02.700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ROW-0940</text:p>
          </table:table-cell>
          <table:table-cell office:value-type="float" office:value="42983.7404258702" calcext:value-type="float">
            <text:p>42983.7404258702</text:p>
          </table:table-cell>
          <table:table-cell table:style-name="ce7" office:value-type="date" office:date-value="2017-09-05T17:46:12.8" calcext:value-type="date">
            <text:p>05/09/2017 17:46:12.800</text:p>
          </table:table-cell>
          <table:table-cell table:number-columns-repeated="102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OW-0941</text:p>
          </table:table-cell>
          <table:table-cell office:value-type="float" office:value="40698.504390999" calcext:value-type="float">
            <text:p>40698.504390999</text:p>
          </table:table-cell>
          <table:table-cell table:style-name="ce7" office:value-type="date" office:date-value="2011-06-04T12:06:19.38" calcext:value-type="date">
            <text:p>04/06/2011 12:06:19.380</text:p>
          </table:table-cell>
          <table:table-cell table:number-columns-repeated="102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ROW-0942</text:p>
          </table:table-cell>
          <table:table-cell office:value-type="float" office:value="76612.4374334111" calcext:value-type="float">
            <text:p>76612.4374334111</text:p>
          </table:table-cell>
          <table:table-cell table:style-name="ce7" office:value-type="date" office:date-value="2109-10-02T10:29:54.25" calcext:value-type="date">
            <text:p>02/10/2109 10:29:54.250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ROW-0943</text:p>
          </table:table-cell>
          <table:table-cell office:value-type="float" office:value="5015.67327055634" calcext:value-type="float">
            <text:p>5015.67327055634</text:p>
          </table:table-cell>
          <table:table-cell table:style-name="ce7" office:value-type="date" office:date-value="1913-09-23T16:09:30.576" calcext:value-type="date">
            <text:p>23/09/1913 16:09:30.576</text:p>
          </table:table-cell>
          <table:table-cell table:number-columns-repeated="102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ROW-0944</text:p>
          </table:table-cell>
          <table:table-cell office:value-type="float" office:value="61971.812860164" calcext:value-type="float">
            <text:p>61971.812860164</text:p>
          </table:table-cell>
          <table:table-cell table:style-name="ce7" office:value-type="date" office:date-value="2069-08-31T19:30:31.12" calcext:value-type="date">
            <text:p>31/08/2069 19:30:31.120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OW-0945</text:p>
          </table:table-cell>
          <table:table-cell office:value-type="float" office:value="50311.9829910048" calcext:value-type="float">
            <text:p>50311.9829910048</text:p>
          </table:table-cell>
          <table:table-cell table:style-name="ce7" office:value-type="date" office:date-value="2037-09-28T23:35:30.42" calcext:value-type="date">
            <text:p>28/09/2037 23:35:30.420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OW-0946</text:p>
          </table:table-cell>
          <table:table-cell office:value-type="float" office:value="35969.8150241226" calcext:value-type="float">
            <text:p>35969.8150241226</text:p>
          </table:table-cell>
          <table:table-cell table:style-name="ce7" office:value-type="date" office:date-value="1998-06-23T19:33:38.08" calcext:value-type="date">
            <text:p>23/06/1998 19:33:38.080</text:p>
          </table:table-cell>
          <table:table-cell table:number-columns-repeated="102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OW-0947</text:p>
          </table:table-cell>
          <table:table-cell office:value-type="float" office:value="37851.3806516597" calcext:value-type="float">
            <text:p>37851.3806516597</text:p>
          </table:table-cell>
          <table:table-cell table:style-name="ce7" office:value-type="date" office:date-value="2003-08-18T09:08:08.3" calcext:value-type="date">
            <text:p>18/08/2003 09:08:08.300</text:p>
          </table:table-cell>
          <table:table-cell table:number-columns-repeated="102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ROW-0948</text:p>
          </table:table-cell>
          <table:table-cell office:value-type="float" office:value="83723.8387730536" calcext:value-type="float">
            <text:p>83723.8387730536</text:p>
          </table:table-cell>
          <table:table-cell table:style-name="ce7" office:value-type="date" office:date-value="2129-03-22T20:07:49.99" calcext:value-type="date">
            <text:p>22/03/2129 20:07:49.990</text:p>
          </table:table-cell>
          <table:table-cell table:number-columns-repeated="102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ROW-0949</text:p>
          </table:table-cell>
          <table:table-cell office:value-type="float" office:value="88659.5799543825" calcext:value-type="float">
            <text:p>88659.5799543825</text:p>
          </table:table-cell>
          <table:table-cell table:style-name="ce7" office:value-type="date" office:date-value="2142-09-26T13:55:08.06" calcext:value-type="date">
            <text:p>26/09/2142 13:55:08.060</text:p>
          </table:table-cell>
          <table:table-cell table:number-columns-repeated="102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OW-0950</text:p>
          </table:table-cell>
          <table:table-cell office:value-type="float" office:value="93536.0463296753" calcext:value-type="float">
            <text:p>93536.0463296753</text:p>
          </table:table-cell>
          <table:table-cell table:style-name="ce7" office:value-type="date" office:date-value="2156-02-02T01:06:42.88" calcext:value-type="date">
            <text:p>02/02/2156 01:06:42.880</text:p>
          </table:table-cell>
          <table:table-cell table:number-columns-repeated="102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ROW-0951</text:p>
          </table:table-cell>
          <table:table-cell office:value-type="float" office:value="23506.3665194153" calcext:value-type="float">
            <text:p>23506.3665194153</text:p>
          </table:table-cell>
          <table:table-cell table:style-name="ce7" office:value-type="date" office:date-value="1964-05-09T08:47:47.28" calcext:value-type="date">
            <text:p>09/05/1964 08:47:47.280</text:p>
          </table:table-cell>
          <table:table-cell table:number-columns-repeated="102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OW-0952</text:p>
          </table:table-cell>
          <table:table-cell office:value-type="float" office:value="76919.9907739709" calcext:value-type="float">
            <text:p>76919.9907739709</text:p>
          </table:table-cell>
          <table:table-cell table:style-name="ce7" office:value-type="date" office:date-value="2110-08-05T23:46:42.87" calcext:value-type="date">
            <text:p>05/08/2110 23:46:42.870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OW-0953</text:p>
          </table:table-cell>
          <table:table-cell office:value-type="float" office:value="51291.3879992927" calcext:value-type="float">
            <text:p>51291.3879992927</text:p>
          </table:table-cell>
          <table:table-cell table:style-name="ce7" office:value-type="date" office:date-value="2040-06-04T09:18:43.14" calcext:value-type="date">
            <text:p>04/06/2040 09:18:43.140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OW-0954</text:p>
          </table:table-cell>
          <table:table-cell office:value-type="float" office:value="64385.7372427561" calcext:value-type="float">
            <text:p>64385.7372427561</text:p>
          </table:table-cell>
          <table:table-cell table:style-name="ce7" office:value-type="date" office:date-value="2076-04-10T17:41:37.77" calcext:value-type="date">
            <text:p>10/04/2076 17:41:37.770</text:p>
          </table:table-cell>
          <table:table-cell table:number-columns-repeated="102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ROW-0955</text:p>
          </table:table-cell>
          <table:table-cell office:value-type="float" office:value="99886.0231878951" calcext:value-type="float">
            <text:p>99886.0231878951</text:p>
          </table:table-cell>
          <table:table-cell table:style-name="ce7" office:value-type="date" office:date-value="2173-06-22T00:33:23.43" calcext:value-type="date">
            <text:p>22/06/2173 00:33:23.430</text:p>
          </table:table-cell>
          <table:table-cell table:number-columns-repeated="102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ROW-0956</text:p>
          </table:table-cell>
          <table:table-cell office:value-type="float" office:value="26869.6908304589" calcext:value-type="float">
            <text:p>26869.6908304589</text:p>
          </table:table-cell>
          <table:table-cell table:style-name="ce7" office:value-type="date" office:date-value="1973-07-24T16:34:47.75" calcext:value-type="date">
            <text:p>24/07/1973 16:34:47.750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OW-0957</text:p>
          </table:table-cell>
          <table:table-cell office:value-type="float" office:value="90276.2609640328" calcext:value-type="float">
            <text:p>90276.2609640328</text:p>
          </table:table-cell>
          <table:table-cell table:style-name="ce7" office:value-type="date" office:date-value="2147-03-01T06:15:47.29" calcext:value-type="date">
            <text:p>01/03/2147 06:15:47.290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ROW-0958</text:p>
          </table:table-cell>
          <table:table-cell office:value-type="float" office:value="60003.1882671641" calcext:value-type="float">
            <text:p>60003.1882671641</text:p>
          </table:table-cell>
          <table:table-cell table:style-name="ce7" office:value-type="date" office:date-value="2064-04-11T04:31:06.28" calcext:value-type="date">
            <text:p>11/04/2064 04:31:06.280</text:p>
          </table:table-cell>
          <table:table-cell table:number-columns-repeated="102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ROW-0959</text:p>
          </table:table-cell>
          <table:table-cell office:value-type="float" office:value="42045.4260535037" calcext:value-type="float">
            <text:p>42045.4260535037</text:p>
          </table:table-cell>
          <table:table-cell table:style-name="ce7" office:value-type="date" office:date-value="2015-02-10T10:13:31.02" calcext:value-type="date">
            <text:p>10/02/2015 10:13:31.020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OW-0960</text:p>
          </table:table-cell>
          <table:table-cell office:value-type="float" office:value="29540.1096148875" calcext:value-type="float">
            <text:p>29540.1096148875</text:p>
          </table:table-cell>
          <table:table-cell table:style-name="ce7" office:value-type="date" office:date-value="1980-11-15T02:37:50.73" calcext:value-type="date">
            <text:p>15/11/1980 02:37:50.730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OW-0961</text:p>
          </table:table-cell>
          <table:table-cell office:value-type="float" office:value="95992.6961507316" calcext:value-type="float">
            <text:p>95992.6961507316</text:p>
          </table:table-cell>
          <table:table-cell table:style-name="ce7" office:value-type="date" office:date-value="2162-10-24T16:42:27.42" calcext:value-type="date">
            <text:p>24/10/2162 16:42:27.420</text:p>
          </table:table-cell>
          <table:table-cell table:number-columns-repeated="102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ROW-0962</text:p>
          </table:table-cell>
          <table:table-cell office:value-type="float" office:value="61791.9454491681" calcext:value-type="float">
            <text:p>61791.9454491681</text:p>
          </table:table-cell>
          <table:table-cell table:style-name="ce7" office:value-type="date" office:date-value="2069-03-04T22:41:26.81" calcext:value-type="date">
            <text:p>04/03/2069 22:41:26.810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ROW-0963</text:p>
          </table:table-cell>
          <table:table-cell office:value-type="float" office:value="28413.6652612503" calcext:value-type="float">
            <text:p>28413.6652612503</text:p>
          </table:table-cell>
          <table:table-cell table:style-name="ce7" office:value-type="date" office:date-value="1977-10-15T15:57:58.57" calcext:value-type="date">
            <text:p>15/10/1977 15:57:58.570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ROW-0964</text:p>
          </table:table-cell>
          <table:table-cell office:value-type="float" office:value="12556.4153735344" calcext:value-type="float">
            <text:p>12556.4153735344</text:p>
          </table:table-cell>
          <table:table-cell table:style-name="ce7" office:value-type="date" office:date-value="1934-05-17T09:58:08.27" calcext:value-type="date">
            <text:p>17/05/1934 09:58:08.270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OW-0965</text:p>
          </table:table-cell>
          <table:table-cell office:value-type="float" office:value="6793.64123393711" calcext:value-type="float">
            <text:p>6793.64123393711</text:p>
          </table:table-cell>
          <table:table-cell table:style-name="ce7" office:value-type="date" office:date-value="1918-08-06T15:23:22.612" calcext:value-type="date">
            <text:p>06/08/1918 15:23:22.612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OW-0966</text:p>
          </table:table-cell>
          <table:table-cell office:value-type="float" office:value="33751.9807903807" calcext:value-type="float">
            <text:p>33751.9807903807</text:p>
          </table:table-cell>
          <table:table-cell table:style-name="ce7" office:value-type="date" office:date-value="1992-05-27T23:32:20.29" calcext:value-type="date">
            <text:p>27/05/1992 23:32:20.290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ROW-0967</text:p>
          </table:table-cell>
          <table:table-cell office:value-type="float" office:value="89578.7586661529" calcext:value-type="float">
            <text:p>89578.7586661529</text:p>
          </table:table-cell>
          <table:table-cell table:style-name="ce7" office:value-type="date" office:date-value="2145-04-02T18:12:28.76" calcext:value-type="date">
            <text:p>02/04/2145 18:12:28.760</text:p>
          </table:table-cell>
          <table:table-cell table:number-columns-repeated="102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OW-0968</text:p>
          </table:table-cell>
          <table:table-cell office:value-type="float" office:value="24537.6646954883" calcext:value-type="float">
            <text:p>24537.6646954883</text:p>
          </table:table-cell>
          <table:table-cell table:style-name="ce7" office:value-type="date" office:date-value="1967-03-06T15:57:09.69" calcext:value-type="date">
            <text:p>06/03/1967 15:57:09.690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OW-0969</text:p>
          </table:table-cell>
          <table:table-cell office:value-type="float" office:value="88149.3531718962" calcext:value-type="float">
            <text:p>88149.3531718962</text:p>
          </table:table-cell>
          <table:table-cell table:style-name="ce7" office:value-type="date" office:date-value="2141-05-04T08:28:34.05" calcext:value-type="date">
            <text:p>04/05/2141 08:28:34.050</text:p>
          </table:table-cell>
          <table:table-cell table:number-columns-repeated="102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ROW-0970</text:p>
          </table:table-cell>
          <table:table-cell office:value-type="float" office:value="38908.1626850602" calcext:value-type="float">
            <text:p>38908.1626850602</text:p>
          </table:table-cell>
          <table:table-cell table:style-name="ce7" office:value-type="date" office:date-value="2006-07-10T03:54:15.99" calcext:value-type="date">
            <text:p>10/07/2006 03:54:15.990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ROW-0971</text:p>
          </table:table-cell>
          <table:table-cell office:value-type="float" office:value="12629.79029317" calcext:value-type="float">
            <text:p>12629.79029317</text:p>
          </table:table-cell>
          <table:table-cell table:style-name="ce7" office:value-type="date" office:date-value="1934-07-29T18:58:01.33" calcext:value-type="date">
            <text:p>29/07/1934 18:58:01.330</text:p>
          </table:table-cell>
          <table:table-cell table:number-columns-repeated="102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ROW-0972</text:p>
          </table:table-cell>
          <table:table-cell office:value-type="float" office:value="49553.0675170717" calcext:value-type="float">
            <text:p>49553.0675170717</text:p>
          </table:table-cell>
          <table:table-cell table:style-name="ce7" office:value-type="date" office:date-value="2035-09-01T01:37:13.47" calcext:value-type="date">
            <text:p>01/09/2035 01:37:13.470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ROW-0973</text:p>
          </table:table-cell>
          <table:table-cell office:value-type="float" office:value="860.492623005138" calcext:value-type="float">
            <text:p>860.492623005138</text:p>
          </table:table-cell>
          <table:table-cell table:style-name="ce7" office:value-type="date" office:date-value="1902-05-09T11:49:22.6276" calcext:value-type="date">
            <text:p>09/05/1902 11:49:22.628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OW-0974</text:p>
          </table:table-cell>
          <table:table-cell office:value-type="float" office:value="81758.0022657797" calcext:value-type="float">
            <text:p>81758.0022657797</text:p>
          </table:table-cell>
          <table:table-cell table:style-name="ce7" office:value-type="date" office:date-value="2123-11-04T00:03:15.76" calcext:value-type="date">
            <text:p>04/11/2123 00:03:15.760</text:p>
          </table:table-cell>
          <table:table-cell table:number-columns-repeated="102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ROW-0975</text:p>
          </table:table-cell>
          <table:table-cell office:value-type="float" office:value="48697.1557244784" calcext:value-type="float">
            <text:p>48697.1557244784</text:p>
          </table:table-cell>
          <table:table-cell table:style-name="ce7" office:value-type="date" office:date-value="2033-04-28T03:44:14.59" calcext:value-type="date">
            <text:p>28/04/2033 03:44:14.590</text:p>
          </table:table-cell>
          <table:table-cell table:number-columns-repeated="102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OW-0976</text:p>
          </table:table-cell>
          <table:table-cell office:value-type="float" office:value="75822.3462304902" calcext:value-type="float">
            <text:p>75822.3462304902</text:p>
          </table:table-cell>
          <table:table-cell table:style-name="ce7" office:value-type="date" office:date-value="2107-08-04T08:18:34.31" calcext:value-type="date">
            <text:p>04/08/2107 08:18:34.310</text:p>
          </table:table-cell>
          <table:table-cell table:number-columns-repeated="102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ROW-0977</text:p>
          </table:table-cell>
          <table:table-cell office:value-type="float" office:value="2490.02186462415" calcext:value-type="float">
            <text:p>2490.02186462415</text:p>
          </table:table-cell>
          <table:table-cell table:style-name="ce7" office:value-type="date" office:date-value="1906-10-25T00:31:29.104" calcext:value-type="date">
            <text:p>25/10/1906 00:31:29.104</text:p>
          </table:table-cell>
          <table:table-cell table:number-columns-repeated="102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ROW-0978</text:p>
          </table:table-cell>
          <table:table-cell office:value-type="float" office:value="67811.3637601958" calcext:value-type="float">
            <text:p>67811.3637601958</text:p>
          </table:table-cell>
          <table:table-cell table:style-name="ce7" office:value-type="date" office:date-value="2085-08-27T08:43:48.88" calcext:value-type="date">
            <text:p>27/08/2085 08:43:48.880</text:p>
          </table:table-cell>
          <table:table-cell table:number-columns-repeated="102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OW-0979</text:p>
          </table:table-cell>
          <table:table-cell office:value-type="float" office:value="22869.8023273695" calcext:value-type="float">
            <text:p>22869.8023273695</text:p>
          </table:table-cell>
          <table:table-cell table:style-name="ce7" office:value-type="date" office:date-value="1962-08-11T19:15:21.08" calcext:value-type="date">
            <text:p>11/08/1962 19:15:21.080</text:p>
          </table:table-cell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ROW-0980</text:p>
          </table:table-cell>
          <table:table-cell office:value-type="float" office:value="46029.0109949353" calcext:value-type="float">
            <text:p>46029.0109949353</text:p>
          </table:table-cell>
          <table:table-cell table:style-name="ce7" office:value-type="date" office:date-value="2026-01-07T00:15:49.96" calcext:value-type="date">
            <text:p>07/01/2026 00:15:49.960</text:p>
          </table:table-cell>
          <table:table-cell table:number-columns-repeated="102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OW-0981</text:p>
          </table:table-cell>
          <table:table-cell office:value-type="float" office:value="35020.1016868336" calcext:value-type="float">
            <text:p>35020.1016868336</text:p>
          </table:table-cell>
          <table:table-cell table:style-name="ce7" office:value-type="date" office:date-value="1995-11-17T02:26:25.74" calcext:value-type="date">
            <text:p>17/11/1995 02:26:25.740</text:p>
          </table:table-cell>
          <table:table-cell table:number-columns-repeated="102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ROW-0982</text:p>
          </table:table-cell>
          <table:table-cell office:value-type="float" office:value="4547.03603491486" calcext:value-type="float">
            <text:p>4547.03603491486</text:p>
          </table:table-cell>
          <table:table-cell table:style-name="ce7" office:value-type="date" office:date-value="1912-06-12T00:51:53.417" calcext:value-type="date">
            <text:p>12/06/1912 00:51:53.417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OW-0983</text:p>
          </table:table-cell>
          <table:table-cell office:value-type="float" office:value="61159.0065891896" calcext:value-type="float">
            <text:p>61159.0065891896</text:p>
          </table:table-cell>
          <table:table-cell table:style-name="ce7" office:value-type="date" office:date-value="2067-06-11T00:09:29.31" calcext:value-type="date">
            <text:p>11/06/2067 00:09:29.310</text:p>
          </table:table-cell>
          <table:table-cell table:number-columns-repeated="102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OW-0984</text:p>
          </table:table-cell>
          <table:table-cell office:value-type="float" office:value="23551.1668765208" calcext:value-type="float">
            <text:p>23551.1668765208</text:p>
          </table:table-cell>
          <table:table-cell table:style-name="ce7" office:value-type="date" office:date-value="1964-06-23T04:00:18.13" calcext:value-type="date">
            <text:p>23/06/1964 04:00:18.130</text:p>
          </table:table-cell>
          <table:table-cell table:number-columns-repeated="102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ROW-0985</text:p>
          </table:table-cell>
          <table:table-cell office:value-type="float" office:value="25802.9685980798" calcext:value-type="float">
            <text:p>25802.9685980798</text:p>
          </table:table-cell>
          <table:table-cell table:style-name="ce7" office:value-type="date" office:date-value="1970-08-22T23:14:46.87" calcext:value-type="date">
            <text:p>22/08/1970 23:14:46.870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ROW-0986</text:p>
          </table:table-cell>
          <table:table-cell office:value-type="float" office:value="9524.2346774282" calcext:value-type="float">
            <text:p>9524.2346774282</text:p>
          </table:table-cell>
          <table:table-cell table:style-name="ce7" office:value-type="date" office:date-value="1926-01-27T05:37:56.13" calcext:value-type="date">
            <text:p>27/01/1926 05:37:56.130</text:p>
          </table:table-cell>
          <table:table-cell table:number-columns-repeated="102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ROW-0987</text:p>
          </table:table-cell>
          <table:table-cell office:value-type="float" office:value="41023.0718875362" calcext:value-type="float">
            <text:p>41023.0718875362</text:p>
          </table:table-cell>
          <table:table-cell table:style-name="ce7" office:value-type="date" office:date-value="2012-04-24T01:43:31.08" calcext:value-type="date">
            <text:p>24/04/2012 01:43:31.080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ROW-0988</text:p>
          </table:table-cell>
          <table:table-cell office:value-type="float" office:value="59883.3650812148" calcext:value-type="float">
            <text:p>59883.3650812148</text:p>
          </table:table-cell>
          <table:table-cell table:style-name="ce7" office:value-type="date" office:date-value="2063-12-13T08:45:43.02" calcext:value-type="date">
            <text:p>13/12/2063 08:45:43.020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ROW-0989</text:p>
          </table:table-cell>
          <table:table-cell office:value-type="float" office:value="12023.38880682" calcext:value-type="float">
            <text:p>12023.38880682</text:p>
          </table:table-cell>
          <table:table-cell table:style-name="ce7" office:value-type="date" office:date-value="1932-11-30T09:19:52.91" calcext:value-type="date">
            <text:p>30/11/1932 09:19:52.910</text:p>
          </table:table-cell>
          <table:table-cell table:number-columns-repeated="102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OW-0990</text:p>
          </table:table-cell>
          <table:table-cell office:value-type="float" office:value="96076.0906114514" calcext:value-type="float">
            <text:p>96076.0906114514</text:p>
          </table:table-cell>
          <table:table-cell table:style-name="ce7" office:value-type="date" office:date-value="2163-01-16T02:10:28.83" calcext:value-type="date">
            <text:p>16/01/2163 02:10:28.830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OW-0991</text:p>
          </table:table-cell>
          <table:table-cell office:value-type="float" office:value="83005.0563360184" calcext:value-type="float">
            <text:p>83005.0563360184</text:p>
          </table:table-cell>
          <table:table-cell table:style-name="ce7" office:value-type="date" office:date-value="2127-04-04T01:21:07.43" calcext:value-type="date">
            <text:p>04/04/2127 01:21:07.430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W-0992</text:p>
          </table:table-cell>
          <table:table-cell office:value-type="float" office:value="97277.2091429338" calcext:value-type="float">
            <text:p>97277.2091429338</text:p>
          </table:table-cell>
          <table:table-cell table:style-name="ce7" office:value-type="date" office:date-value="2166-05-01T05:01:09.95" calcext:value-type="date">
            <text:p>01/05/2166 05:01:09.950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OW-0993</text:p>
          </table:table-cell>
          <table:table-cell office:value-type="float" office:value="81223.9920172052" calcext:value-type="float">
            <text:p>81223.9920172052</text:p>
          </table:table-cell>
          <table:table-cell table:style-name="ce7" office:value-type="date" office:date-value="2122-05-18T23:48:30.29" calcext:value-type="date">
            <text:p>18/05/2122 23:48:30.290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W-0994</text:p>
          </table:table-cell>
          <table:table-cell office:value-type="float" office:value="71.8678574155973" calcext:value-type="float">
            <text:p>71.8678574155973</text:p>
          </table:table-cell>
          <table:table-cell table:style-name="ce7" office:value-type="date" office:date-value="1900-03-11T20:49:42.88071" calcext:value-type="date">
            <text:p>11/03/1900 20:49:42.881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ROW-0995</text:p>
          </table:table-cell>
          <table:table-cell office:value-type="float" office:value="88678.9504314913" calcext:value-type="float">
            <text:p>88678.9504314913</text:p>
          </table:table-cell>
          <table:table-cell table:style-name="ce7" office:value-type="date" office:date-value="2142-10-15T22:48:37.28" calcext:value-type="date">
            <text:p>15/10/2142 22:48:37.280</text:p>
          </table:table-cell>
          <table:table-cell table:number-columns-repeated="102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ROW-0996</text:p>
          </table:table-cell>
          <table:table-cell office:value-type="float" office:value="30292.9671358682" calcext:value-type="float">
            <text:p>30292.9671358682</text:p>
          </table:table-cell>
          <table:table-cell table:style-name="ce7" office:value-type="date" office:date-value="1982-12-07T23:12:40.54" calcext:value-type="date">
            <text:p>07/12/1982 23:12:40.540</text:p>
          </table:table-cell>
          <table:table-cell table:number-columns-repeated="102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ROW-0997</text:p>
          </table:table-cell>
          <table:table-cell office:value-type="float" office:value="16452.5903534561" calcext:value-type="float">
            <text:p>16452.5903534561</text:p>
          </table:table-cell>
          <table:table-cell table:style-name="ce7" office:value-type="date" office:date-value="1945-01-15T14:10:06.54" calcext:value-type="date">
            <text:p>15/01/1945 14:10:06.540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ROW-0998</text:p>
          </table:table-cell>
          <table:table-cell office:value-type="float" office:value="15315.8249740216" calcext:value-type="float">
            <text:p>15315.8249740216</text:p>
          </table:table-cell>
          <table:table-cell table:style-name="ce7" office:value-type="date" office:date-value="1941-12-05T19:47:57.76" calcext:value-type="date">
            <text:p>05/12/1941 19:47:57.760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ROW-0999</text:p>
          </table:table-cell>
          <table:table-cell office:value-type="float" office:value="10624.7868127549" calcext:value-type="float">
            <text:p>10624.7868127549</text:p>
          </table:table-cell>
          <table:table-cell table:style-name="ce7" office:value-type="date" office:date-value="1929-01-31T18:53:00.62" calcext:value-type="date">
            <text:p>31/01/1929 18:53:00.620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OW-1000</text:p>
          </table:table-cell>
          <table:table-cell office:value-type="float" office:value="34966.2248848889" calcext:value-type="float">
            <text:p>34966.2248848889</text:p>
          </table:table-cell>
          <table:table-cell table:style-name="ce7" office:value-type="date" office:date-value="1995-09-24T05:23:50.05" calcext:value-type="date">
            <text:p>24/09/1995 05:23:50.050</text:p>
          </table:table-cell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percentage-style style:name="N126">
      <number:number number:decimal-places="0" loext:min-decimal-places="0" number:min-integer-digits="1"/>
      <number:text> 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3:37:03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leronm</meta:initial-creator>
    <meta:creation-date>2018-07-28T17:25:31</meta:creation-date>
    <dc:date>2020-03-09T13:37:56.008000000</dc:date>
    <meta:generator>LibreOffice/6.4.0.3$Windows_X86_64 LibreOffice_project/b0a288ab3d2d4774cb44b62f04d5d28733ac6df8</meta:generator>
    <meta:editing-duration>PT2M49S</meta:editing-duration>
    <meta:editing-cycles>2</meta:editing-cycles>
    <meta:document-statistic meta:table-count="1" meta:cell-count="40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